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2" style:apply-style-name="Good" style:base-cell-address="kolory.C2"/>
      <style:map style:condition="cell-content()&gt;2" style:apply-style-name="Bad" style:base-cell-address="kolory.C2"/>
    </style:style>
    <style:style style:name="ce3" style:family="table-cell" style:parent-style-name="Default">
      <style:map style:condition="cell-content()&lt;2" style:apply-style-name="Good" style:base-cell-address="kolory.C2"/>
      <style:map style:condition="cell-content()&gt;2" style:apply-style-name="Bad" style:base-cell-address="kolory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kolory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table:style-name="Default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808" calcext:value-type="float">
            <text:p>3,5808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89" calcext:value-type="float">
            <text:p>2,6889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86" calcext:value-type="float">
            <text:p>0,458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827" calcext:value-type="float">
            <text:p>2,7827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481" calcext:value-type="float">
            <text:p>2,4481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456" calcext:value-type="float">
            <text:p>2,6456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26" calcext:value-type="float">
            <text:p>4,2026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356" calcext:value-type="float">
            <text:p>1,3356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24" calcext:value-type="float">
            <text:p>3,5924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21" calcext:value-type="float">
            <text:p>0,1321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532" calcext:value-type="float">
            <text:p>3,1532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5" calcext:value-type="float">
            <text:p>0,1645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167" calcext:value-type="float">
            <text:p>3,4167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95" calcext:value-type="float">
            <text:p>0,4295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09" calcext:value-type="float">
            <text:p>0,4209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7" calcext:value-type="float">
            <text:p>0,9077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488" calcext:value-type="float">
            <text:p>2,1488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9268" calcext:value-type="float">
            <text:p>0,9268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9" calcext:value-type="float">
            <text:p>0,0709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621" calcext:value-type="float">
            <text:p>0,2621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82" calcext:value-type="float">
            <text:p>1,088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759" calcext:value-type="float">
            <text:p>0,8759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431" calcext:value-type="float">
            <text:p>2,6431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5535" calcext:value-type="float">
            <text:p>5,5535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72" calcext:value-type="float">
            <text:p>0,3272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409" calcext:value-type="float">
            <text:p>0,5409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354" calcext:value-type="float">
            <text:p>5,0354</text:p>
          </table:table-cell>
        </table:table-row>
        <calcext:conditional-formats>
          <calcext:conditional-format calcext:target-range-address="kolory.C2:kolory.C36">
            <calcext:condition calcext:apply-style-name="Good" calcext:value="&lt;2" calcext:base-cell-address="kolory.C2"/>
            <calcext:condition calcext:apply-style-name="Bad" calcext:value="&gt;2" calcext:base-cell-address="kolory.C2"/>
          </calcext:conditional-format>
        </calcext:conditional-formats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string" calcext:value-type="string">
            <text:p>,1.50,1,1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string" calcext:value-type="string">
            <text:p>,1.70,1,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string" calcext:value-type="string">
            <text:p>,4.07,0,1</text:p>
          </table:table-cell>
          <table:table-cell table:number-columns-repeated="2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</text:p>
          </table:table-cell>
          <table:table-cell office:value-type="string" calcext:value-type="string">
            <text:p><text:s/>W OTWORZE 5,25</text:p>
          </table:table-cell>
          <table:table-cell/>
          <table:table-cell office:value-type="string" calcext:value-type="string">
            <text:p>,6.30,1,1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office:value-type="string" calcext:value-type="string">
            <text:p>,77.99,0,1</text:p>
          </table:table-cell>
          <table:table-cell table:number-columns-repeated="2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string" calcext:value-type="string">
            <text:p>,89.99,1,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string" calcext:value-type="string">
            <text:p>,1.50,1,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string" calcext:value-type="string">
            <text:p>,1.50,1,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string" calcext:value-type="string">
            <text:p>,1.70,1,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string" calcext:value-type="string">
            <text:p>,1.70,1,1</text:p>
          </table:table-cell>
          <table:table-cell table:number-columns-repeated="2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string" calcext:value-type="string">
            <text:p>,119.00,1,1</text:p>
          </table:table-cell>
          <table:table-cell table:number-columns-repeated="2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string" calcext:value-type="string">
            <text:p>,74.99,1,1</text:p>
          </table:table-cell>
          <table:table-cell table:number-columns-repeated="2"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string" calcext:value-type="string">
            <text:p>,53.20,1,1</text:p>
          </table:table-cell>
          <table:table-cell table:number-columns-repeated="2"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string" calcext:value-type="string">
            <text:p>,49.99,1,1</text:p>
          </table:table-cell>
          <table:table-cell table:number-columns-repeated="2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string" calcext:value-type="string">
            <text:p>,55.99,1,1</text:p>
          </table:table-cell>
          <table:table-cell table:number-columns-repeated="2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string" calcext:value-type="string">
            <text:p>,4.99,0,1</text:p>
          </table:table-cell>
          <table:table-cell table:number-columns-repeated="2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string" calcext:value-type="string">
            <text:p>,51.99,1,1</text:p>
          </table:table-cell>
          <table:table-cell table:number-columns-repeated="2"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string" calcext:value-type="string">
            <text:p>,52.99,1,1</text:p>
          </table:table-cell>
          <table:table-cell table:number-columns-repeated="2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string" calcext:value-type="string">
            <text:p>,54.99,0,1</text:p>
          </table:table-cell>
          <table:table-cell table:number-columns-repeated="2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string" calcext:value-type="string">
            <text:p>,54.19,1,1</text:p>
          </table:table-cell>
          <table:table-cell table:number-columns-repeated="2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string" calcext:value-type="string">
            <text:p>,165.00,1,1</text:p>
          </table:table-cell>
          <table:table-cell table:number-columns-repeated="2"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string" calcext:value-type="string">
            <text:p>,169.00,1,1</text:p>
          </table:table-cell>
          <table:table-cell table:number-columns-repeated="2"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string" calcext:value-type="string">
            <text:p>,263.99,1,1</text:p>
          </table:table-cell>
          <table:table-cell table:number-columns-repeated="2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string" calcext:value-type="string">
            <text:p>,199.99,1,1</text:p>
          </table:table-cell>
          <table:table-cell table:number-columns-repeated="2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string" calcext:value-type="string">
            <text:p>,219.99,1,1</text:p>
          </table:table-cell>
          <table:table-cell table:number-columns-repeated="2"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string" calcext:value-type="string">
            <text:p>,194.99,1,1</text:p>
          </table:table-cell>
          <table:table-cell table:number-columns-repeated="2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string" calcext:value-type="string">
            <text:p>,199.99,1,1</text:p>
          </table:table-cell>
          <table:table-cell table:number-columns-repeated="2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string" calcext:value-type="string">
            <text:p>,219.99,1,1</text:p>
          </table:table-cell>
          <table:table-cell table:number-columns-repeated="2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string" calcext:value-type="string">
            <text:p>,529.99,1,1</text:p>
          </table:table-cell>
          <table:table-cell table:number-columns-repeated="2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string" calcext:value-type="string">
            <text:p>,2999.00,0,1</text:p>
          </table:table-cell>
          <table:table-cell table:number-columns-repeated="2"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string" calcext:value-type="string">
            <text:p>,399.00,1,1</text:p>
          </table:table-cell>
          <table:table-cell table:number-columns-repeated="2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string" calcext:value-type="string">
            <text:p>,799.00,1,1</text:p>
          </table:table-cell>
          <table:table-cell table:number-columns-repeated="2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string" calcext:value-type="string">
            <text:p>,599.00,1,1</text:p>
          </table:table-cell>
          <table:table-cell table:number-columns-repeated="2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string" calcext:value-type="string">
            <text:p>,799.00,1,1</text:p>
          </table:table-cell>
          <table:table-cell table:number-columns-repeated="2"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string" calcext:value-type="string">
            <text:p>,489.00,1,1</text:p>
          </table:table-cell>
          <table:table-cell table:number-columns-repeated="2"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string" calcext:value-type="string">
            <text:p>,329.00,0,1</text:p>
          </table:table-cell>
          <table:table-cell table:number-columns-repeated="2"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string" calcext:value-type="string">
            <text:p>,399.00,1,1</text:p>
          </table:table-cell>
          <table:table-cell table:number-columns-repeated="2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string" calcext:value-type="string">
            <text:p>,309.00,1,1</text:p>
          </table:table-cell>
          <table:table-cell table:number-columns-repeated="2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string" calcext:value-type="string">
            <text:p>,399.00,1,1</text:p>
          </table:table-cell>
          <table:table-cell table:number-columns-repeated="2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string" calcext:value-type="string">
            <text:p>,694.00,1,1</text:p>
          </table:table-cell>
          <table:table-cell table:number-columns-repeated="2"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string" calcext:value-type="string">
            <text:p>,1423.00,0,1</text:p>
          </table:table-cell>
          <table:table-cell table:number-columns-repeated="2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string" calcext:value-type="string">
            <text:p>,4239.32,1,1</text:p>
          </table:table-cell>
          <table:table-cell table:number-columns-repeated="2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string" calcext:value-type="string">
            <text:p>,2598.00,0,1</text:p>
          </table:table-cell>
          <table:table-cell table:number-columns-repeated="2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string" calcext:value-type="string">
            <text:p>,1939.00,1,0</text:p>
          </table:table-cell>
          <table:table-cell table:number-columns-repeated="2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string" calcext:value-type="string">
            <text:p>,1781.94,1,1</text:p>
          </table:table-cell>
          <table:table-cell table:number-columns-repeated="2"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string" calcext:value-type="string">
            <text:p>,1918.62,1,1</text:p>
          </table:table-cell>
          <table:table-cell table:number-columns-repeated="2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string" calcext:value-type="string">
            <text:p>,1145.00,0,1</text:p>
          </table:table-cell>
          <table:table-cell table:number-columns-repeated="2"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string" calcext:value-type="string">
            <text:p>,4989.00,1,0</text:p>
          </table:table-cell>
          <table:table-cell table:number-columns-repeated="2"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string" calcext:value-type="string">
            <text:p>,2219.00,1,1</text:p>
          </table:table-cell>
          <table:table-cell table:number-columns-repeated="2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string" calcext:value-type="string">
            <text:p>,2055.00,0,1</text:p>
          </table:table-cell>
          <table:table-cell table:number-columns-repeated="2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string" calcext:value-type="string">
            <text:p>,1219.00,0,1</text:p>
          </table:table-cell>
          <table:table-cell table:number-columns-repeated="2"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string" calcext:value-type="string">
            <text:p>,195.80,0,1</text:p>
          </table:table-cell>
          <table:table-cell table:number-columns-repeated="2"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string" calcext:value-type="string">
            <text:p>,273.24,0,1</text:p>
          </table:table-cell>
          <table:table-cell table:number-columns-repeated="2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string" calcext:value-type="string">
            <text:p>,99.00,0,1</text:p>
          </table:table-cell>
          <table:table-cell table:number-columns-repeated="2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string" calcext:value-type="string">
            <text:p>,117.30,0,1</text:p>
          </table:table-cell>
          <table:table-cell table:number-columns-repeated="2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string" calcext:value-type="string">
            <text:p>,34.00,0,1</text:p>
          </table:table-cell>
          <table:table-cell table:number-columns-repeated="2"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string" calcext:value-type="string">
            <text:p>,93.00,0,1</text:p>
          </table:table-cell>
          <table:table-cell table:number-columns-repeated="2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string" calcext:value-type="string">
            <text:p>,156.00,0,1</text:p>
          </table:table-cell>
          <table:table-cell table:number-columns-repeated="2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string" calcext:value-type="string">
            <text:p>,38.25,1,1</text:p>
          </table:table-cell>
          <table:table-cell table:number-columns-repeated="2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string" calcext:value-type="string">
            <text:p>,45.69,0,1</text:p>
          </table:table-cell>
          <table:table-cell table:number-columns-repeated="2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string" calcext:value-type="string">
            <text:p>,11.30,0,1</text:p>
          </table:table-cell>
          <table:table-cell table:number-columns-repeated="2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string" calcext:value-type="string">
            <text:p>,134.60,0,1</text:p>
          </table:table-cell>
          <table:table-cell table:number-columns-repeated="2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string" calcext:value-type="string">
            <text:p>,116.32,0,1</text:p>
          </table:table-cell>
          <table:table-cell table:number-columns-repeated="2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string" calcext:value-type="string">
            <text:p>,99.00,0,1</text:p>
          </table:table-cell>
          <table:table-cell table:number-columns-repeated="2"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string" calcext:value-type="string">
            <text:p>,649.00,0,1</text:p>
          </table:table-cell>
          <table:table-cell table:number-columns-repeated="2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string" calcext:value-type="string">
            <text:p>,229.99,1,1</text:p>
          </table:table-cell>
          <table:table-cell table:number-columns-repeated="2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string" calcext:value-type="string">
            <text:p>,298.99,1,1</text:p>
          </table:table-cell>
          <table:table-cell table:number-columns-repeated="2"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string" calcext:value-type="string">
            <text:p>,324.99,0,1</text:p>
          </table:table-cell>
          <table:table-cell table:number-columns-repeated="2"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string" calcext:value-type="string">
            <text:p>,518.99,1,1</text:p>
          </table:table-cell>
          <table:table-cell table:number-columns-repeated="2"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string" calcext:value-type="string">
            <text:p>,759.99,0,1</text:p>
          </table:table-cell>
          <table:table-cell table:number-columns-repeated="2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string" calcext:value-type="string">
            <text:p>,999.99,1,1</text:p>
          </table:table-cell>
          <table:table-cell table:number-columns-repeated="2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string" calcext:value-type="string">
            <text:p>,225.00,1,1</text:p>
          </table:table-cell>
          <table:table-cell table:number-columns-repeated="2"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string" calcext:value-type="string">
            <text:p>,266.99,1,1</text:p>
          </table:table-cell>
          <table:table-cell table:number-columns-repeated="2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string" calcext:value-type="string">
            <text:p>,1119.99,1,1</text:p>
          </table:table-cell>
          <table:table-cell table:number-columns-repeated="2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string" calcext:value-type="string">
            <text:p>,326.99,1,1</text:p>
          </table:table-cell>
          <table:table-cell table:number-columns-repeated="2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string" calcext:value-type="string">
            <text:p>,518.99,1,1</text:p>
          </table:table-cell>
          <table:table-cell table:number-columns-repeated="2"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string" calcext:value-type="string">
            <text:p>,949.99,0,1</text:p>
          </table:table-cell>
          <table:table-cell table:number-columns-repeated="2"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string" calcext:value-type="string">
            <text:p>,689.99,0,1</text:p>
          </table:table-cell>
          <table:table-cell table:number-columns-repeated="2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string" calcext:value-type="string">
            <text:p>,639.99,1,1</text:p>
          </table:table-cell>
          <table:table-cell table:number-columns-repeated="2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string" calcext:value-type="string">
            <text:p>,799.99,1,1</text:p>
          </table:table-cell>
          <table:table-cell table:number-columns-repeated="2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string" calcext:value-type="string">
            <text:p>,959.99,0,1</text:p>
          </table:table-cell>
          <table:table-cell table:number-columns-repeated="2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string" calcext:value-type="string">
            <text:p>,1089.99,1,1</text:p>
          </table:table-cell>
          <table:table-cell table:number-columns-repeated="2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string" calcext:value-type="string">
            <text:p>,1219.99,1,1</text:p>
          </table:table-cell>
          <table:table-cell table:number-columns-repeated="2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string" calcext:value-type="string">
            <text:p>,1439.00,0,1</text:p>
          </table:table-cell>
          <table:table-cell table:number-columns-repeated="2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string" calcext:value-type="string">
            <text:p>,1615.00,0,1</text:p>
          </table:table-cell>
          <table:table-cell table:number-columns-repeated="2"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string" calcext:value-type="string">
            <text:p>,2679.99,0,1</text:p>
          </table:table-cell>
          <table:table-cell table:number-columns-repeated="2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string" calcext:value-type="string">
            <text:p>,719.99,1,1</text:p>
          </table:table-cell>
          <table:table-cell table:number-columns-repeated="2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string" calcext:value-type="string">
            <text:p>,439.99,0,1</text:p>
          </table:table-cell>
          <table:table-cell table:number-columns-repeated="2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string" calcext:value-type="string">
            <text:p>,689.99,0,1</text:p>
          </table:table-cell>
          <table:table-cell table:number-columns-repeated="2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string" calcext:value-type="string">
            <text:p>,334.00,0,1</text:p>
          </table:table-cell>
          <table:table-cell table:number-columns-repeated="2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string" calcext:value-type="string">
            <text:p>,525.99,1,1</text:p>
          </table:table-cell>
          <table:table-cell table:number-columns-repeated="2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string" calcext:value-type="string">
            <text:p>,699.00,1,1</text:p>
          </table:table-cell>
          <table:table-cell table:number-columns-repeated="2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string" calcext:value-type="string">
            <text:p>,1189.99,0,1</text:p>
          </table:table-cell>
          <table:table-cell table:number-columns-repeated="2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string" calcext:value-type="string">
            <text:p>,367.50,0,1</text:p>
          </table:table-cell>
          <table:table-cell table:number-columns-repeated="2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string" calcext:value-type="string">
            <text:p>,499.99,0,1</text:p>
          </table:table-cell>
          <table:table-cell table:number-columns-repeated="2"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string" calcext:value-type="string">
            <text:p>,739.99,0,1</text:p>
          </table:table-cell>
          <table:table-cell table:number-columns-repeated="2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string" calcext:value-type="string">
            <text:p>,152.00,1,1</text:p>
          </table:table-cell>
          <table:table-cell table:number-columns-repeated="2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string" calcext:value-type="string">
            <text:p>,175.00,1,1</text:p>
          </table:table-cell>
          <table:table-cell table:number-columns-repeated="2"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string" calcext:value-type="string">
            <text:p>,989.00,0,1</text:p>
          </table:table-cell>
          <table:table-cell table:number-columns-repeated="2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string" calcext:value-type="string">
            <text:p>,1169.00,0,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</text:p>
          </table:table-cell>
          <table:table-cell office:value-type="string" calcext:value-type="string">
            <text:p>,9 IGIEŁ) (LPT)</text:p>
          </table:table-cell>
          <table:table-cell office:value-type="string" calcext:value-type="string">
            <text:p>,1339.00,1,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</text:p>
          </table:table-cell>
          <table:table-cell office:value-type="string" calcext:value-type="string">
            <text:p>,9 IGIEŁ) (LPT)</text:p>
          </table:table-cell>
          <table:table-cell office:value-type="string" calcext:value-type="string">
            <text:p>,1499.00,1,1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</text:p>
          </table:table-cell>
          <table:table-cell office:value-type="string" calcext:value-type="string">
            <text:p>,24 IGŁY) (LPT)</text:p>
          </table:table-cell>
          <table:table-cell office:value-type="string" calcext:value-type="string">
            <text:p>,1429.99,1,1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</text:p>
          </table:table-cell>
          <table:table-cell office:value-type="string" calcext:value-type="string">
            <text:p>,24 IGŁY) (LPT)</text:p>
          </table:table-cell>
          <table:table-cell office:value-type="string" calcext:value-type="string">
            <text:p>,1599.00,0,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</text:p>
          </table:table-cell>
          <table:table-cell office:value-type="string" calcext:value-type="string">
            <text:p>, 9-IGIEŁ)</text:p>
          </table:table-cell>
          <table:table-cell office:value-type="string" calcext:value-type="string">
            <text:p>,422.99,1,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</text:p>
          </table:table-cell>
          <table:table-cell office:value-type="string" calcext:value-type="string">
            <text:p>, 9-IGIEŁ)</text:p>
          </table:table-cell>
          <table:table-cell office:value-type="string" calcext:value-type="string">
            <text:p>,919.99,1,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</text:p>
          </table:table-cell>
          <table:table-cell office:value-type="string" calcext:value-type="string">
            <text:p>, 24-IGŁY)</text:p>
          </table:table-cell>
          <table:table-cell office:value-type="string" calcext:value-type="string">
            <text:p>,519.99,1,1</text:p>
          </table:table-cell>
          <table:table-cell/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</text:p>
          </table:table-cell>
          <table:table-cell office:value-type="string" calcext:value-type="string">
            <text:p>,9 IGIEŁ)</text:p>
          </table:table-cell>
          <table:table-cell office:value-type="string" calcext:value-type="string">
            <text:p>,529.00,1,1</text:p>
          </table:table-cell>
          <table:table-cell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</text:p>
          </table:table-cell>
          <table:table-cell office:value-type="string" calcext:value-type="string">
            <text:p>,9 IGIEŁ)</text:p>
          </table:table-cell>
          <table:table-cell office:value-type="string" calcext:value-type="string">
            <text:p>,839.00,1,1</text:p>
          </table:table-cell>
          <table:table-cell/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string" calcext:value-type="string">
            <text:p>,109.00,1,1</text:p>
          </table:table-cell>
          <table:table-cell table:number-columns-repeated="2"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DVD NAPĘD AOPEN DVD-1648 (16/48) BOX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string" calcext:value-type="string">
            <text:p>DVD NAPĘD AOPEN DVD-1648 (16/48) OEM</text:p>
          </table:table-cell>
          <table:table-cell office:value-type="string" calcext:value-type="string">
            <text:p>,95.99,1,1</text:p>
          </table:table-cell>
          <table:table-cell table:number-columns-repeated="2"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DVD NAPĘD BENQ 1650S (16/50) OEM</text:p>
          </table:table-cell>
          <table:table-cell office:value-type="string" calcext:value-type="string">
            <text:p>,94.99,1,1</text:p>
          </table:table-cell>
          <table:table-cell table:number-columns-repeated="2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DVD NAP?D BENQ 1650S (16/50) OEM CZARNY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DVD NAP?D LG DRD-816XB (16/48) OEM</text:p>
          </table:table-cell>
          <table:table-cell office:value-type="string" calcext:value-type="string">
            <text:p>,96.98,1,1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DVD NAP?D MERCURY DVD16X (16/48) OEM</text:p>
          </table:table-cell>
          <table:table-cell office:value-type="string" calcext:value-type="string">
            <text:p>,94.99,1,0</text:p>
          </table:table-cell>
          <table:table-cell table:number-columns-repeated="2"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string" calcext:value-type="string">
            <text:p>DVD NAP?D TOSHIBA SD-M1802 (16/48) CZARNY OEM</text:p>
          </table:table-cell>
          <table:table-cell office:value-type="string" calcext:value-type="string">
            <text:p>,124.99,1,1</text:p>
          </table:table-cell>
          <table:table-cell table:number-columns-repeated="2"/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DVD NAP?D TOSHIBA SD-M1802 (16/48) OEM</text:p>
          </table:table-cell>
          <table:table-cell office:value-type="string" calcext:value-type="string">
            <text:p>,109.49,1,1</text:p>
          </table:table-cell>
          <table:table-cell table:number-columns-repeated="2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DYSK CD-R <text:s/>FOCUS 700MB 100 SPINDLE 48X CZYSTE</text:p>
          </table:table-cell>
          <table:table-cell office:value-type="string" calcext:value-type="string">
            <text:p>,68.99,1,1</text:p>
          </table:table-cell>
          <table:table-cell table:number-columns-repeated="2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YSK CD-R DATEX 700MB <text:s/>25 CAKE 52*SPEED</text:p>
          </table:table-cell>
          <table:table-cell office:value-type="string" calcext:value-type="string">
            <text:p>,19.07,0,1</text:p>
          </table:table-cell>
          <table:table-cell table:number-columns-repeated="2"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string" calcext:value-type="string">
            <text:p>DYSK CD-R DATEX 700MB <text:s/>50 CAKE 52*SPEED</text:p>
          </table:table-cell>
          <table:table-cell office:value-type="string" calcext:value-type="string">
            <text:p>,37.84,1,1</text:p>
          </table:table-cell>
          <table:table-cell table:number-columns-repeated="2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YSK CD-R DATEX 700MB 10 SZT KOPERTY 52*SPEED</text:p>
          </table:table-cell>
          <table:table-cell office:value-type="string" calcext:value-type="string">
            <text:p>,7.84,1,1</text:p>
          </table:table-cell>
          <table:table-cell table:number-columns-repeated="2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DYSK CD-R DATEX 700MB 100 SPINDLE 52*SPEED</text:p>
          </table:table-cell>
          <table:table-cell office:value-type="string" calcext:value-type="string">
            <text:p>,71.89,1,1</text:p>
          </table:table-cell>
          <table:table-cell table:number-columns-repeated="2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DYSK CD-R DATEX 700MB SLIM 2*SPEED AUDIO</text:p>
          </table:table-cell>
          <table:table-cell office:value-type="string" calcext:value-type="string">
            <text:p>,1.17,1,0</text:p>
          </table:table-cell>
          <table:table-cell table:number-columns-repeated="2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DYSK CD-R DATEX 700MB SLIM 40*SPEED CZARNE</text:p>
          </table:table-cell>
          <table:table-cell office:value-type="string" calcext:value-type="string">
            <text:p>,1.17,1,0</text:p>
          </table:table-cell>
          <table:table-cell table:number-columns-repeated="2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DYSK CD-R DATEX 700MB SLIM 52*SPEED</text:p>
          </table:table-cell>
          <table:table-cell office:value-type="string" calcext:value-type="string">
            <text:p>,1.00,1,1</text:p>
          </table:table-cell>
          <table:table-cell table:number-columns-repeated="2"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string" calcext:value-type="string">
            <text:p>DYSK CD-R DATEX 700MB SLIM-KICKOUT 52*SPEED</text:p>
          </table:table-cell>
          <table:table-cell office:value-type="string" calcext:value-type="string">
            <text:p>,1.03,0,1</text:p>
          </table:table-cell>
          <table:table-cell table:number-columns-repeated="2"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DYSK CD-R DATEX 800MB <text:s/>10 CAKE 32*SPEED</text:p>
          </table:table-cell>
          <table:table-cell office:value-type="string" calcext:value-type="string">
            <text:p>,10.12,1,1</text:p>
          </table:table-cell>
          <table:table-cell table:number-columns-repeated="2"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DYSK CD-R DATEX 800MB SLIM 32*SPEED</text:p>
          </table:table-cell>
          <table:table-cell office:value-type="string" calcext:value-type="string">
            <text:p>,1.25,1,1</text:p>
          </table:table-cell>
          <table:table-cell table:number-columns-repeated="2"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DYSK CD-R DYSAN 700MB SLIM 48*SPEED CZARNE</text:p>
          </table:table-cell>
          <table:table-cell office:value-type="string" calcext:value-type="string">
            <text:p>,1.47,1,1</text:p>
          </table:table-cell>
          <table:table-cell table:number-columns-repeated="2"/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DYSK CD-R DYSAN 700MB SLIM 52*SPEED</text:p>
          </table:table-cell>
          <table:table-cell office:value-type="string" calcext:value-type="string">
            <text:p>,1.41,1,1</text:p>
          </table:table-cell>
          <table:table-cell table:number-columns-repeated="2"/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DYSK CD-R EMTEC 700MB 100SPINDLE 48*SPEED</text:p>
          </table:table-cell>
          <table:table-cell office:value-type="string" calcext:value-type="string">
            <text:p>,91.80,1,1</text:p>
          </table:table-cell>
          <table:table-cell table:number-columns-repeated="2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DYSK CD-R EMTEC 700MB SLIM 48*SPEED</text:p>
          </table:table-cell>
          <table:table-cell office:value-type="string" calcext:value-type="string">
            <text:p>,1.27,1,1</text:p>
          </table:table-cell>
          <table:table-cell table:number-columns-repeated="2"/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string" calcext:value-type="string">
            <text:p>DYSK CD-R ESPERANZA 700MB <text:s/>10 SPINDL 48*SPEED</text:p>
          </table:table-cell>
          <table:table-cell office:value-type="string" calcext:value-type="string">
            <text:p>,8.48,1,1</text:p>
          </table:table-cell>
          <table:table-cell table:number-columns-repeated="2"/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DYSK CD-R ESPERANZA 700MB <text:s/>25 SPINDL 48*SPEED</text:p>
          </table:table-cell>
          <table:table-cell office:value-type="string" calcext:value-type="string">
            <text:p>,21.01,1,1</text:p>
          </table:table-cell>
          <table:table-cell table:number-columns-repeated="2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DYSK CD-R ESPERANZA 700MB SLIM 48*SPEED</text:p>
          </table:table-cell>
          <table:table-cell office:value-type="string" calcext:value-type="string">
            <text:p>,1.09,1,1</text:p>
          </table:table-cell>
          <table:table-cell table:number-columns-repeated="2"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string" calcext:value-type="string">
            <text:p>DYSK CD-R ESPERANZA 870MB SLIM 32*SPEED</text:p>
          </table:table-cell>
          <table:table-cell office:value-type="string" calcext:value-type="string">
            <text:p>,1.48,0,1</text:p>
          </table:table-cell>
          <table:table-cell table:number-columns-repeated="2"/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string" calcext:value-type="string">
            <text:p>DYSK CD-R HIT 700MB <text:s/>10 KOPERTY 52*SPEED</text:p>
          </table:table-cell>
          <table:table-cell office:value-type="string" calcext:value-type="string">
            <text:p>,7.84,0,1</text:p>
          </table:table-cell>
          <table:table-cell table:number-columns-repeated="2"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DYSK CD-R HIT 700MB <text:s/>25 CAKE 52*SPEED</text:p>
          </table:table-cell>
          <table:table-cell office:value-type="string" calcext:value-type="string">
            <text:p>,19.07,1,1</text:p>
          </table:table-cell>
          <table:table-cell table:number-columns-repeated="2"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string" calcext:value-type="string">
            <text:p>DYSK CD-R HIT 700MB 100 SPINDLE 52*SPEED</text:p>
          </table:table-cell>
          <table:table-cell office:value-type="string" calcext:value-type="string">
            <text:p>,71.89,1,1</text:p>
          </table:table-cell>
          <table:table-cell table:number-columns-repeated="2"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string" calcext:value-type="string">
            <text:p>DYSK CD-R HIT 700MB SLIM 52*SPEED</text:p>
          </table:table-cell>
          <table:table-cell office:value-type="string" calcext:value-type="string">
            <text:p>,1.00,1,1</text:p>
          </table:table-cell>
          <table:table-cell table:number-columns-repeated="2"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string" calcext:value-type="string">
            <text:p>DYSK CD-R PLATINUM 700MB <text:s/>10 CAKE 52*SPEED</text:p>
          </table:table-cell>
          <table:table-cell office:value-type="string" calcext:value-type="string">
            <text:p>,10.14,1,1</text:p>
          </table:table-cell>
          <table:table-cell table:number-columns-repeated="2"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YSK CD-R PLATINUM 700MB <text:s/>25 SPINDL 52*SPEED</text:p>
          </table:table-cell>
          <table:table-cell office:value-type="string" calcext:value-type="string">
            <text:p>,25.38,1,1</text:p>
          </table:table-cell>
          <table:table-cell table:number-columns-repeated="2"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string" calcext:value-type="string">
            <text:p>DYSK CD-R PLATINUM 700MB <text:s/>50 SPINDL 52*SPEED</text:p>
          </table:table-cell>
          <table:table-cell office:value-type="string" calcext:value-type="string">
            <text:p>,47.52,1,1</text:p>
          </table:table-cell>
          <table:table-cell table:number-columns-repeated="2"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DYSK CD-R PLATINUM 700MB SLIM 52*SPEED</text:p>
          </table:table-cell>
          <table:table-cell office:value-type="string" calcext:value-type="string">
            <text:p>,1.21,1,1</text:p>
          </table:table-cell>
          <table:table-cell table:number-columns-repeated="2"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string" calcext:value-type="string">
            <text:p>DYSK CD-R PLATINUM 800MB 25 CAKE 32*SPEED</text:p>
          </table:table-cell>
          <table:table-cell office:value-type="string" calcext:value-type="string">
            <text:p>,28.35,1,0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DYSK CD-R PLATINUM 800MB 32*SPEED</text:p>
          </table:table-cell>
          <table:table-cell office:value-type="string" calcext:value-type="string">
            <text:p>,1.75,1,1</text:p>
          </table:table-cell>
          <table:table-cell table:number-columns-repeated="2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DYSK CD-R SAMSUNG 700MB 10 CAKE 48*SPEED</text:p>
          </table:table-cell>
          <table:table-cell office:value-type="string" calcext:value-type="string">
            <text:p>,10.04,1,1</text:p>
          </table:table-cell>
          <table:table-cell table:number-columns-repeated="2"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DYSK CD-R SAMSUNG 700MB 25 CAKE 48*SPEED</text:p>
          </table:table-cell>
          <table:table-cell office:value-type="string" calcext:value-type="string">
            <text:p>,24.57,1,1</text:p>
          </table:table-cell>
          <table:table-cell table:number-columns-repeated="2"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DYSK CD-R SAMSUNG 700MB 50 CAKE 48*SPEED</text:p>
          </table:table-cell>
          <table:table-cell office:value-type="string" calcext:value-type="string">
            <text:p>,48.06,1,1</text:p>
          </table:table-cell>
          <table:table-cell table:number-columns-repeated="2"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DYSK CD-R SAMSUNG 700MB SLIM 48*SPEED</text:p>
          </table:table-cell>
          <table:table-cell office:value-type="string" calcext:value-type="string">
            <text:p>,1.20,1,1</text:p>
          </table:table-cell>
          <table:table-cell table:number-columns-repeated="2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DYSK CD-R SKY SZWAJCARIA 700MB SLIM 32*SPEED</text:p>
          </table:table-cell>
          <table:table-cell office:value-type="string" calcext:value-type="string">
            <text:p>,0.97,1,0</text:p>
          </table:table-cell>
          <table:table-cell table:number-columns-repeated="2"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DYSK CD-R SUPRATEC 700MB 10 ETUI 52*SPEED</text:p>
          </table:table-cell>
          <table:table-cell office:value-type="string" calcext:value-type="string">
            <text:p>,11.45,1,1</text:p>
          </table:table-cell>
          <table:table-cell table:number-columns-repeated="2"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DYSK CD-R SUPRATEC 700MB SLIM 52*SPEED KOLOR</text:p>
          </table:table-cell>
          <table:table-cell office:value-type="string" calcext:value-type="string">
            <text:p>,1.06,1,1</text:p>
          </table:table-cell>
          <table:table-cell table:number-columns-repeated="2"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DYSK CD-R TDK 700MB SLIM 52*SPEED</text:p>
          </table:table-cell>
          <table:table-cell office:value-type="string" calcext:value-type="string">
            <text:p>,1.38,1,1</text:p>
          </table:table-cell>
          <table:table-cell table:number-columns-repeated="2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DYSK CD-R VERBATIM 700MB SLIM 48* EXTRA PROTECT</text:p>
          </table:table-cell>
          <table:table-cell office:value-type="string" calcext:value-type="string">
            <text:p>,1.44,1,1</text:p>
          </table:table-cell>
          <table:table-cell table:number-columns-repeated="2"/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DYSK CD-R VERBATIM 700MB SLIM 48* PASTEL</text:p>
          </table:table-cell>
          <table:table-cell office:value-type="string" calcext:value-type="string">
            <text:p>,1.48,1,1</text:p>
          </table:table-cell>
          <table:table-cell table:number-columns-repeated="2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string" calcext:value-type="string">
            <text:p>DYSK CD-RW DATEX 700MB SLIM 12*SPEED</text:p>
          </table:table-cell>
          <table:table-cell office:value-type="string" calcext:value-type="string">
            <text:p>,2.01,1,1</text:p>
          </table:table-cell>
          <table:table-cell table:number-columns-repeated="2"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string" calcext:value-type="string">
            <text:p>DYSK CD-RW EMTEC 700MB 10*SPEED BOX</text:p>
          </table:table-cell>
          <table:table-cell office:value-type="string" calcext:value-type="string">
            <text:p>,3.16,1,1</text:p>
          </table:table-cell>
          <table:table-cell table:number-columns-repeated="2"/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DYSK CD-RW ESPERANZA 700MB SLIM 12*SPEED</text:p>
          </table:table-cell>
          <table:table-cell office:value-type="string" calcext:value-type="string">
            <text:p>,2.21,1,0</text:p>
          </table:table-cell>
          <table:table-cell table:number-columns-repeated="2"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DYSK CD-RW PLATINUM 700MB 12*SPEED</text:p>
          </table:table-cell>
          <table:table-cell office:value-type="string" calcext:value-type="string">
            <text:p>,3.01,1,1</text:p>
          </table:table-cell>
          <table:table-cell table:number-columns-repeated="2"/>
        </table:table-row>
        <table:table-row table:style-name="ro1">
          <table:table-cell office:value-type="float" office:value="10637" calcext:value-type="float">
            <text:p>10637</text:p>
          </table:table-cell>
          <table:table-cell office:value-type="string" calcext:value-type="string">
            <text:p>DYSK DVD+R ESPERANZA 4,7GB SLIM</text:p>
          </table:table-cell>
          <table:table-cell office:value-type="string" calcext:value-type="string">
            <text:p>,3.59,0,1</text:p>
          </table:table-cell>
          <table:table-cell table:number-columns-repeated="2"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string" calcext:value-type="string">
            <text:p>DYSK DVD+R PLATINIUM 4,7GB 4*SPEED</text:p>
          </table:table-cell>
          <table:table-cell office:value-type="string" calcext:value-type="string">
            <text:p>,4.70,1,1</text:p>
          </table:table-cell>
          <table:table-cell table:number-columns-repeated="2"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DYSK DVD+R PLATINIUM 4,7GB 8*SPEED BOX</text:p>
          </table:table-cell>
          <table:table-cell office:value-type="string" calcext:value-type="string">
            <text:p>,5.82,1,1</text:p>
          </table:table-cell>
          <table:table-cell table:number-columns-repeated="2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DYSK DVD+R SUPRATEC 4,7GB SLIM 4*SPEED</text:p>
          </table:table-cell>
          <table:table-cell office:value-type="string" calcext:value-type="string">
            <text:p>,3.59,1,1</text:p>
          </table:table-cell>
          <table:table-cell table:number-columns-repeated="2"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DYSK DVD+R TDK 4,7GB SLIM 4*SPEED</text:p>
          </table:table-cell>
          <table:table-cell office:value-type="string" calcext:value-type="string">
            <text:p>,6.99,1,1</text:p>
          </table:table-cell>
          <table:table-cell table:number-columns-repeated="2"/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DYSK DVD+RW DATEX 4,7GB SLIM</text:p>
          </table:table-cell>
          <table:table-cell office:value-type="string" calcext:value-type="string">
            <text:p>,6.99,1,1</text:p>
          </table:table-cell>
          <table:table-cell table:number-columns-repeated="2"/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string" calcext:value-type="string">
            <text:p>DYSK DVD+RW PLATINIUM 4,7GB</text:p>
          </table:table-cell>
          <table:table-cell office:value-type="string" calcext:value-type="string">
            <text:p>,7.07,1,1</text:p>
          </table:table-cell>
          <table:table-cell table:number-columns-repeated="2"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DYSK DVD-R DATAWRITE 4,7GB SLIM 4*SPEED</text:p>
          </table:table-cell>
          <table:table-cell office:value-type="string" calcext:value-type="string">
            <text:p>,2.99,1,1</text:p>
          </table:table-cell>
          <table:table-cell table:number-columns-repeated="2"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DYSK DVD-R DATEX 4,7GB SLIM 4*SPEED</text:p>
          </table:table-cell>
          <table:table-cell office:value-type="string" calcext:value-type="string">
            <text:p>,3.65,1,1</text:p>
          </table:table-cell>
          <table:table-cell table:number-columns-repeated="2"/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string" calcext:value-type="string">
            <text:p>DYSK DVD-R EMTEC 4,7GB 4*SPEED BOX</text:p>
          </table:table-cell>
          <table:table-cell office:value-type="string" calcext:value-type="string">
            <text:p>,6.72,0,1</text:p>
          </table:table-cell>
          <table:table-cell table:number-columns-repeated="2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YSK DVD-R ESPERANZA 4,7GB SLIM</text:p>
          </table:table-cell>
          <table:table-cell office:value-type="string" calcext:value-type="string">
            <text:p>,3.36,1,1</text:p>
          </table:table-cell>
          <table:table-cell table:number-columns-repeated="2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DYSK DVD-R SUPRATEC 4,7GB SLIM 4*SPEED</text:p>
          </table:table-cell>
          <table:table-cell office:value-type="string" calcext:value-type="string">
            <text:p>,3.36,1,1</text:p>
          </table:table-cell>
          <table:table-cell table:number-columns-repeated="2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DYSK DVD-R TDK 4,7GB SLIM 4*SPEED</text:p>
          </table:table-cell>
          <table:table-cell office:value-type="string" calcext:value-type="string">
            <text:p>,6.99,1,1</text:p>
          </table:table-cell>
          <table:table-cell table:number-columns-repeated="2"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DYSK KOPERTY PUSTE NA P?YTY CD (100SZT)</text:p>
          </table:table-cell>
          <table:table-cell office:value-type="string" calcext:value-type="string">
            <text:p>,3.29,1,1</text:p>
          </table:table-cell>
          <table:table-cell table:number-columns-repeated="2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DYSK KOPERTY PUSTE NA P?YTY CD Z OKIENKIEM 100SZ</text:p>
          </table:table-cell>
          <table:table-cell office:value-type="string" calcext:value-type="string">
            <text:p>,4.49,1,1</text:p>
          </table:table-cell>
          <table:table-cell table:number-columns-repeated="2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DYSK PUDE?KO NA 1 CD (SLIM)</text:p>
          </table:table-cell>
          <table:table-cell office:value-type="string" calcext:value-type="string">
            <text:p>,0.39,1,1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DYSK PUDE?KO NA 1 DVD</text:p>
          </table:table-cell>
          <table:table-cell office:value-type="string" calcext:value-type="string">
            <text:p>,0.87,1,1</text:p>
          </table:table-cell>
          <table:table-cell table:number-columns-repeated="2"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DYSK PUDE?KO NA 2 DVD</text:p>
          </table:table-cell>
          <table:table-cell office:value-type="string" calcext:value-type="string">
            <text:p>,0.87,1,1</text:p>
          </table:table-cell>
          <table:table-cell table:number-columns-repeated="2"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string" calcext:value-type="string">
            <text:p>DYSKIETKA DATEX 3,5</text:p>
          </table:table-cell>
          <table:table-cell office:value-type="string" calcext:value-type="string">
            <text:p><text:s/>KARTON (10)</text:p>
          </table:table-cell>
          <table:table-cell office:value-type="string" calcext:value-type="string">
            <text:p>,5.45,0,1</text:p>
          </table:table-cell>
          <table:table-cell/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DYSKIETKA DATEX 3,5</text:p>
          </table:table-cell>
          <table:table-cell office:value-type="string" calcext:value-type="string">
            <text:p><text:s/>KOLOR KARTON (10)</text:p>
          </table:table-cell>
          <table:table-cell office:value-type="string" calcext:value-type="string">
            <text:p>,5.49,1,1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DYSKIETKA DYSAN CLASSIC 3,5</text:p>
          </table:table-cell>
          <table:table-cell office:value-type="string" calcext:value-type="string">
            <text:p><text:s/>KARTON (10)</text:p>
          </table:table-cell>
          <table:table-cell office:value-type="string" calcext:value-type="string">
            <text:p>,6.05,1,1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DYSKIETKA DYSAN CLASSIC 3,5</text:p>
          </table:table-cell>
          <table:table-cell office:value-type="string" calcext:value-type="string">
            <text:p><text:s/>PLASTIK (10)</text:p>
          </table:table-cell>
          <table:table-cell office:value-type="string" calcext:value-type="string">
            <text:p>,6.82,1,1</text:p>
          </table:table-cell>
          <table:table-cell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string" calcext:value-type="string">
            <text:p>DYSKIETKA DYSAN OEM 3,5</text:p>
          </table:table-cell>
          <table:table-cell office:value-type="string" calcext:value-type="string">
            <text:p><text:s/>KARTON (10)</text:p>
          </table:table-cell>
          <table:table-cell office:value-type="string" calcext:value-type="string">
            <text:p>,5.12,1,1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DYSKIETKA DYSAN RAINBOW 3,5</text:p>
          </table:table-cell>
          <table:table-cell office:value-type="string" calcext:value-type="string">
            <text:p><text:s/>PLASTIK (10)</text:p>
          </table:table-cell>
          <table:table-cell office:value-type="string" calcext:value-type="string">
            <text:p>,6.82,1,1</text:p>
          </table:table-cell>
          <table:table-cell/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DYSKIETKA EMTEC 3,5</text:p>
          </table:table-cell>
          <table:table-cell office:value-type="string" calcext:value-type="string">
            <text:p><text:s/>KARTON (10) KOLOR</text:p>
          </table:table-cell>
          <table:table-cell office:value-type="string" calcext:value-type="string">
            <text:p>,8.61,1,1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DYSKIETKA FOCUS OEM 3,5</text:p>
          </table:table-cell>
          <table:table-cell office:value-type="string" calcext:value-type="string">
            <text:p><text:s/>KARTON (10) KOLOR</text:p>
          </table:table-cell>
          <table:table-cell office:value-type="string" calcext:value-type="string">
            <text:p>,5.34,0,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YSKIETKA TDK 3,5</text:p>
          </table:table-cell>
          <table:table-cell office:value-type="string" calcext:value-type="string">
            <text:p><text:s/>KARTON (10)</text:p>
          </table:table-cell>
          <table:table-cell office:value-type="string" calcext:value-type="string">
            <text:p>,7.43,1,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YSKIETKA TDK 3,5</text:p>
          </table:table-cell>
          <table:table-cell office:value-type="string" calcext:value-type="string">
            <text:p><text:s/>PLASTIK (10)</text:p>
          </table:table-cell>
          <table:table-cell office:value-type="string" calcext:value-type="string">
            <text:p>,8.79,1,1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YSKIETKA VERBATIM 3,5</text:p>
          </table:table-cell>
          <table:table-cell office:value-type="string" calcext:value-type="string">
            <text:p><text:s/>DL KARTON (10) KOLOR</text:p>
          </table:table-cell>
          <table:table-cell office:value-type="string" calcext:value-type="string">
            <text:p>,9.56,0,1</text:p>
          </table:table-cell>
          <table:table-cell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DYSKIETKA VERBATIM 3,5</text:p>
          </table:table-cell>
          <table:table-cell office:value-type="string" calcext:value-type="string">
            <text:p><text:s/>DL KARTON (20)</text:p>
          </table:table-cell>
          <table:table-cell office:value-type="string" calcext:value-type="string">
            <text:p>,14.85,1,1</text:p>
          </table:table-cell>
          <table:table-cell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YSKIETKA VERBATIM 3,5</text:p>
          </table:table-cell>
          <table:table-cell office:value-type="string" calcext:value-type="string">
            <text:p><text:s/>DL PLASTIK (10) KOLOR</text:p>
          </table:table-cell>
          <table:table-cell office:value-type="string" calcext:value-type="string">
            <text:p>,9.56,0,1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DYSKIETKA VERBATIM 3,5</text:p>
          </table:table-cell>
          <table:table-cell office:value-type="string" calcext:value-type="string">
            <text:p><text:s/>DL PLASTIK (10) NEON KOL</text:p>
          </table:table-cell>
          <table:table-cell office:value-type="string" calcext:value-type="string">
            <text:p>,9.57,1,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YSKIETKA VERBATIM 3,5</text:p>
          </table:table-cell>
          <table:table-cell office:value-type="string" calcext:value-type="string">
            <text:p><text:s/>DL PLUS KARTON (10)</text:p>
          </table:table-cell>
          <table:table-cell office:value-type="string" calcext:value-type="string">
            <text:p>,11.33,1,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YSKIETKA VERBATIM 3,5</text:p>
          </table:table-cell>
          <table:table-cell office:value-type="string" calcext:value-type="string">
            <text:p><text:s/>DL PLUS PLASTIK (10)</text:p>
          </table:table-cell>
          <table:table-cell office:value-type="string" calcext:value-type="string">
            <text:p>,13.53,1,1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?I?KOWA KARTA MERCURY 5,1 BOX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D?I?KOWA KARTA SOUNDBLASTER AUDIGY LS BOX</text:p>
          </table:table-cell>
          <table:table-cell office:value-type="string" calcext:value-type="string">
            <text:p>,249.99,1,1</text:p>
          </table:table-cell>
          <table:table-cell table:number-columns-repeated="2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?I?KOWA KARTA SOUNDBLASTER LIVE! PLAYER5,1 OEM</text:p>
          </table:table-cell>
          <table:table-cell office:value-type="string" calcext:value-type="string">
            <text:p>,91.99,1,1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AX/MODEM 3COM USR V90/56K MESSAGE ZEW,BOX</text:p>
          </table:table-cell>
          <table:table-cell office:value-type="string" calcext:value-type="string">
            <text:p>,314.82,0,1</text:p>
          </table:table-cell>
          <table:table-cell table:number-columns-repeated="2"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FAX/MODEM 3COM USR V90/56K VOICE PCI OEM</text:p>
          </table:table-cell>
          <table:table-cell office:value-type="string" calcext:value-type="string">
            <text:p>,54.90,1,1</text:p>
          </table:table-cell>
          <table:table-cell table:number-columns-repeated="2"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FAX/MODEM 3COM USR V92/56K ZEW,BOX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string" calcext:value-type="string">
            <text:p>FAX/MODEM MICRONET ISDN PCI BOX SP3200A+RVS-COM</text:p>
          </table:table-cell>
          <table:table-cell office:value-type="string" calcext:value-type="string">
            <text:p>,119.00,1,1</text:p>
          </table:table-cell>
          <table:table-cell table:number-columns-repeated="2"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FAX/MODEM MICRONET ISDN PCI BOX SP3200AL</text:p>
          </table:table-cell>
          <table:table-cell office:value-type="string" calcext:value-type="string">
            <text:p>,99.90,1,1</text:p>
          </table:table-cell>
          <table:table-cell table:number-columns-repeated="2"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FAX/MODEM MICRONET ISDN USB BOX SP3202AL</text:p>
          </table:table-cell>
          <table:table-cell office:value-type="string" calcext:value-type="string">
            <text:p>,145.00,1,1</text:p>
          </table:table-cell>
          <table:table-cell table:number-columns-repeated="2"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string" calcext:value-type="string">
            <text:p>FAX/MODEM MICRONET PCMCIA V90/56K SP150KD BOX</text:p>
          </table:table-cell>
          <table:table-cell office:value-type="string" calcext:value-type="string">
            <text:p>,199.50,1,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AX/MODEM REQUEST 56K ZEWN?TRZNY VOICE</text:p>
          </table:table-cell>
          <table:table-cell office:value-type="string" calcext:value-type="string">
            <text:p>,95.90,1,1</text:p>
          </table:table-cell>
          <table:table-cell table:number-columns-repeated="2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FAX/MODEM REQUEST 56K/L PCI BOX</text:p>
          </table:table-cell>
          <table:table-cell office:value-type="string" calcext:value-type="string">
            <text:p>,31.99,1,1</text:p>
          </table:table-cell>
          <table:table-cell table:number-columns-repeated="2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FAX/MODEM REQUEST 56K/NETODRAGON PCI BOX</text:p>
          </table:table-cell>
          <table:table-cell office:value-type="string" calcext:value-type="string">
            <text:p>,28.49,1,1</text:p>
          </table:table-cell>
          <table:table-cell table:number-columns-repeated="2"/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string" calcext:value-type="string">
            <text:p>FILTR PRZECIWZAK??CENIOWY-ACAR SLIM</text:p>
          </table:table-cell>
          <table:table-cell office:value-type="string" calcext:value-type="string">
            <text:p>,22.99,1,1</text:p>
          </table:table-cell>
          <table:table-cell table:number-columns-repeated="2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FILTR PRZECIWZAK??CENIOWY-ACAR XP <text:s text:c="4"/>STD 1,8M</text:p>
          </table:table-cell>
          <table:table-cell office:value-type="string" calcext:value-type="string">
            <text:p>,24.99,1,1</text:p>
          </table:table-cell>
          <table:table-cell table:number-columns-repeated="2"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ILTR PRZECIWZAK??CENIOWY-ACAR XP <text:s text:c="4"/>STD 3,0M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FILTR PRZECIWZAK??CENIOWY-ACAR XP 1RJ STD 1,8M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string" calcext:value-type="string">
            <text:p>FISKAL-AKUMULATOR ZESTAW DO WAGI CHABER/KROTON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FISKAL-CZYTNIK FLASH 2+ RJ/KB</text:p>
          </table:table-cell>
          <table:table-cell office:value-type="string" calcext:value-type="string">
            <text:p>,350.00,1,0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FISKAL-CZYTNIK FLASH 2+ RS 232</text:p>
          </table:table-cell>
          <table:table-cell office:value-type="string" calcext:value-type="string">
            <text:p>,350.00,1,0</text:p>
          </table:table-cell>
          <table:table-cell table:number-columns-repeated="2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FISKAL-CZYTNIK PSC QS6000+K/B</text:p>
          </table:table-cell>
          <table:table-cell office:value-type="string" calcext:value-type="string">
            <text:p>,650.00,1,0</text:p>
          </table:table-cell>
          <table:table-cell table:number-columns-repeated="2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FISKAL-CZYTNIK PSC QS6000+RS</text:p>
          </table:table-cell>
          <table:table-cell office:value-type="string" calcext:value-type="string">
            <text:p>,650.00,1,1</text:p>
          </table:table-cell>
          <table:table-cell table:number-columns-repeated="2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FISKAL-DRUKARKA VENTO 2001 BEZ WYSI?GNIKA</text:p>
          </table:table-cell>
          <table:table-cell office:value-type="string" calcext:value-type="string">
            <text:p>,1990.00,1,1</text:p>
          </table:table-cell>
          <table:table-cell table:number-columns-repeated="2"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FISKAL-DRUKARKA VIVO II</text:p>
          </table:table-cell>
          <table:table-cell office:value-type="string" calcext:value-type="string">
            <text:p>,2890.00,1,1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FISKAL-ETYKIETA 58X68 DO WAGI DSP500</text:p>
          </table:table-cell>
          <table:table-cell office:value-type="string" calcext:value-type="string">
            <text:p>,23.46,0,1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ISKAL-ETYKIETA DO METK,HALLO DWUWIERSZ, BIA?A</text:p>
          </table:table-cell>
          <table:table-cell office:value-type="string" calcext:value-type="string">
            <text:p>,1.28,1,1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ISKAL-ETYKIETA DO METK,METO DU?E DWUWIERSZ,BIA?</text:p>
          </table:table-cell>
          <table:table-cell office:value-type="string" calcext:value-type="string">
            <text:p>,1.22,1,1</text:p>
          </table:table-cell>
          <table:table-cell table:number-columns-repeated="2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FISKAL-ETYKIETA TOVEL BIA?A BLITZ C17</text:p>
          </table:table-cell>
          <table:table-cell office:value-type="string" calcext:value-type="string">
            <text:p>,246.00,0,1</text:p>
          </table:table-cell>
          <table:table-cell table:number-columns-repeated="2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FISKAL-ETYKIETA TOVEL POMARA?CZOWA</text:p>
          </table:table-cell>
          <table:table-cell office:value-type="string" calcext:value-type="string">
            <text:p>,1.48,0,1</text:p>
          </table:table-cell>
          <table:table-cell table:number-columns-repeated="2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FISKAL-GUMOWA POKRYWA KLAWIATURY DO KASY BRAVO</text:p>
          </table:table-cell>
          <table:table-cell office:value-type="string" calcext:value-type="string">
            <text:p>,22.44,1,1</text:p>
          </table:table-cell>
          <table:table-cell table:number-columns-repeated="2"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SKAL-GUMOWA POKRYWA KLAWIATURY DO KASY JOTA</text:p>
          </table:table-cell>
          <table:table-cell office:value-type="string" calcext:value-type="string">
            <text:p>,23.00,1,1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FISKAL-GUMOWA POKRYWA KLAWIATURY DO KASY TANGO</text:p>
          </table:table-cell>
          <table:table-cell office:value-type="string" calcext:value-type="string">
            <text:p>,23.50,1,1</text:p>
          </table:table-cell>
          <table:table-cell table:number-columns-repeated="2"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string" calcext:value-type="string">
            <text:p>FISKAL-GUMOWA POKRYWA KLAWIATURY DODATKOWEJ FRIG</text:p>
          </table:table-cell>
          <table:table-cell office:value-type="string" calcext:value-type="string">
            <text:p>,17.00,1,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ISKAL-KABEL POD??CZENIOWY KASY TANGO-FLASH II+</text:p>
          </table:table-cell>
          <table:table-cell office:value-type="string" calcext:value-type="string">
            <text:p>,39.02,0,1</text:p>
          </table:table-cell>
          <table:table-cell table:number-columns-repeated="2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FISKAL-KABEL PO??CZ KB DO DLC 7070 PS/2</text:p>
          </table:table-cell>
          <table:table-cell office:value-type="string" calcext:value-type="string">
            <text:p>,60.00,0,1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FISKAL-KASA OPTIMUS-IC BRAVO 2001</text:p>
          </table:table-cell>
          <table:table-cell office:value-type="string" calcext:value-type="string">
            <text:p>,1290.00,1,1</text:p>
          </table:table-cell>
          <table:table-cell table:number-columns-repeated="2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FISKAL-KASA OPTIMUS-IC FRIGO II</text:p>
          </table:table-cell>
          <table:table-cell office:value-type="string" calcext:value-type="string">
            <text:p>,1090.00,1,1</text:p>
          </table:table-cell>
          <table:table-cell table:number-columns-repeated="2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FISKAL-KASA OPTIMUS-IC FRIGO II+</text:p>
          </table:table-cell>
          <table:table-cell office:value-type="string" calcext:value-type="string">
            <text:p>,1290.00,0,1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ISKAL-KASETA BARWI?CA CITIZEN MD-910 OPAK,2SZT</text:p>
          </table:table-cell>
          <table:table-cell office:value-type="string" calcext:value-type="string">
            <text:p>,15.50,1,0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ISKAL-KASETA BARWI?CA DP 600/630 DO KAS PS 2000</text:p>
          </table:table-cell>
          <table:table-cell office:value-type="string" calcext:value-type="string">
            <text:p>,9.64,1,1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ISKAL-KASETA BARWI?CA ERC 22 DO KASY AP,NOVA</text:p>
          </table:table-cell>
          <table:table-cell office:value-type="string" calcext:value-type="string">
            <text:p>,7.99,1,0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ISKAL-KASETA BARWI?CA ERC 37 DO CR 280 PLUS</text:p>
          </table:table-cell>
          <table:table-cell office:value-type="string" calcext:value-type="string">
            <text:p>,11.00,1,0</text:p>
          </table:table-cell>
          <table:table-cell table:number-columns-repeated="2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FISKAL-PODSTAWKA DO CZYTNIKA DLC 7070</text:p>
          </table:table-cell>
          <table:table-cell office:value-type="string" calcext:value-type="string">
            <text:p>,100.00,0,1</text:p>
          </table:table-cell>
          <table:table-cell table:number-columns-repeated="2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ISKAL-PODSTAWKA DO CZYTNIKA GRYPHON D100</text:p>
          </table:table-cell>
          <table:table-cell office:value-type="string" calcext:value-type="string">
            <text:p>,100.00,1,1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FISKAL-POKROWIEC KASY BRAVO</text:p>
          </table:table-cell>
          <table:table-cell office:value-type="string" calcext:value-type="string">
            <text:p>,122.40,1,0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FISKAL-ROLKA PAPIEROWA 28MM TERM,BEZ NADRUKU</text:p>
          </table:table-cell>
          <table:table-cell office:value-type="string" calcext:value-type="string">
            <text:p>,0.57,0,1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ISKAL-ROLKA PAPIEROWA 38MM BEZ NADRUKU</text:p>
          </table:table-cell>
          <table:table-cell office:value-type="string" calcext:value-type="string">
            <text:p>,0.45,1,0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ISKAL-ROLKA PAPIEROWA 57MM 1+1 BEZ NADRUKU</text:p>
          </table:table-cell>
          <table:table-cell office:value-type="string" calcext:value-type="string">
            <text:p>,1.17,1,1</text:p>
          </table:table-cell>
          <table:table-cell table:number-columns-repeated="2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FISKAL-ROLKA TERMICZNA 38MM/30MB BEZ NADRUKU</text:p>
          </table:table-cell>
          <table:table-cell office:value-type="string" calcext:value-type="string">
            <text:p>,0.63,1,1</text:p>
          </table:table-cell>
          <table:table-cell table:number-columns-repeated="2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FISKAL-ROLKA TERMICZNA 60/30MM ELZAB</text:p>
          </table:table-cell>
          <table:table-cell office:value-type="string" calcext:value-type="string">
            <text:p>,1.55,1,0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FISKAL-SZUFLADA 331S DO KASY FRIGO /?EDNIA/</text:p>
          </table:table-cell>
          <table:table-cell office:value-type="string" calcext:value-type="string">
            <text:p>,197.00,0,1</text:p>
          </table:table-cell>
          <table:table-cell table:number-columns-repeated="2"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string" calcext:value-type="string">
            <text:p>FISKAL-SZUFLADA DO FRIGO II AKTYWNA</text:p>
          </table:table-cell>
          <table:table-cell office:value-type="string" calcext:value-type="string">
            <text:p>,231.00,1,1</text:p>
          </table:table-cell>
          <table:table-cell table:number-columns-repeated="2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FISKAL-SZUFLADA DO KASY DU?E TANGO /DUZA/</text:p>
          </table:table-cell>
          <table:table-cell office:value-type="string" calcext:value-type="string">
            <text:p>,220.00,0,1</text:p>
          </table:table-cell>
          <table:table-cell table:number-columns-repeated="2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FISKAL-TACA-WY?IETLACZ DO FP600/ALFA</text:p>
          </table:table-cell>
          <table:table-cell office:value-type="string" calcext:value-type="string">
            <text:p>,185.00,0,1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FISKAL-WAGA CHABER Z RS232</text:p>
          </table:table-cell>
          <table:table-cell office:value-type="string" calcext:value-type="string">
            <text:p>,1111.94,0,1</text:p>
          </table:table-cell>
          <table:table-cell table:number-columns-repeated="2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FISKAL-ZASILACZ ZEW, DO KASY TANGO</text:p>
          </table:table-cell>
          <table:table-cell office:value-type="string" calcext:value-type="string">
            <text:p>,100.00,0,1</text:p>
          </table:table-cell>
          <table:table-cell table:number-columns-repeated="2"/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GRAFIKA - ADAPTER DVI-&gt;VGA</text:p>
          </table:table-cell>
          <table:table-cell office:value-type="string" calcext:value-type="string">
            <text:p>,19.99,1,1</text:p>
          </table:table-cell>
          <table:table-cell table:number-columns-repeated="2"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GRAFIKA - DRUGIE WYJ?IE VGA DO KART RADEON</text:p>
          </table:table-cell>
          <table:table-cell office:value-type="string" calcext:value-type="string">
            <text:p>,9.99,1,1</text:p>
          </table:table-cell>
          <table:table-cell table:number-columns-repeated="2"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GRAFIKA AOPEN GF FX-5200 128DDR TV/DVI BOX</text:p>
          </table:table-cell>
          <table:table-cell office:value-type="string" calcext:value-type="string">
            <text:p>,248.13,1,1</text:p>
          </table:table-cell>
          <table:table-cell table:number-columns-repeated="2"/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GRAFIKA GIGABYTE GF FX-5200 128 TV BOX</text:p>
          </table:table-cell>
          <table:table-cell office:value-type="string" calcext:value-type="string">
            <text:p>,239.00,1,1</text:p>
          </table:table-cell>
          <table:table-cell table:number-columns-repeated="2"/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GRAFIKA GIGABYTE GF FX-5700 128 TV/DVI BOX</text:p>
          </table:table-cell>
          <table:table-cell office:value-type="string" calcext:value-type="string">
            <text:p>,569.00,1,1</text:p>
          </table:table-cell>
          <table:table-cell table:number-columns-repeated="2"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GRAFIKA GIGABYTE GF4 MX-440 <text:s/>64 TV 8X BOX</text:p>
          </table:table-cell>
          <table:table-cell office:value-type="string" calcext:value-type="string">
            <text:p>,151.00,1,1</text:p>
          </table:table-cell>
          <table:table-cell table:number-columns-repeated="2"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string" calcext:value-type="string">
            <text:p>GRAFIKA GIGABYTE GF4 MX-440 <text:s/>64 TV 8X OEM</text:p>
          </table:table-cell>
          <table:table-cell office:value-type="string" calcext:value-type="string">
            <text:p>,149.00,1,1</text:p>
          </table:table-cell>
          <table:table-cell table:number-columns-repeated="2"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string" calcext:value-type="string">
            <text:p>GRAFIKA GIGABYTE RADEON 9200 128 TV BOX</text:p>
          </table:table-cell>
          <table:table-cell office:value-type="string" calcext:value-type="string">
            <text:p>,215.00,1,1</text:p>
          </table:table-cell>
          <table:table-cell table:number-columns-repeated="2"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string" calcext:value-type="string">
            <text:p>GRAFIKA GIGABYTE RADEON 9200 128 TV OEM</text:p>
          </table:table-cell>
          <table:table-cell office:value-type="string" calcext:value-type="string">
            <text:p>,205.00,1,1</text:p>
          </table:table-cell>
          <table:table-cell table:number-columns-repeated="2"/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GRAFIKA GIGABYTE RADEON 9200SE <text:s/>64 TV BOX</text:p>
          </table:table-cell>
          <table:table-cell office:value-type="string" calcext:value-type="string">
            <text:p>,149.00,1,1</text:p>
          </table:table-cell>
          <table:table-cell table:number-columns-repeated="2"/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string" calcext:value-type="string">
            <text:p>GRAFIKA GIGABYTE RADEON 9200SE <text:s/>64 TV OEM</text:p>
          </table:table-cell>
          <table:table-cell office:value-type="string" calcext:value-type="string">
            <text:p>,145.00,1,1</text:p>
          </table:table-cell>
          <table:table-cell table:number-columns-repeated="2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GRAFIKA GIGABYTE RADEON 9200SE 128 TV BOX</text:p>
          </table:table-cell>
          <table:table-cell office:value-type="string" calcext:value-type="string">
            <text:p>,185.00,1,1</text:p>
          </table:table-cell>
          <table:table-cell table:number-columns-repeated="2"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string" calcext:value-type="string">
            <text:p>GRAFIKA GIGABYTE RADEON 9200SE 128 TV OEM</text:p>
          </table:table-cell>
          <table:table-cell office:value-type="string" calcext:value-type="string">
            <text:p>,171.00,0,1</text:p>
          </table:table-cell>
          <table:table-cell table:number-columns-repeated="2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string" calcext:value-type="string">
            <text:p>GRAFIKA GIGABYTE RADEON 9600SE 128 TV/DVI BOX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GRAFIKA HIS ALL-IN-WONDER 9000PRO 64MB VIVO BOX</text:p>
          </table:table-cell>
          <table:table-cell office:value-type="string" calcext:value-type="string">
            <text:p>,579.00,0,1</text:p>
          </table:table-cell>
          <table:table-cell table:number-columns-repeated="2"/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string" calcext:value-type="string">
            <text:p>GRAFIKA HIS ALL-IN-WONDER 9200SE 128MB VIVO BOX</text:p>
          </table:table-cell>
          <table:table-cell office:value-type="string" calcext:value-type="string">
            <text:p>,649.00,1,1</text:p>
          </table:table-cell>
          <table:table-cell table:number-columns-repeated="2"/>
        </table:table-row>
        <table:table-row table:style-name="ro1">
          <table:table-cell office:value-type="float" office:value="10743" calcext:value-type="float">
            <text:p>10743</text:p>
          </table:table-cell>
          <table:table-cell office:value-type="string" calcext:value-type="string">
            <text:p>GRAFIKA HIS ALL-IN-WONDER 9600PRO 128DD VIVO BOX</text:p>
          </table:table-cell>
          <table:table-cell office:value-type="string" calcext:value-type="string">
            <text:p>,899.00,0,1</text:p>
          </table:table-cell>
          <table:table-cell table:number-columns-repeated="2"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string" calcext:value-type="string">
            <text:p>GRAFIKA HIS ALL-IN-WONDER 9800PRO 128DD VIVO BOX</text:p>
          </table:table-cell>
          <table:table-cell office:value-type="string" calcext:value-type="string">
            <text:p>,1599.00,1,1</text:p>
          </table:table-cell>
          <table:table-cell table:number-columns-repeated="2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GRAFIKA HIS RADEON 7000 <text:s/>64DDR TV VP-BOX</text:p>
          </table:table-cell>
          <table:table-cell office:value-type="string" calcext:value-type="string">
            <text:p>,125.00,1,1</text:p>
          </table:table-cell>
          <table:table-cell table:number-columns-repeated="2"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GRAFIKA HIS RADEON 9000 128DDR DVI/VIVO BOX</text:p>
          </table:table-cell>
          <table:table-cell office:value-type="string" calcext:value-type="string">
            <text:p>,289.00,0,1</text:p>
          </table:table-cell>
          <table:table-cell table:number-columns-repeated="2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string" calcext:value-type="string">
            <text:p>GRAFIKA HIS RADEON 9200 <text:s/>64DDR DVI/TV 8X BOX</text:p>
          </table:table-cell>
          <table:table-cell office:value-type="string" calcext:value-type="string">
            <text:p>,229.00,1,1</text:p>
          </table:table-cell>
          <table:table-cell table:number-columns-repeated="2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string" calcext:value-type="string">
            <text:p>GRAFIKA HIS RADEON 9200 <text:s/>64DDR DVI/TV 8X VP-BOX</text:p>
          </table:table-cell>
          <table:table-cell office:value-type="string" calcext:value-type="string">
            <text:p>,185.00,1,1</text:p>
          </table:table-cell>
          <table:table-cell table:number-columns-repeated="2"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string" calcext:value-type="string">
            <text:p>GRAFIKA HIS RADEON 9200 <text:s/>64DDR DVI/VIVO 8X BOX</text:p>
          </table:table-cell>
          <table:table-cell office:value-type="string" calcext:value-type="string">
            <text:p>,255.00,1,1</text:p>
          </table:table-cell>
          <table:table-cell table:number-columns-repeated="2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string" calcext:value-type="string">
            <text:p>GRAFIKA HIS RADEON 9200 128DDR DVI/TV 8X BOX</text:p>
          </table:table-cell>
          <table:table-cell office:value-type="string" calcext:value-type="string">
            <text:p>,269.00,1,1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GRAFIKA HIS RADEON 9200 128DDR DVI/TV 8X VP-BOX</text:p>
          </table:table-cell>
          <table:table-cell office:value-type="string" calcext:value-type="string">
            <text:p>,209.00,1,1</text:p>
          </table:table-cell>
          <table:table-cell table:number-columns-repeated="2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string" calcext:value-type="string">
            <text:p>GRAFIKA HIS RADEON 9200 128DDR DVI/VIVO 8X BOX</text:p>
          </table:table-cell>
          <table:table-cell office:value-type="string" calcext:value-type="string">
            <text:p>,299.00,0,1</text:p>
          </table:table-cell>
          <table:table-cell table:number-columns-repeated="2"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GRAFIKA HIS RADEON 9200 256DDR DVI/TV 8X BOX</text:p>
          </table:table-cell>
          <table:table-cell office:value-type="string" calcext:value-type="string">
            <text:p>,309.00,1,1</text:p>
          </table:table-cell>
          <table:table-cell table:number-columns-repeated="2"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GRAFIKA HIS RADEON 9200 256DDR DVI/VIVO 8X BOX</text:p>
          </table:table-cell>
          <table:table-cell office:value-type="string" calcext:value-type="string">
            <text:p>,349.00,1,1</text:p>
          </table:table-cell>
          <table:table-cell table:number-columns-repeated="2"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string" calcext:value-type="string">
            <text:p>GRAFIKA HIS RADEON 9200 PCI 128DDR DVI/TV BOX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string" calcext:value-type="string">
            <text:p>GRAFIKA HIS RADEON 9200 PCI 128DDR DVI/VIVO BOX</text:p>
          </table:table-cell>
          <table:table-cell office:value-type="string" calcext:value-type="string">
            <text:p>,369.00,1,1</text:p>
          </table:table-cell>
          <table:table-cell table:number-columns-repeated="2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GRAFIKA HIS RADEON 9200SE <text:s/>64DDR DVI/TV 8X VP-BO</text:p>
          </table:table-cell>
          <table:table-cell office:value-type="string" calcext:value-type="string">
            <text:p>,145.00,1,1</text:p>
          </table:table-cell>
          <table:table-cell table:number-columns-repeated="2"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GRAFIKA HIS RADEON 9200SE 128DDR <text:s text:c="4"/>TV <text:s text:c="2"/>VP-BOX</text:p>
          </table:table-cell>
          <table:table-cell office:value-type="string" calcext:value-type="string">
            <text:p>,171.00,1,1</text:p>
          </table:table-cell>
          <table:table-cell table:number-columns-repeated="2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GRAFIKA HIS RADEON 9200SE 128DDR DVI/TV 8X VP-BO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GRAFIKA HIS RADEON 9200SE 128DDR DVI/VIVO <text:s text:c="3"/>BOX</text:p>
          </table:table-cell>
          <table:table-cell office:value-type="string" calcext:value-type="string">
            <text:p>,229.00,1,1</text:p>
          </table:table-cell>
          <table:table-cell table:number-columns-repeated="2"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GRAFIKA HIS RADEON 9600 256DDR DVI/TV 8X BOX</text:p>
          </table:table-cell>
          <table:table-cell office:value-type="string" calcext:value-type="string">
            <text:p>,429.00,1,1</text:p>
          </table:table-cell>
          <table:table-cell table:number-columns-repeated="2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FIKA HIS RADEON 9600PRO 128DDR DVI/TV 8X BOX</text:p>
          </table:table-cell>
          <table:table-cell office:value-type="string" calcext:value-type="string">
            <text:p>,579.00,1,1</text:p>
          </table:table-cell>
          <table:table-cell table:number-columns-repeated="2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GRAFIKA HIS RADEON 9600PRO 256DDR DVI/TV 8X BOX</text:p>
          </table:table-cell>
          <table:table-cell office:value-type="string" calcext:value-type="string">
            <text:p>,609.00,0,1</text:p>
          </table:table-cell>
          <table:table-cell table:number-columns-repeated="2"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GRAFIKA HIS RADEON 9600PRO 256DDR VIVO/DVI 8X BO</text:p>
          </table:table-cell>
          <table:table-cell office:value-type="string" calcext:value-type="string">
            <text:p>,669.00,1,1</text:p>
          </table:table-cell>
          <table:table-cell table:number-columns-repeated="2"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GRAFIKA HIS RADEON 9600SE 128DDR DVI/TV 8X BOX</text:p>
          </table:table-cell>
          <table:table-cell office:value-type="string" calcext:value-type="string">
            <text:p>,275.00,1,1</text:p>
          </table:table-cell>
          <table:table-cell table:number-columns-repeated="2"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string" calcext:value-type="string">
            <text:p>GRAFIKA HIS RADEON 9600SE 128DDR DVI/VIVO 8X BOX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GRAFIKA HIS RADEON 9600XT 256DDR DVI/TV <text:s text:c="5"/>BOX</text:p>
          </table:table-cell>
          <table:table-cell office:value-type="string" calcext:value-type="string">
            <text:p>,749.00,0,1</text:p>
          </table:table-cell>
          <table:table-cell table:number-columns-repeated="2"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GRAFIKA HIS RADEON 9600XT 256DDR DVI/VIVO 8X BOX</text:p>
          </table:table-cell>
          <table:table-cell office:value-type="string" calcext:value-type="string">
            <text:p>,759.00,1,1</text:p>
          </table:table-cell>
          <table:table-cell table:number-columns-repeated="2"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GRAFIKA HIS RADEON 9800PRO 256DDR DVI/TV 8X BOX</text:p>
          </table:table-cell>
          <table:table-cell office:value-type="string" calcext:value-type="string">
            <text:p>,1499.00,1,1</text:p>
          </table:table-cell>
          <table:table-cell table:number-columns-repeated="2"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GRAFIKA HIS RADEON 9800XT 256DDR DVI/TV BOX</text:p>
          </table:table-cell>
          <table:table-cell office:value-type="string" calcext:value-type="string">
            <text:p>,1579.00,0,1</text:p>
          </table:table-cell>
          <table:table-cell table:number-columns-repeated="2"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GRAFIKA PROCOMP RADEON 9200SE 128DDR TV/DVI BOX</text:p>
          </table:table-cell>
          <table:table-cell office:value-type="string" calcext:value-type="string">
            <text:p>,169.00,1,1</text:p>
          </table:table-cell>
          <table:table-cell table:number-columns-repeated="2"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string" calcext:value-type="string">
            <text:p>GRAFIKA SPARKLE GF FX-5200 8X <text:s/>64DDR TV <text:s text:c="5"/>BOX</text:p>
          </table:table-cell>
          <table:table-cell office:value-type="string" calcext:value-type="string">
            <text:p>,185.00,1,1</text:p>
          </table:table-cell>
          <table:table-cell table:number-columns-repeated="2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GRAFIKA SPARKLE GF FX-5200 8X 128DDR TV <text:s text:c="5"/>BOX</text:p>
          </table:table-cell>
          <table:table-cell office:value-type="string" calcext:value-type="string">
            <text:p>,205.00,1,1</text:p>
          </table:table-cell>
          <table:table-cell table:number-columns-repeated="2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GRAFIKA SPARKLE GF FX-5200 8X 128DDR TV/DVI <text:s/>BOX</text:p>
          </table:table-cell>
          <table:table-cell office:value-type="string" calcext:value-type="string">
            <text:p>,269.00,1,1</text:p>
          </table:table-cell>
          <table:table-cell table:number-columns-repeated="2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GRAFIKA SPARKLE GF FX-5500 8X 128DDR DVI/TV BOX</text:p>
          </table:table-cell>
          <table:table-cell office:value-type="string" calcext:value-type="string">
            <text:p>,309.00,1,1</text:p>
          </table:table-cell>
          <table:table-cell table:number-columns-repeated="2"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GRAFIKA SPARKLE GF FX-5500 8X 256 DVI/TV BOX</text:p>
          </table:table-cell>
          <table:table-cell office:value-type="string" calcext:value-type="string">
            <text:p>,369.00,1,1</text:p>
          </table:table-cell>
          <table:table-cell table:number-columns-repeated="2"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string" calcext:value-type="string">
            <text:p>GRAFIKA SPARKLE GF FX-5600XT 128DDR DVI/TV BOX</text:p>
          </table:table-cell>
          <table:table-cell office:value-type="string" calcext:value-type="string">
            <text:p>,379.00,1,1</text:p>
          </table:table-cell>
          <table:table-cell table:number-columns-repeated="2"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string" calcext:value-type="string">
            <text:p>GRAFIKA SPARKLE GF FX-5700 128DDR DVI/TV BOX</text:p>
          </table:table-cell>
          <table:table-cell office:value-type="string" calcext:value-type="string">
            <text:p>,479.00,1,1</text:p>
          </table:table-cell>
          <table:table-cell table:number-columns-repeated="2"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GRAFIKA SPARKLE GF FX-5700 128DDR DVI/VIVO BOX</text:p>
          </table:table-cell>
          <table:table-cell office:value-type="string" calcext:value-type="string">
            <text:p>,539.00,1,1</text:p>
          </table:table-cell>
          <table:table-cell table:number-columns-repeated="2"/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string" calcext:value-type="string">
            <text:p>GRAFIKA SPARKLE GF FX-5700 256DDR DVI/TV BOX</text:p>
          </table:table-cell>
          <table:table-cell office:value-type="string" calcext:value-type="string">
            <text:p>,549.00,1,1</text:p>
          </table:table-cell>
          <table:table-cell table:number-columns-repeated="2"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GRAFIKA SPARKLE GF FX-5700 256DDR DVI/VIVO BOX</text:p>
          </table:table-cell>
          <table:table-cell office:value-type="string" calcext:value-type="string">
            <text:p>,599.00,1,1</text:p>
          </table:table-cell>
          <table:table-cell table:number-columns-repeated="2"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GRAFIKA SPARKLE GF FX-5700LE 128 DVI/TV BOX</text:p>
          </table:table-cell>
          <table:table-cell office:value-type="string" calcext:value-type="string">
            <text:p>,449.00,1,1</text:p>
          </table:table-cell>
          <table:table-cell table:number-columns-repeated="2"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GRAFIKA SPARKLE GF-4 TI4200 128DDR PLATINIUM OEM</text:p>
          </table:table-cell>
          <table:table-cell office:value-type="string" calcext:value-type="string">
            <text:p>,699.00,0,1</text:p>
          </table:table-cell>
          <table:table-cell table:number-columns-repeated="2"/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GRAFIKA SPARKLE GF-4MX-4000 128DDR TV BOX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GRAFIKA SPARKLE GF-4MX-440 <text:s/>64DDR TV AGP8 BOX</text:p>
          </table:table-cell>
          <table:table-cell office:value-type="string" calcext:value-type="string">
            <text:p>,149.00,1,1</text:p>
          </table:table-cell>
          <table:table-cell table:number-columns-repeated="2"/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GRAFIKA WINFAST GF 4 MX-4000 128DDR TV BOX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GRAFIKA WINFAST GF 4 MX-440 64DDR TV 8X BOX</text:p>
          </table:table-cell>
          <table:table-cell office:value-type="string" calcext:value-type="string">
            <text:p>,151.00,1,1</text:p>
          </table:table-cell>
          <table:table-cell table:number-columns-repeated="2"/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GRAFIKA WINFAST GF FX-5200 128DDR TV BOX</text:p>
          </table:table-cell>
          <table:table-cell office:value-type="string" calcext:value-type="string">
            <text:p>,205.00,1,1</text:p>
          </table:table-cell>
          <table:table-cell table:number-columns-repeated="2"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string" calcext:value-type="string">
            <text:p>GRAFIKA WINFAST GF FX-5200 128DDR TV/DVI BOX</text:p>
          </table:table-cell>
          <table:table-cell office:value-type="string" calcext:value-type="string">
            <text:p>,239.00,0,1</text:p>
          </table:table-cell>
          <table:table-cell table:number-columns-repeated="2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GRAFIKA WINFAST GF FX-5200 128DDR TV/DVI H BOX</text:p>
          </table:table-cell>
          <table:table-cell office:value-type="string" calcext:value-type="string">
            <text:p>,299.00,0,1</text:p>
          </table:table-cell>
          <table:table-cell table:number-columns-repeated="2"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string" calcext:value-type="string">
            <text:p>GRAFIKA WINFAST GF FX-5700 128DDR DVI/VIVO BOX</text:p>
          </table:table-cell>
          <table:table-cell office:value-type="string" calcext:value-type="string">
            <text:p>,569.00,1,1</text:p>
          </table:table-cell>
          <table:table-cell table:number-columns-repeated="2"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GRAFIKA WINFAST GF FX-5700 256DDR DVI/VIVO BOX</text:p>
          </table:table-cell>
          <table:table-cell office:value-type="string" calcext:value-type="string">
            <text:p>,619.00,1,1</text:p>
          </table:table-cell>
          <table:table-cell table:number-columns-repeated="2"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GRAFIKA WINFAST GF FX-5700 256DDR TV/DVI BOX</text:p>
          </table:table-cell>
          <table:table-cell office:value-type="string" calcext:value-type="string">
            <text:p>,569.00,1,1</text:p>
          </table:table-cell>
          <table:table-cell table:number-columns-repeated="2"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GRAFIKA WINFAST GF FX-5700LE 128DDR TV/DVI BOX</text:p>
          </table:table-cell>
          <table:table-cell office:value-type="string" calcext:value-type="string">
            <text:p>,459.00,1,1</text:p>
          </table:table-cell>
          <table:table-cell table:number-columns-repeated="2"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GRAFIKA WINFAST GF FX-5900XT 128DDR TV/DVI BOX</text:p>
          </table:table-cell>
          <table:table-cell office:value-type="string" calcext:value-type="string">
            <text:p>,749.00,1,1</text:p>
          </table:table-cell>
          <table:table-cell table:number-columns-repeated="2"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GSM PAKIET STARTOWY + TELEKARTA 20 <text:s/>HEYAH</text:p>
          </table:table-cell>
          <table:table-cell office:value-type="string" calcext:value-type="string">
            <text:p>,28.89,0,1</text:p>
          </table:table-cell>
          <table:table-cell table:number-columns-repeated="2"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GSM TELEKARTA HEYAH 20PLN</text:p>
          </table:table-cell>
          <table:table-cell office:value-type="string" calcext:value-type="string">
            <text:p>,15.70,1,1</text:p>
          </table:table-cell>
          <table:table-cell table:number-columns-repeated="2"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string" calcext:value-type="string">
            <text:p>GSM TELEKARTA HEYAH 50PLN</text:p>
          </table:table-cell>
          <table:table-cell office:value-type="string" calcext:value-type="string">
            <text:p>,39.30,1,1</text:p>
          </table:table-cell>
          <table:table-cell table:number-columns-repeated="2"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GSM TELEKARTA POP <text:s/>25PLN</text:p>
          </table:table-cell>
          <table:table-cell office:value-type="string" calcext:value-type="string">
            <text:p>,19.46,1,1</text:p>
          </table:table-cell>
          <table:table-cell table:number-columns-repeated="2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string" calcext:value-type="string">
            <text:p>GSM TELEKARTA POP <text:s/>50PLN</text:p>
          </table:table-cell>
          <table:table-cell office:value-type="string" calcext:value-type="string">
            <text:p>,38.93,1,1</text:p>
          </table:table-cell>
          <table:table-cell table:number-columns-repeated="2"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GSM TELEKARTA POP 100PLN</text:p>
          </table:table-cell>
          <table:table-cell office:value-type="string" calcext:value-type="string">
            <text:p>,77.87,1,1</text:p>
          </table:table-cell>
          <table:table-cell table:number-columns-repeated="2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GSM TELEKARTA POP 150PLN</text:p>
          </table:table-cell>
          <table:table-cell office:value-type="string" calcext:value-type="string">
            <text:p>,116.80,1,0</text:p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GSM TELEKARTA SIMPLUS <text:s/>30PLN</text:p>
          </table:table-cell>
          <table:table-cell office:value-type="string" calcext:value-type="string">
            <text:p>,22.51,1,1</text:p>
          </table:table-cell>
          <table:table-cell table:number-columns-repeated="2"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GSM TELEKARTA SIMPLUS <text:s/>50PLN</text:p>
          </table:table-cell>
          <table:table-cell office:value-type="string" calcext:value-type="string">
            <text:p>,37.51,1,1</text:p>
          </table:table-cell>
          <table:table-cell table:number-columns-repeated="2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GSM TELEKARTA SIMPLUS 100PLN</text:p>
          </table:table-cell>
          <table:table-cell office:value-type="string" calcext:value-type="string">
            <text:p>,75.02,1,1</text:p>
          </table:table-cell>
          <table:table-cell table:number-columns-repeated="2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GSM TELEKARTA TAK-TAK <text:s/>20PLN</text:p>
          </table:table-cell>
          <table:table-cell office:value-type="string" calcext:value-type="string">
            <text:p>,15.43,1,1</text:p>
          </table:table-cell>
          <table:table-cell table:number-columns-repeated="2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GSM TELEKARTA TAK-TAK <text:s/>49PLN</text:p>
          </table:table-cell>
          <table:table-cell office:value-type="string" calcext:value-type="string">
            <text:p>,36.70,1,0</text:p>
          </table:table-cell>
          <table:table-cell table:number-columns-repeated="2"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GSM TELEKARTA TAK-TAK <text:s/>50PLN</text:p>
          </table:table-cell>
          <table:table-cell office:value-type="string" calcext:value-type="string">
            <text:p>,38.57,1,1</text:p>
          </table:table-cell>
          <table:table-cell table:number-columns-repeated="2"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GSM TELEKARTA TAK-TAK <text:s/>99PLN</text:p>
          </table:table-cell>
          <table:table-cell office:value-type="string" calcext:value-type="string">
            <text:p>,77.09,1,1</text:p>
          </table:table-cell>
          <table:table-cell table:number-columns-repeated="2"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GSM TELEKARTA TAK-TAK 149PLN</text:p>
          </table:table-cell>
          <table:table-cell office:value-type="string" calcext:value-type="string">
            <text:p>,116.02,0,1</text:p>
          </table:table-cell>
          <table:table-cell table:number-columns-repeated="2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string" calcext:value-type="string">
            <text:p>G?O?IKI <text:s/>EASYTOUCH TTS-2001 2,0 120W</text:p>
          </table:table-cell>
          <table:table-cell office:value-type="string" calcext:value-type="string">
            <text:p>,36.99,1,1</text:p>
          </table:table-cell>
          <table:table-cell table:number-columns-repeated="2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G?O?IKI <text:s/>EASYTOUCH TTS-2002 2,0 120W</text:p>
          </table:table-cell>
          <table:table-cell office:value-type="string" calcext:value-type="string">
            <text:p>,24.89,0,1</text:p>
          </table:table-cell>
          <table:table-cell table:number-columns-repeated="2"/>
        </table:table-row>
        <table:table-row table:style-name="ro1">
          <table:table-cell office:value-type="float" office:value="10622" calcext:value-type="float">
            <text:p>10622</text:p>
          </table:table-cell>
          <table:table-cell office:value-type="string" calcext:value-type="string">
            <text:p>G?O?IKI <text:s/>EASYTOUCH TTS-2013 2,0 120W</text:p>
          </table:table-cell>
          <table:table-cell office:value-type="string" calcext:value-type="string">
            <text:p>,39.62,1,1</text:p>
          </table:table-cell>
          <table:table-cell table:number-columns-repeated="2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G?O?IKI <text:s/>EASYTOUCH TTS-3008 2,1 280W SUBWOOFER</text:p>
          </table:table-cell>
          <table:table-cell office:value-type="string" calcext:value-type="string">
            <text:p>,104.36,1,1</text:p>
          </table:table-cell>
          <table:table-cell table:number-columns-repeated="2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G?O?IKI <text:s/>EASYTOUCH TTS-3012 2,1 320W BIA?E</text:p>
          </table:table-cell>
          <table:table-cell office:value-type="string" calcext:value-type="string">
            <text:p>,74.05,1,1</text:p>
          </table:table-cell>
          <table:table-cell table:number-columns-repeated="2"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G?O?IKI <text:s/>EASYTOUCH TTS-3012 2,1 320W CZARNE</text:p>
          </table:table-cell>
          <table:table-cell office:value-type="string" calcext:value-type="string">
            <text:p>,75.72,1,1</text:p>
          </table:table-cell>
          <table:table-cell table:number-columns-repeated="2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G?O?IKI <text:s/>EASYTOUCH TTS-3015 2,1 160W SUBWOOFER</text:p>
          </table:table-cell>
          <table:table-cell office:value-type="string" calcext:value-type="string">
            <text:p>,79.00,1,1</text:p>
          </table:table-cell>
          <table:table-cell table:number-columns-repeated="2"/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G?O?IKI <text:s/>EASYTOUCH TTS-3034 2,1 300W CZARNE</text:p>
          </table:table-cell>
          <table:table-cell office:value-type="string" calcext:value-type="string">
            <text:p>,65.82,1,1</text:p>
          </table:table-cell>
          <table:table-cell table:number-columns-repeated="2"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string" calcext:value-type="string">
            <text:p>G?O?IKI <text:s/>EASYTOUCH TTS-4102 4,1 300W BIA?E</text:p>
          </table:table-cell>
          <table:table-cell office:value-type="string" calcext:value-type="string">
            <text:p>,87.00,1,1</text:p>
          </table:table-cell>
          <table:table-cell table:number-columns-repeated="2"/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G?O?IKI <text:s/>EASYTOUCH TTS-4102 4,1 300W CZARNE</text:p>
          </table:table-cell>
          <table:table-cell office:value-type="string" calcext:value-type="string">
            <text:p>,89.00,1,1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G?O?IKI <text:s/>GREEN POWER MS-698 100W</text:p>
          </table:table-cell>
          <table:table-cell office:value-type="string" calcext:value-type="string">
            <text:p>,15.99,0,1</text:p>
          </table:table-cell>
          <table:table-cell table:number-columns-repeated="2"/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G?O?IKI CREATIVE INSPIRE 2,1 P380 BOX</text:p>
          </table:table-cell>
          <table:table-cell office:value-type="string" calcext:value-type="string">
            <text:p>,149.99,1,1</text:p>
          </table:table-cell>
          <table:table-cell table:number-columns-repeated="2"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G?O?IKI CREATIVE INSPIRE 6,1 6700 OEM</text:p>
          </table:table-cell>
          <table:table-cell office:value-type="string" calcext:value-type="string">
            <text:p>,329.99,1,1</text:p>
          </table:table-cell>
          <table:table-cell table:number-columns-repeated="2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HDD 2,5</text:p>
          </table:table-cell>
          <table:table-cell office:value-type="string" calcext:value-type="string">
            <text:p><text:s/>FUJITSU MHT2030AT 30GB U-DMA/100</text:p>
          </table:table-cell>
          <table:table-cell office:value-type="string" calcext:value-type="string">
            <text:p>,359.00,1,1</text:p>
          </table:table-cell>
          <table:table-cell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HDD 2,5</text:p>
          </table:table-cell>
          <table:table-cell office:value-type="string" calcext:value-type="string">
            <text:p><text:s/>FUJITSU MHT2040AT 40GB U-DMA/100</text:p>
          </table:table-cell>
          <table:table-cell office:value-type="string" calcext:value-type="string">
            <text:p>,459.00,0,1</text:p>
          </table:table-cell>
          <table:table-cell/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HDD 2,5</text:p>
          </table:table-cell>
          <table:table-cell office:value-type="string" calcext:value-type="string">
            <text:p><text:s/>FUJITSU MHT2060AT 60GB U-DMA/100</text:p>
          </table:table-cell>
          <table:table-cell office:value-type="string" calcext:value-type="string">
            <text:p>,659.00,1,1</text:p>
          </table:table-cell>
          <table:table-cell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HDD 2,5</text:p>
          </table:table-cell>
          <table:table-cell office:value-type="string" calcext:value-type="string">
            <text:p><text:s/>HITACHI IC25-N020ATCS04 20GB U-DMA/100</text:p>
          </table:table-cell>
          <table:table-cell office:value-type="string" calcext:value-type="string">
            <text:p>,339.00,0,1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HDD 2,5</text:p>
          </table:table-cell>
          <table:table-cell office:value-type="string" calcext:value-type="string">
            <text:p><text:s/>HITACHI TRAVELSTAR 5K80 40GB (5400)</text:p>
          </table:table-cell>
          <table:table-cell office:value-type="string" calcext:value-type="string">
            <text:p>,469.00,0,1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HDD IBM IC35L060AV-ER 60GB ATA/100</text:p>
          </table:table-cell>
          <table:table-cell office:value-type="string" calcext:value-type="string">
            <text:p>,199.00,1,0</text:p>
          </table:table-cell>
          <table:table-cell table:number-columns-repeated="2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HDD KIESZE? 2,5</text:p>
          </table:table-cell>
          <table:table-cell office:value-type="string" calcext:value-type="string">
            <text:p><text:s/>EASYTOUCH USB 2,0 BLUE EYE ZEW</text:p>
          </table:table-cell>
          <table:table-cell office:value-type="string" calcext:value-type="string">
            <text:p>,99.99,1,1</text:p>
          </table:table-cell>
          <table:table-cell/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HDD KIESZE? EASYTOUCH KLUCZYK <text:s text:c="7"/>GRAFIT K-NF</text:p>
          </table:table-cell>
          <table:table-cell office:value-type="string" calcext:value-type="string">
            <text:p>,21.99,1,0</text:p>
          </table:table-cell>
          <table:table-cell table:number-columns-repeated="2"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HDD KIESZE? EASYTOUCH KLUCZYK <text:s text:c="6"/>SREBRNA K-NF</text:p>
          </table:table-cell>
          <table:table-cell office:value-type="string" calcext:value-type="string">
            <text:p>,25.75,1,1</text:p>
          </table:table-cell>
          <table:table-cell table:number-columns-repeated="2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HDD KIESZE? EASYTOUCH KLUCZYK 2*WENT, <text:s text:c="6"/>K-2F</text:p>
          </table:table-cell>
          <table:table-cell office:value-type="string" calcext:value-type="string">
            <text:p>,24.85,0,1</text:p>
          </table:table-cell>
          <table:table-cell table:number-columns-repeated="2"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HDD KIESZE? EASYTOUCH KLUCZYK 2*WENT,GRAFIT K-2F</text:p>
          </table:table-cell>
          <table:table-cell office:value-type="string" calcext:value-type="string">
            <text:p>,26.99,1,1</text:p>
          </table:table-cell>
          <table:table-cell table:number-columns-repeated="2"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HDD KIESZE? EASYTOUCH KLUCZYK 2*WENT,SREBRN,K-2F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HDD MAXTOR 6Y080L0 80GB ATA-133 (7200)</text:p>
          </table:table-cell>
          <table:table-cell office:value-type="string" calcext:value-type="string">
            <text:p>,258.99,1,1</text:p>
          </table:table-cell>
          <table:table-cell table:number-columns-repeated="2"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HDD MAXTOR 6Y080M0 80GB SATA-150 (7200) 8MB</text:p>
          </table:table-cell>
          <table:table-cell office:value-type="string" calcext:value-type="string">
            <text:p>,286.99,1,1</text:p>
          </table:table-cell>
          <table:table-cell table:number-columns-repeated="2"/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string" calcext:value-type="string">
            <text:p>HDD MAXTOR 6Y080P0 80GB ATA-133 (7200) CACHE 8MB</text:p>
          </table:table-cell>
          <table:table-cell office:value-type="string" calcext:value-type="string">
            <text:p>,278.99,1,1</text:p>
          </table:table-cell>
          <table:table-cell table:number-columns-repeated="2"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HDD MAXTOR 6Y120L0 120GB ATA-133 (7200)</text:p>
          </table:table-cell>
          <table:table-cell office:value-type="string" calcext:value-type="string">
            <text:p>,319.99,1,1</text:p>
          </table:table-cell>
          <table:table-cell table:number-columns-repeated="2"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HDD MAXTOR 6Y120M0 120GB SATA-150 (7200) 8MB</text:p>
          </table:table-cell>
          <table:table-cell office:value-type="string" calcext:value-type="string">
            <text:p>,379.99,1,0</text:p>
          </table:table-cell>
          <table:table-cell table:number-columns-repeated="2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HDD MAXTOR 6Y120P0 120GB ATA-133 (7200) CACHE 8M</text:p>
          </table:table-cell>
          <table:table-cell office:value-type="string" calcext:value-type="string">
            <text:p>,348.99,0,1</text:p>
          </table:table-cell>
          <table:table-cell table:number-columns-repeated="2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HDD SAMSUNG <text:s/>SV2042H 20GB UDMA-100</text:p>
          </table:table-cell>
          <table:table-cell office:value-type="string" calcext:value-type="string">
            <text:p>,169.00,1,0</text:p>
          </table:table-cell>
          <table:table-cell table:number-columns-repeated="2"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DD SAMSUNG <text:s/>SV3002H 30GB UDMA-100</text:p>
          </table:table-cell>
          <table:table-cell office:value-type="string" calcext:value-type="string">
            <text:p>,169.00,1,0</text:p>
          </table:table-cell>
          <table:table-cell table:number-columns-repeated="2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HDD SAMSUNG SP0411N 40GB (OBR7200)</text:p>
          </table:table-cell>
          <table:table-cell office:value-type="string" calcext:value-type="string">
            <text:p>,201.49,1,1</text:p>
          </table:table-cell>
          <table:table-cell table:number-columns-repeated="2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string" calcext:value-type="string">
            <text:p>HDD SAMSUNG SP0802N 80GB (OBR7200)</text:p>
          </table:table-cell>
          <table:table-cell office:value-type="string" calcext:value-type="string">
            <text:p>,238.89,1,1</text:p>
          </table:table-cell>
          <table:table-cell table:number-columns-repeated="2"/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HDD SAMSUNG SP0812C 80GB (OBR7200) SATA 8MB</text:p>
          </table:table-cell>
          <table:table-cell office:value-type="string" calcext:value-type="string">
            <text:p>,283.79,1,1</text:p>
          </table:table-cell>
          <table:table-cell table:number-columns-repeated="2"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HDD SAMSUNG SP0812N 80GB (OBR7200) 8MB</text:p>
          </table:table-cell>
          <table:table-cell office:value-type="string" calcext:value-type="string">
            <text:p>,265.69,1,1</text:p>
          </table:table-cell>
          <table:table-cell table:number-columns-repeated="2"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HDD SAMSUNG SP1203N 120GB (OBR7200)</text:p>
          </table:table-cell>
          <table:table-cell office:value-type="string" calcext:value-type="string">
            <text:p>,316.89,1,0</text:p>
          </table:table-cell>
          <table:table-cell table:number-columns-repeated="2"/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HDD SAMSUNG SP1213C 120GB (OBR7200) SATA 8MB</text:p>
          </table:table-cell>
          <table:table-cell office:value-type="string" calcext:value-type="string">
            <text:p>,359.99,1,1</text:p>
          </table:table-cell>
          <table:table-cell table:number-columns-repeated="2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HDD SAMSUNG SP1213N 120GB (OBR7200) 8MB</text:p>
          </table:table-cell>
          <table:table-cell office:value-type="string" calcext:value-type="string">
            <text:p>,339.99,1,1</text:p>
          </table:table-cell>
          <table:table-cell table:number-columns-repeated="2"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HDD SAMSUNG SP1604N 160GB (OBR7200)</text:p>
          </table:table-cell>
          <table:table-cell office:value-type="string" calcext:value-type="string">
            <text:p>,365.79,1,1</text:p>
          </table:table-cell>
          <table:table-cell table:number-columns-repeated="2"/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string" calcext:value-type="string">
            <text:p>HDD SAMSUNG SP1614C 160GB (OBR7200) SATA 8MB</text:p>
          </table:table-cell>
          <table:table-cell office:value-type="string" calcext:value-type="string">
            <text:p>,425.79,1,1</text:p>
          </table:table-cell>
          <table:table-cell table:number-columns-repeated="2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HDD SAMSUNG SP1614N 160GB (OBR7200) 8MB</text:p>
          </table:table-cell>
          <table:table-cell office:value-type="string" calcext:value-type="string">
            <text:p>,393.99,1,1</text:p>
          </table:table-cell>
          <table:table-cell table:number-columns-repeated="2"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HDD SAMSUNG SP4002H 40GB (OBR7200) UDMA-100</text:p>
          </table:table-cell>
          <table:table-cell office:value-type="string" calcext:value-type="string">
            <text:p>,201.89,1,0</text:p>
          </table:table-cell>
          <table:table-cell table:number-columns-repeated="2"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DD SAMSUNG SV0602H 60GB</text:p>
          </table:table-cell>
          <table:table-cell office:value-type="string" calcext:value-type="string">
            <text:p>,209.00,1,0</text:p>
          </table:table-cell>
          <table:table-cell table:number-columns-repeated="2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HDD SAMSUNG SV0802N 80GB UDMA-133</text:p>
          </table:table-cell>
          <table:table-cell office:value-type="string" calcext:value-type="string">
            <text:p>,219.99,1,0</text:p>
          </table:table-cell>
          <table:table-cell table:number-columns-repeated="2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HDD SAMSUNG SV1604N 160GB UDMA-133</text:p>
          </table:table-cell>
          <table:table-cell office:value-type="string" calcext:value-type="string">
            <text:p>,352.98,1,1</text:p>
          </table:table-cell>
          <table:table-cell table:number-columns-repeated="2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DD SAMSUNG SV2001H 20GB</text:p>
          </table:table-cell>
          <table:table-cell office:value-type="string" calcext:value-type="string">
            <text:p>,179.00,1,0</text:p>
          </table:table-cell>
          <table:table-cell table:number-columns-repeated="2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HDD SEAGATE ST3120022A 120GB BARRACUDA 7200,7</text:p>
          </table:table-cell>
          <table:table-cell office:value-type="string" calcext:value-type="string">
            <text:p>,329.99,0,1</text:p>
          </table:table-cell>
          <table:table-cell table:number-columns-repeated="2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HDD SEAGATE ST3120026A 120GB BARRACUD,7200,7 8MB</text:p>
          </table:table-cell>
          <table:table-cell office:value-type="string" calcext:value-type="string">
            <text:p>,354.99,1,1</text:p>
          </table:table-cell>
          <table:table-cell table:number-columns-repeated="2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HDD SEAGATE ST3160023A 160GB BARRACUD,7200,7 8MB</text:p>
          </table:table-cell>
          <table:table-cell office:value-type="string" calcext:value-type="string">
            <text:p>,425.99,0,1</text:p>
          </table:table-cell>
          <table:table-cell table:number-columns-repeated="2"/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HDD SEAGATE ST336607LW 36GB U320 SCSI 68PIN 10K</text:p>
          </table:table-cell>
          <table:table-cell office:value-type="string" calcext:value-type="string">
            <text:p>,599.99,1,0</text:p>
          </table:table-cell>
          <table:table-cell table:number-columns-repeated="2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HDD SEAGATE ST340014A 40GB BARRACUDA 7200,7</text:p>
          </table:table-cell>
          <table:table-cell office:value-type="string" calcext:value-type="string">
            <text:p>,208.99,1,1</text:p>
          </table:table-cell>
          <table:table-cell table:number-columns-repeated="2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DD SEAGATE ST380011A 80GB BARRACUDA 7 ATA/100</text:p>
          </table:table-cell>
          <table:table-cell office:value-type="string" calcext:value-type="string">
            <text:p>,254.99,1,1</text:p>
          </table:table-cell>
          <table:table-cell table:number-columns-repeated="2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string" calcext:value-type="string">
            <text:p>HDD SEAGATE ST380013AS 80GB BARR,7200,7 8MB SATA</text:p>
          </table:table-cell>
          <table:table-cell office:value-type="string" calcext:value-type="string">
            <text:p>,290.99,1,1</text:p>
          </table:table-cell>
          <table:table-cell table:number-columns-repeated="2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HDD SZYNY DO MONTA?U 3,5</text:p>
          </table:table-cell>
          <table:table-cell office:value-type="string" calcext:value-type="string">
            <text:p><text:s/>-&gt; 5,25</text:p>
          </table:table-cell>
          <table:table-cell/>
          <table:table-cell office:value-type="string" calcext:value-type="string">
            <text:p>,2.45,0,1</text:p>
          </table:table-cell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string" calcext:value-type="string">
            <text:p>HDD WD WD1200JB 120GB (7200) ATA-100 - 8MB CACHE</text:p>
          </table:table-cell>
          <table:table-cell office:value-type="string" calcext:value-type="string">
            <text:p>,342.99,1,1</text:p>
          </table:table-cell>
          <table:table-cell table:number-columns-repeated="2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HDD WD WD1200JD 120GB (7200) SATA 8MB CACHE</text:p>
          </table:table-cell>
          <table:table-cell office:value-type="string" calcext:value-type="string">
            <text:p>,352.99,1,1</text:p>
          </table:table-cell>
          <table:table-cell table:number-columns-repeated="2"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HDD WD WD1600JD 160GB (7200) SATA 8MB CACHE</text:p>
          </table:table-cell>
          <table:table-cell office:value-type="string" calcext:value-type="string">
            <text:p>,454.99,1,0</text:p>
          </table:table-cell>
          <table:table-cell table:number-columns-repeated="2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string" calcext:value-type="string">
            <text:p>HDD WD WD2000JB 200GB (7200) ATA-100 - 8MB CACHE</text:p>
          </table:table-cell>
          <table:table-cell office:value-type="string" calcext:value-type="string">
            <text:p>,528.89,0,1</text:p>
          </table:table-cell>
          <table:table-cell table:number-columns-repeated="2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HDD WD WD400JB 40GB (7200) ATA-100 - 8MB CACHE</text:p>
          </table:table-cell>
          <table:table-cell office:value-type="string" calcext:value-type="string">
            <text:p>,221.99,1,1</text:p>
          </table:table-cell>
          <table:table-cell table:number-columns-repeated="2"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HDD WD WD800JB 80GB (7200) ATA-100 - 8MB CACHE</text:p>
          </table:table-cell>
          <table:table-cell office:value-type="string" calcext:value-type="string">
            <text:p>,267.99,1,1</text:p>
          </table:table-cell>
          <table:table-cell table:number-columns-repeated="2"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HDD WD WD800JD 80GB (7200) SATA 8MB CACHE</text:p>
          </table:table-cell>
          <table:table-cell office:value-type="string" calcext:value-type="string">
            <text:p>,275.99,1,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BEL DO DRUKARKI BITRONICS 25M/C36M <text:s/>1,8M</text:p>
          </table:table-cell>
          <table:table-cell office:value-type="string" calcext:value-type="string">
            <text:p>,2.55,1,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BEL DO DRUKARKI BITRONICS 25M/C36M <text:s/>3,0M</text:p>
          </table:table-cell>
          <table:table-cell office:value-type="string" calcext:value-type="string">
            <text:p>,3.85,1,1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ABEL DO DRUKARKI BITRONICS 25M/C36M <text:s/>5,0M</text:p>
          </table:table-cell>
          <table:table-cell office:value-type="string" calcext:value-type="string">
            <text:p>,7.19,1,1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ABEL DO DRUKARKI BITRONICS 25M/C36M 10,0M</text:p>
          </table:table-cell>
          <table:table-cell office:value-type="string" calcext:value-type="string">
            <text:p>,13.99,1,1</text:p>
          </table:table-cell>
          <table:table-cell table:number-columns-repeated="2"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KABEL DO DRUKARKI HP 1100/1100A</text:p>
          </table:table-cell>
          <table:table-cell office:value-type="string" calcext:value-type="string">
            <text:p>,13.44,1,1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ABEL DO LINKOWANIA (2 KOMPUTERY) 25F/25F 3,0M</text:p>
          </table:table-cell>
          <table:table-cell office:value-type="string" calcext:value-type="string">
            <text:p>,5.03,1,1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KABEL DO LINKOWANIA (2 KOMPUTERY) 25M/25M 3,0M</text:p>
          </table:table-cell>
          <table:table-cell office:value-type="string" calcext:value-type="string">
            <text:p>,4.41,1,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ABEL DO LINKOWANIA (2 KOMPUTERY) 9F/25F 3,0M</text:p>
          </table:table-cell>
          <table:table-cell office:value-type="string" calcext:value-type="string">
            <text:p>,6.43,1,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ABEL DO LINKOWANIA (2 KOMPUTERY) 9F/9F 3,0M</text:p>
          </table:table-cell>
          <table:table-cell office:value-type="string" calcext:value-type="string">
            <text:p>,3.60,1,1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KABEL DO PRZESY?ANIA DANYCH 25F/25F <text:s/>1,8M</text:p>
          </table:table-cell>
          <table:table-cell office:value-type="string" calcext:value-type="string">
            <text:p>,5.97,0,1</text:p>
          </table:table-cell>
          <table:table-cell table:number-columns-repeated="2"/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KABEL DO PRZESY?ANIA DANYCH 25F/25F <text:s/>3,0M</text:p>
          </table:table-cell>
          <table:table-cell office:value-type="string" calcext:value-type="string">
            <text:p>,4.06,1,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BEL DO PRZESY?ANIA DANYCH 25F/25M <text:s/>1,8M</text:p>
          </table:table-cell>
          <table:table-cell office:value-type="string" calcext:value-type="string">
            <text:p>,4.69,1,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BEL DO PRZESY?ANIA DANYCH 25M/25M <text:s/>1,8M</text:p>
          </table:table-cell>
          <table:table-cell office:value-type="string" calcext:value-type="string">
            <text:p>,3.50,1,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ABEL DO PRZESY?ANIA DANYCH 25M/25M <text:s/>3,0M</text:p>
          </table:table-cell>
          <table:table-cell office:value-type="string" calcext:value-type="string">
            <text:p>,3.99,1,1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KABEL DO PRZESY?ANIA DANYCH 25M/25M <text:s/>5,0M</text:p>
          </table:table-cell>
          <table:table-cell office:value-type="string" calcext:value-type="string">
            <text:p>,6.84,1,1</text:p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KABEL DO PRZESY?ANIA DANYCH 25M/25M <text:s/>7,0M</text:p>
          </table:table-cell>
          <table:table-cell office:value-type="string" calcext:value-type="string">
            <text:p>,12.70,1,1</text:p>
          </table:table-cell>
          <table:table-cell table:number-columns-repeated="2"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KABEL DO PRZESY?ANIA DANYCH 25M/25M 10,0M</text:p>
          </table:table-cell>
          <table:table-cell office:value-type="string" calcext:value-type="string">
            <text:p>,15.00,1,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KABEL DO PRZE??CZNIK,VGA/SPLITER/DB 15M/15M 1,8M</text:p>
          </table:table-cell>
          <table:table-cell office:value-type="string" calcext:value-type="string">
            <text:p>,3.26,1,1</text:p>
          </table:table-cell>
          <table:table-cell table:number-columns-repeated="2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KABEL DO PRZE??CZNIKA KLAW/MYSZY PS/2 6M/6M 1,8M</text:p>
          </table:table-cell>
          <table:table-cell office:value-type="string" calcext:value-type="string">
            <text:p>,2.93,1,1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KABEL DO PRZE??CZNIKA KLAWIATURY DIN 5M/5M 1,8M</text:p>
          </table:table-cell>
          <table:table-cell office:value-type="string" calcext:value-type="string">
            <text:p>,5.09,1,1</text:p>
          </table:table-cell>
          <table:table-cell table:number-columns-repeated="2"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KABEL DVI &lt;=&gt; DVI 2,0M</text:p>
          </table:table-cell>
          <table:table-cell office:value-type="string" calcext:value-type="string">
            <text:p>,28.90,1,1</text:p>
          </table:table-cell>
          <table:table-cell table:number-columns-repeated="2"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KABEL DVI &lt;=&gt; VGA 2,0M</text:p>
          </table:table-cell>
          <table:table-cell office:value-type="string" calcext:value-type="string">
            <text:p>,22.12,1,1</text:p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KABEL FDD 2-1</text:p>
          </table:table-cell>
          <table:table-cell office:value-type="string" calcext:value-type="string">
            <text:p>,2.89,1,1</text:p>
          </table:table-cell>
          <table:table-cell table:number-columns-repeated="2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KABEL FDD 2-1 PRESTIGE (ROUND)</text:p>
          </table:table-cell>
          <table:table-cell office:value-type="string" calcext:value-type="string">
            <text:p>,5.99,1,1</text:p>
          </table:table-cell>
          <table:table-cell table:number-columns-repeated="2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string" calcext:value-type="string">
            <text:p>KABEL FIREWIRE 4/4 2M</text:p>
          </table:table-cell>
          <table:table-cell office:value-type="string" calcext:value-type="string">
            <text:p>,19.99,1,1</text:p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KABEL FIREWIRE 6/4 2M</text:p>
          </table:table-cell>
          <table:table-cell office:value-type="string" calcext:value-type="string">
            <text:p>,19.99,1,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ABEL HDD 2-1</text:p>
          </table:table-cell>
          <table:table-cell office:value-type="string" calcext:value-type="string">
            <text:p>,1.59,1,1</text:p>
          </table:table-cell>
          <table:table-cell table:number-columns-repeated="2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KABEL HDD 2-1 IDE ULTRADMA/100</text:p>
          </table:table-cell>
          <table:table-cell office:value-type="string" calcext:value-type="string">
            <text:p>,3.99,1,1</text:p>
          </table:table-cell>
          <table:table-cell table:number-columns-repeated="2"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KABEL HDD 2-1 IDE ULTRADMA/100 PRESTIGE (ROUND)</text:p>
          </table:table-cell>
          <table:table-cell office:value-type="string" calcext:value-type="string">
            <text:p>,8.12,1,1</text:p>
          </table:table-cell>
          <table:table-cell table:number-columns-repeated="2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string" calcext:value-type="string">
            <text:p>KABEL HDD 2-1 IDE ULTRADMA/133</text:p>
          </table:table-cell>
          <table:table-cell office:value-type="string" calcext:value-type="string">
            <text:p>,14.99,1,1</text:p>
          </table:table-cell>
          <table:table-cell table:number-columns-repeated="2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KABEL HDD 2-1 SERIAL ATA-150</text:p>
          </table:table-cell>
          <table:table-cell office:value-type="string" calcext:value-type="string">
            <text:p>,15.99,1,1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KABEL PRZED?U?ACZ DO KLAW,/MYSZY PS/2 6M/6F 1,8M</text:p>
          </table:table-cell>
          <table:table-cell office:value-type="string" calcext:value-type="string">
            <text:p>,1.68,0,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ABEL PRZED?U?ACZ DO KLAWIATURY 5M/5F 1,8M</text:p>
          </table:table-cell>
          <table:table-cell office:value-type="string" calcext:value-type="string">
            <text:p>,3.79,1,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BEL PRZED?U?ACZ DO MYSZY DB 9M/9F 1,8M</text:p>
          </table:table-cell>
          <table:table-cell office:value-type="string" calcext:value-type="string">
            <text:p>,2.52,1,1</text:p>
          </table:table-cell>
          <table:table-cell table:number-columns-repeated="2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KABEL PRZED?U?ACZ DO MYSZY DB 9M/9F 3,0M</text:p>
          </table:table-cell>
          <table:table-cell office:value-type="string" calcext:value-type="string">
            <text:p>,6.50,1,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ABEL PRZED?U?ACZ KABLA ZASILAJ?CEGO 1,8M</text:p>
          </table:table-cell>
          <table:table-cell office:value-type="string" calcext:value-type="string">
            <text:p>,4.41,1,1</text:p>
          </table:table-cell>
          <table:table-cell table:number-columns-repeated="2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KABEL PRZED?U?ACZ KABLA ZASILAJ?CEGO 3,0M</text:p>
          </table:table-cell>
          <table:table-cell office:value-type="string" calcext:value-type="string">
            <text:p>,5.67,1,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BEL PRZED?U?ACZ VGA DB 15M/15F 1,8M</text:p>
          </table:table-cell>
          <table:table-cell office:value-type="string" calcext:value-type="string">
            <text:p>,4.23,1,1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KABEL PRZED?U?ACZ VGA/FERRYT/ DB 15M/15F 1,8M</text:p>
          </table:table-cell>
          <table:table-cell office:value-type="string" calcext:value-type="string">
            <text:p>,5.99,1,1</text:p>
          </table:table-cell>
          <table:table-cell table:number-columns-repeated="2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KABEL ROZGA???IK PS/2 - KLAWIATURA + MYSZ</text:p>
          </table:table-cell>
          <table:table-cell office:value-type="string" calcext:value-type="string">
            <text:p>,3.42,1,1</text:p>
          </table:table-cell>
          <table:table-cell table:number-columns-repeated="2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ABEL ROZGA???IK ZASILANIA WEW 2*5,25</text:p>
          </table:table-cell>
          <table:table-cell/>
          <table:table-cell office:value-type="string" calcext:value-type="string">
            <text:p>,2.36,0,1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KABEL SCSI WIDE/LVD U2W + TERMINATOR</text:p>
          </table:table-cell>
          <table:table-cell office:value-type="string" calcext:value-type="string">
            <text:p>,99.00,1,1</text:p>
          </table:table-cell>
          <table:table-cell table:number-columns-repeated="2"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string" calcext:value-type="string">
            <text:p>KABEL STEREO MINIJACK / 2*CHINCH 10M</text:p>
          </table:table-cell>
          <table:table-cell office:value-type="string" calcext:value-type="string">
            <text:p>,6.09,1,1</text:p>
          </table:table-cell>
          <table:table-cell table:number-columns-repeated="2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KABEL STEREO MINIJACK / 2*CHINCH 2M</text:p>
          </table:table-cell>
          <table:table-cell office:value-type="string" calcext:value-type="string">
            <text:p>,2.31,1,1</text:p>
          </table:table-cell>
          <table:table-cell table:number-columns-repeated="2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KABEL SVHS / SVHS</text:p>
          </table:table-cell>
          <table:table-cell office:value-type="string" calcext:value-type="string">
            <text:p>,6.30,1,1</text:p>
          </table:table-cell>
          <table:table-cell table:number-columns-repeated="2"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KABEL USB 2,0 A(M)/B(M) <text:s/>1,8M</text:p>
          </table:table-cell>
          <table:table-cell office:value-type="string" calcext:value-type="string">
            <text:p>,2.19,1,1</text:p>
          </table:table-cell>
          <table:table-cell table:number-columns-repeated="2"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KABEL USB 2,0 LAPLINK - UNIWERSALNY</text:p>
          </table:table-cell>
          <table:table-cell office:value-type="string" calcext:value-type="string">
            <text:p>,69.00,1,1</text:p>
          </table:table-cell>
          <table:table-cell table:number-columns-repeated="2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KABEL USB A(F)/A(M) <text:s/>1,8M <text:s/>PRZED?U?ACZ</text:p>
          </table:table-cell>
          <table:table-cell office:value-type="string" calcext:value-type="string">
            <text:p>,2.59,1,1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KABEL USB A(F)/A(M) <text:s/>3,0M <text:s/>PRZED?U?ACZ</text:p>
          </table:table-cell>
          <table:table-cell office:value-type="string" calcext:value-type="string">
            <text:p>,3.63,1,1</text:p>
          </table:table-cell>
          <table:table-cell table:number-columns-repeated="2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KABEL USB A(M)/B(M) <text:s/>1,8M</text:p>
          </table:table-cell>
          <table:table-cell office:value-type="string" calcext:value-type="string">
            <text:p>,1.72,1,1</text:p>
          </table:table-cell>
          <table:table-cell table:number-columns-repeated="2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KABEL USB A(M)/B(M) <text:s/>3,0M</text:p>
          </table:table-cell>
          <table:table-cell office:value-type="string" calcext:value-type="string">
            <text:p>,2.49,1,1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ABEL USB A(M)/B(M) <text:s/>5,0M</text:p>
          </table:table-cell>
          <table:table-cell office:value-type="string" calcext:value-type="string">
            <text:p>,4.96,1,1</text:p>
          </table:table-cell>
          <table:table-cell table:number-columns-repeated="2"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KABEL USB A(M)/B(M) 2M Z BIA?? DIOD?</text:p>
          </table:table-cell>
          <table:table-cell office:value-type="string" calcext:value-type="string">
            <text:p>,7.41,1,1</text:p>
          </table:table-cell>
          <table:table-cell table:number-columns-repeated="2"/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string" calcext:value-type="string">
            <text:p>KABEL USB A(M)/B(M) 2M Z CZERWON? DIOD?</text:p>
          </table:table-cell>
          <table:table-cell office:value-type="string" calcext:value-type="string">
            <text:p>,7.41,1,1</text:p>
          </table:table-cell>
          <table:table-cell table:number-columns-repeated="2"/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KABEL USB A(M)/B(M) 2M Z NIEBIESK-CZERW, DIOD?</text:p>
          </table:table-cell>
          <table:table-cell office:value-type="string" calcext:value-type="string">
            <text:p>,7.41,1,1</text:p>
          </table:table-cell>
          <table:table-cell table:number-columns-repeated="2"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KABEL USB A(M)/B(M) 2M Z NIEBIESK? DIOD?</text:p>
          </table:table-cell>
          <table:table-cell office:value-type="string" calcext:value-type="string">
            <text:p>,7.41,1,1</text:p>
          </table:table-cell>
          <table:table-cell table:number-columns-repeated="2"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KABEL USB A(M)/B(M) 2M Z ???T? DIOD?</text:p>
          </table:table-cell>
          <table:table-cell office:value-type="string" calcext:value-type="string">
            <text:p>,7.41,1,1</text:p>
          </table:table-cell>
          <table:table-cell table:number-columns-repeated="2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KABEL USB A(M)/B(M) MINI USB 1,0M</text:p>
          </table:table-cell>
          <table:table-cell office:value-type="string" calcext:value-type="string">
            <text:p>,9.99,1,1</text:p>
          </table:table-cell>
          <table:table-cell table:number-columns-repeated="2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KABEL USB A(M)/B(M) MINI USB 2,0M <text:s text:c="5"/>TRAPEZOWA</text:p>
          </table:table-cell>
          <table:table-cell office:value-type="string" calcext:value-type="string">
            <text:p>,9.99,1,1</text:p>
          </table:table-cell>
          <table:table-cell table:number-columns-repeated="2"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string" calcext:value-type="string">
            <text:p>KABEL USB DATALINK DO PRZESY?ANIA DANYCH <text:s/>2M</text:p>
          </table:table-cell>
          <table:table-cell office:value-type="string" calcext:value-type="string">
            <text:p>,39.50,1,0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KABEL USB DO DRUKARKI USB-CENTRONICS 36 PIN</text:p>
          </table:table-cell>
          <table:table-cell office:value-type="string" calcext:value-type="string">
            <text:p>,67.00,0,1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KABEL VGA/FERRYT/DB 15M/5*BNC 2,0M</text:p>
          </table:table-cell>
          <table:table-cell office:value-type="string" calcext:value-type="string">
            <text:p>,18.20,1,1</text:p>
          </table:table-cell>
          <table:table-cell table:number-columns-repeated="2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KABEL ZASILAJ?CY - SERIAL ATA</text:p>
          </table:table-cell>
          <table:table-cell office:value-type="string" calcext:value-type="string">
            <text:p>,8.25,1,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ABEL ZASILAJ?CY 1,8M</text:p>
          </table:table-cell>
          <table:table-cell office:value-type="string" calcext:value-type="string">
            <text:p>,3.47,1,1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KABEL ZASILAJ?CY 3,0M</text:p>
          </table:table-cell>
          <table:table-cell office:value-type="string" calcext:value-type="string">
            <text:p>,4.62,1,1</text:p>
          </table:table-cell>
          <table:table-cell table:number-columns-repeated="2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KABEL ZASILANIA ATX / P4</text:p>
          </table:table-cell>
          <table:table-cell office:value-type="string" calcext:value-type="string">
            <text:p>,6.44,1,1</text:p>
          </table:table-cell>
          <table:table-cell table:number-columns-repeated="2"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string" calcext:value-type="string">
            <text:p>KASETON DWUSTRONNY ZEWN?TRZNY MYCOLOR</text:p>
          </table:table-cell>
          <table:table-cell office:value-type="string" calcext:value-type="string">
            <text:p>,599.00,1,1</text:p>
          </table:table-cell>
          <table:table-cell table:number-columns-repeated="2"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KLAWIATURA <text:s/>+MYSZ <text:s/>EASYTOUCH BEZPRZEWODOWA FK861</text:p>
          </table:table-cell>
          <table:table-cell office:value-type="string" calcext:value-type="string">
            <text:p>,86.64,1,1</text:p>
          </table:table-cell>
          <table:table-cell table:number-columns-repeated="2"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KLAWIATURA <text:s/>EASYTOUCH KB-1721 ALFA <text:s text:c="2"/>MM PS/2</text:p>
          </table:table-cell>
          <table:table-cell office:value-type="string" calcext:value-type="string">
            <text:p>,22.62,1,1</text:p>
          </table:table-cell>
          <table:table-cell table:number-columns-repeated="2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string" calcext:value-type="string">
            <text:p>KLAWIATURA <text:s/>EASYTOUCH KB-1825 DELTA <text:s/>MM PS/2 <text:s text:c="2"/>,</text:p>
          </table:table-cell>
          <table:table-cell office:value-type="string" calcext:value-type="string">
            <text:p>,26.80,1,1</text:p>
          </table:table-cell>
          <table:table-cell table:number-columns-repeated="2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KLAWIATURA <text:s/>EASYTOUCH KB-1925 BETA <text:s text:c="2"/>MM PS/2 <text:s text:c="2"/>,</text:p>
          </table:table-cell>
          <table:table-cell office:value-type="string" calcext:value-type="string">
            <text:p>,28.90,1,1</text:p>
          </table:table-cell>
          <table:table-cell table:number-columns-repeated="2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KLAWIATURA <text:s/>EASYTOUCH KB-2125 GAMMA <text:s/>MM PS/2 <text:s text:c="2"/>,</text:p>
          </table:table-cell>
          <table:table-cell office:value-type="string" calcext:value-type="string">
            <text:p>,28.43,1,1</text:p>
          </table:table-cell>
          <table:table-cell table:number-columns-repeated="2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KLAWIATURA <text:s/>EASYTOUCH KB-2616 SIGMA <text:s/>MM PS/2</text:p>
          </table:table-cell>
          <table:table-cell office:value-type="string" calcext:value-type="string">
            <text:p>,16.99,1,1</text:p>
          </table:table-cell>
          <table:table-cell table:number-columns-repeated="2"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KLAWIATURA <text:s/>EASYTOUCH KB-2625 OMEGA <text:s/>MM PS/2 <text:s text:c="2"/>,</text:p>
          </table:table-cell>
          <table:table-cell office:value-type="string" calcext:value-type="string">
            <text:p>,38.24,1,1</text:p>
          </table:table-cell>
          <table:table-cell table:number-columns-repeated="2"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string" calcext:value-type="string">
            <text:p>KLAWIATURA <text:s/>EASYTOUCH LK-901 PS/2</text:p>
          </table:table-cell>
          <table:table-cell office:value-type="string" calcext:value-type="string">
            <text:p>,10.99,1,1</text:p>
          </table:table-cell>
          <table:table-cell table:number-columns-repeated="2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string" calcext:value-type="string">
            <text:p>KLAWIATURA <text:s/>LINKWORLD LK-601 (C,BB) CZARNA PS/2</text:p>
          </table:table-cell>
          <table:table-cell office:value-type="string" calcext:value-type="string">
            <text:p>,13.99,1,1</text:p>
          </table:table-cell>
          <table:table-cell table:number-columns-repeated="2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AWIATURA A4-TECH CAB-111 MULTIMEDIALNA</text:p>
          </table:table-cell>
          <table:table-cell office:value-type="string" calcext:value-type="string">
            <text:p>,30.94,1,1</text:p>
          </table:table-cell>
          <table:table-cell table:number-columns-repeated="2"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KLAWIATURA A4-TECH KBS-21</text:p>
          </table:table-cell>
          <table:table-cell office:value-type="string" calcext:value-type="string">
            <text:p>,29.70,1,1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KLAWIATURA LOGITECH DELUXE ACCESS BOX</text:p>
          </table:table-cell>
          <table:table-cell office:value-type="string" calcext:value-type="string">
            <text:p>,68.64,1,1</text:p>
          </table:table-cell>
          <table:table-cell table:number-columns-repeated="2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string" calcext:value-type="string">
            <text:p>KLAWIATURA LOGITECH DELUXE OEM</text:p>
          </table:table-cell>
          <table:table-cell office:value-type="string" calcext:value-type="string">
            <text:p>,31.99,0,1</text:p>
          </table:table-cell>
          <table:table-cell table:number-columns-repeated="2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string" calcext:value-type="string">
            <text:p>KLAWIATURA LOGITECH INTERNET NAVIGATOR SE USB/PS</text:p>
          </table:table-cell>
          <table:table-cell office:value-type="string" calcext:value-type="string">
            <text:p>,147.34,0,1</text:p>
          </table:table-cell>
          <table:table-cell table:number-columns-repeated="2"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KLAWIATURA LOGITECH INTERNET OEM BIA?A PS/2</text:p>
          </table:table-cell>
          <table:table-cell office:value-type="string" calcext:value-type="string">
            <text:p>,42.24,1,1</text:p>
          </table:table-cell>
          <table:table-cell table:number-columns-repeated="2"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string" calcext:value-type="string">
            <text:p>KLAWIATURA LOGITECH INTERNET OEM CZARNA PS/2</text:p>
          </table:table-cell>
          <table:table-cell office:value-type="string" calcext:value-type="string">
            <text:p>,46.94,1,1</text:p>
          </table:table-cell>
          <table:table-cell table:number-columns-repeated="2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KLAWIATURA LOGITECH OFFICE INTERNET OEM PS/2</text:p>
          </table:table-cell>
          <table:table-cell office:value-type="string" calcext:value-type="string">
            <text:p>,54.28,1,1</text:p>
          </table:table-cell>
          <table:table-cell table:number-columns-repeated="2"/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string" calcext:value-type="string">
            <text:p>KLAWIATURA LOGITECH PREMIUM DESKTOP</text:p>
          </table:table-cell>
          <table:table-cell office:value-type="string" calcext:value-type="string">
            <text:p>,137.50,1,1</text:p>
          </table:table-cell>
          <table:table-cell table:number-columns-repeated="2"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KLAWIATURA LOGITECH VALUE OEM</text:p>
          </table:table-cell>
          <table:table-cell office:value-type="string" calcext:value-type="string">
            <text:p>,24.42,1,0</text:p>
          </table:table-cell>
          <table:table-cell table:number-columns-repeated="2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KLAWIATURA+MYSZ A4-TECH BEZPRZEW,KBS-2348RP</text:p>
          </table:table-cell>
          <table:table-cell office:value-type="string" calcext:value-type="string">
            <text:p>,129.99,1,1</text:p>
          </table:table-cell>
          <table:table-cell table:number-columns-repeated="2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string" calcext:value-type="string">
            <text:p>KLAWIATURA+MYSZ A4-TECH BEZPRZEW,KBS-2548RP</text:p>
          </table:table-cell>
          <table:table-cell office:value-type="string" calcext:value-type="string">
            <text:p>,129.60,0,1</text:p>
          </table:table-cell>
          <table:table-cell table:number-columns-repeated="2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KLAWIATURA+MYSZ A4-TECH BEZPRZEW,KBS-8533RP</text:p>
          </table:table-cell>
          <table:table-cell office:value-type="string" calcext:value-type="string">
            <text:p>,129.60,1,0</text:p>
          </table:table-cell>
          <table:table-cell table:number-columns-repeated="2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KLAWIATURA+MYSZ A4-TECH BEZPRZEW,RF+215 X COMFOR</text:p>
          </table:table-cell>
          <table:table-cell office:value-type="string" calcext:value-type="string">
            <text:p>,112.00,1,1</text:p>
          </table:table-cell>
          <table:table-cell table:number-columns-repeated="2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KLAWIATURA+MYSZ A4-TECH BEZPRZEW,RF+315</text:p>
          </table:table-cell>
          <table:table-cell office:value-type="string" calcext:value-type="string">
            <text:p>,95.15,1,1</text:p>
          </table:table-cell>
          <table:table-cell table:number-columns-repeated="2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KLAWIATURA+MYSZ A4-TECH BEZPRZEW,RF+315OPTO X CO</text:p>
          </table:table-cell>
          <table:table-cell office:value-type="string" calcext:value-type="string">
            <text:p>,130.31,1,1</text:p>
          </table:table-cell>
          <table:table-cell table:number-columns-repeated="2"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KLAWIATURA+MYSZ A4-TECH MYSZ BEZP,CAB+215RF X CO</text:p>
          </table:table-cell>
          <table:table-cell office:value-type="string" calcext:value-type="string">
            <text:p>,53.90,1,1</text:p>
          </table:table-cell>
          <table:table-cell table:number-columns-repeated="2"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KLAWIATURA+MYSZ BENQ JOY BOARD CORDLESS 805</text:p>
          </table:table-cell>
          <table:table-cell office:value-type="string" calcext:value-type="string">
            <text:p>,154.99,1,1</text:p>
          </table:table-cell>
          <table:table-cell table:number-columns-repeated="2"/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string" calcext:value-type="string">
            <text:p>KLAWIATURA+MYSZ BENQ MINI BUDDY 6512ME</text:p>
          </table:table-cell>
          <table:table-cell office:value-type="string" calcext:value-type="string">
            <text:p>,109.99,1,1</text:p>
          </table:table-cell>
          <table:table-cell table:number-columns-repeated="2"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string" calcext:value-type="string">
            <text:p>KLAWIATURA+MYSZ BENQ RF CORDLESS AIR TOUCH LUXUR</text:p>
          </table:table-cell>
          <table:table-cell office:value-type="string" calcext:value-type="string">
            <text:p>,139.99,1,1</text:p>
          </table:table-cell>
          <table:table-cell table:number-columns-repeated="2"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KLAWIATURA+MYSZ LOGITECH BEZPR,DESKTOP PRECISION</text:p>
          </table:table-cell>
          <table:table-cell office:value-type="string" calcext:value-type="string">
            <text:p>,211.20,0,1</text:p>
          </table:table-cell>
          <table:table-cell table:number-columns-repeated="2"/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KLAWIATURA+MYSZ LOGITECH BEZPRZEW,DESK,DELUX CZA</text:p>
          </table:table-cell>
          <table:table-cell office:value-type="string" calcext:value-type="string">
            <text:p>,268.92,0,1</text:p>
          </table:table-cell>
          <table:table-cell table:number-columns-repeated="2"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string" calcext:value-type="string">
            <text:p>KLAWIATURA+MYSZ LOGITECH BEZPRZEW,DESKTOP MX</text:p>
          </table:table-cell>
          <table:table-cell office:value-type="string" calcext:value-type="string">
            <text:p>,399.00,0,1</text:p>
          </table:table-cell>
          <table:table-cell table:number-columns-repeated="2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KLAWIATURA+MYSZ LOGITECH BEZPRZEW,DESKTOP MX B-T</text:p>
          </table:table-cell>
          <table:table-cell office:value-type="string" calcext:value-type="string">
            <text:p>,633.60,0,1</text:p>
          </table:table-cell>
          <table:table-cell table:number-columns-repeated="2"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string" calcext:value-type="string">
            <text:p>KLAWIATURA+MYSZ LOGITECH BEZPRZEW,DINOVO MX B-T</text:p>
          </table:table-cell>
          <table:table-cell office:value-type="string" calcext:value-type="string">
            <text:p>,1023.50,0,1</text:p>
          </table:table-cell>
          <table:table-cell table:number-columns-repeated="2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KONTROLER FIRE WIRE (2*Z??CZE+1WEW)+KABEL+SOFT</text:p>
          </table:table-cell>
          <table:table-cell office:value-type="string" calcext:value-type="string">
            <text:p>,58.65,1,1</text:p>
          </table:table-cell>
          <table:table-cell table:number-columns-repeated="2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KONTROLER LPT*1 PCI</text:p>
          </table:table-cell>
          <table:table-cell office:value-type="string" calcext:value-type="string">
            <text:p>,36.80,1,1</text:p>
          </table:table-cell>
          <table:table-cell table:number-columns-repeated="2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KONTROLER RS232*2 + LPT*1 PCI</text:p>
          </table:table-cell>
          <table:table-cell office:value-type="string" calcext:value-type="string">
            <text:p>,67.85,0,1</text:p>
          </table:table-cell>
          <table:table-cell table:number-columns-repeated="2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KONTROLER RS232*2 PCI</text:p>
          </table:table-cell>
          <table:table-cell office:value-type="string" calcext:value-type="string">
            <text:p>,59.90,1,1</text:p>
          </table:table-cell>
          <table:table-cell table:number-columns-repeated="2"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KONTROLER UDMA/133 PCI + KABEL</text:p>
          </table:table-cell>
          <table:table-cell office:value-type="string" calcext:value-type="string">
            <text:p>,82.80,1,1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KONTROLER USB 1,1 2*PORT PCI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KONTROLER USB 2,0 2*PORT PCI</text:p>
          </table:table-cell>
          <table:table-cell office:value-type="string" calcext:value-type="string">
            <text:p>,45.00,1,1</text:p>
          </table:table-cell>
          <table:table-cell table:number-columns-repeated="2"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KONTROLER USB 2,0 4*PORT PCI</text:p>
          </table:table-cell>
          <table:table-cell office:value-type="string" calcext:value-type="string">
            <text:p>,39.00,1,1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KOSZT ZWROTU TOWAR?W HANDLOWYCH</text:p>
          </table:table-cell>
          <table:table-cell office:value-type="string" calcext:value-type="string">
            <text:p>,0.00,1,0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MIKROFON EASYTOUCH JF-002 NA PODSTAWCE</text:p>
          </table:table-cell>
          <table:table-cell office:value-type="string" calcext:value-type="string">
            <text:p>,5.99,1,1</text:p>
          </table:table-cell>
          <table:table-cell table:number-columns-repeated="2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MIKROFON EASYTOUCH SM-001M NA PODSTAWCE</text:p>
          </table:table-cell>
          <table:table-cell office:value-type="string" calcext:value-type="string">
            <text:p>,7.99,0,1</text:p>
          </table:table-cell>
          <table:table-cell table:number-columns-repeated="2"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MONITOR <text:s/>AOC 7F 17</text:p>
          </table:table-cell>
          <table:table-cell office:value-type="string" calcext:value-type="string">
            <text:p><text:s/>P?ASKI</text:p>
          </table:table-cell>
          <table:table-cell office:value-type="string" calcext:value-type="string">
            <text:p>,375.00,1,0</text:p>
          </table:table-cell>
          <table:table-cell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MONITOR <text:s/>AOC 7K+ 17</text:p>
          </table:table-cell>
          <table:table-cell office:value-type="string" calcext:value-type="string">
            <text:p><text:s/>P?ASKI <text:s text:c="14"/>TCO 03</text:p>
          </table:table-cell>
          <table:table-cell office:value-type="string" calcext:value-type="string">
            <text:p>,435.00,1,1</text:p>
          </table:table-cell>
          <table:table-cell/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string" calcext:value-type="string">
            <text:p>MONITOR <text:s/>AOC 9K+ 19</text:p>
          </table:table-cell>
          <table:table-cell office:value-type="string" calcext:value-type="string">
            <text:p><text:s/>P?ASKI <text:s text:c="14"/>TCO 03</text:p>
          </table:table-cell>
          <table:table-cell office:value-type="string" calcext:value-type="string">
            <text:p>,629.99,1,1</text:p>
          </table:table-cell>
          <table:table-cell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string" calcext:value-type="string">
            <text:p>MONITOR <text:s/>AOC FT700 17</text:p>
          </table:table-cell>
          <table:table-cell office:value-type="string" calcext:value-type="string">
            <text:p><text:s/>P?ASKI</text:p>
          </table:table-cell>
          <table:table-cell office:value-type="string" calcext:value-type="string">
            <text:p>,0.00,0,1</text:p>
          </table:table-cell>
          <table:table-cell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MONITOR <text:s/>AOC LCD LM720A 17</text:p>
          </table:table-cell>
          <table:table-cell office:value-type="string" calcext:value-type="string">
            <text:p><text:s/>MM <text:s text:c="11"/>TCO 99</text:p>
          </table:table-cell>
          <table:table-cell office:value-type="string" calcext:value-type="string">
            <text:p>,1549.00,1,1</text:p>
          </table:table-cell>
          <table:table-cell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MONITOR <text:s/>AOC LCD LM919 19</text:p>
          </table:table-cell>
          <table:table-cell office:value-type="string" calcext:value-type="string">
            <text:p><text:s text:c="16"/>TCO 99</text:p>
          </table:table-cell>
          <table:table-cell office:value-type="string" calcext:value-type="string">
            <text:p>,2239.99,0,1</text:p>
          </table:table-cell>
          <table:table-cell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MONITOR <text:s/>LITEON H1770NSL 17</text:p>
          </table:table-cell>
          <table:table-cell office:value-type="string" calcext:value-type="string">
            <text:p><text:s/>CZARNO-SREBRNY</text:p>
          </table:table-cell>
          <table:table-cell office:value-type="string" calcext:value-type="string">
            <text:p>,365.00,1,1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MONITOR <text:s/>LITEON H1770NST 17</text:p>
          </table:table-cell>
          <table:table-cell office:value-type="string" calcext:value-type="string">
            <text:p><text:s text:c="14"/>TCO 99</text:p>
          </table:table-cell>
          <table:table-cell office:value-type="string" calcext:value-type="string">
            <text:p>,371.00,1,1</text:p>
          </table:table-cell>
          <table:table-cell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MONITOR <text:s/>MIRO A17NF96 17</text:p>
          </table:table-cell>
          <table:table-cell office:value-type="string" calcext:value-type="string">
            <text:p>DIAMONDTRON P?AS,TCO 99</text:p>
          </table:table-cell>
          <table:table-cell office:value-type="string" calcext:value-type="string">
            <text:p>,599.00,1,1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MONITOR <text:s/>MIRO LCD FP178 17</text:p>
          </table:table-cell>
          <table:table-cell office:value-type="string" calcext:value-type="string">
            <text:p><text:s text:c="15"/>TCO 99</text:p>
          </table:table-cell>
          <table:table-cell office:value-type="string" calcext:value-type="string">
            <text:p>,1509.00,1,1</text:p>
          </table:table-cell>
          <table:table-cell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MONITOR <text:s/>MIRO LCD TD490 19</text:p>
          </table:table-cell>
          <table:table-cell office:value-type="string" calcext:value-type="string">
            <text:p><text:s/>MM <text:s text:c="11"/>TCO 99</text:p>
          </table:table-cell>
          <table:table-cell office:value-type="string" calcext:value-type="string">
            <text:p>,2499.00,0,1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MONITOR <text:s/>MIRO P1772F 17</text:p>
          </table:table-cell>
          <table:table-cell office:value-type="string" calcext:value-type="string">
            <text:p><text:s text:c="18"/>TCO 99</text:p>
          </table:table-cell>
          <table:table-cell office:value-type="string" calcext:value-type="string">
            <text:p>,369.99,1,1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MONITOR <text:s/>MIRO P17F86I 17</text:p>
          </table:table-cell>
          <table:table-cell office:value-type="string" calcext:value-type="string">
            <text:p><text:s text:c="10"/>P?ASKI TCO 99</text:p>
          </table:table-cell>
          <table:table-cell office:value-type="string" calcext:value-type="string">
            <text:p>,425.00,1,1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string" calcext:value-type="string">
            <text:p>MONITOR <text:s/>MIRO P17F98I 17</text:p>
          </table:table-cell>
          <table:table-cell office:value-type="string" calcext:value-type="string">
            <text:p><text:s text:c="10"/>P?ASKI TCO 99</text:p>
          </table:table-cell>
          <table:table-cell office:value-type="string" calcext:value-type="string">
            <text:p>,479.00,1,1</text:p>
          </table:table-cell>
          <table:table-cell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string" calcext:value-type="string">
            <text:p>MONITOR <text:s/>MIRO P1998F 19</text:p>
          </table:table-cell>
          <table:table-cell office:value-type="string" calcext:value-type="string">
            <text:p><text:s text:c="18"/>TCO 99</text:p>
          </table:table-cell>
          <table:table-cell office:value-type="string" calcext:value-type="string">
            <text:p>,609.00,1,1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MONITOR <text:s/>MIRO P19F98 19</text:p>
          </table:table-cell>
          <table:table-cell office:value-type="string" calcext:value-type="string">
            <text:p><text:s text:c="11"/>P?ASKI TCO 99</text:p>
          </table:table-cell>
          <table:table-cell office:value-type="string" calcext:value-type="string">
            <text:p>,719.00,1,1</text:p>
          </table:table-cell>
          <table:table-cell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string" calcext:value-type="string">
            <text:p>MONITOR <text:s/>NEC FE2111SB 22</text:p>
          </table:table-cell>
          <table:table-cell office:value-type="string" calcext:value-type="string">
            <text:p><text:s/>DIAMONDTRON <text:s text:c="4"/>TCO 99</text:p>
          </table:table-cell>
          <table:table-cell office:value-type="string" calcext:value-type="string">
            <text:p>,2309.00,0,1</text:p>
          </table:table-cell>
          <table:table-cell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MONITOR <text:s/>NEC FE770 17</text:p>
          </table:table-cell>
          <table:table-cell office:value-type="string" calcext:value-type="string">
            <text:p><text:s/>CLEARFLAT <text:s text:c="9"/>TCO 99</text:p>
          </table:table-cell>
          <table:table-cell office:value-type="string" calcext:value-type="string">
            <text:p>,474.00,1,1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MONITOR <text:s/>NEC FE770 17</text:p>
          </table:table-cell>
          <table:table-cell office:value-type="string" calcext:value-type="string">
            <text:p><text:s/>CLEARFLAT <text:s text:c="2"/>CZARNY TCO 99</text:p>
          </table:table-cell>
          <table:table-cell office:value-type="string" calcext:value-type="string">
            <text:p>,494.00,1,1</text:p>
          </table:table-cell>
          <table:table-cell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MONITOR <text:s/>NEC FE990 19</text:p>
          </table:table-cell>
          <table:table-cell office:value-type="string" calcext:value-type="string">
            <text:p><text:s/>CLEARFLAT <text:s text:c="9"/>TCO 99</text:p>
          </table:table-cell>
          <table:table-cell office:value-type="string" calcext:value-type="string">
            <text:p>,809.00,1,1</text:p>
          </table:table-cell>
          <table:table-cell/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MONITOR <text:s/>NEC FE991SB 19</text:p>
          </table:table-cell>
          <table:table-cell office:value-type="string" calcext:value-type="string">
            <text:p><text:s/>DIAMONDTRON <text:s text:c="5"/>TCO 03</text:p>
          </table:table-cell>
          <table:table-cell office:value-type="string" calcext:value-type="string">
            <text:p>,959.00,1,1</text:p>
          </table:table-cell>
          <table:table-cell/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string" calcext:value-type="string">
            <text:p>MONITOR <text:s/>NEC LCD <text:s/>51VM 15</text:p>
          </table:table-cell>
          <table:table-cell office:value-type="string" calcext:value-type="string">
            <text:p><text:s/>MM <text:s text:c="5"/>CZARNY TCO 99</text:p>
          </table:table-cell>
          <table:table-cell office:value-type="string" calcext:value-type="string">
            <text:p>,1339.00,1,1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MONITOR <text:s/>NEC LCD <text:s/>91VM 19</text:p>
          </table:table-cell>
          <table:table-cell office:value-type="string" calcext:value-type="string">
            <text:p><text:s/>MM <text:s text:c="5"/>CZARNY TCO 99</text:p>
          </table:table-cell>
          <table:table-cell office:value-type="string" calcext:value-type="string">
            <text:p>,2599.00,0,1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MONITOR <text:s/>NEC LCD 1560NX 15</text:p>
          </table:table-cell>
          <table:table-cell office:value-type="string" calcext:value-type="string">
            <text:p><text:s text:c="15"/>TCO 99</text:p>
          </table:table-cell>
          <table:table-cell office:value-type="string" calcext:value-type="string">
            <text:p>,1419.00,1,1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MONITOR <text:s/>NEC LCD 1560NX 15</text:p>
          </table:table-cell>
          <table:table-cell office:value-type="string" calcext:value-type="string">
            <text:p><text:s text:c="8"/>CZARNY TCO 99</text:p>
          </table:table-cell>
          <table:table-cell office:value-type="string" calcext:value-type="string">
            <text:p>,1449.00,1,1</text:p>
          </table:table-cell>
          <table:table-cell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MONITOR <text:s/>NEC LCD 1701 17</text:p>
          </table:table-cell>
          <table:table-cell office:value-type="string" calcext:value-type="string">
            <text:p><text:s text:c="17"/>TCO 99</text:p>
          </table:table-cell>
          <table:table-cell office:value-type="string" calcext:value-type="string">
            <text:p>,1629.00,1,1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MONITOR <text:s/>NEC LCD 1701 17</text:p>
          </table:table-cell>
          <table:table-cell office:value-type="string" calcext:value-type="string">
            <text:p><text:s text:c="10"/>CZARNY TCO 99</text:p>
          </table:table-cell>
          <table:table-cell office:value-type="string" calcext:value-type="string">
            <text:p>,1629.00,1,1</text:p>
          </table:table-cell>
          <table:table-cell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MONITOR <text:s/>NEC LCD 1760NX 17</text:p>
          </table:table-cell>
          <table:table-cell office:value-type="string" calcext:value-type="string">
            <text:p><text:s text:c="15"/>TCO 03</text:p>
          </table:table-cell>
          <table:table-cell office:value-type="string" calcext:value-type="string">
            <text:p>,1849.00,1,1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MONITOR <text:s/>NEC LCD 1760VM 17</text:p>
          </table:table-cell>
          <table:table-cell office:value-type="string" calcext:value-type="string">
            <text:p><text:s/>MM <text:s text:c="11"/>TCO 99</text:p>
          </table:table-cell>
          <table:table-cell office:value-type="string" calcext:value-type="string">
            <text:p>,1969.00,1,1</text:p>
          </table:table-cell>
          <table:table-cell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MONITOR <text:s/>NEC LCD 1760VM 17</text:p>
          </table:table-cell>
          <table:table-cell office:value-type="string" calcext:value-type="string">
            <text:p><text:s/>MM <text:s text:c="4"/>CZARNY TCO 99</text:p>
          </table:table-cell>
          <table:table-cell office:value-type="string" calcext:value-type="string">
            <text:p>,2019.00,1,1</text:p>
          </table:table-cell>
          <table:table-cell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MONITOR <text:s/>NEC LCD 1960NX 19</text:p>
          </table:table-cell>
          <table:table-cell office:value-type="string" calcext:value-type="string">
            <text:p><text:s text:c="15"/>TCO 03</text:p>
          </table:table-cell>
          <table:table-cell office:value-type="string" calcext:value-type="string">
            <text:p>,2919.00,0,1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MONITOR <text:s/>PROCOMP LCD E-7S 17</text:p>
          </table:table-cell>
          <table:table-cell office:value-type="string" calcext:value-type="string">
            <text:p><text:s/>MM SREBR-CZARNY</text:p>
          </table:table-cell>
          <table:table-cell office:value-type="string" calcext:value-type="string">
            <text:p>,1389.00,1,1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MONITOR <text:s/>PROCOMP LCD M17A 17</text:p>
          </table:table-cell>
          <table:table-cell office:value-type="string" calcext:value-type="string">
            <text:p><text:s/>MM SREBR-CZARNY</text:p>
          </table:table-cell>
          <table:table-cell office:value-type="string" calcext:value-type="string">
            <text:p>,1379.00,1,1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string" calcext:value-type="string">
            <text:p>MONITOR LG <text:s/>STUDIOWORKS 500E 15</text:p>
          </table:table-cell>
          <table:table-cell/>
          <table:table-cell office:value-type="string" calcext:value-type="string">
            <text:p>,320.90,1,1</text:p>
          </table:table-cell>
          <table:table-cell/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string" calcext:value-type="string">
            <text:p>MONITOR LG FLATRON F700B 17</text:p>
          </table:table-cell>
          <table:table-cell office:value-type="string" calcext:value-type="string">
            <text:p><text:s text:c="14"/>TCO 99</text:p>
          </table:table-cell>
          <table:table-cell office:value-type="string" calcext:value-type="string">
            <text:p>,518.99,1,1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MONITOR LG FLATRON F700P 17</text:p>
          </table:table-cell>
          <table:table-cell office:value-type="string" calcext:value-type="string">
            <text:p><text:s text:c="14"/>TCO 99</text:p>
          </table:table-cell>
          <table:table-cell office:value-type="string" calcext:value-type="string">
            <text:p>,567.99,1,1</text:p>
          </table:table-cell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MONITOR LG FLATRON F900B 19</text:p>
          </table:table-cell>
          <table:table-cell office:value-type="string" calcext:value-type="string">
            <text:p><text:s text:c="14"/>TCO 99</text:p>
          </table:table-cell>
          <table:table-cell office:value-type="string" calcext:value-type="string">
            <text:p>,859.00,1,1</text:p>
          </table:table-cell>
          <table:table-cell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MONITOR LG FLATRON F900P 19</text:p>
          </table:table-cell>
          <table:table-cell office:value-type="string" calcext:value-type="string">
            <text:p><text:s text:c="14"/>TCO 99</text:p>
          </table:table-cell>
          <table:table-cell office:value-type="string" calcext:value-type="string">
            <text:p>,969.99,1,0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string" calcext:value-type="string">
            <text:p>MONITOR LG FLATRON-EZ T710BH 17</text:p>
          </table:table-cell>
          <table:table-cell office:value-type="string" calcext:value-type="string">
            <text:p><text:s text:c="10"/>TCO 99</text:p>
          </table:table-cell>
          <table:table-cell office:value-type="string" calcext:value-type="string">
            <text:p>,469.90,1,1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MONITOR LG FLATRON-EZ T710PH 17</text:p>
          </table:table-cell>
          <table:table-cell office:value-type="string" calcext:value-type="string">
            <text:p><text:s text:c="10"/>TCO 03</text:p>
          </table:table-cell>
          <table:table-cell office:value-type="string" calcext:value-type="string">
            <text:p>,489.90,1,1</text:p>
          </table:table-cell>
          <table:table-cell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MONITOR LG FLATRON-EZ T910B 19</text:p>
          </table:table-cell>
          <table:table-cell office:value-type="string" calcext:value-type="string">
            <text:p><text:s text:c="11"/>TCO 99</text:p>
          </table:table-cell>
          <table:table-cell office:value-type="string" calcext:value-type="string">
            <text:p>,789.00,1,0</text:p>
          </table:table-cell>
          <table:table-cell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MONITOR LG FLATRON-EZ T910BU 19</text:p>
          </table:table-cell>
          <table:table-cell office:value-type="string" calcext:value-type="string">
            <text:p><text:s text:c="10"/>TCO 99</text:p>
          </table:table-cell>
          <table:table-cell office:value-type="string" calcext:value-type="string">
            <text:p>,799.99,0,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MONITOR LG LCD L1510S 15</text:p>
          </table:table-cell>
          <table:table-cell office:value-type="string" calcext:value-type="string">
            <text:p><text:s/>SREBRNO-SZARY</text:p>
          </table:table-cell>
          <table:table-cell office:value-type="string" calcext:value-type="string">
            <text:p>,1229.99,0,1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MONITOR LG LCD L1511S 15</text:p>
          </table:table-cell>
          <table:table-cell office:value-type="string" calcext:value-type="string">
            <text:p><text:s/>SREBRNO-SZARY</text:p>
          </table:table-cell>
          <table:table-cell office:value-type="string" calcext:value-type="string">
            <text:p>,1244.99,1,1</text:p>
          </table:table-cell>
          <table:table-cell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MONITOR LG LCD L1515S 15</text:p>
          </table:table-cell>
          <table:table-cell office:value-type="string" calcext:value-type="string">
            <text:p><text:s/>SZARY</text:p>
          </table:table-cell>
          <table:table-cell office:value-type="string" calcext:value-type="string">
            <text:p>,1216.99,1,1</text:p>
          </table:table-cell>
          <table:table-cell/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string" calcext:value-type="string">
            <text:p>MONITOR LG LCD L1710B 17</text:p>
          </table:table-cell>
          <table:table-cell office:value-type="string" calcext:value-type="string">
            <text:p><text:s/>SREBRNO-SZARY</text:p>
          </table:table-cell>
          <table:table-cell office:value-type="string" calcext:value-type="string">
            <text:p>,1714.99,0,1</text:p>
          </table:table-cell>
          <table:table-cell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string" calcext:value-type="string">
            <text:p>MONITOR LG LCD L1710S 17</text:p>
          </table:table-cell>
          <table:table-cell office:value-type="string" calcext:value-type="string">
            <text:p><text:s/>SREBRNO-SZARY</text:p>
          </table:table-cell>
          <table:table-cell office:value-type="string" calcext:value-type="string">
            <text:p>,1609.99,0,1</text:p>
          </table:table-cell>
          <table:table-cell/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MONITOR LG LCD L1715S 17</text:p>
          </table:table-cell>
          <table:table-cell office:value-type="string" calcext:value-type="string">
            <text:p><text:s/>SREBRNO-SZARY</text:p>
          </table:table-cell>
          <table:table-cell office:value-type="string" calcext:value-type="string">
            <text:p>,1598.89,0,1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MONITOR LG LCD L1720B 17</text:p>
          </table:table-cell>
          <table:table-cell office:value-type="string" calcext:value-type="string">
            <text:p><text:s/>SZARO-CZARNY</text:p>
          </table:table-cell>
          <table:table-cell office:value-type="string" calcext:value-type="string">
            <text:p>,1639.89,0,1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ONITOR SAMSUNG 753DFX 17</text:p>
          </table:table-cell>
          <table:table-cell office:value-type="string" calcext:value-type="string">
            <text:p><text:s/>OSD CZARNO-SREBRNY</text:p>
          </table:table-cell>
          <table:table-cell office:value-type="string" calcext:value-type="string">
            <text:p>,473.99,1,1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MONITOR SAMSUNG 753DFX 17</text:p>
          </table:table-cell>
          <table:table-cell office:value-type="string" calcext:value-type="string">
            <text:p><text:s/>OSD DYNAFLAT</text:p>
          </table:table-cell>
          <table:table-cell office:value-type="string" calcext:value-type="string">
            <text:p>,473.99,1,0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MONITOR SAMSUNG 753DFX 17</text:p>
          </table:table-cell>
          <table:table-cell office:value-type="string" calcext:value-type="string">
            <text:p><text:s/>OSD DYNAFLAT <text:s text:c="2"/>TCO 03</text:p>
          </table:table-cell>
          <table:table-cell office:value-type="string" calcext:value-type="string">
            <text:p>,473.99,1,1</text:p>
          </table:table-cell>
          <table:table-cell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MONITOR SAMSUNG 753S 17</text:p>
          </table:table-cell>
          <table:table-cell office:value-type="string" calcext:value-type="string">
            <text:p><text:s/>OSD <text:s text:c="13"/>TCO 03</text:p>
          </table:table-cell>
          <table:table-cell office:value-type="string" calcext:value-type="string">
            <text:p>,409.99,1,1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MONITOR SAMSUNG 753S 17</text:p>
          </table:table-cell>
          <table:table-cell office:value-type="string" calcext:value-type="string">
            <text:p><text:s/>OSD TCO99</text:p>
          </table:table-cell>
          <table:table-cell office:value-type="string" calcext:value-type="string">
            <text:p>,399.99,1,1</text:p>
          </table:table-cell>
          <table:table-cell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MONITOR SAMSUNG 755DFX 17</text:p>
          </table:table-cell>
          <table:table-cell office:value-type="string" calcext:value-type="string">
            <text:p><text:s/>OSD DYNAFLAT <text:s text:c="2"/>TCO 03</text:p>
          </table:table-cell>
          <table:table-cell office:value-type="string" calcext:value-type="string">
            <text:p>,508.99,1,1</text:p>
          </table:table-cell>
          <table:table-cell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ONITOR SAMSUNG 757DFX 17</text:p>
          </table:table-cell>
          <table:table-cell office:value-type="string" calcext:value-type="string">
            <text:p><text:s/>OSD DYNAFLAT <text:s text:c="2"/>TCO 03</text:p>
          </table:table-cell>
          <table:table-cell office:value-type="string" calcext:value-type="string">
            <text:p>,596.99,1,0</text:p>
          </table:table-cell>
          <table:table-cell/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MONITOR SAMSUNG 757MB 17</text:p>
          </table:table-cell>
          <table:table-cell office:value-type="string" calcext:value-type="string">
            <text:p><text:s/>OSD <text:s text:c="12"/>TCO 03</text:p>
          </table:table-cell>
          <table:table-cell office:value-type="string" calcext:value-type="string">
            <text:p>,625.99,0,1</text:p>
          </table:table-cell>
          <table:table-cell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MONITOR SAMSUNG 763MB 17</text:p>
          </table:table-cell>
          <table:table-cell office:value-type="string" calcext:value-type="string">
            <text:p><text:s/>OSD</text:p>
          </table:table-cell>
          <table:table-cell office:value-type="string" calcext:value-type="string">
            <text:p>,494.99,1,1</text:p>
          </table:table-cell>
          <table:table-cell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MONITOR SAMSUNG 763MB 17</text:p>
          </table:table-cell>
          <table:table-cell office:value-type="string" calcext:value-type="string">
            <text:p><text:s/>OSD <text:s text:c="12"/>TCO 03</text:p>
          </table:table-cell>
          <table:table-cell office:value-type="string" calcext:value-type="string">
            <text:p>,493.99,0,1</text:p>
          </table:table-cell>
          <table:table-cell/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MONITOR SAMSUNG 765MB 17</text:p>
          </table:table-cell>
          <table:table-cell office:value-type="string" calcext:value-type="string">
            <text:p><text:s/>OSD <text:s text:c="12"/>TCO 03</text:p>
          </table:table-cell>
          <table:table-cell office:value-type="string" calcext:value-type="string">
            <text:p>,531.99,1,1</text:p>
          </table:table-cell>
          <table:table-cell/>
        </table:table-row>
        <table:table-row table:style-name="ro1">
          <table:table-cell office:value-type="float" office:value="10593" calcext:value-type="float">
            <text:p>10593</text:p>
          </table:table-cell>
          <table:table-cell office:value-type="string" calcext:value-type="string">
            <text:p>MONITOR SAMSUNG 957MB 19</text:p>
          </table:table-cell>
          <table:table-cell office:value-type="string" calcext:value-type="string">
            <text:p><text:s/>OSD <text:s text:c="12"/>TCO 03</text:p>
          </table:table-cell>
          <table:table-cell office:value-type="string" calcext:value-type="string">
            <text:p>,875.00,1,0</text:p>
          </table:table-cell>
          <table:table-cell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MONITOR SAMSUNG LCD 152B 15</text:p>
          </table:table-cell>
          <table:table-cell office:value-type="string" calcext:value-type="string">
            <text:p><text:s/>SREBRNY</text:p>
          </table:table-cell>
          <table:table-cell office:value-type="string" calcext:value-type="string">
            <text:p>,1375.00,1,1</text:p>
          </table:table-cell>
          <table:table-cell/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MONITOR SAMSUNG LCD 152N 15</text:p>
          </table:table-cell>
          <table:table-cell office:value-type="string" calcext:value-type="string">
            <text:p><text:s/>SREBRNY OBROTOWY</text:p>
          </table:table-cell>
          <table:table-cell office:value-type="string" calcext:value-type="string">
            <text:p>,1295.00,1,0</text:p>
          </table:table-cell>
          <table:table-cell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MONITOR SAMSUNG LCD 152T 15</text:p>
          </table:table-cell>
          <table:table-cell office:value-type="string" calcext:value-type="string">
            <text:p><text:s/>SREBRNY</text:p>
          </table:table-cell>
          <table:table-cell office:value-type="string" calcext:value-type="string">
            <text:p>,1480.00,0,1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MONITOR SAMSUNG LCD 171P 17</text:p>
          </table:table-cell>
          <table:table-cell office:value-type="string" calcext:value-type="string">
            <text:p><text:s/>SREBRNY OBROTOWY</text:p>
          </table:table-cell>
          <table:table-cell office:value-type="string" calcext:value-type="string">
            <text:p>,2099.00,0,1</text:p>
          </table:table-cell>
          <table:table-cell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string" calcext:value-type="string">
            <text:p>MONITOR SAMSUNG LCD 172N 17</text:p>
          </table:table-cell>
          <table:table-cell office:value-type="string" calcext:value-type="string">
            <text:p><text:s/>SREBRNY OBROTOWY</text:p>
          </table:table-cell>
          <table:table-cell office:value-type="string" calcext:value-type="string">
            <text:p>,1639.99,0,1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string" calcext:value-type="string">
            <text:p>MONITOR SAMSUNG LCD 172S 17</text:p>
          </table:table-cell>
          <table:table-cell office:value-type="string" calcext:value-type="string">
            <text:p><text:s/>SREBRNY</text:p>
          </table:table-cell>
          <table:table-cell office:value-type="string" calcext:value-type="string">
            <text:p>,1709.00,0,1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MONITOR SAMSUNG LCD 172T 17</text:p>
          </table:table-cell>
          <table:table-cell office:value-type="string" calcext:value-type="string">
            <text:p><text:s/>SREBRNY</text:p>
          </table:table-cell>
          <table:table-cell office:value-type="string" calcext:value-type="string">
            <text:p>,1990.00,0,1</text:p>
          </table:table-cell>
          <table:table-cell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MONITOR SAMSUNG LCD 172V 17</text:p>
          </table:table-cell>
          <table:table-cell office:value-type="string" calcext:value-type="string">
            <text:p><text:s/>SREBRNY</text:p>
          </table:table-cell>
          <table:table-cell office:value-type="string" calcext:value-type="string">
            <text:p>,1529.00,1,1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MONITOR SAMSUNG LCD 172W 17</text:p>
          </table:table-cell>
          <table:table-cell office:value-type="string" calcext:value-type="string">
            <text:p><text:s/>SREBRNY <text:s/>15:9</text:p>
          </table:table-cell>
          <table:table-cell office:value-type="string" calcext:value-type="string">
            <text:p>,1739.00,1,1</text:p>
          </table:table-cell>
          <table:table-cell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MONITOR SAMSUNG LCD 173T 17</text:p>
          </table:table-cell>
          <table:table-cell office:value-type="string" calcext:value-type="string">
            <text:p><text:s/>SREBR,OBROT, TCO 03</text:p>
          </table:table-cell>
          <table:table-cell office:value-type="string" calcext:value-type="string">
            <text:p>,2099.00,0,1</text:p>
          </table:table-cell>
          <table:table-cell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MONITOR SAMSUNG LCD 174T 17</text:p>
          </table:table-cell>
          <table:table-cell office:value-type="string" calcext:value-type="string">
            <text:p><text:s/>SREBRNY DVI</text:p>
          </table:table-cell>
          <table:table-cell office:value-type="string" calcext:value-type="string">
            <text:p>,1835.00,0,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NITOR SPLITTER MVS-104 (1 KOMPUTER-4 MONITORY)</text:p>
          </table:table-cell>
          <table:table-cell office:value-type="string" calcext:value-type="string">
            <text:p>,139.00,1,1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NITOR SPLITTER MVS-108 (1 KOMPUTER-8 MONITOR?W</text:p>
          </table:table-cell>
          <table:table-cell office:value-type="string" calcext:value-type="string">
            <text:p>,189.00,1,1</text:p>
          </table:table-cell>
          <table:table-cell table:number-columns-repeated="2"/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string" calcext:value-type="string">
            <text:p>MS FRONTPAGE 2003 PL</text:p>
          </table:table-cell>
          <table:table-cell office:value-type="string" calcext:value-type="string">
            <text:p>,699.00,0,1</text:p>
          </table:table-cell>
          <table:table-cell table:number-columns-repeated="2"/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string" calcext:value-type="string">
            <text:p>MS MOLP NO?IK - OFFICE 2003 STD PL</text:p>
          </table:table-cell>
          <table:table-cell office:value-type="string" calcext:value-type="string">
            <text:p>,114.99,1,0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S MOLP NO?IK - OFFICE XP STD PL</text:p>
          </table:table-cell>
          <table:table-cell office:value-type="string" calcext:value-type="string">
            <text:p>,114.99,1,0</text:p>
          </table:table-cell>
          <table:table-cell table:number-columns-repeated="2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MS MOLP NO?IK - WINDOWS SERWER 2003 STD PL</text:p>
          </table:table-cell>
          <table:table-cell office:value-type="string" calcext:value-type="string">
            <text:p>,114.99,1,0</text:p>
          </table:table-cell>
          <table:table-cell table:number-columns-repeated="2"/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MS OFFICE 2003 <text:s/>BASIC PL OEM</text:p>
          </table:table-cell>
          <table:table-cell office:value-type="string" calcext:value-type="string">
            <text:p>,689.99,1,1</text:p>
          </table:table-cell>
          <table:table-cell table:number-columns-repeated="2"/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string" calcext:value-type="string">
            <text:p>MS OFFICE 2003 <text:s/>SBE PL OEM</text:p>
          </table:table-cell>
          <table:table-cell office:value-type="string" calcext:value-type="string">
            <text:p>,899.99,1,1</text:p>
          </table:table-cell>
          <table:table-cell table:number-columns-repeated="2"/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string" calcext:value-type="string">
            <text:p>MS OFFICE 2003 PRO EDU PL BOX</text:p>
          </table:table-cell>
          <table:table-cell office:value-type="string" calcext:value-type="string">
            <text:p>,629.00,1,1</text:p>
          </table:table-cell>
          <table:table-cell table:number-columns-repeated="2"/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MS OFFICE 2003 PRO PL BOX (WORKS BOX + OFFI UPG)</text:p>
          </table:table-cell>
          <table:table-cell office:value-type="string" calcext:value-type="string">
            <text:p>,1399.99,1,1</text:p>
          </table:table-cell>
          <table:table-cell table:number-columns-repeated="2"/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string" calcext:value-type="string">
            <text:p>MS OFFICE 2003 STD EDU PL BOX</text:p>
          </table:table-cell>
          <table:table-cell office:value-type="string" calcext:value-type="string">
            <text:p>,469.00,1,1</text:p>
          </table:table-cell>
          <table:table-cell table:number-columns-repeated="2"/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string" calcext:value-type="string">
            <text:p>MS OFFICE 2003 STD PL BOX (DLA UCZNI?W I NAUCZ,)</text:p>
          </table:table-cell>
          <table:table-cell office:value-type="string" calcext:value-type="string">
            <text:p>,329.99,1,1</text:p>
          </table:table-cell>
          <table:table-cell table:number-columns-repeated="2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MS OFFICE 2003 STD PL BOX (WORKS BOX + OFFI UPG)</text:p>
          </table:table-cell>
          <table:table-cell office:value-type="string" calcext:value-type="string">
            <text:p>,1099.00,1,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S OFFICE XP PROFESSIONAL CD/PL BOX</text:p>
          </table:table-cell>
          <table:table-cell office:value-type="string" calcext:value-type="string">
            <text:p>,1789.00,1,1</text:p>
          </table:table-cell>
          <table:table-cell table:number-columns-repeated="2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MS OFFICE XP PROFESSIONAL CD/PL OEM</text:p>
          </table:table-cell>
          <table:table-cell office:value-type="string" calcext:value-type="string">
            <text:p>,1549.99,1,1</text:p>
          </table:table-cell>
          <table:table-cell table:number-columns-repeated="2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MS OFFICE XP SBE CD/PL OEM</text:p>
          </table:table-cell>
          <table:table-cell office:value-type="string" calcext:value-type="string">
            <text:p>,1024.99,1,1</text:p>
          </table:table-cell>
          <table:table-cell table:number-columns-repeated="2"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MS OFFICE XP STD CD/PL BOX</text:p>
          </table:table-cell>
          <table:table-cell office:value-type="string" calcext:value-type="string">
            <text:p>,1499.00,1,1</text:p>
          </table:table-cell>
          <table:table-cell table:number-columns-repeated="2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S WINDOWS 2000 PROFESSIONAL OEM PL</text:p>
          </table:table-cell>
          <table:table-cell office:value-type="string" calcext:value-type="string">
            <text:p>,513.99,1,1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MS WINDOWS 98 SECOND EDITION OEM PL</text:p>
          </table:table-cell>
          <table:table-cell office:value-type="string" calcext:value-type="string">
            <text:p>,337.99,1,1</text:p>
          </table:table-cell>
          <table:table-cell table:number-columns-repeated="2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MS WINDOWS MILLENNIUM EDITION OEM PL</text:p>
          </table:table-cell>
          <table:table-cell office:value-type="string" calcext:value-type="string">
            <text:p>,354.99,1,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S WINDOWS XP HOME EDITION OEM PL</text:p>
          </table:table-cell>
          <table:table-cell office:value-type="string" calcext:value-type="string">
            <text:p>,317.99,1,1</text:p>
          </table:table-cell>
          <table:table-cell table:number-columns-repeated="2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S WINDOWS XP PROFESSIONAL BOX PL</text:p>
          </table:table-cell>
          <table:table-cell office:value-type="string" calcext:value-type="string">
            <text:p>,1199.00,1,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S WINDOWS XP PROFESSIONAL OEM PL</text:p>
          </table:table-cell>
          <table:table-cell office:value-type="string" calcext:value-type="string">
            <text:p>,511.99,1,1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S WORD 2002 OEM PL</text:p>
          </table:table-cell>
          <table:table-cell office:value-type="string" calcext:value-type="string">
            <text:p>,409.99,1,0</text:p>
          </table:table-cell>
          <table:table-cell table:number-columns-repeated="2"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MS WORD 2003 OEM PL</text:p>
          </table:table-cell>
          <table:table-cell office:value-type="string" calcext:value-type="string">
            <text:p>,404.99,1,1</text:p>
          </table:table-cell>
          <table:table-cell table:number-columns-repeated="2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MS WORKS 7,0 OEM PL</text:p>
          </table:table-cell>
          <table:table-cell office:value-type="string" calcext:value-type="string">
            <text:p>,88.99,1,1</text:p>
          </table:table-cell>
          <table:table-cell table:number-columns-repeated="2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MYSZ <text:s/>EASYTOUCH DS-2001M PS/2 1*SCROLL</text:p>
          </table:table-cell>
          <table:table-cell office:value-type="string" calcext:value-type="string">
            <text:p>,7.40,1,1</text:p>
          </table:table-cell>
          <table:table-cell table:number-columns-repeated="2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MYSZ <text:s/>EASYTOUCH DS-2003 PS/2 OPTYCZNA 1*SCROLL</text:p>
          </table:table-cell>
          <table:table-cell office:value-type="string" calcext:value-type="string">
            <text:p>,24.64,1,1</text:p>
          </table:table-cell>
          <table:table-cell table:number-columns-repeated="2"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MYSZ <text:s/>EASYTOUCH DS-2005 PS/2 <text:s text:c="9"/>1*SCROLL</text:p>
          </table:table-cell>
          <table:table-cell office:value-type="string" calcext:value-type="string">
            <text:p>,8.24,1,1</text:p>
          </table:table-cell>
          <table:table-cell table:number-columns-repeated="2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MYSZ <text:s/>EASYTOUCH DS-2009 PS/2 RADIOWA <text:s/>1*SCROLL</text:p>
          </table:table-cell>
          <table:table-cell office:value-type="string" calcext:value-type="string">
            <text:p>,28.42,1,1</text:p>
          </table:table-cell>
          <table:table-cell table:number-columns-repeated="2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MYSZ <text:s/>EASYTOUCH DS-2016 PS/2 OPTYCZNA 1*SCROLL</text:p>
          </table:table-cell>
          <table:table-cell office:value-type="string" calcext:value-type="string">
            <text:p>,32.05,1,1</text:p>
          </table:table-cell>
          <table:table-cell table:number-columns-repeated="2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MYSZ <text:s/>EASYTOUCH DS-2036 PS/2 OPTYCZNA 1*SCROLL</text:p>
          </table:table-cell>
          <table:table-cell office:value-type="string" calcext:value-type="string">
            <text:p>,27.81,1,1</text:p>
          </table:table-cell>
          <table:table-cell table:number-columns-repeated="2"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MYSZ <text:s/>EASYTOUCH DS-2038 PS/2 OPTO/RADIO 1*SCROLL</text:p>
          </table:table-cell>
          <table:table-cell office:value-type="string" calcext:value-type="string">
            <text:p>,55.82,1,1</text:p>
          </table:table-cell>
          <table:table-cell table:number-columns-repeated="2"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MYSZ <text:s/>EASYTOUCH DS-2039 USB <text:s/>OPTYCZNA 1*SCROLL</text:p>
          </table:table-cell>
          <table:table-cell office:value-type="string" calcext:value-type="string">
            <text:p>,26.25,1,1</text:p>
          </table:table-cell>
          <table:table-cell table:number-columns-repeated="2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MYSZ <text:s/>EASYTOUCH DS-2047 PS/2 OPTYCZNA 1*SCROLL</text:p>
          </table:table-cell>
          <table:table-cell office:value-type="string" calcext:value-type="string">
            <text:p>,25.69,0,1</text:p>
          </table:table-cell>
          <table:table-cell table:number-columns-repeated="2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MYSZ <text:s/>EASYTOUCH DS-2055 PS/2+USB OPTYCZNA</text:p>
          </table:table-cell>
          <table:table-cell office:value-type="string" calcext:value-type="string">
            <text:p>,29.99,1,1</text:p>
          </table:table-cell>
          <table:table-cell table:number-columns-repeated="2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MYSZ <text:s/>EASYTOUCH DS-2055 USB OPTYCZNA</text:p>
          </table:table-cell>
          <table:table-cell office:value-type="string" calcext:value-type="string">
            <text:p>,28.50,0,1</text:p>
          </table:table-cell>
          <table:table-cell table:number-columns-repeated="2"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MYSZ <text:s/>EASYTOUCH DS-2058 USB OPTYCZNA</text:p>
          </table:table-cell>
          <table:table-cell office:value-type="string" calcext:value-type="string">
            <text:p>,26.92,1,1</text:p>
          </table:table-cell>
          <table:table-cell table:number-columns-repeated="2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MYSZ <text:s/>EASYTOUCH DS-898 PS/2</text:p>
          </table:table-cell>
          <table:table-cell office:value-type="string" calcext:value-type="string">
            <text:p>,4.75,1,1</text:p>
          </table:table-cell>
          <table:table-cell table:number-columns-repeated="2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MYSZ A4-TECH LIBERO 115RF MINI RADIO 1*SCROL USB</text:p>
          </table:table-cell>
          <table:table-cell office:value-type="string" calcext:value-type="string">
            <text:p>,39.74,1,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YSZ A4-TECH LIBERO 215RF RADIO 1*SCROLL RFSW-25</text:p>
          </table:table-cell>
          <table:table-cell office:value-type="string" calcext:value-type="string">
            <text:p>,47.30,1,1</text:p>
          </table:table-cell>
          <table:table-cell table:number-columns-repeated="2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YSZ A4-TECH LIBERO 225RF RADIO 2*SCROLL <text:s/>RFW-25</text:p>
          </table:table-cell>
          <table:table-cell office:value-type="string" calcext:value-type="string">
            <text:p>,39.22,1,1</text:p>
          </table:table-cell>
          <table:table-cell table:number-columns-repeated="2"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MYSZ A4-TECH LIBERO 323 RF PS/2 RADIOWA 2*SCROL</text:p>
          </table:table-cell>
          <table:table-cell office:value-type="string" calcext:value-type="string">
            <text:p>,40.28,1,1</text:p>
          </table:table-cell>
          <table:table-cell table:number-columns-repeated="2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string" calcext:value-type="string">
            <text:p>MYSZ A4-TECH LIBERO 418RF RADIO 1*SCROLL <text:s/>RF-748</text:p>
          </table:table-cell>
          <table:table-cell office:value-type="string" calcext:value-type="string">
            <text:p>,40.32,1,1</text:p>
          </table:table-cell>
          <table:table-cell table:number-columns-repeated="2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MYSZ A4-TECH OPTO 013 PS/2 1*SCROLL <text:s text:c="5"/>SWOP-3</text:p>
          </table:table-cell>
          <table:table-cell office:value-type="string" calcext:value-type="string">
            <text:p>,32.13,1,1</text:p>
          </table:table-cell>
          <table:table-cell table:number-columns-repeated="2"/>
        </table:table-row>
        <table:table-row table:style-name="ro1">
          <table:table-cell office:value-type="float" office:value="10586" calcext:value-type="float">
            <text:p>10586</text:p>
          </table:table-cell>
          <table:table-cell office:value-type="string" calcext:value-type="string">
            <text:p>MYSZ A4-TECH OPTO 118 MINI 1*SCROL USB/PS MOP-18</text:p>
          </table:table-cell>
          <table:table-cell office:value-type="string" calcext:value-type="string">
            <text:p>,36.09,1,1</text:p>
          </table:table-cell>
          <table:table-cell table:number-columns-repeated="2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MYSZ A4-TECH OPTO 315 MINI 1* SCROLL USB/PS/2</text:p>
          </table:table-cell>
          <table:table-cell office:value-type="string" calcext:value-type="string">
            <text:p>,31.32,1,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YSZ A4-TECH OPTO 315 PS/2 1*SCROLL <text:s text:c="5"/>SWOP-35</text:p>
          </table:table-cell>
          <table:table-cell office:value-type="string" calcext:value-type="string">
            <text:p>,28.40,1,1</text:p>
          </table:table-cell>
          <table:table-cell table:number-columns-repeated="2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MYSZ A4-TECH OPTO 325 PS/2 2*SCROLL <text:s text:c="6"/>WOP-35</text:p>
          </table:table-cell>
          <table:table-cell office:value-type="string" calcext:value-type="string">
            <text:p>,31.90,0,1</text:p>
          </table:table-cell>
          <table:table-cell table:number-columns-repeated="2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MYSZ A4-TECH OPTO 415 USB PS/2 1*SCROLL <text:s/>SWOP-45</text:p>
          </table:table-cell>
          <table:table-cell office:value-type="string" calcext:value-type="string">
            <text:p>,33.48,1,1</text:p>
          </table:table-cell>
          <table:table-cell table:number-columns-repeated="2"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MYSZ A4-TECH OPTO 418 USB PS/2 1*SCROLL <text:s/>SWOP-48</text:p>
          </table:table-cell>
          <table:table-cell office:value-type="string" calcext:value-type="string">
            <text:p>,38.05,1,1</text:p>
          </table:table-cell>
          <table:table-cell table:number-columns-repeated="2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MYSZ A4-TECH OPTO/RADIO 115 MINI USB <text:s text:c="4"/>RP-1520</text:p>
          </table:table-cell>
          <table:table-cell office:value-type="string" calcext:value-type="string">
            <text:p>,82.50,1,1</text:p>
          </table:table-cell>
          <table:table-cell table:number-columns-repeated="2"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string" calcext:value-type="string">
            <text:p>MYSZ A4-TECH OPTO/RADIO 418 PS/2 <text:s text:c="9"/>RP-648</text:p>
          </table:table-cell>
          <table:table-cell office:value-type="string" calcext:value-type="string">
            <text:p>,76.29,1,1</text:p>
          </table:table-cell>
          <table:table-cell table:number-columns-repeated="2"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MYSZ A4-TECH OPTO/RADIO 429 PS/2</text:p>
          </table:table-cell>
          <table:table-cell office:value-type="string" calcext:value-type="string">
            <text:p>,75.53,0,1</text:p>
          </table:table-cell>
          <table:table-cell table:number-columns-repeated="2"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string" calcext:value-type="string">
            <text:p>MYSZ A4-TECH OPTO/RADIO 510 PS/2 <text:s text:c="9"/>RP-650</text:p>
          </table:table-cell>
          <table:table-cell office:value-type="string" calcext:value-type="string">
            <text:p>,84.24,1,0</text:p>
          </table:table-cell>
          <table:table-cell table:number-columns-repeated="2"/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string" calcext:value-type="string">
            <text:p>MYSZ A4-TECH OPTO/RADIO 513 PS/2 <text:s text:c="9"/>RP-653</text:p>
          </table:table-cell>
          <table:table-cell office:value-type="string" calcext:value-type="string">
            <text:p>,80.47,1,1</text:p>
          </table:table-cell>
          <table:table-cell table:number-columns-repeated="2"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MYSZ A4-TECH OPTO/RADIO 518 PS/2 <text:s text:c="9"/>RP-680</text:p>
          </table:table-cell>
          <table:table-cell office:value-type="string" calcext:value-type="string">
            <text:p>,96.12,0,1</text:p>
          </table:table-cell>
          <table:table-cell table:number-columns-repeated="2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MYSZ A4-TECH PRESTO 121 PS/2 2*SCROL</text:p>
          </table:table-cell>
          <table:table-cell office:value-type="string" calcext:value-type="string">
            <text:p>,14.45,1,1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MYSZ A4-TECH PRESTO 125 PS/2 2*SCROL</text:p>
          </table:table-cell>
          <table:table-cell office:value-type="string" calcext:value-type="string">
            <text:p>,14.04,1,1</text:p>
          </table:table-cell>
          <table:table-cell table:number-columns-repeated="2"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MYSZ A4-TECH PRESTO 221 PS/2 2*SCROL</text:p>
          </table:table-cell>
          <table:table-cell office:value-type="string" calcext:value-type="string">
            <text:p>,14.26,1,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SZ A4-TECH PRESTO 223 PS/2 2*SCROL</text:p>
          </table:table-cell>
          <table:table-cell office:value-type="string" calcext:value-type="string">
            <text:p>,13.74,1,1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YSZ A4-TECH PRESTO 225 PS/2 2*SCROLL <text:s text:c="4"/>WWW-25</text:p>
          </table:table-cell>
          <table:table-cell office:value-type="string" calcext:value-type="string">
            <text:p>,14.47,1,1</text:p>
          </table:table-cell>
          <table:table-cell table:number-columns-repeated="2"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MYSZ A4-TECH PRESTO 321 PS/2 2*SCROL</text:p>
          </table:table-cell>
          <table:table-cell office:value-type="string" calcext:value-type="string">
            <text:p>,14.19,1,0</text:p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MYSZ A4-TECH PRESTO 325 PS/2 2*SCROLL <text:s text:c="4"/>WWW-35</text:p>
          </table:table-cell>
          <table:table-cell office:value-type="string" calcext:value-type="string">
            <text:p>,14.62,1,0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YSZ A4-TECH PRESTO TR,1T3 TRACKBALL PS/2 2*SCRO</text:p>
          </table:table-cell>
          <table:table-cell office:value-type="string" calcext:value-type="string">
            <text:p>,34.56,1,1</text:p>
          </table:table-cell>
          <table:table-cell table:number-columns-repeated="2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MYSZ A4-TECH RFSOP-50 1*SCROL RADIO/OPTO PS2/USB</text:p>
          </table:table-cell>
          <table:table-cell office:value-type="string" calcext:value-type="string">
            <text:p>,84.24,1,0</text:p>
          </table:table-cell>
          <table:table-cell table:number-columns-repeated="2"/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MYSZ A4-TECH RFSW-48 SCROL RADIOWA PS/2</text:p>
          </table:table-cell>
          <table:table-cell office:value-type="string" calcext:value-type="string">
            <text:p>,39.85,1,0</text:p>
          </table:table-cell>
          <table:table-cell table:number-columns-repeated="2"/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MYSZ A4-TECH SOLO 211 PS/2 1*SCROLL</text:p>
          </table:table-cell>
          <table:table-cell office:value-type="string" calcext:value-type="string">
            <text:p>,7.95,1,1</text:p>
          </table:table-cell>
          <table:table-cell table:number-columns-repeated="2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MYSZ A4-TECH SOLO 213 PS/2 1*SCROLL</text:p>
          </table:table-cell>
          <table:table-cell office:value-type="string" calcext:value-type="string">
            <text:p>,7.95,1,1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MYSZ A4-TECH SOLO 215 PS/2 1*SCROLL <text:s text:c="6"/>SWW-25</text:p>
          </table:table-cell>
          <table:table-cell office:value-type="string" calcext:value-type="string">
            <text:p>,8.10,1,0</text:p>
          </table:table-cell>
          <table:table-cell table:number-columns-repeated="2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string" calcext:value-type="string">
            <text:p>MYSZ A4-TECH SOLO 315 MINI PS/2 1*SCROL</text:p>
          </table:table-cell>
          <table:table-cell office:value-type="string" calcext:value-type="string">
            <text:p>,11.34,1,0</text:p>
          </table:table-cell>
          <table:table-cell table:number-columns-repeated="2"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MYSZ A4-TECH SOLO 315 PS/2 1*SCROLL <text:s text:c="6"/>SWW-35</text:p>
          </table:table-cell>
          <table:table-cell office:value-type="string" calcext:value-type="string">
            <text:p>,7.95,1,1</text:p>
          </table:table-cell>
          <table:table-cell table:number-columns-repeated="2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MYSZ A4-TECH SOLO 316 PS/2 1*SCROLL <text:s text:c="6"/>SWW-36</text:p>
          </table:table-cell>
          <table:table-cell office:value-type="string" calcext:value-type="string">
            <text:p>,8.12,1,1</text:p>
          </table:table-cell>
          <table:table-cell table:number-columns-repeated="2"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MYSZ A4-TECH SOLO 317 PS/2 1*SCROLL <text:s text:c="6"/>SWW-37</text:p>
          </table:table-cell>
          <table:table-cell office:value-type="string" calcext:value-type="string">
            <text:p>,8.12,1,0</text:p>
          </table:table-cell>
          <table:table-cell table:number-columns-repeated="2"/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MYSZ ASUS AI-REMOTE/BEZPRZEWODOWA DO PREZENTACJI</text:p>
          </table:table-cell>
          <table:table-cell office:value-type="string" calcext:value-type="string">
            <text:p>,159.00,0,1</text:p>
          </table:table-cell>
          <table:table-cell table:number-columns-repeated="2"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MYSZ BENQ M101 GREEN</text:p>
          </table:table-cell>
          <table:table-cell office:value-type="string" calcext:value-type="string">
            <text:p>,39.99,1,1</text:p>
          </table:table-cell>
          <table:table-cell table:number-columns-repeated="2"/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string" calcext:value-type="string">
            <text:p>MYSZ BENQ M101 RED</text:p>
          </table:table-cell>
          <table:table-cell office:value-type="string" calcext:value-type="string">
            <text:p>,39.99,1,1</text:p>
          </table:table-cell>
          <table:table-cell table:number-columns-repeated="2"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MYSZ BENQ M101 YELLOW</text:p>
          </table:table-cell>
          <table:table-cell office:value-type="string" calcext:value-type="string">
            <text:p>,39.99,1,1</text:p>
          </table:table-cell>
          <table:table-cell table:number-columns-repeated="2"/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MYSZ LOGITECH BT-58 OPTYCZNA USB/PS2 CZARNA</text:p>
          </table:table-cell>
          <table:table-cell office:value-type="string" calcext:value-type="string">
            <text:p>,47.71,1,1</text:p>
          </table:table-cell>
          <table:table-cell table:number-columns-repeated="2"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MYSZ LOGITECH CORDLESS CLICK! OPTICAL</text:p>
          </table:table-cell>
          <table:table-cell office:value-type="string" calcext:value-type="string">
            <text:p>,148.50,0,1</text:p>
          </table:table-cell>
          <table:table-cell table:number-columns-repeated="2"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MYSZ LOGITECH CORDLESS TRACKMAN WHEEL</text:p>
          </table:table-cell>
          <table:table-cell office:value-type="string" calcext:value-type="string">
            <text:p>,159.50,0,1</text:p>
          </table:table-cell>
          <table:table-cell table:number-columns-repeated="2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MYSZ LOGITECH M-BJ58 PILOT WHELL OPTI,USB/PS2 BI</text:p>
          </table:table-cell>
          <table:table-cell office:value-type="string" calcext:value-type="string">
            <text:p>,45.47,0,1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YSZ LOGITECH M-S35 <text:s/>3KLAW, <text:s text:c="12"/>PS/2 OEM</text:p>
          </table:table-cell>
          <table:table-cell office:value-type="string" calcext:value-type="string">
            <text:p>,16.22,1,1</text:p>
          </table:table-cell>
          <table:table-cell table:number-columns-repeated="2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MYSZ LOGITECH M-S69 2KLAW,ROLKA <text:s text:c="8"/>PS/2 OEM</text:p>
          </table:table-cell>
          <table:table-cell office:value-type="string" calcext:value-type="string">
            <text:p>,25.33,1,1</text:p>
          </table:table-cell>
          <table:table-cell table:number-columns-repeated="2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string" calcext:value-type="string">
            <text:p>MYSZ LOGITECH M-SBF69 PILOT WHELL OPTICAL PS2</text:p>
          </table:table-cell>
          <table:table-cell office:value-type="string" calcext:value-type="string">
            <text:p>,42.12,1,1</text:p>
          </table:table-cell>
          <table:table-cell table:number-columns-repeated="2"/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string" calcext:value-type="string">
            <text:p>MYSZ LOGITECH M-SBF90 OPTICAL BIA?A PS/2</text:p>
          </table:table-cell>
          <table:table-cell office:value-type="string" calcext:value-type="string">
            <text:p>,32.94,1,1</text:p>
          </table:table-cell>
          <table:table-cell table:number-columns-repeated="2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MYSZ LOGITECH MX310 OPTICAL <text:s text:c="13"/>USB/PS2</text:p>
          </table:table-cell>
          <table:table-cell office:value-type="string" calcext:value-type="string">
            <text:p>,134.20,0,1</text:p>
          </table:table-cell>
          <table:table-cell table:number-columns-repeated="2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MYSZ LOGITECH MX510 OPTICAL</text:p>
          </table:table-cell>
          <table:table-cell office:value-type="string" calcext:value-type="string">
            <text:p>,207.90,0,1</text:p>
          </table:table-cell>
          <table:table-cell table:number-columns-repeated="2"/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MYSZ LOGITECH MX700 CORDLESS OPTICAL 7KLAW,ROLKA</text:p>
          </table:table-cell>
          <table:table-cell office:value-type="string" calcext:value-type="string">
            <text:p>,285.58,0,1</text:p>
          </table:table-cell>
          <table:table-cell table:number-columns-repeated="2"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MYSZ LOGITECH MX900 CORDLESS OPTICAL</text:p>
          </table:table-cell>
          <table:table-cell office:value-type="string" calcext:value-type="string">
            <text:p>,412.80,0,1</text:p>
          </table:table-cell>
          <table:table-cell table:number-columns-repeated="2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MYSZ MICROSOFT WIRELESS OPTICAL USB/PS2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string" calcext:value-type="string">
            <text:p>NAGRYWARKA CD-RW AOPEN CRW-4852 48/24/52 OEM</text:p>
          </table:table-cell>
          <table:table-cell office:value-type="string" calcext:value-type="string">
            <text:p>,98.00,1,1</text:p>
          </table:table-cell>
          <table:table-cell table:number-columns-repeated="2"/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string" calcext:value-type="string">
            <text:p>NAGRYWARKA CD-RW AOPEN CRW-5224 52/24/52 BOX</text:p>
          </table:table-cell>
          <table:table-cell office:value-type="string" calcext:value-type="string">
            <text:p>,104.00,0,1</text:p>
          </table:table-cell>
          <table:table-cell table:number-columns-repeated="2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NAGRYWARKA CD-RW AOPEN CRW-5224 52/24/52 OEM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NAGRYWARKA CD-RW AOPEN CRW-5232 52/32/52 BOX</text:p>
          </table:table-cell>
          <table:table-cell office:value-type="string" calcext:value-type="string">
            <text:p>,105.00,1,1</text:p>
          </table:table-cell>
          <table:table-cell table:number-columns-repeated="2"/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NAGRYWARKA CD-RW AOPEN CRW-5232 52/32/52 OEM</text:p>
          </table:table-cell>
          <table:table-cell office:value-type="string" calcext:value-type="string">
            <text:p>,101.99,1,1</text:p>
          </table:table-cell>
          <table:table-cell table:number-columns-repeated="2"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NAGRYWARKA CD-RW AOPEN CRW-5232 BIA?/CZAR/SR BOX</text:p>
          </table:table-cell>
          <table:table-cell office:value-type="string" calcext:value-type="string">
            <text:p>,109.99,1,1</text:p>
          </table:table-cell>
          <table:table-cell table:number-columns-repeated="2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NAGRYWARKA CD-RW AOPEN PANEL PRZEDNI - CZARNY</text:p>
          </table:table-cell>
          <table:table-cell office:value-type="string" calcext:value-type="string">
            <text:p>,4.99,1,1</text:p>
          </table:table-cell>
          <table:table-cell table:number-columns-repeated="2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NAGRYWARKA CD-RW AOPEN PANEL PRZEDNI - SREBRNY</text:p>
          </table:table-cell>
          <table:table-cell office:value-type="string" calcext:value-type="string">
            <text:p>,4.99,1,1</text:p>
          </table:table-cell>
          <table:table-cell table:number-columns-repeated="2"/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NAGRYWARKA CD-RW BENQ 5232W 52/32/52 OEM</text:p>
          </table:table-cell>
          <table:table-cell office:value-type="string" calcext:value-type="string">
            <text:p>,109.00,1,1</text:p>
          </table:table-cell>
          <table:table-cell table:number-columns-repeated="2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NAGRYWARKA CD-RW BENQ 5232W 52/32/52 OEM CZARNA</text:p>
          </table:table-cell>
          <table:table-cell office:value-type="string" calcext:value-type="string">
            <text:p>,111.99,1,1</text:p>
          </table:table-cell>
          <table:table-cell table:number-columns-repeated="2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NAGRYWARKA CD-RW LG GCE-852XB IDE 52/24/52 OEM</text:p>
          </table:table-cell>
          <table:table-cell office:value-type="string" calcext:value-type="string">
            <text:p>,125.99,0,1</text:p>
          </table:table-cell>
          <table:table-cell table:number-columns-repeated="2"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NAGRYWARKA CD-RW LG GCE-852XB IDE 52/32/52 OEM</text:p>
          </table:table-cell>
          <table:table-cell office:value-type="string" calcext:value-type="string">
            <text:p>,102.47,1,1</text:p>
          </table:table-cell>
          <table:table-cell table:number-columns-repeated="2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NAGRYWARKA CD-RW LITEON LTR-52327S 52/32/52 BOX</text:p>
          </table:table-cell>
          <table:table-cell office:value-type="string" calcext:value-type="string">
            <text:p>,114.99,1,1</text:p>
          </table:table-cell>
          <table:table-cell table:number-columns-repeated="2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NAGRYWARKA CD-RW LITEON LTR-52327S 52/32/52 OEM</text:p>
          </table:table-cell>
          <table:table-cell office:value-type="string" calcext:value-type="string">
            <text:p>,103.99,1,1</text:p>
          </table:table-cell>
          <table:table-cell table:number-columns-repeated="2"/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string" calcext:value-type="string">
            <text:p>NAGRYWARKA CD-RW PLEXTOR PX-W5232BL CZARNA BOX</text:p>
          </table:table-cell>
          <table:table-cell office:value-type="string" calcext:value-type="string">
            <text:p>,389.00,0,1</text:p>
          </table:table-cell>
          <table:table-cell table:number-columns-repeated="2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string" calcext:value-type="string">
            <text:p>NAGRYWARKA CD-RW PLEXTOR PX-W5232TA 52/32/52 BOX</text:p>
          </table:table-cell>
          <table:table-cell office:value-type="string" calcext:value-type="string">
            <text:p>,379.00,0,1</text:p>
          </table:table-cell>
          <table:table-cell table:number-columns-repeated="2"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NAGRYWARKA CD-RW SAMSUNG SW-252 WEW,IDE OEM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NAGRYWARKA DVD(+) AOPEN DRW-4410R BOX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10545" calcext:value-type="float">
            <text:p>10545</text:p>
          </table:table-cell>
          <table:table-cell office:value-type="string" calcext:value-type="string">
            <text:p>NAGRYWARKA DVD(+) AOPEN DRW-4410R OEM</text:p>
          </table:table-cell>
          <table:table-cell office:value-type="string" calcext:value-type="string">
            <text:p>,299.00,1,1</text:p>
          </table:table-cell>
          <table:table-cell table:number-columns-repeated="2"/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NAGRYWARKA DVD(+) BENQ DW400A OEM</text:p>
          </table:table-cell>
          <table:table-cell office:value-type="string" calcext:value-type="string">
            <text:p>,279.00,1,1</text:p>
          </table:table-cell>
          <table:table-cell table:number-columns-repeated="2"/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NAGRYWARKA DVD(+/-) LG GSA-4081B WEW,IDE BOX</text:p>
          </table:table-cell>
          <table:table-cell office:value-type="string" calcext:value-type="string">
            <text:p>,409.99,0,1</text:p>
          </table:table-cell>
          <table:table-cell table:number-columns-repeated="2"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string" calcext:value-type="string">
            <text:p>NAGRYWARKA DVD(+/-) LG GSA-4082B WEW,IDE OEM</text:p>
          </table:table-cell>
          <table:table-cell office:value-type="string" calcext:value-type="string">
            <text:p>,449.99,0,1</text:p>
          </table:table-cell>
          <table:table-cell table:number-columns-repeated="2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NAGRYWARKA DVD(+/-) LITEON LDW-811S WEW,IDE BOX</text:p>
          </table:table-cell>
          <table:table-cell office:value-type="string" calcext:value-type="string">
            <text:p>,369.99,1,1</text:p>
          </table:table-cell>
          <table:table-cell table:number-columns-repeated="2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NAGRYWARKA DVD(+/-) MERCURY KOB DV-W8X BOX</text:p>
          </table:table-cell>
          <table:table-cell office:value-type="string" calcext:value-type="string">
            <text:p>,409.00,1,1</text:p>
          </table:table-cell>
          <table:table-cell table:number-columns-repeated="2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NAGRYWARKA DVD(+/-) PIONEER DVR-107 IDE OEM</text:p>
          </table:table-cell>
          <table:table-cell office:value-type="string" calcext:value-type="string">
            <text:p>,512.00,1,1</text:p>
          </table:table-cell>
          <table:table-cell table:number-columns-repeated="2"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AGRYWARKA DVD(+/-) PLEXTOR PX-708A BOX</text:p>
          </table:table-cell>
          <table:table-cell office:value-type="string" calcext:value-type="string">
            <text:p>,799.00,1,1</text:p>
          </table:table-cell>
          <table:table-cell table:number-columns-repeated="2"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NAGRYWARKA DVD(+/-) PLEXTOR PX-708A CZARNA BOX</text:p>
          </table:table-cell>
          <table:table-cell office:value-type="string" calcext:value-type="string">
            <text:p>,809.00,0,1</text:p>
          </table:table-cell>
          <table:table-cell table:number-columns-repeated="2"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NAGRYWARKA DVD(+/-) SONY DRU-510AX BOX</text:p>
          </table:table-cell>
          <table:table-cell office:value-type="string" calcext:value-type="string">
            <text:p>,449.99,1,1</text:p>
          </table:table-cell>
          <table:table-cell table:number-columns-repeated="2"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string" calcext:value-type="string">
            <text:p>NAGRYWARKA DVD(+/-) TOSHIBA SD-R5272B IDE OEM</text:p>
          </table:table-cell>
          <table:table-cell office:value-type="string" calcext:value-type="string">
            <text:p>,433.40,0,1</text:p>
          </table:table-cell>
          <table:table-cell table:number-columns-repeated="2"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NAGRYWARKA DVD(-) TOSHIBA SD-R5112B IDE OEM</text:p>
          </table:table-cell>
          <table:table-cell office:value-type="string" calcext:value-type="string">
            <text:p>,299.00,1,1</text:p>
          </table:table-cell>
          <table:table-cell table:number-columns-repeated="2"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AGRYWARKA DVD(-) TOSHIBA SD-R5112K IDE BOX</text:p>
          </table:table-cell>
          <table:table-cell office:value-type="string" calcext:value-type="string">
            <text:p>,389.00,0,1</text:p>
          </table:table-cell>
          <table:table-cell table:number-columns-repeated="2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NAP?D FDD 3,5</text:p>
          </table:table-cell>
          <table:table-cell office:value-type="string" calcext:value-type="string">
            <text:p><text:s/>MITSUMI 1,44MB ZEW USB</text:p>
          </table:table-cell>
          <table:table-cell office:value-type="string" calcext:value-type="string">
            <text:p>,114.99,1,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P?D FDD 3,5</text:p>
          </table:table-cell>
          <table:table-cell office:value-type="string" calcext:value-type="string">
            <text:p><text:s/>SAMSUNG 1,44MB</text:p>
          </table:table-cell>
          <table:table-cell office:value-type="string" calcext:value-type="string">
            <text:p>,21.99,1,1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NAP?D FDD 3,5</text:p>
          </table:table-cell>
          <table:table-cell office:value-type="string" calcext:value-type="string">
            <text:p><text:s/>SAMSUNG 1,44MB CZARNY</text:p>
          </table:table-cell>
          <table:table-cell office:value-type="string" calcext:value-type="string">
            <text:p>,22.99,0,1</text:p>
          </table:table-cell>
          <table:table-cell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NAP?D FDD 3,5</text:p>
          </table:table-cell>
          <table:table-cell office:value-type="string" calcext:value-type="string">
            <text:p><text:s/>SAMSUNG 1,44MB SREBRNY</text:p>
          </table:table-cell>
          <table:table-cell office:value-type="string" calcext:value-type="string">
            <text:p>,22.99,1,1</text:p>
          </table:table-cell>
          <table:table-cell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string" calcext:value-type="string">
            <text:p>NORTON ANTIVIRUS 2004 V10/PL CD</text:p>
          </table:table-cell>
          <table:table-cell office:value-type="string" calcext:value-type="string">
            <text:p>,212.99,1,1</text:p>
          </table:table-cell>
          <table:table-cell table:number-columns-repeated="2"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NORTON ANTIVIRUS 2004 V10/PL UPG CD</text:p>
          </table:table-cell>
          <table:table-cell office:value-type="string" calcext:value-type="string">
            <text:p>,128.99,1,1</text:p>
          </table:table-cell>
          <table:table-cell table:number-columns-repeated="2"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NORTON ANTIVIRUS CE LIC 8,1 NO?IK EN</text:p>
          </table:table-cell>
          <table:table-cell office:value-type="string" calcext:value-type="string">
            <text:p>,119.99,0,1</text:p>
          </table:table-cell>
          <table:table-cell table:number-columns-repeated="2"/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NORTON INTERNET SECURITY 2004 V7/PL</text:p>
          </table:table-cell>
          <table:table-cell office:value-type="string" calcext:value-type="string">
            <text:p>,294.99,1,1</text:p>
          </table:table-cell>
          <table:table-cell table:number-columns-repeated="2"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string" calcext:value-type="string">
            <text:p>NORTON PERSONAL FIREWALL 2004 V7/PL</text:p>
          </table:table-cell>
          <table:table-cell office:value-type="string" calcext:value-type="string">
            <text:p>,232.10,1,1</text:p>
          </table:table-cell>
          <table:table-cell table:number-columns-repeated="2"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NORTON SYSTEMWORKS 2004 PROF V7/PL CD</text:p>
          </table:table-cell>
          <table:table-cell office:value-type="string" calcext:value-type="string">
            <text:p>,371.80,1,1</text:p>
          </table:table-cell>
          <table:table-cell table:number-columns-repeated="2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NORTON SYSTEMWORKS 2004 STD V7/PL CD</text:p>
          </table:table-cell>
          <table:table-cell office:value-type="string" calcext:value-type="string">
            <text:p>,304.99,0,1</text:p>
          </table:table-cell>
          <table:table-cell table:number-columns-repeated="2"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NOTEBOOK <text:s/>- LAMPKA NA KABLU USB</text:p>
          </table:table-cell>
          <table:table-cell office:value-type="string" calcext:value-type="string">
            <text:p>,15.99,0,1</text:p>
          </table:table-cell>
          <table:table-cell table:number-columns-repeated="2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NOTEBOOK <text:s/>- PLECAK ASUS/TARGUS</text:p>
          </table:table-cell>
          <table:table-cell office:value-type="string" calcext:value-type="string">
            <text:p>,229.00,1,1</text:p>
          </table:table-cell>
          <table:table-cell table:number-columns-repeated="2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NOTEBOOK <text:s/>- TORBA ASUS SK?RA</text:p>
          </table:table-cell>
          <table:table-cell office:value-type="string" calcext:value-type="string">
            <text:p>,199.00,1,1</text:p>
          </table:table-cell>
          <table:table-cell table:number-columns-repeated="2"/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string" calcext:value-type="string">
            <text:p>NOTEBOOK <text:s/>- TORBA DICOTA MULTIPLUS</text:p>
          </table:table-cell>
          <table:table-cell office:value-type="string" calcext:value-type="string">
            <text:p>,149.99,0,1</text:p>
          </table:table-cell>
          <table:table-cell table:number-columns-repeated="2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NOTEBOOK <text:s/>- ZABEZPIECZENIE TARGUS DEFCON CL</text:p>
          </table:table-cell>
          <table:table-cell office:value-type="string" calcext:value-type="string">
            <text:p>,119.00,0,1</text:p>
          </table:table-cell>
          <table:table-cell table:number-columns-repeated="2"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NOTEBOOK ASUS <text:s/>A25L P42200/HDD30/COMBO/256M/15</text:p>
          </table:table-cell>
          <table:table-cell/>
          <table:table-cell office:value-type="string" calcext:value-type="string">
            <text:p>,4299.00,1,1</text:p>
          </table:table-cell>
          <table:table-cell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NOTEBOOK ASUS <text:s/>L45R CEN1,4/HDD40/COMB/2*256/15</text:p>
          </table:table-cell>
          <table:table-cell office:value-type="string" calcext:value-type="string">
            <text:p>,5399.00,1,1</text:p>
          </table:table-cell>
          <table:table-cell table:number-columns-repeated="2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NOTEBOOK ASUS <text:s/>L45R CEN1,5/HDD40/DVD-R/2*256/15</text:p>
          </table:table-cell>
          <table:table-cell office:value-type="string" calcext:value-type="string">
            <text:p>,5869.00,1,1</text:p>
          </table:table-cell>
          <table:table-cell table:number-columns-repeated="2"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NOTEBOOK ASUS <text:s/>L58C P4 2660/HDD60/DVD-R/512MB 15</text:p>
          </table:table-cell>
          <table:table-cell office:value-type="string" calcext:value-type="string">
            <text:p>,5999.00,1,1</text:p>
          </table:table-cell>
          <table:table-cell table:number-columns-repeated="2"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NOTEBOOK ASUS <text:s/>L58C P4 2800/HDD80/DVD-R/2*512 15</text:p>
          </table:table-cell>
          <table:table-cell office:value-type="string" calcext:value-type="string">
            <text:p>,7199.00,1,1</text:p>
          </table:table-cell>
          <table:table-cell table:number-columns-repeated="2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NOTEBOOK ASUS <text:s/>L58C P4 2800/HDD80/DVD-R/512MB 15</text:p>
          </table:table-cell>
          <table:table-cell office:value-type="string" calcext:value-type="string">
            <text:p>,6799.00,1,0</text:p>
          </table:table-cell>
          <table:table-cell table:number-columns-repeated="2"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NOTEBOOK ASUS <text:s/>L59GA P4 3,2/60GB/2*256/COMBO/15</text:p>
          </table:table-cell>
          <table:table-cell office:value-type="string" calcext:value-type="string">
            <text:p>,7399.00,1,1</text:p>
          </table:table-cell>
          <table:table-cell table:number-columns-repeated="2"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NOTEBOOK ASUS <text:s/>L59GA P4 3,2/60GB/2*256/DVD-R/15</text:p>
          </table:table-cell>
          <table:table-cell office:value-type="string" calcext:value-type="string">
            <text:p>,7899.00,1,1</text:p>
          </table:table-cell>
          <table:table-cell table:number-columns-repeated="2"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NOTEBOOK ASUS <text:s/>L59GA P4 3GB/60GB/2*256/COMBO/15</text:p>
          </table:table-cell>
          <table:table-cell office:value-type="string" calcext:value-type="string">
            <text:p>,7199.00,0,1</text:p>
          </table:table-cell>
          <table:table-cell table:number-columns-repeated="2"/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string" calcext:value-type="string">
            <text:p>NOTEBOOK ASUS <text:s/>M24N CEN 1,5/HDD40/COMBO/256MB 14</text:p>
          </table:table-cell>
          <table:table-cell office:value-type="string" calcext:value-type="string">
            <text:p>,4999.00,1,1</text:p>
          </table:table-cell>
          <table:table-cell table:number-columns-repeated="2"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string" calcext:value-type="string">
            <text:p>NOTEBOOK ASUS <text:s/>M24N CEN 1,6/HDD60/COMBO/256MB 14</text:p>
          </table:table-cell>
          <table:table-cell office:value-type="string" calcext:value-type="string">
            <text:p>,5599.00,1,1</text:p>
          </table:table-cell>
          <table:table-cell table:number-columns-repeated="2"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NOTEBOOK ASUS <text:s/>M24N CEN 1,7/HDD60/DVD-R/256MB 14</text:p>
          </table:table-cell>
          <table:table-cell office:value-type="string" calcext:value-type="string">
            <text:p>,6699.00,1,1</text:p>
          </table:table-cell>
          <table:table-cell table:number-columns-repeated="2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NOTEBOOK ASUS <text:s/>M52N CE1400/HDD40/COMBO/256M/12</text:p>
          </table:table-cell>
          <table:table-cell office:value-type="string" calcext:value-type="string">
            <text:p>,5799.00,1,1</text:p>
          </table:table-cell>
          <table:table-cell table:number-columns-repeated="2"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NOTEBOOK ASUS <text:s/>M68N CEN1,5/HDD40/COMBO/256MB/15</text:p>
          </table:table-cell>
          <table:table-cell office:value-type="string" calcext:value-type="string">
            <text:p>,5949.00,1,1</text:p>
          </table:table-cell>
          <table:table-cell table:number-columns-repeated="2"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NOTEBOOK ASUS <text:s/>M6BN CEN1,5/HDD60/COMB/2*256/15,4</text:p>
          </table:table-cell>
          <table:table-cell office:value-type="string" calcext:value-type="string">
            <text:p>,6625.00,1,1</text:p>
          </table:table-cell>
          <table:table-cell table:number-columns-repeated="2"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NOTEBOOK ASUS <text:s/>M6BN CEN1,6/HDD60/DVDR/2*256/15,4</text:p>
          </table:table-cell>
          <table:table-cell office:value-type="string" calcext:value-type="string">
            <text:p>,7699.00,1,1</text:p>
          </table:table-cell>
          <table:table-cell table:number-columns-repeated="2"/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NOTEBOOK ASUS <text:s/>S13N CEN1400/HDD40/COMBO/256MB 13</text:p>
          </table:table-cell>
          <table:table-cell office:value-type="string" calcext:value-type="string">
            <text:p>,4799.00,1,1</text:p>
          </table:table-cell>
          <table:table-cell table:number-columns-repeated="2"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NOTEBOOK ASUS <text:s/>S13N CEN1600/HDD60/COMBO/256MB 13</text:p>
          </table:table-cell>
          <table:table-cell office:value-type="string" calcext:value-type="string">
            <text:p>,5799.00,1,1</text:p>
          </table:table-cell>
          <table:table-cell table:number-columns-repeated="2"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NOTEBOOK ASUS <text:s/>S52N CEN1400/HDD40/COMBO/256MB 12</text:p>
          </table:table-cell>
          <table:table-cell office:value-type="string" calcext:value-type="string">
            <text:p>,5499.00,0,1</text:p>
          </table:table-cell>
          <table:table-cell table:number-columns-repeated="2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NOTEBOOK ASUS <text:s/>S52N CEN1700/HDD80/COMBO/256MB 12</text:p>
          </table:table-cell>
          <table:table-cell office:value-type="string" calcext:value-type="string">
            <text:p>,6899.00,0,1</text:p>
          </table:table-cell>
          <table:table-cell table:number-columns-repeated="2"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NOTEBOOK ASUS <text:s/>STACJA DO NAP?DU CD AI-BOX/CZARNA</text:p>
          </table:table-cell>
          <table:table-cell office:value-type="string" calcext:value-type="string">
            <text:p>,195.99,1,0</text:p>
          </table:table-cell>
          <table:table-cell table:number-columns-repeated="2"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string" calcext:value-type="string">
            <text:p>NOTEBOOK ASUS - <text:s/>PALMTOP KABEL ACTIVESYNC/A620-T</text:p>
          </table:table-cell>
          <table:table-cell office:value-type="string" calcext:value-type="string">
            <text:p>,42.99,0,1</text:p>
          </table:table-cell>
          <table:table-cell table:number-columns-repeated="2"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NOTEBOOK ASUS - <text:s/>PALMTOP KLAWIATURA 620</text:p>
          </table:table-cell>
          <table:table-cell office:value-type="string" calcext:value-type="string">
            <text:p>,245.00,1,1</text:p>
          </table:table-cell>
          <table:table-cell table:number-columns-repeated="2"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string" calcext:value-type="string">
            <text:p>NOTEBOOK ASUS - <text:s/>PALMTOP POKROWIEC DO A620</text:p>
          </table:table-cell>
          <table:table-cell office:value-type="string" calcext:value-type="string">
            <text:p>,44.99,1,0</text:p>
          </table:table-cell>
          <table:table-cell table:number-columns-repeated="2"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string" calcext:value-type="string">
            <text:p>NOTEBOOK ASUS - <text:s/>PALMTOP UCHWYT DO POCKET PC</text:p>
          </table:table-cell>
          <table:table-cell office:value-type="string" calcext:value-type="string">
            <text:p>,57.99,0,1</text:p>
          </table:table-cell>
          <table:table-cell table:number-columns-repeated="2"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NOTEBOOK ASUS - <text:s/>PALMTOP ZESTAW GPS</text:p>
          </table:table-cell>
          <table:table-cell office:value-type="string" calcext:value-type="string">
            <text:p>,399.00,1,0</text:p>
          </table:table-cell>
          <table:table-cell table:number-columns-repeated="2"/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string" calcext:value-type="string">
            <text:p>NOTEBOOK ASUS - <text:s/>PALMTOP ?ADOW,STACJ,A620(CRADLE</text:p>
          </table:table-cell>
          <table:table-cell office:value-type="string" calcext:value-type="string">
            <text:p>,115.99,0,1</text:p>
          </table:table-cell>
          <table:table-cell table:number-columns-repeated="2"/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NOTEBOOK ASUS - <text:s/>POLSKA LOKALIZACJA A620/620BT</text:p>
          </table:table-cell>
          <table:table-cell office:value-type="string" calcext:value-type="string">
            <text:p>,89.99,1,0</text:p>
          </table:table-cell>
          <table:table-cell table:number-columns-repeated="2"/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NOTEBOOK ASUS - BATERIA A2</text:p>
          </table:table-cell>
          <table:table-cell office:value-type="string" calcext:value-type="string">
            <text:p>,315.99,0,1</text:p>
          </table:table-cell>
          <table:table-cell table:number-columns-repeated="2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string" calcext:value-type="string">
            <text:p>NOTEBOOK ASUS - BATERIA DO D1 ZEWN?TRZNA</text:p>
          </table:table-cell>
          <table:table-cell office:value-type="string" calcext:value-type="string">
            <text:p>,399.00,0,1</text:p>
          </table:table-cell>
          <table:table-cell table:number-columns-repeated="2"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string" calcext:value-type="string">
            <text:p>NOTEBOOK ASUS - BATERIA DO L2000D</text:p>
          </table:table-cell>
          <table:table-cell office:value-type="string" calcext:value-type="string">
            <text:p>,319.99,0,1</text:p>
          </table:table-cell>
          <table:table-cell table:number-columns-repeated="2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NOTEBOOK ASUS - BATERIA DO L4</text:p>
          </table:table-cell>
          <table:table-cell office:value-type="string" calcext:value-type="string">
            <text:p>,339.99,0,1</text:p>
          </table:table-cell>
          <table:table-cell table:number-columns-repeated="2"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NOTEBOOK ASUS - BATERIA DO M2000E</text:p>
          </table:table-cell>
          <table:table-cell office:value-type="string" calcext:value-type="string">
            <text:p>,350.00,0,1</text:p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NOTEBOOK ASUS - BATERIA DO S1N</text:p>
          </table:table-cell>
          <table:table-cell office:value-type="string" calcext:value-type="string">
            <text:p>,350.00,0,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TEBOOK ASUS - OBUDOWA G?RNA A13B/F</text:p>
          </table:table-cell>
          <table:table-cell office:value-type="string" calcext:value-type="string">
            <text:p>,110.00,0,1</text:p>
          </table:table-cell>
          <table:table-cell table:number-columns-repeated="2"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string" calcext:value-type="string">
            <text:p>NOTEBOOK ASUS - REPLIKATOR PORT?W VER,III</text:p>
          </table:table-cell>
          <table:table-cell office:value-type="string" calcext:value-type="string">
            <text:p>,350.00,0,1</text:p>
          </table:table-cell>
          <table:table-cell table:number-columns-repeated="2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NOTEBOOK ASUS - ZASILACZ A2 120W</text:p>
          </table:table-cell>
          <table:table-cell office:value-type="string" calcext:value-type="string">
            <text:p>,150.00,0,1</text:p>
          </table:table-cell>
          <table:table-cell table:number-columns-repeated="2"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NOTEBOOK ASUS - ZASILACZ ADP 50</text:p>
          </table:table-cell>
          <table:table-cell office:value-type="string" calcext:value-type="string">
            <text:p>,110.00,0,1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NOTEBOOK ASUS - ?ADOWARKA SAMOCHODOWA</text:p>
          </table:table-cell>
          <table:table-cell office:value-type="string" calcext:value-type="string">
            <text:p>,189.99,0,1</text:p>
          </table:table-cell>
          <table:table-cell table:number-columns-repeated="2"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NOTEBOOK ASUS - ?ADOWARKA SAMOCHODOWA L3</text:p>
          </table:table-cell>
          <table:table-cell office:value-type="string" calcext:value-type="string">
            <text:p>,199.99,0,1</text:p>
          </table:table-cell>
          <table:table-cell table:number-columns-repeated="2"/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NOTEBOOK ASUS - ?ADOWARKA SAMOCHODOWA L3D</text:p>
          </table:table-cell>
          <table:table-cell office:value-type="string" calcext:value-type="string">
            <text:p>,289.99,0,1</text:p>
          </table:table-cell>
          <table:table-cell table:number-columns-repeated="2"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string" calcext:value-type="string">
            <text:p>OBUDOWA <text:s/>PROCOMP 313G C2628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OBUDOWA <text:s/>PROCOMP 313G C3334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OBUDOWA <text:s/>PROCOMP 313G C8811 <text:s text:c="8"/>LONG 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OBUDOWA <text:s/>PROCOMP 313G C8815 <text:s text:c="8"/>LONG 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OBUDOWA <text:s/>PROCOMP 313N C8806 <text:s text:c="8"/>LONG P4 300W</text:p>
          </table:table-cell>
          <table:table-cell office:value-type="string" calcext:value-type="string">
            <text:p>,72.90,0,1</text:p>
          </table:table-cell>
          <table:table-cell table:number-columns-repeated="2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string" calcext:value-type="string">
            <text:p>OBUDOWA <text:s/>PROCOMP 313N C8811 <text:s text:c="8"/>LONG P4 300W</text:p>
          </table:table-cell>
          <table:table-cell office:value-type="string" calcext:value-type="string">
            <text:p>,72.90,0,1</text:p>
          </table:table-cell>
          <table:table-cell table:number-columns-repeated="2"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string" calcext:value-type="string">
            <text:p>OBUDOWA <text:s/>PROCOMP 313N C8815 <text:s text:c="8"/>LONG P4 300W</text:p>
          </table:table-cell>
          <table:table-cell office:value-type="string" calcext:value-type="string">
            <text:p>,72.90,0,1</text:p>
          </table:table-cell>
          <table:table-cell table:number-columns-repeated="2"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OBUDOWA <text:s/>PROCOMP 313P C2628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string" calcext:value-type="string">
            <text:p>OBUDOWA <text:s/>PROCOMP 313P C2840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string" calcext:value-type="string">
            <text:p>OBUDOWA <text:s/>PROCOMP 313Q C2628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OBUDOWA <text:s/>PROCOMP 313Q C8801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string" calcext:value-type="string">
            <text:p>OBUDOWA <text:s/>PROCOMP 313Q C8811 <text:s text:c="8"/>LONG P4 300W</text:p>
          </table:table-cell>
          <table:table-cell office:value-type="string" calcext:value-type="string">
            <text:p>,84.90,1,1</text:p>
          </table:table-cell>
          <table:table-cell table:number-columns-repeated="2"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string" calcext:value-type="string">
            <text:p>OBUDOWA <text:s/>PROCOMP 313R C2628 <text:s text:c="8"/>LONG 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OBUDOWA <text:s/>PROCOMP 313R C2840 <text:s text:c="8"/>LONG P4 300W</text:p>
          </table:table-cell>
          <table:table-cell office:value-type="string" calcext:value-type="string">
            <text:p>,79.90,0,1</text:p>
          </table:table-cell>
          <table:table-cell table:number-columns-repeated="2"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string" calcext:value-type="string">
            <text:p>OBUDOWA <text:s/>PROCOMP 313R C8806 <text:s text:c="8"/>LONG 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OBUDOWA <text:s/>PROCOMP 313R C8833 <text:s text:c="8"/>LONG 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OBUDOWA <text:s/>PROCOMP 313T C2628 <text:s text:c="8"/>LONG P4 300W</text:p>
          </table:table-cell>
          <table:table-cell office:value-type="string" calcext:value-type="string">
            <text:p>,89.90,1,1</text:p>
          </table:table-cell>
          <table:table-cell table:number-columns-repeated="2"/>
        </table:table-row>
        <table:table-row table:style-name="ro1">
          <table:table-cell office:value-type="float" office:value="10692" calcext:value-type="float">
            <text:p>10692</text:p>
          </table:table-cell>
          <table:table-cell office:value-type="string" calcext:value-type="string">
            <text:p>OBUDOWA <text:s/>PROCOMP 313T C2816 <text:s text:c="8"/>LONG P4 300W</text:p>
          </table:table-cell>
          <table:table-cell office:value-type="string" calcext:value-type="string">
            <text:p>,89.90,1,1</text:p>
          </table:table-cell>
          <table:table-cell table:number-columns-repeated="2"/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OBUDOWA <text:s/>PROCOMP 313T C8807 <text:s text:c="8"/>LONG P4 300W</text:p>
          </table:table-cell>
          <table:table-cell office:value-type="string" calcext:value-type="string">
            <text:p>,89.90,1,1</text:p>
          </table:table-cell>
          <table:table-cell table:number-columns-repeated="2"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OBUDOWA <text:s/>PROCOMP 3160B C8801 <text:s text:c="7"/>LONG P4 300W</text:p>
          </table:table-cell>
          <table:table-cell office:value-type="string" calcext:value-type="string">
            <text:p>,64.99,1,1</text:p>
          </table:table-cell>
          <table:table-cell table:number-columns-repeated="2"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OBUDOWA <text:s/>PROCOMP 3160B C8811 <text:s text:c="7"/>LONG P4 300W</text:p>
          </table:table-cell>
          <table:table-cell office:value-type="string" calcext:value-type="string">
            <text:p>,64.99,1,1</text:p>
          </table:table-cell>
          <table:table-cell table:number-columns-repeated="2"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OBUDOWA <text:s/>PROCOMP 3160B C8815 <text:s text:c="7"/>LONG P4 300W</text:p>
          </table:table-cell>
          <table:table-cell office:value-type="string" calcext:value-type="string">
            <text:p>,64.99,1,1</text:p>
          </table:table-cell>
          <table:table-cell table:number-columns-repeated="2"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OBUDOWA <text:s/>PROCOMP 3160B C8888 <text:s text:c="7"/>LONG P4 300W</text:p>
          </table:table-cell>
          <table:table-cell office:value-type="string" calcext:value-type="string">
            <text:p>,64.99,1,1</text:p>
          </table:table-cell>
          <table:table-cell table:number-columns-repeated="2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OBUDOWA <text:s/>PROCOMP 319A C2816 <text:s text:c="4"/>USB LONG P4 430W</text:p>
          </table:table-cell>
          <table:table-cell office:value-type="string" calcext:value-type="string">
            <text:p>,155.00,0,1</text:p>
          </table:table-cell>
          <table:table-cell table:number-columns-repeated="2"/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OBUDOWA <text:s/>PROCOMP MODU? USB <text:s text:c="6"/>DO 313P</text:p>
          </table:table-cell>
          <table:table-cell office:value-type="string" calcext:value-type="string">
            <text:p>,3.99,1,1</text:p>
          </table:table-cell>
          <table:table-cell table:number-columns-repeated="2"/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OBUDOWA <text:s/>PROCOMP MODU? USB <text:s text:c="6"/>DO 3160B</text:p>
          </table:table-cell>
          <table:table-cell office:value-type="string" calcext:value-type="string">
            <text:p>,3.99,1,1</text:p>
          </table:table-cell>
          <table:table-cell table:number-columns-repeated="2"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string" calcext:value-type="string">
            <text:p>OBUDOWA <text:s/>PROCOMP MODU? USB+AUDIO DO 313G</text:p>
          </table:table-cell>
          <table:table-cell office:value-type="string" calcext:value-type="string">
            <text:p>,4.99,1,1</text:p>
          </table:table-cell>
          <table:table-cell table:number-columns-repeated="2"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string" calcext:value-type="string">
            <text:p>OBUDOWA <text:s/>PROCOMP MODU? USB+AUDIO DO 313R/T/Q</text:p>
          </table:table-cell>
          <table:table-cell office:value-type="string" calcext:value-type="string">
            <text:p>,4.99,1,1</text:p>
          </table:table-cell>
          <table:table-cell table:number-columns-repeated="2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OBUDOWA CASECOM KG-200SS <text:s text:c="11"/>LONG P4 300W</text:p>
          </table:table-cell>
          <table:table-cell office:value-type="string" calcext:value-type="string">
            <text:p>,74.90,1,1</text:p>
          </table:table-cell>
          <table:table-cell table:number-columns-repeated="2"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OBUDOWA JNC ARGON 4JA-8672/404U+657C <text:s text:c="4"/>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OBUDOWA JNC ARGON 4JA-8672/6U2X+1C <text:s text:c="6"/>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OBUDOWA JNC ARGON RJA-8672/422C+647C+1C <text:s/>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OBUDOWA JNC ARGON RJA-8672/422C+6U2X+1C <text:s/>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OBUDOWA JNC ARGON RJA-8672/422C+8181C+657C <text:s/>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OBUDOWA JNC MH30(A) SREB+B??K 422C+8181C P4 300W</text:p>
          </table:table-cell>
          <table:table-cell office:value-type="string" calcext:value-type="string">
            <text:p>,79.00,0,1</text:p>
          </table:table-cell>
          <table:table-cell table:number-columns-repeated="2"/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OBUDOWA JNC POLON RJA-8673/1CZG+2715CF <text:s text:c="2"/>P4 300W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string" calcext:value-type="string">
            <text:p>OBUDOWA JNC POLON RJA-8673/404U+404U <text:s text:c="4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OBUDOWA JNC POLON RJA-8673/422C+404U <text:s text:c="4"/>P4 300W</text:p>
          </table:table-cell>
          <table:table-cell office:value-type="string" calcext:value-type="string">
            <text:p>,78.90,1,1</text:p>
          </table:table-cell>
          <table:table-cell table:number-columns-repeated="2"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OBUDOWA JNC POLON RJA-8673/422C+427C <text:s text:c="4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OBUDOWA JNC POLON RJA-8673/422C+549CF <text:s text:c="3"/>P4 300W</text:p>
          </table:table-cell>
          <table:table-cell office:value-type="string" calcext:value-type="string">
            <text:p>,72.90,1,0</text:p>
          </table:table-cell>
          <table:table-cell table:number-columns-repeated="2"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OBUDOWA JNC POLON RJA-8673/6U2X+6U2X <text:s text:c="4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OBUDOWA JNC RADON RJA-8658/1CZG+6U2X+1C <text:s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OBUDOWA JNC RADON RJA-8658/404U+1C <text:s text:c="6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OBUDOWA JNC RADON RJA-8658/422C+647CF+657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OBUDOWA JNC RADON RJA-8658/422C+8U+419C <text:s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OBUDOWA JNC RJA-8662/422C <text:s text:c="15"/>P4 300W</text:p>
          </table:table-cell>
          <table:table-cell office:value-type="string" calcext:value-type="string">
            <text:p>,69.99,0,1</text:p>
          </table:table-cell>
          <table:table-cell table:number-columns-repeated="2"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string" calcext:value-type="string">
            <text:p>OBUDOWA JNC RJA-8662/422C R?CZ,TERMOMETR P4 300W</text:p>
          </table:table-cell>
          <table:table-cell office:value-type="string" calcext:value-type="string">
            <text:p>,99.00,0,1</text:p>
          </table:table-cell>
          <table:table-cell table:number-columns-repeated="2"/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OBUDOWA JNC RJA-8662/422C R?CZKA <text:s text:c="8"/>P4 300W</text:p>
          </table:table-cell>
          <table:table-cell office:value-type="string" calcext:value-type="string">
            <text:p>,84.90,0,1</text:p>
          </table:table-cell>
          <table:table-cell table:number-columns-repeated="2"/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string" calcext:value-type="string">
            <text:p>OBUDOWA JNC RJA-8662/422C+8U <text:s text:c="12"/>P4 300W</text:p>
          </table:table-cell>
          <table:table-cell office:value-type="string" calcext:value-type="string">
            <text:p>,69.99,0,1</text:p>
          </table:table-cell>
          <table:table-cell table:number-columns-repeated="2"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string" calcext:value-type="string">
            <text:p>OBUDOWA JNC RJA-8662/422C+8U R?CZ,TERMOM,P4 300W</text:p>
          </table:table-cell>
          <table:table-cell office:value-type="string" calcext:value-type="string">
            <text:p>,99.00,0,1</text:p>
          </table:table-cell>
          <table:table-cell table:number-columns-repeated="2"/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string" calcext:value-type="string">
            <text:p>OBUDOWA JNC RJA-8662/422C+8U R?CZKA <text:s text:c="5"/>P4 300W</text:p>
          </table:table-cell>
          <table:table-cell office:value-type="string" calcext:value-type="string">
            <text:p>,84.90,0,1</text:p>
          </table:table-cell>
          <table:table-cell table:number-columns-repeated="2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OBUDOWA JNC SAMAR RJA-8675/315U <text:s text:c="9"/>P4 300W</text:p>
          </table:table-cell>
          <table:table-cell office:value-type="string" calcext:value-type="string">
            <text:p>,87.90,1,1</text:p>
          </table:table-cell>
          <table:table-cell table:number-columns-repeated="2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OBUDOWA JNC SAMAR RJA-8675/404U <text:s text:c="9"/>P4 300W</text:p>
          </table:table-cell>
          <table:table-cell office:value-type="string" calcext:value-type="string">
            <text:p>,86.90,1,1</text:p>
          </table:table-cell>
          <table:table-cell table:number-columns-repeated="2"/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OBUDOWA JNC SAMAR RJA-8675/653C <text:s text:c="9"/>P4 300W</text:p>
          </table:table-cell>
          <table:table-cell office:value-type="string" calcext:value-type="string">
            <text:p>,86.90,1,1</text:p>
          </table:table-cell>
          <table:table-cell table:number-columns-repeated="2"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OBUDOWA JNC XENON RJA-8666/1CZG+6U2X <text:s text:c="4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OBUDOWA JNC XENON RJA-8666/404U <text:s text:c="9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OBUDOWA JNC XENON RJA-8666/404U+422C <text:s text:c="4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OBUDOWA JNC XENON RJA-8666/422C+8U <text:s text:c="6"/>P4 300W</text:p>
          </table:table-cell>
          <table:table-cell office:value-type="string" calcext:value-type="string">
            <text:p>,76.90,1,1</text:p>
          </table:table-cell>
          <table:table-cell table:number-columns-repeated="2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OBUDOWA JNC-MODU? USB DO 86XX</text:p>
          </table:table-cell>
          <table:table-cell office:value-type="string" calcext:value-type="string">
            <text:p>,3.99,1,1</text:p>
          </table:table-cell>
          <table:table-cell table:number-columns-repeated="2"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OBUDOWA JNC-MODU? USB+AUDIO DO 86XX</text:p>
          </table:table-cell>
          <table:table-cell office:value-type="string" calcext:value-type="string">
            <text:p>,3.99,1,1</text:p>
          </table:table-cell>
          <table:table-cell table:number-columns-repeated="2"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OBUDOWA MERCURY AQUA BLUE <text:s text:c="15"/>P4 300W</text:p>
          </table:table-cell>
          <table:table-cell office:value-type="string" calcext:value-type="string">
            <text:p>,239.00,1,1</text:p>
          </table:table-cell>
          <table:table-cell table:number-columns-repeated="2"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OBUDOWA MERCURY AQUA BLUE <text:s text:c="15"/>P4 350W</text:p>
          </table:table-cell>
          <table:table-cell office:value-type="string" calcext:value-type="string">
            <text:p>,249.00,1,1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OBUDOWA MERCURY ELEGANT <text:s text:c="12"/>LONG P4 300W</text:p>
          </table:table-cell>
          <table:table-cell office:value-type="string" calcext:value-type="string">
            <text:p>,88.90,0,1</text:p>
          </table:table-cell>
          <table:table-cell table:number-columns-repeated="2"/>
        </table:table-row>
        <table:table-row table:style-name="ro1">
          <table:table-cell office:value-type="float" office:value="10787" calcext:value-type="float">
            <text:p>10787</text:p>
          </table:table-cell>
          <table:table-cell office:value-type="string" calcext:value-type="string">
            <text:p>OBUDOWA MERCURY FOCUS COFFEE/GOLD <text:s text:c="7"/>P4 300W</text:p>
          </table:table-cell>
          <table:table-cell office:value-type="string" calcext:value-type="string">
            <text:p>,88.90,1,1</text:p>
          </table:table-cell>
          <table:table-cell table:number-columns-repeated="2"/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string" calcext:value-type="string">
            <text:p>OBUDOWA MERCURY FOCUS CZARNY <text:s text:c="12"/>P4 300W</text:p>
          </table:table-cell>
          <table:table-cell office:value-type="string" calcext:value-type="string">
            <text:p>,88.90,1,1</text:p>
          </table:table-cell>
          <table:table-cell table:number-columns-repeated="2"/>
        </table:table-row>
        <table:table-row table:style-name="ro1">
          <table:table-cell office:value-type="float" office:value="10788" calcext:value-type="float">
            <text:p>10788</text:p>
          </table:table-cell>
          <table:table-cell office:value-type="string" calcext:value-type="string">
            <text:p>OBUDOWA MERCURY FOCUS SREBRNY <text:s text:c="11"/>P4 300W</text:p>
          </table:table-cell>
          <table:table-cell office:value-type="string" calcext:value-type="string">
            <text:p>,88.90,1,1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OBUDOWA MERCURY PRIMO PRZE?WEN,USB LONG P4 300W</text:p>
          </table:table-cell>
          <table:table-cell office:value-type="string" calcext:value-type="string">
            <text:p>,104.90,1,1</text:p>
          </table:table-cell>
          <table:table-cell table:number-columns-repeated="2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OBUDOWA MERCURY-MODU? USB + AUDIO DO ELEGANT</text:p>
          </table:table-cell>
          <table:table-cell office:value-type="string" calcext:value-type="string">
            <text:p>,6.99,1,1</text:p>
          </table:table-cell>
          <table:table-cell table:number-columns-repeated="2"/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OBUDOWA MERCURY-MODU? USB + AUDIO DO FOCUS</text:p>
          </table:table-cell>
          <table:table-cell office:value-type="string" calcext:value-type="string">
            <text:p>,6.99,1,1</text:p>
          </table:table-cell>
          <table:table-cell table:number-columns-repeated="2"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OBUDOWA MERCURY-MODU? USB + AUDIO DO TOPAZ</text:p>
          </table:table-cell>
          <table:table-cell office:value-type="string" calcext:value-type="string">
            <text:p>,6.99,1,1</text:p>
          </table:table-cell>
          <table:table-cell table:number-columns-repeated="2"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OBUDOWA RACK 19</text:p>
          </table:table-cell>
          <table:table-cell office:value-type="string" calcext:value-type="string">
            <text:p><text:s/>4U SERWER</text:p>
          </table:table-cell>
          <table:table-cell office:value-type="string" calcext:value-type="string">
            <text:p>,529.20,1,1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OBUDOWA SCSI 3,5</text:p>
          </table:table-cell>
          <table:table-cell office:value-type="string" calcext:value-type="string">
            <text:p><text:s/>ZEW, ZASILANIE WEW SNP-9013C</text:p>
          </table:table-cell>
          <table:table-cell office:value-type="string" calcext:value-type="string">
            <text:p>,119.00,0,1</text:p>
          </table:table-cell>
          <table:table-cell/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string" calcext:value-type="string">
            <text:p>OBUDOWA-TUNNING ?IEC?CY KABEL CZERWONY</text:p>
          </table:table-cell>
          <table:table-cell office:value-type="string" calcext:value-type="string">
            <text:p>,48.00,1,0</text:p>
          </table:table-cell>
          <table:table-cell table:number-columns-repeated="2"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OBUDOWA-TUNNING ?IEC?CY KABEL FIOLETOWY</text:p>
          </table:table-cell>
          <table:table-cell office:value-type="string" calcext:value-type="string">
            <text:p>,48.00,1,1</text:p>
          </table:table-cell>
          <table:table-cell table:number-columns-repeated="2"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string" calcext:value-type="string">
            <text:p>OBUDOWA-TUNNING ?IEC?CY KABEL NIEBIESKO-ZIELONY</text:p>
          </table:table-cell>
          <table:table-cell office:value-type="string" calcext:value-type="string">
            <text:p>,48.00,0,1</text:p>
          </table:table-cell>
          <table:table-cell table:number-columns-repeated="2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OBUDOWA-TUNNING ?IEC?CY KABEL ZIELONY</text:p>
          </table:table-cell>
          <table:table-cell office:value-type="string" calcext:value-type="string">
            <text:p>,48.00,0,1</text:p>
          </table:table-cell>
          <table:table-cell table:number-columns-repeated="2"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OBUDOWA-TUNNING ?IEC?CY KABEL ???TY</text:p>
          </table:table-cell>
          <table:table-cell office:value-type="string" calcext:value-type="string">
            <text:p>,48.00,0,1</text:p>
          </table:table-cell>
          <table:table-cell table:number-columns-repeated="2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PAMI?? DDRAM 1024MB/PC 400/(2*512)TWINMOS <text:s/>CL2,5</text:p>
          </table:table-cell>
          <table:table-cell office:value-type="string" calcext:value-type="string">
            <text:p>,759.99,1,0</text:p>
          </table:table-cell>
          <table:table-cell table:number-columns-repeated="2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PAMI?? DDRAM 1024MB/PC 500/(2*512)T,-TWIST,CL2,5</text:p>
          </table:table-cell>
          <table:table-cell office:value-type="string" calcext:value-type="string">
            <text:p>,1149.00,1,0</text:p>
          </table:table-cell>
          <table:table-cell table:number-columns-repeated="2"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PAMI?? DDRAM 256MB /PC 266/</text:p>
          </table:table-cell>
          <table:table-cell office:value-type="string" calcext:value-type="string">
            <text:p>,171.00,1,1</text:p>
          </table:table-cell>
          <table:table-cell table:number-columns-repeated="2"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PAMI?? DDRAM 256MB /PC 333/</text:p>
          </table:table-cell>
          <table:table-cell office:value-type="string" calcext:value-type="string">
            <text:p>,173.00,1,1</text:p>
          </table:table-cell>
          <table:table-cell table:number-columns-repeated="2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string" calcext:value-type="string">
            <text:p>PAMI?? DDRAM 256MB /PC 333/ TWINMOS BOX</text:p>
          </table:table-cell>
          <table:table-cell office:value-type="string" calcext:value-type="string">
            <text:p>,159.99,0,1</text:p>
          </table:table-cell>
          <table:table-cell table:number-columns-repeated="2"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PAMI?? DDRAM 256MB /PC 400/</text:p>
          </table:table-cell>
          <table:table-cell office:value-type="string" calcext:value-type="string">
            <text:p>,175.00,1,1</text:p>
          </table:table-cell>
          <table:table-cell table:number-columns-repeated="2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MI?? DDRAM 256MB /PC 400/ T,-TWISTER BOX CL2</text:p>
          </table:table-cell>
          <table:table-cell office:value-type="string" calcext:value-type="string">
            <text:p>,239.99,1,0</text:p>
          </table:table-cell>
          <table:table-cell table:number-columns-repeated="2"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PAMI?? DDRAM 256MB /PC 400/ TWINMOS BOX <text:s text:c="3"/>CL2,5</text:p>
          </table:table-cell>
          <table:table-cell office:value-type="string" calcext:value-type="string">
            <text:p>,195.00,1,1</text:p>
          </table:table-cell>
          <table:table-cell table:number-columns-repeated="2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MI?? DDRAM 256MB /PC 500/ T,-TWISTER BOX CL2,5</text:p>
          </table:table-cell>
          <table:table-cell office:value-type="string" calcext:value-type="string">
            <text:p>,299.00,1,1</text:p>
          </table:table-cell>
          <table:table-cell table:number-columns-repeated="2"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PAMI?? DDRAM 512MB /PC 266/</text:p>
          </table:table-cell>
          <table:table-cell office:value-type="string" calcext:value-type="string">
            <text:p>,309.99,1,0</text:p>
          </table:table-cell>
          <table:table-cell table:number-columns-repeated="2"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PAMI?? DDRAM 512MB /PC 266/ WIECZYSTA GWARANCJA</text:p>
          </table:table-cell>
          <table:table-cell office:value-type="string" calcext:value-type="string">
            <text:p>,319.99,1,0</text:p>
          </table:table-cell>
          <table:table-cell table:number-columns-repeated="2"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PAMI?? DDRAM 512MB /PC 333/</text:p>
          </table:table-cell>
          <table:table-cell office:value-type="string" calcext:value-type="string">
            <text:p>,345.00,1,1</text:p>
          </table:table-cell>
          <table:table-cell table:number-columns-repeated="2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AMI?? DDRAM 512MB /PC 333/ TWINMOS BOX</text:p>
          </table:table-cell>
          <table:table-cell office:value-type="string" calcext:value-type="string">
            <text:p>,309.00,0,1</text:p>
          </table:table-cell>
          <table:table-cell table:number-columns-repeated="2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MI?? DDRAM 512MB /PC 400/ T,-TWISTER BOX CL2</text:p>
          </table:table-cell>
          <table:table-cell office:value-type="string" calcext:value-type="string">
            <text:p>,469.00,1,0</text:p>
          </table:table-cell>
          <table:table-cell table:number-columns-repeated="2"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PAMI?? DDRAM 512MB /PC 400/ TWINMOS BOX <text:s text:c="3"/>CL2,5</text:p>
          </table:table-cell>
          <table:table-cell office:value-type="string" calcext:value-type="string">
            <text:p>,385.00,1,1</text:p>
          </table:table-cell>
          <table:table-cell table:number-columns-repeated="2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AMI?? DDRAM 512MB /PC 400/(2*256)TWINMOS <text:s/>CL2,5</text:p>
          </table:table-cell>
          <table:table-cell office:value-type="string" calcext:value-type="string">
            <text:p>,395.00,1,1</text:p>
          </table:table-cell>
          <table:table-cell table:number-columns-repeated="2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MI?? DDRAM 512MB /PC 433/ T,-TWISTER BOX CL2</text:p>
          </table:table-cell>
          <table:table-cell office:value-type="string" calcext:value-type="string">
            <text:p>,429.99,1,0</text:p>
          </table:table-cell>
          <table:table-cell table:number-columns-repeated="2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MI?? DDRAM 512MB /PC 466/ T,-TWISTER BOX CL2,5</text:p>
          </table:table-cell>
          <table:table-cell office:value-type="string" calcext:value-type="string">
            <text:p>,489.00,0,1</text:p>
          </table:table-cell>
          <table:table-cell table:number-columns-repeated="2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PAMI?? DDRAM 512MB /PC 466/ TWINMOS BOX <text:s text:c="3"/>CL2,5</text:p>
          </table:table-cell>
          <table:table-cell office:value-type="string" calcext:value-type="string">
            <text:p>,459.00,1,1</text:p>
          </table:table-cell>
          <table:table-cell table:number-columns-repeated="2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PAMI?? DDRAM 512MB /PC 466/(2*256)T,-TWIST,CL2,5</text:p>
          </table:table-cell>
          <table:table-cell office:value-type="string" calcext:value-type="string">
            <text:p>,499.99,1,1</text:p>
          </table:table-cell>
          <table:table-cell table:number-columns-repeated="2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PAMI?? DDRAM 512MB /PC 500/ T,-TWISTER BOX CL2,5</text:p>
          </table:table-cell>
          <table:table-cell office:value-type="string" calcext:value-type="string">
            <text:p>,569.00,1,1</text:p>
          </table:table-cell>
          <table:table-cell table:number-columns-repeated="2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PAMI?? DDRAM 512MB /PC 500/(2*256)T,-TWIST,CL2,5</text:p>
          </table:table-cell>
          <table:table-cell office:value-type="string" calcext:value-type="string">
            <text:p>,589.00,1,1</text:p>
          </table:table-cell>
          <table:table-cell table:number-columns-repeated="2"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PAMI?? DDRAM DO NOTEB,256MB/PC333/TWINM, USODIMM</text:p>
          </table:table-cell>
          <table:table-cell office:value-type="string" calcext:value-type="string">
            <text:p>,239.99,1,1</text:p>
          </table:table-cell>
          <table:table-cell table:number-columns-repeated="2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MI?? DDRAM DO NOTEBOOKA 128MB /PC 266/ TWINMOS</text:p>
          </table:table-cell>
          <table:table-cell office:value-type="string" calcext:value-type="string">
            <text:p>,84.99,1,1</text:p>
          </table:table-cell>
          <table:table-cell table:number-columns-repeated="2"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PAMI?? DDRAM DO NOTEBOOKA 256MB /PC 266/ TWINMOS</text:p>
          </table:table-cell>
          <table:table-cell office:value-type="string" calcext:value-type="string">
            <text:p>,159.00,1,1</text:p>
          </table:table-cell>
          <table:table-cell table:number-columns-repeated="2"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PAMI?? DDRAM DO NOTEBOOKA 256MB /PC 333/ TWINMOS</text:p>
          </table:table-cell>
          <table:table-cell office:value-type="string" calcext:value-type="string">
            <text:p>,169.99,1,1</text:p>
          </table:table-cell>
          <table:table-cell table:number-columns-repeated="2"/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PAMI?? DDRAM DO NOTEBOOKA 256MB /PC 400/ TWINMOS</text:p>
          </table:table-cell>
          <table:table-cell office:value-type="string" calcext:value-type="string">
            <text:p>,184.00,1,1</text:p>
          </table:table-cell>
          <table:table-cell table:number-columns-repeated="2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MI?? DDRAM DO NOTEBOOKA 512MB /PC 266/ TWINMOS</text:p>
          </table:table-cell>
          <table:table-cell office:value-type="string" calcext:value-type="string">
            <text:p>,399.99,1,1</text:p>
          </table:table-cell>
          <table:table-cell table:number-columns-repeated="2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string" calcext:value-type="string">
            <text:p>PAMI?? DDRAM DO NOTEBOOKA 512MB /PC 333/ T,TWIST</text:p>
          </table:table-cell>
          <table:table-cell office:value-type="string" calcext:value-type="string">
            <text:p>,419.99,0,1</text:p>
          </table:table-cell>
          <table:table-cell table:number-columns-repeated="2"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string" calcext:value-type="string">
            <text:p>PAMI?? DDRAM DO NOTEBOOKA 512MB /PC 333/ TWINMOS</text:p>
          </table:table-cell>
          <table:table-cell office:value-type="string" calcext:value-type="string">
            <text:p>,419.99,1,1</text:p>
          </table:table-cell>
          <table:table-cell table:number-columns-repeated="2"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string" calcext:value-type="string">
            <text:p>PAMI?? FLASH - COMPACT FLASH <text:s/>128MB TWINMOS</text:p>
          </table:table-cell>
          <table:table-cell office:value-type="string" calcext:value-type="string">
            <text:p>,139.00,1,1</text:p>
          </table:table-cell>
          <table:table-cell table:number-columns-repeated="2"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string" calcext:value-type="string">
            <text:p>PAMI?? FLASH - COMPACT FLASH <text:s/>2,2GB HARD DISK</text:p>
          </table:table-cell>
          <table:table-cell office:value-type="string" calcext:value-type="string">
            <text:p>,858.00,1,1</text:p>
          </table:table-cell>
          <table:table-cell table:number-columns-repeated="2"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PAMI?? FLASH - COMPACT FLASH <text:s/>256MB TWINMOS</text:p>
          </table:table-cell>
          <table:table-cell office:value-type="string" calcext:value-type="string">
            <text:p>,255.00,1,1</text:p>
          </table:table-cell>
          <table:table-cell table:number-columns-repeated="2"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PAMI?? FLASH - COMPACT FLASH <text:s/>512MB</text:p>
          </table:table-cell>
          <table:table-cell office:value-type="string" calcext:value-type="string">
            <text:p>,399.00,1,1</text:p>
          </table:table-cell>
          <table:table-cell table:number-columns-repeated="2"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PAMI?? FLASH - COMPACT FLASH 1024MB TWINMOS</text:p>
          </table:table-cell>
          <table:table-cell office:value-type="string" calcext:value-type="string">
            <text:p>,949.00,1,0</text:p>
          </table:table-cell>
          <table:table-cell table:number-columns-repeated="2"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string" calcext:value-type="string">
            <text:p>PAMI?? FLASH - CZYTNIK COMPACT FLASH PCMCIA</text:p>
          </table:table-cell>
          <table:table-cell office:value-type="string" calcext:value-type="string">
            <text:p>,35.00,0,1</text:p>
          </table:table-cell>
          <table:table-cell table:number-columns-repeated="2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PAMI?? FLASH - CZYTNIK UNIWERSAL,6W1 ZEW,USB2,0</text:p>
          </table:table-cell>
          <table:table-cell office:value-type="string" calcext:value-type="string">
            <text:p>,67.00,1,1</text:p>
          </table:table-cell>
          <table:table-cell table:number-columns-repeated="2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AMI?? FLASH - CZYTNIK UNIWERSALNY 6W1 ZEW USB</text:p>
          </table:table-cell>
          <table:table-cell office:value-type="string" calcext:value-type="string">
            <text:p>,55.00,1,1</text:p>
          </table:table-cell>
          <table:table-cell table:number-columns-repeated="2"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string" calcext:value-type="string">
            <text:p>PAMI?? FLASH - MEMORY STICK <text:s/>64MB TWINMOS</text:p>
          </table:table-cell>
          <table:table-cell office:value-type="string" calcext:value-type="string">
            <text:p>,145.00,1,0</text:p>
          </table:table-cell>
          <table:table-cell table:number-columns-repeated="2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PAMI?? FLASH - MEMORY STICK 256MB TWINMOS</text:p>
          </table:table-cell>
          <table:table-cell office:value-type="string" calcext:value-type="string">
            <text:p>,323.55,1,1</text:p>
          </table:table-cell>
          <table:table-cell table:number-columns-repeated="2"/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string" calcext:value-type="string">
            <text:p>PAMI?? FLASH - MULTI MEDIA CARD 256MB TWINMOS</text:p>
          </table:table-cell>
          <table:table-cell office:value-type="string" calcext:value-type="string">
            <text:p>,269.99,0,1</text:p>
          </table:table-cell>
          <table:table-cell table:number-columns-repeated="2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PAMI?? FLASH - PENDRIVE <text:s/>128MB MP3 MERCURY+RADIO</text:p>
          </table:table-cell>
          <table:table-cell office:value-type="string" calcext:value-type="string">
            <text:p>,379.00,1,1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PAMI?? FLASH - PENDRIVE <text:s/>256MB USB 2,0 <text:s text:c="2"/>TWINMOS</text:p>
          </table:table-cell>
          <table:table-cell office:value-type="string" calcext:value-type="string">
            <text:p>,269.99,1,1</text:p>
          </table:table-cell>
          <table:table-cell table:number-columns-repeated="2"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string" calcext:value-type="string">
            <text:p>PAMI?? FLASH - PENDRIVE <text:s/>512MB USB 2,0 <text:s text:c="2"/>TWINMOS</text:p>
          </table:table-cell>
          <table:table-cell office:value-type="string" calcext:value-type="string">
            <text:p>,539.99,1,0</text:p>
          </table:table-cell>
          <table:table-cell table:number-columns-repeated="2"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string" calcext:value-type="string">
            <text:p>PAMI?? FLASH - PENDRIVE 1024MB USB 2,0 <text:s text:c="2"/>TWINMOS</text:p>
          </table:table-cell>
          <table:table-cell office:value-type="string" calcext:value-type="string">
            <text:p>,999.99,1,1</text:p>
          </table:table-cell>
          <table:table-cell table:number-columns-repeated="2"/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PAMI?? FLASH - SECURE DIGITAL 128MB TWINMOS</text:p>
          </table:table-cell>
          <table:table-cell office:value-type="string" calcext:value-type="string">
            <text:p>,149.99,0,1</text:p>
          </table:table-cell>
          <table:table-cell table:number-columns-repeated="2"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PAMI?? FLASH - SECURE DIGITAL 256MB</text:p>
          </table:table-cell>
          <table:table-cell office:value-type="string" calcext:value-type="string">
            <text:p>,279.00,1,1</text:p>
          </table:table-cell>
          <table:table-cell table:number-columns-repeated="2"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PAMI?? FLASH - SECURE DIGITAL 256MB TWINMOS</text:p>
          </table:table-cell>
          <table:table-cell office:value-type="string" calcext:value-type="string">
            <text:p>,289.00,1,1</text:p>
          </table:table-cell>
          <table:table-cell table:number-columns-repeated="2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MI?? FLASH - SECURE DIGITAL 512MB</text:p>
          </table:table-cell>
          <table:table-cell office:value-type="string" calcext:value-type="string">
            <text:p>,599.00,1,1</text:p>
          </table:table-cell>
          <table:table-cell table:number-columns-repeated="2"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PAMI?? FLASH - SMART MEDIA 128MB TWINMOS</text:p>
          </table:table-cell>
          <table:table-cell office:value-type="string" calcext:value-type="string">
            <text:p>,169.99,1,1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AMI?? FLASH - XDC 128MB TWINMOS</text:p>
          </table:table-cell>
          <table:table-cell office:value-type="string" calcext:value-type="string">
            <text:p>,229.99,1,1</text:p>
          </table:table-cell>
          <table:table-cell table:number-columns-repeated="2"/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string" calcext:value-type="string">
            <text:p>PAMI?? FLASH - XDC 256MB TWINMOS</text:p>
          </table:table-cell>
          <table:table-cell office:value-type="string" calcext:value-type="string">
            <text:p>,459.99,1,1</text:p>
          </table:table-cell>
          <table:table-cell table:number-columns-repeated="2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PAMI?? RDRAM 256MB /PC1066/ 16BIT SAMSUNG</text:p>
          </table:table-cell>
          <table:table-cell office:value-type="string" calcext:value-type="string">
            <text:p>,469.99,0,1</text:p>
          </table:table-cell>
          <table:table-cell table:number-columns-repeated="2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PAMI?? SDRAM 128MB /PC 133/</text:p>
          </table:table-cell>
          <table:table-cell office:value-type="string" calcext:value-type="string">
            <text:p>,88.99,1,0</text:p>
          </table:table-cell>
          <table:table-cell table:number-columns-repeated="2"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PAMI?? SDRAM 128MB /PC 133/ TWINMOS BOX</text:p>
          </table:table-cell>
          <table:table-cell office:value-type="string" calcext:value-type="string">
            <text:p>,99.99,1,0</text:p>
          </table:table-cell>
          <table:table-cell table:number-columns-repeated="2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AMI?? SDRAM 256MB /PC 100/</text:p>
          </table:table-cell>
          <table:table-cell office:value-type="string" calcext:value-type="string">
            <text:p>,199.99,1,0</text:p>
          </table:table-cell>
          <table:table-cell table:number-columns-repeated="2"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PAMI?? SDRAM 256MB /PC 133/</text:p>
          </table:table-cell>
          <table:table-cell office:value-type="string" calcext:value-type="string">
            <text:p>,179.99,1,1</text:p>
          </table:table-cell>
          <table:table-cell table:number-columns-repeated="2"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PAMI?? SDRAM 512MB /PC 133/</text:p>
          </table:table-cell>
          <table:table-cell office:value-type="string" calcext:value-type="string">
            <text:p>,269.99,1,1</text:p>
          </table:table-cell>
          <table:table-cell table:number-columns-repeated="2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PAMI?? SDRAM 512MB /PC 133/ TWINMOS BOX</text:p>
          </table:table-cell>
          <table:table-cell office:value-type="string" calcext:value-type="string">
            <text:p>,439.00,1,1</text:p>
          </table:table-cell>
          <table:table-cell table:number-columns-repeated="2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APIER INK-MATE FOLIA BEZBARWNA /50/A4 IOF450</text:p>
          </table:table-cell>
          <table:table-cell office:value-type="string" calcext:value-type="string">
            <text:p>,50.54,1,1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PAPIER INK-MATE FOLIA BIA?A GLOSSY 15/A4 IGF415</text:p>
          </table:table-cell>
          <table:table-cell office:value-type="string" calcext:value-type="string">
            <text:p>,19.95,0,1</text:p>
          </table:table-cell>
          <table:table-cell table:number-columns-repeated="2"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string" calcext:value-type="string">
            <text:p>PLAYER BENQ JOYBEE 120-128MB</text:p>
          </table:table-cell>
          <table:table-cell office:value-type="string" calcext:value-type="string">
            <text:p>,629.99,1,1</text:p>
          </table:table-cell>
          <table:table-cell table:number-columns-repeated="2"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string" calcext:value-type="string">
            <text:p>PLAYER BENQ JOYBEE 150-128MB</text:p>
          </table:table-cell>
          <table:table-cell office:value-type="string" calcext:value-type="string">
            <text:p>,699.99,1,1</text:p>
          </table:table-cell>
          <table:table-cell table:number-columns-repeated="2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PODK?ADKA POD MYSZ EASYTOUCH FOTO</text:p>
          </table:table-cell>
          <table:table-cell office:value-type="string" calcext:value-type="string">
            <text:p>,1.35,1,1</text:p>
          </table:table-cell>
          <table:table-cell table:number-columns-repeated="2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PODK?ADKA POD MYSZ EASYTOUCH FOTO PACZKA 34SZT</text:p>
          </table:table-cell>
          <table:table-cell office:value-type="string" calcext:value-type="string">
            <text:p>,40.80,1,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ODK?ADKA POD MYSZ PROCOMP </text:p>
          </table:table-cell>
          <table:table-cell office:value-type="string" calcext:value-type="string">
            <text:p>PUSZYSTA BERTA</text:p>
          </table:table-cell>
          <table:table-cell/>
          <table:table-cell office:value-type="string" calcext:value-type="string">
            <text:p>,2.99,1,1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string" calcext:value-type="string">
            <text:p>PROCESOR AMD ATHLON XP 2000+(1667)/266</text:p>
          </table:table-cell>
          <table:table-cell office:value-type="string" calcext:value-type="string">
            <text:p>,201.99,1,1</text:p>
          </table:table-cell>
          <table:table-cell table:number-columns-repeated="2"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PROCESOR AMD ATHLON XP 2200+(1800)/266</text:p>
          </table:table-cell>
          <table:table-cell office:value-type="string" calcext:value-type="string">
            <text:p>,224.99,1,1</text:p>
          </table:table-cell>
          <table:table-cell table:number-columns-repeated="2"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PROCESOR AMD ATHLON XP 2400+(1933)/266</text:p>
          </table:table-cell>
          <table:table-cell office:value-type="string" calcext:value-type="string">
            <text:p>,248.99,1,1</text:p>
          </table:table-cell>
          <table:table-cell table:number-columns-repeated="2"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PROCESOR AMD ATHLON XP 2600+(2083)/333</text:p>
          </table:table-cell>
          <table:table-cell office:value-type="string" calcext:value-type="string">
            <text:p>,319.99,1,1</text:p>
          </table:table-cell>
          <table:table-cell table:number-columns-repeated="2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PROCESOR AMD ATHLON XP BARTON 2500+(1833)/333</text:p>
          </table:table-cell>
          <table:table-cell office:value-type="string" calcext:value-type="string">
            <text:p>,286.99,1,1</text:p>
          </table:table-cell>
          <table:table-cell table:number-columns-repeated="2"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PROCESOR AMD ATHLON XP BARTON 2800+(2083)/333</text:p>
          </table:table-cell>
          <table:table-cell office:value-type="string" calcext:value-type="string">
            <text:p>,435.99,0,1</text:p>
          </table:table-cell>
          <table:table-cell table:number-columns-repeated="2"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PROCESOR AMD DURON 1600/266/SOCA</text:p>
          </table:table-cell>
          <table:table-cell office:value-type="string" calcext:value-type="string">
            <text:p>,143.49,1,1</text:p>
          </table:table-cell>
          <table:table-cell table:number-columns-repeated="2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PROCESOR AMD DURON 1800/266/SOCA</text:p>
          </table:table-cell>
          <table:table-cell office:value-type="string" calcext:value-type="string">
            <text:p>,159.99,1,1</text:p>
          </table:table-cell>
          <table:table-cell table:number-columns-repeated="2"/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PROCESOR INTEL CELERON 1700/400/C128 S478 OEM</text:p>
          </table:table-cell>
          <table:table-cell office:value-type="string" calcext:value-type="string">
            <text:p>,197.99,1,1</text:p>
          </table:table-cell>
          <table:table-cell table:number-columns-repeated="2"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OCESOR INTEL CELERON 2000/400/C128 S478 BOX</text:p>
          </table:table-cell>
          <table:table-cell office:value-type="string" calcext:value-type="string">
            <text:p>,245.99,1,1</text:p>
          </table:table-cell>
          <table:table-cell table:number-columns-repeated="2"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PROCESOR INTEL CELERON 2000/400/C128 S478 OEM</text:p>
          </table:table-cell>
          <table:table-cell office:value-type="string" calcext:value-type="string">
            <text:p>,222.99,1,0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PROCESOR INTEL CELERON 2400/400/C128 S478 BOX</text:p>
          </table:table-cell>
          <table:table-cell office:value-type="string" calcext:value-type="string">
            <text:p>,261.99,1,1</text:p>
          </table:table-cell>
          <table:table-cell table:number-columns-repeated="2"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PROCESOR INTEL CELERON 2600/400/C128 S478 OEM</text:p>
          </table:table-cell>
          <table:table-cell office:value-type="string" calcext:value-type="string">
            <text:p>,287.99,1,1</text:p>
          </table:table-cell>
          <table:table-cell table:number-columns-repeated="2"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PROCESOR INTEL P4 2400/533/C1024/S478 BOX</text:p>
          </table:table-cell>
          <table:table-cell office:value-type="string" calcext:value-type="string">
            <text:p>,529.99,1,1</text:p>
          </table:table-cell>
          <table:table-cell table:number-columns-repeated="2"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PROCESOR INTEL P4 2800/533/C512/S478 BOX</text:p>
          </table:table-cell>
          <table:table-cell office:value-type="string" calcext:value-type="string">
            <text:p>,623.99,1,1</text:p>
          </table:table-cell>
          <table:table-cell table:number-columns-repeated="2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PROCESOR INTEL P4 2800/800/C1024/S478/HT BOX</text:p>
          </table:table-cell>
          <table:table-cell office:value-type="string" calcext:value-type="string">
            <text:p>,696.99,1,1</text:p>
          </table:table-cell>
          <table:table-cell table:number-columns-repeated="2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string" calcext:value-type="string">
            <text:p>PROCESOR INTEL P4 2800/800/C512/S478/HT BOX</text:p>
          </table:table-cell>
          <table:table-cell office:value-type="string" calcext:value-type="string">
            <text:p>,685.99,1,1</text:p>
          </table:table-cell>
          <table:table-cell table:number-columns-repeated="2"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string" calcext:value-type="string">
            <text:p>PROCESOR INTEL P4 3000/800/C512/S478/HT BOX</text:p>
          </table:table-cell>
          <table:table-cell office:value-type="string" calcext:value-type="string">
            <text:p>,834.99,1,1</text:p>
          </table:table-cell>
          <table:table-cell table:number-columns-repeated="2"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PROCOMP KOMPUTER - ZESTAW POMOCNICZY NR 1</text:p>
          </table:table-cell>
          <table:table-cell office:value-type="string" calcext:value-type="string">
            <text:p>,1.00,1,1</text:p>
          </table:table-cell>
          <table:table-cell table:number-columns-repeated="2"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PROCOMP KOMPUTER - ZESTAW POMOCNICZY NR 2</text:p>
          </table:table-cell>
          <table:table-cell office:value-type="string" calcext:value-type="string">
            <text:p>,1.00,1,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OD,CZYSZ, EASYTOUCH KCD-272-CD P?YTA CZ,</text:p>
          </table:table-cell>
          <table:table-cell office:value-type="string" calcext:value-type="string">
            <text:p>,8.35,0,1</text:p>
          </table:table-cell>
          <table:table-cell table:number-columns-repeated="2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PROD,CZYSZ, EASYTOUCH KCD-282-CD P?YTA CZ,(WET)</text:p>
          </table:table-cell>
          <table:table-cell office:value-type="string" calcext:value-type="string">
            <text:p>,9.99,1,0</text:p>
          </table:table-cell>
          <table:table-cell table:number-columns-repeated="2"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PROD,CZYSZ, EASYTOUCH KY-002-DVD P?YTA CZ,</text:p>
          </table:table-cell>
          <table:table-cell office:value-type="string" calcext:value-type="string">
            <text:p>,14.40,1,1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PROD,CZYSZ, PIANKA DO EKRAN?W TECHNICAL 400ML</text:p>
          </table:table-cell>
          <table:table-cell office:value-type="string" calcext:value-type="string">
            <text:p>,6.36,1,1</text:p>
          </table:table-cell>
          <table:table-cell table:number-columns-repeated="2"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PROD,CZYSZ, PIANKA DO PLASTIKU TECHNICAL 400ML</text:p>
          </table:table-cell>
          <table:table-cell office:value-type="string" calcext:value-type="string">
            <text:p>,6.36,1,1</text:p>
          </table:table-cell>
          <table:table-cell table:number-columns-repeated="2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ROD,CZYSZ, SEVEN SPR??ONE POWIETRZE 400ML</text:p>
          </table:table-cell>
          <table:table-cell office:value-type="string" calcext:value-type="string">
            <text:p>,8.21,0,1</text:p>
          </table:table-cell>
          <table:table-cell table:number-columns-repeated="2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PROD,CZYSZ, TA?A HP C5709A DO STREAMERA DDS2</text:p>
          </table:table-cell>
          <table:table-cell office:value-type="string" calcext:value-type="string">
            <text:p>,29.99,0,1</text:p>
          </table:table-cell>
          <table:table-cell table:number-columns-repeated="2"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PROD,CZYSZ, ZESTAW CZYSZCZ?CZY PC11</text:p>
          </table:table-cell>
          <table:table-cell office:value-type="string" calcext:value-type="string">
            <text:p>,19.99,1,1</text:p>
          </table:table-cell>
          <table:table-cell table:number-columns-repeated="2"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PROGRAM ANTYWIRUSOWY NOD32 5-U?YTKOWNIK?W PL</text:p>
          </table:table-cell>
          <table:table-cell office:value-type="string" calcext:value-type="string">
            <text:p>,389.00,1,0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ROGRAM ANTYWIRUSOWY NOD32 PL</text:p>
          </table:table-cell>
          <table:table-cell office:value-type="string" calcext:value-type="string">
            <text:p>,129.00,1,0</text:p>
          </table:table-cell>
          <table:table-cell table:number-columns-repeated="2"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PROGRAM DUKAT - PROGRAM HANDLOWY /DOS</text:p>
          </table:table-cell>
          <table:table-cell office:value-type="string" calcext:value-type="string">
            <text:p>,290.00,1,1</text:p>
          </table:table-cell>
          <table:table-cell table:number-columns-repeated="2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PROGRAM GRATYFIKANT 3 /DOS</text:p>
          </table:table-cell>
          <table:table-cell office:value-type="string" calcext:value-type="string">
            <text:p>,510.00,0,1</text:p>
          </table:table-cell>
          <table:table-cell table:number-columns-repeated="2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PROGRAM GRATYFIKANT 3 /DOS UPGRADE</text:p>
          </table:table-cell>
          <table:table-cell office:value-type="string" calcext:value-type="string">
            <text:p>,270.00,1,1</text:p>
          </table:table-cell>
          <table:table-cell table:number-columns-repeated="2"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PROGRAM KONSULTANT DO RACHMISTRZA 4</text:p>
          </table:table-cell>
          <table:table-cell office:value-type="string" calcext:value-type="string">
            <text:p>,300.00,1,0</text:p>
          </table:table-cell>
          <table:table-cell table:number-columns-repeated="2"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PROGRAM KONSULTANT DO RACHMISTRZA GT</text:p>
          </table:table-cell>
          <table:table-cell office:value-type="string" calcext:value-type="string">
            <text:p>,240.00,1,1</text:p>
          </table:table-cell>
          <table:table-cell table:number-columns-repeated="2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PROGRAM KONSULTANT DO SUBIEKTA GT</text:p>
          </table:table-cell>
          <table:table-cell office:value-type="string" calcext:value-type="string">
            <text:p>,280.00,0,1</text:p>
          </table:table-cell>
          <table:table-cell table:number-columns-repeated="2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string" calcext:value-type="string">
            <text:p>PROGRAM MIKROSUBIEKT-PRZED?,LICENCJI DOS</text:p>
          </table:table-cell>
          <table:table-cell office:value-type="string" calcext:value-type="string">
            <text:p>,39.00,0,1</text:p>
          </table:table-cell>
          <table:table-cell table:number-columns-repeated="2"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ROGRAM MIKROSUBIEKT-UPROSZCZONY SYSTEM /DOS</text:p>
          </table:table-cell>
          <table:table-cell office:value-type="string" calcext:value-type="string">
            <text:p>,90.00,1,0</text:p>
          </table:table-cell>
          <table:table-cell table:number-columns-repeated="2"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PROGRAM MIKROSUBIEKT-UPROSZCZONY SYSTEM /WINDOWS</text:p>
          </table:table-cell>
          <table:table-cell office:value-type="string" calcext:value-type="string">
            <text:p>,97.50,0,1</text:p>
          </table:table-cell>
          <table:table-cell table:number-columns-repeated="2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PROGRAM RACHMISTRZ 4 /DOS</text:p>
          </table:table-cell>
          <table:table-cell office:value-type="string" calcext:value-type="string">
            <text:p>,260.00,1,1</text:p>
          </table:table-cell>
          <table:table-cell table:number-columns-repeated="2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PROGRAM RACHMISTRZ GT - ROZSZERZENIE O 3 STANOW,</text:p>
          </table:table-cell>
          <table:table-cell office:value-type="string" calcext:value-type="string">
            <text:p>,182.00,1,0</text:p>
          </table:table-cell>
          <table:table-cell table:number-columns-repeated="2"/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string" calcext:value-type="string">
            <text:p>PROGRAM RACHMISTRZ GT /WINDOWS</text:p>
          </table:table-cell>
          <table:table-cell office:value-type="string" calcext:value-type="string">
            <text:p>,260.00,1,1</text:p>
          </table:table-cell>
          <table:table-cell table:number-columns-repeated="2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PROGRAM REWIZOR 3 /WINDOWS</text:p>
          </table:table-cell>
          <table:table-cell office:value-type="string" calcext:value-type="string">
            <text:p>,690.00,1,1</text:p>
          </table:table-cell>
          <table:table-cell table:number-columns-repeated="2"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string" calcext:value-type="string">
            <text:p>PROGRAM REWIZOR 3 EURO</text:p>
          </table:table-cell>
          <table:table-cell office:value-type="string" calcext:value-type="string">
            <text:p>,690.00,0,1</text:p>
          </table:table-cell>
          <table:table-cell table:number-columns-repeated="2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PROGRAM SUBIEKT 5 /DOS</text:p>
          </table:table-cell>
          <table:table-cell office:value-type="string" calcext:value-type="string">
            <text:p>,390.00,1,1</text:p>
          </table:table-cell>
          <table:table-cell table:number-columns-repeated="2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PROGRAM SUBIEKT 5 UPGRADE 4-&gt;5 /DOS</text:p>
          </table:table-cell>
          <table:table-cell office:value-type="string" calcext:value-type="string">
            <text:p>,256.75,0,1</text:p>
          </table:table-cell>
          <table:table-cell table:number-columns-repeated="2"/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PROGRAM SUBIEKT GT /WINDOWS</text:p>
          </table:table-cell>
          <table:table-cell office:value-type="string" calcext:value-type="string">
            <text:p>,390.00,1,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ZE??CZNIK DANYCH CBT-21C 2/1 AUTO, BITRONICS</text:p>
          </table:table-cell>
          <table:table-cell office:value-type="string" calcext:value-type="string">
            <text:p>,93.07,1,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ZE??CZNIK DANYCH LPT 2/1</text:p>
          </table:table-cell>
          <table:table-cell office:value-type="string" calcext:value-type="string">
            <text:p>,15.12,1,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ZE??CZNIK DANYCH LPT 2/1 AUTO</text:p>
          </table:table-cell>
          <table:table-cell office:value-type="string" calcext:value-type="string">
            <text:p>,21.90,1,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ZE??CZNIK DANYCH LPT 4/1</text:p>
          </table:table-cell>
          <table:table-cell office:value-type="string" calcext:value-type="string">
            <text:p>,39.06,1,1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PRZE??CZNIK DANYCH LPT 4/1 AUTO BITRONICS</text:p>
          </table:table-cell>
          <table:table-cell office:value-type="string" calcext:value-type="string">
            <text:p>,110.40,0,1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PRZE??CZNIK DANYCH PS/2 2KOMP-&gt;1MON/1KLAW/1MYSZ</text:p>
          </table:table-cell>
          <table:table-cell office:value-type="string" calcext:value-type="string">
            <text:p>,31.20,0,1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RZE??CZNIK DANYCH PS/2 4KOMP-&gt;1MON/1KLAW/1MYSZ</text:p>
          </table:table-cell>
          <table:table-cell office:value-type="string" calcext:value-type="string">
            <text:p>,46.80,0,1</text:p>
          </table:table-cell>
          <table:table-cell table:number-columns-repeated="2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PRZE??CZNIK DANYCH RS232 2/1 (3*9F)</text:p>
          </table:table-cell>
          <table:table-cell office:value-type="string" calcext:value-type="string">
            <text:p>,19.40,1,1</text:p>
          </table:table-cell>
          <table:table-cell table:number-columns-repeated="2"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PRZE??CZNIK DANYCH USB 2*PC -&gt; 1*URZ?DZ, AUTO</text:p>
          </table:table-cell>
          <table:table-cell office:value-type="string" calcext:value-type="string">
            <text:p>,63.70,1,1</text:p>
          </table:table-cell>
          <table:table-cell table:number-columns-repeated="2"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PRZE??CZNIK DANYCH USB 4*PC -&gt; 1*URZ?DZ, AUTO</text:p>
          </table:table-cell>
          <table:table-cell office:value-type="string" calcext:value-type="string">
            <text:p>,102.70,1,1</text:p>
          </table:table-cell>
          <table:table-cell table:number-columns-repeated="2"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PUDE?KO EASYTOUCH ETUI NA 208CD 208M <text:s/>MATERIA?</text:p>
          </table:table-cell>
          <table:table-cell office:value-type="string" calcext:value-type="string">
            <text:p>,27.47,1,1</text:p>
          </table:table-cell>
          <table:table-cell table:number-columns-repeated="2"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UDE?KO EASYTOUCH ETUI NA 24CD <text:s/>24PN <text:s/>PIANKA</text:p>
          </table:table-cell>
          <table:table-cell office:value-type="string" calcext:value-type="string">
            <text:p>,6.97,1,1</text:p>
          </table:table-cell>
          <table:table-cell table:number-columns-repeated="2"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PUDE?KO EASYTOUCH ETUI NA 48CD <text:s/>48MCC MATERIA?</text:p>
          </table:table-cell>
          <table:table-cell office:value-type="string" calcext:value-type="string">
            <text:p>,8.96,1,1</text:p>
          </table:table-cell>
          <table:table-cell table:number-columns-repeated="2"/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string" calcext:value-type="string">
            <text:p>PUDE?KO EASYTOUCH ETUI NA 48CD <text:s/>48P <text:s text:c="2"/>PIANKA</text:p>
          </table:table-cell>
          <table:table-cell office:value-type="string" calcext:value-type="string">
            <text:p>,10.62,1,1</text:p>
          </table:table-cell>
          <table:table-cell table:number-columns-repeated="2"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PUDE?KO EASYTOUCH ETUI NA 48CD <text:s/>48S <text:s text:c="2"/>SK?RA</text:p>
          </table:table-cell>
          <table:table-cell office:value-type="string" calcext:value-type="string">
            <text:p>,9.62,1,1</text:p>
          </table:table-cell>
          <table:table-cell table:number-columns-repeated="2"/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string" calcext:value-type="string">
            <text:p>PUDE?KO EASYTOUCH ETUI NA 96CD <text:s/>96M <text:s text:c="2"/>MATERIA?</text:p>
          </table:table-cell>
          <table:table-cell office:value-type="string" calcext:value-type="string">
            <text:p>,17.75,1,1</text:p>
          </table:table-cell>
          <table:table-cell table:number-columns-repeated="2"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P?YTA <text:s/>PROCOMP P4X400DB S478B D?I?K ATA133 OEM</text:p>
          </table:table-cell>
          <table:table-cell office:value-type="string" calcext:value-type="string">
            <text:p>,139.00,1,1</text:p>
          </table:table-cell>
          <table:table-cell table:number-columns-repeated="2"/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string" calcext:value-type="string">
            <text:p>P?YTA <text:s/>PROCOMP P4XFCU P4X266E S478B D?USB2 OEM</text:p>
          </table:table-cell>
          <table:table-cell office:value-type="string" calcext:value-type="string">
            <text:p>,129.00,1,1</text:p>
          </table:table-cell>
          <table:table-cell table:number-columns-repeated="2"/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P?YTA EPOX <text:s/>P4MKI P4M266A S478B VGA/D?</text:p>
          </table:table-cell>
          <table:table-cell office:value-type="string" calcext:value-type="string">
            <text:p>,155.00,1,1</text:p>
          </table:table-cell>
          <table:table-cell table:number-columns-repeated="2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P?YTA EPOX <text:s/>P4X400D P4X400 S478B D?</text:p>
          </table:table-cell>
          <table:table-cell office:value-type="string" calcext:value-type="string">
            <text:p>,169.00,1,1</text:p>
          </table:table-cell>
          <table:table-cell table:number-columns-repeated="2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P?YTA EPOX 4BDA533 I845D S478B D?</text:p>
          </table:table-cell>
          <table:table-cell office:value-type="string" calcext:value-type="string">
            <text:p>,189.00,0,1</text:p>
          </table:table-cell>
          <table:table-cell table:number-columns-repeated="2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string" calcext:value-type="string">
            <text:p>P?YTA EPOX 4PCA3+ I875P S478B D?/SIE?/SATA/RAID</text:p>
          </table:table-cell>
          <table:table-cell office:value-type="string" calcext:value-type="string">
            <text:p>,559.00,1,0</text:p>
          </table:table-cell>
          <table:table-cell table:number-columns-repeated="2"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string" calcext:value-type="string">
            <text:p>P?YTA EPOX 4PDA3I I865PE S478B D?/SIE?/SATA</text:p>
          </table:table-cell>
          <table:table-cell office:value-type="string" calcext:value-type="string">
            <text:p>,309.00,1,1</text:p>
          </table:table-cell>
          <table:table-cell table:number-columns-repeated="2"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string" calcext:value-type="string">
            <text:p>P?YTA EPOX 4PDA5+ I865PE S478B D?/SIE?/SATA</text:p>
          </table:table-cell>
          <table:table-cell office:value-type="string" calcext:value-type="string">
            <text:p>,499.00,1,1</text:p>
          </table:table-cell>
          <table:table-cell table:number-columns-repeated="2"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P?YTA EPOX 4PEA9I 845PE S478B D?/SIE?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string" calcext:value-type="string">
            <text:p>P?YTA EPOX 4PEAD I845PE S478B D?</text:p>
          </table:table-cell>
          <table:table-cell office:value-type="string" calcext:value-type="string">
            <text:p>,209.99,1,0</text:p>
          </table:table-cell>
          <table:table-cell table:number-columns-repeated="2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P?YTA EPOX 4PLAI I848PE S478B D?/SIE?/SATA</text:p>
          </table:table-cell>
          <table:table-cell office:value-type="string" calcext:value-type="string">
            <text:p>,229.00,1,1</text:p>
          </table:table-cell>
          <table:table-cell table:number-columns-repeated="2"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string" calcext:value-type="string">
            <text:p>P?YTA EPOX 8HDA3+ K8T800 S754 D?I?K/SIE?/SATA</text:p>
          </table:table-cell>
          <table:table-cell office:value-type="string" calcext:value-type="string">
            <text:p>,479.00,1,1</text:p>
          </table:table-cell>
          <table:table-cell table:number-columns-repeated="2"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P?YTA EPOX 8K9A7I KT400A SOCA SATA/AGP8/SIE?/D?</text:p>
          </table:table-cell>
          <table:table-cell office:value-type="string" calcext:value-type="string">
            <text:p>,185.00,1,1</text:p>
          </table:table-cell>
          <table:table-cell table:number-columns-repeated="2"/>
        </table:table-row>
        <table:table-row table:style-name="ro1">
          <table:table-cell office:value-type="float" office:value="10892" calcext:value-type="float">
            <text:p>10892</text:p>
          </table:table-cell>
          <table:table-cell office:value-type="string" calcext:value-type="string">
            <text:p>P?YTA EPOX 8KMM3I KM400 SOCA VGA/D?/SIE?</text:p>
          </table:table-cell>
          <table:table-cell office:value-type="string" calcext:value-type="string">
            <text:p>,205.00,1,1</text:p>
          </table:table-cell>
          <table:table-cell table:number-columns-repeated="2"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P?YTA EPOX 8KRAI KT600 SOCA 8X D?/SIE?/SATA</text:p>
          </table:table-cell>
          <table:table-cell office:value-type="string" calcext:value-type="string">
            <text:p>,209.00,1,1</text:p>
          </table:table-cell>
          <table:table-cell table:number-columns-repeated="2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P?YTA EPOX 8RDA+ NFORCE2 SOCA AGP8 D?SI/FIREW</text:p>
          </table:table-cell>
          <table:table-cell office:value-type="string" calcext:value-type="string">
            <text:p>,289.00,1,0</text:p>
          </table:table-cell>
          <table:table-cell table:number-columns-repeated="2"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P?YTA EPOX 8RDA+ NFORCE2 SOCA AGP8 D?SIE/FIRE</text:p>
          </table:table-cell>
          <table:table-cell office:value-type="string" calcext:value-type="string">
            <text:p>,289.00,1,1</text:p>
          </table:table-cell>
          <table:table-cell table:number-columns-repeated="2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P?YTA EPOX 8RDA3+ NFORCE2 SOCA FIWI/SI/SATA/D?</text:p>
          </table:table-cell>
          <table:table-cell office:value-type="string" calcext:value-type="string">
            <text:p>,339.00,1,1</text:p>
          </table:table-cell>
          <table:table-cell table:number-columns-repeated="2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P?YTA EPOX 8RDA3I NFORCE2 SOCA AGP8 D?/SIE?</text:p>
          </table:table-cell>
          <table:table-cell office:value-type="string" calcext:value-type="string">
            <text:p>,245.00,1,0</text:p>
          </table:table-cell>
          <table:table-cell table:number-columns-repeated="2"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P?YTA EPOX 8RDAEI NFORCE2 SOCA AGP8 D?/SIE?</text:p>
          </table:table-cell>
          <table:table-cell office:value-type="string" calcext:value-type="string">
            <text:p>,225.00,1,1</text:p>
          </table:table-cell>
          <table:table-cell table:number-columns-repeated="2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string" calcext:value-type="string">
            <text:p>P?YTA EPOX 8RGA NFORCE2 SOCA AGP8 VGA/D?I?K</text:p>
          </table:table-cell>
          <table:table-cell office:value-type="string" calcext:value-type="string">
            <text:p>,399.00,0,1</text:p>
          </table:table-cell>
          <table:table-cell table:number-columns-repeated="2"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P?YTA EPOX 8RGA+ NFORCE2 SOCA AGP8 VGA/D?/SIE?</text:p>
          </table:table-cell>
          <table:table-cell office:value-type="string" calcext:value-type="string">
            <text:p>,439.00,0,1</text:p>
          </table:table-cell>
          <table:table-cell table:number-columns-repeated="2"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P?YTA EPOX 8RGMI NFORCE2 SOCA VGA/D?/SIE?</text:p>
          </table:table-cell>
          <table:table-cell office:value-type="string" calcext:value-type="string">
            <text:p>,279.00,0,1</text:p>
          </table:table-cell>
          <table:table-cell table:number-columns-repeated="2"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?YTA GIGABYTE - WYJ?IE OPTYCZNE SPDIF</text:p>
          </table:table-cell>
          <table:table-cell office:value-type="string" calcext:value-type="string">
            <text:p>,14.99,1,1</text:p>
          </table:table-cell>
          <table:table-cell table:number-columns-repeated="2"/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?YTA GIGABYTE GA-7N400-L NFORCE2-ULTRA D?/SIE?</text:p>
          </table:table-cell>
          <table:table-cell office:value-type="string" calcext:value-type="string">
            <text:p>,285.00,0,1</text:p>
          </table:table-cell>
          <table:table-cell table:number-columns-repeated="2"/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string" calcext:value-type="string">
            <text:p>P?YTA GIGABYTE GA-7N400E NFORCE2-ULTRA SOCA D?</text:p>
          </table:table-cell>
          <table:table-cell office:value-type="string" calcext:value-type="string">
            <text:p>,235.00,0,1</text:p>
          </table:table-cell>
          <table:table-cell table:number-columns-repeated="2"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string" calcext:value-type="string">
            <text:p>P?YTA GIGABYTE GA-7N400E-L NFORCE2-ULTRA D?/SIE</text:p>
          </table:table-cell>
          <table:table-cell office:value-type="string" calcext:value-type="string">
            <text:p>,239.00,0,1</text:p>
          </table:table-cell>
          <table:table-cell table:number-columns-repeated="2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P?YTA GIGABYTE GA-7S748 SIS748 SOCA D?</text:p>
          </table:table-cell>
          <table:table-cell office:value-type="string" calcext:value-type="string">
            <text:p>,175.00,1,1</text:p>
          </table:table-cell>
          <table:table-cell table:number-columns-repeated="2"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P?YTA GIGABYTE GA-7S748-L SIS748 SOCA D?/SIE?</text:p>
          </table:table-cell>
          <table:table-cell office:value-type="string" calcext:value-type="string">
            <text:p>,184.00,1,1</text:p>
          </table:table-cell>
          <table:table-cell table:number-columns-repeated="2"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string" calcext:value-type="string">
            <text:p>P?YTA GIGABYTE GA-7VA KT400A SOCA D?</text:p>
          </table:table-cell>
          <table:table-cell office:value-type="string" calcext:value-type="string">
            <text:p>,199.00,1,1</text:p>
          </table:table-cell>
          <table:table-cell table:number-columns-repeated="2"/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string" calcext:value-type="string">
            <text:p>P?YTA GIGABYTE GA-7VT600 KT600 SOCA D?</text:p>
          </table:table-cell>
          <table:table-cell office:value-type="string" calcext:value-type="string">
            <text:p>,209.00,1,1</text:p>
          </table:table-cell>
          <table:table-cell table:number-columns-repeated="2"/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P?YTA GIGABYTE GA-7VT600-1394 KT600 SOCA D?/SIE</text:p>
          </table:table-cell>
          <table:table-cell office:value-type="string" calcext:value-type="string">
            <text:p>,285.00,1,1</text:p>
          </table:table-cell>
          <table:table-cell table:number-columns-repeated="2"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P?YTA GIGABYTE GA-7VT600-L KT600 SOCA D?/SIE?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string" calcext:value-type="string">
            <text:p>P?YTA GIGABYTE GA-8I848E I848E D?</text:p>
          </table:table-cell>
          <table:table-cell office:value-type="string" calcext:value-type="string">
            <text:p>,239.00,0,1</text:p>
          </table:table-cell>
          <table:table-cell table:number-columns-repeated="2"/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string" calcext:value-type="string">
            <text:p>P?YTA GIGABYTE GA-8I848E-L I848E D?/SIE?</text:p>
          </table:table-cell>
          <table:table-cell office:value-type="string" calcext:value-type="string">
            <text:p>,249.00,1,1</text:p>
          </table:table-cell>
          <table:table-cell table:number-columns-repeated="2"/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string" calcext:value-type="string">
            <text:p>P?YTA GIGABYTE GA-8I848PL I848P SATA/D?/SIE?</text:p>
          </table:table-cell>
          <table:table-cell office:value-type="string" calcext:value-type="string">
            <text:p>,265.00,1,1</text:p>
          </table:table-cell>
          <table:table-cell table:number-columns-repeated="2"/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P?YTA GIGABYTE GA-8IE2004 I845E S478B D?I?K</text:p>
          </table:table-cell>
          <table:table-cell office:value-type="string" calcext:value-type="string">
            <text:p>,209.00,1,1</text:p>
          </table:table-cell>
          <table:table-cell table:number-columns-repeated="2"/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P?YTA GIGABYTE GA-8IE2004P-L I845E D?/SIE?</text:p>
          </table:table-cell>
          <table:table-cell office:value-type="string" calcext:value-type="string">
            <text:p>,235.00,1,1</text:p>
          </table:table-cell>
          <table:table-cell table:number-columns-repeated="2"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?YTA GIGABYTE GA-8IG1000 I865G VGA/D?</text:p>
          </table:table-cell>
          <table:table-cell office:value-type="string" calcext:value-type="string">
            <text:p>,345.00,1,1</text:p>
          </table:table-cell>
          <table:table-cell table:number-columns-repeated="2"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string" calcext:value-type="string">
            <text:p>P?YTA GIGABYTE GA-8IPE1000-G I865PE SATA/D?/SIE</text:p>
          </table:table-cell>
          <table:table-cell office:value-type="string" calcext:value-type="string">
            <text:p>,329.00,1,1</text:p>
          </table:table-cell>
          <table:table-cell table:number-columns-repeated="2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P?YTA GIGABYTE GA-8IPE1000-PRO3 I865PE D?/SIE?</text:p>
          </table:table-cell>
          <table:table-cell office:value-type="string" calcext:value-type="string">
            <text:p>,423.05,1,1</text:p>
          </table:table-cell>
          <table:table-cell table:number-columns-repeated="2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P?YTA GIGABYTE GA-8KNXP I875P SAT/RAI/D?/SIE/FI</text:p>
          </table:table-cell>
          <table:table-cell office:value-type="string" calcext:value-type="string">
            <text:p>,819.00,0,1</text:p>
          </table:table-cell>
          <table:table-cell table:number-columns-repeated="2"/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string" calcext:value-type="string">
            <text:p>P?YTA GIGABYTE GA-8PE800-L 845PE S478B D?/SIE?</text:p>
          </table:table-cell>
          <table:table-cell office:value-type="string" calcext:value-type="string">
            <text:p>,239.00,1,1</text:p>
          </table:table-cell>
          <table:table-cell table:number-columns-repeated="2"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P?YTA GIGABYTE GA-8S648FX-L S478 D?/SIE?</text:p>
          </table:table-cell>
          <table:table-cell office:value-type="string" calcext:value-type="string">
            <text:p>,235.00,1,1</text:p>
          </table:table-cell>
          <table:table-cell table:number-columns-repeated="2"/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P?YTA GIGABYTE GA-8S655FX-L S478B D?SI/SATA/FIR</text:p>
          </table:table-cell>
          <table:table-cell office:value-type="string" calcext:value-type="string">
            <text:p>,259.00,0,1</text:p>
          </table:table-cell>
          <table:table-cell table:number-columns-repeated="2"/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P?YTA GIGABYTE GA-8S655FX-ULTRA S655 D?SI/RA/SA</text:p>
          </table:table-cell>
          <table:table-cell office:value-type="string" calcext:value-type="string">
            <text:p>,329.00,1,1</text:p>
          </table:table-cell>
          <table:table-cell table:number-columns-repeated="2"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?YTA GIGABYTE GA-8S661FXM S478 D?/SIE?</text:p>
          </table:table-cell>
          <table:table-cell office:value-type="string" calcext:value-type="string">
            <text:p>,235.00,1,1</text:p>
          </table:table-cell>
          <table:table-cell table:number-columns-repeated="2"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P?YTA GIGABYTE GA-8VM533 P4M266A S478 D?/SIE?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P?YTA GIGABYTE GA-8VT800 VIAVT800 S478 D?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?YTA GIGABYTE GA-8VT800-L VIAVT800 S478 D?</text:p>
          </table:table-cell>
          <table:table-cell office:value-type="string" calcext:value-type="string">
            <text:p>,229.00,1,1</text:p>
          </table:table-cell>
          <table:table-cell table:number-columns-repeated="2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P?YTA GIGABYTE GA-8VT880 VT880 S478 SAT/D?</text:p>
          </table:table-cell>
          <table:table-cell office:value-type="string" calcext:value-type="string">
            <text:p>,265.00,1,1</text:p>
          </table:table-cell>
          <table:table-cell table:number-columns-repeated="2"/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P?YTA GIGABYTE GA-8VT880-L VT880 S478 SAT/D?/SI</text:p>
          </table:table-cell>
          <table:table-cell office:value-type="string" calcext:value-type="string">
            <text:p>,269.00,1,1</text:p>
          </table:table-cell>
          <table:table-cell table:number-columns-repeated="2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P?YTA KARTA TESTUJ?CA EP-P80P DO P?YT G?, PCI</text:p>
          </table:table-cell>
          <table:table-cell office:value-type="string" calcext:value-type="string">
            <text:p>,99.00,0,1</text:p>
          </table:table-cell>
          <table:table-cell table:number-columns-repeated="2"/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string" calcext:value-type="string">
            <text:p>P?YTA MATSONIC MS8147C+ KT400A SOCA D?I?K/SIE?</text:p>
          </table:table-cell>
          <table:table-cell office:value-type="string" calcext:value-type="string">
            <text:p>,149.00,1,1</text:p>
          </table:table-cell>
          <table:table-cell table:number-columns-repeated="2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string" calcext:value-type="string">
            <text:p>P?YTA MATSONIC MS9127C P4X400 S478B DDR D?/SIE?</text:p>
          </table:table-cell>
          <table:table-cell office:value-type="string" calcext:value-type="string">
            <text:p>,145.00,1,1</text:p>
          </table:table-cell>
          <table:table-cell table:number-columns-repeated="2"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P?YTA MERCURY KOBKM266FDSMX SOCA VGA32/D?SIE?</text:p>
          </table:table-cell>
          <table:table-cell office:value-type="string" calcext:value-type="string">
            <text:p>,155.00,1,1</text:p>
          </table:table-cell>
          <table:table-cell table:number-columns-repeated="2"/>
        </table:table-row>
        <table:table-row table:style-name="ro1">
          <table:table-cell office:value-type="float" office:value="10947" calcext:value-type="float">
            <text:p>10947</text:p>
          </table:table-cell>
          <table:table-cell office:value-type="string" calcext:value-type="string">
            <text:p>P?YTA MERCURY KOBKNU400X-L SOCA NFORCE2 D?SIE?</text:p>
          </table:table-cell>
          <table:table-cell office:value-type="string" calcext:value-type="string">
            <text:p>,209.00,1,1</text:p>
          </table:table-cell>
          <table:table-cell table:number-columns-repeated="2"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P?YTA MERCURY KOBKVM400M-L KM400 SOCA D?VGA/SIE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P?YTA MERCURY KOBKVT600XL KT600 SOCA D?SIE/SATA</text:p>
          </table:table-cell>
          <table:table-cell office:value-type="string" calcext:value-type="string">
            <text:p>,169.00,1,1</text:p>
          </table:table-cell>
          <table:table-cell table:number-columns-repeated="2"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string" calcext:value-type="string">
            <text:p>P?YTA MERCURY KOBP4X400NDSX S478B SIE?/D?I?K</text:p>
          </table:table-cell>
          <table:table-cell office:value-type="string" calcext:value-type="string">
            <text:p>,145.00,1,1</text:p>
          </table:table-cell>
          <table:table-cell table:number-columns-repeated="2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P?YTA MERCURY KOBPI845EX-L S478B D?I?K/SIE?</text:p>
          </table:table-cell>
          <table:table-cell office:value-type="string" calcext:value-type="string">
            <text:p>,189.00,1,1</text:p>
          </table:table-cell>
          <table:table-cell table:number-columns-repeated="2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P?YTA MERCURY KOBPI865PEM-L I865PE D?/SIE?</text:p>
          </table:table-cell>
          <table:table-cell office:value-type="string" calcext:value-type="string">
            <text:p>,249.00,1,1</text:p>
          </table:table-cell>
          <table:table-cell table:number-columns-repeated="2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P?YTA MERCURY KOBPS661FXM-L S478 SIS661 D?SIE?</text:p>
          </table:table-cell>
          <table:table-cell office:value-type="string" calcext:value-type="string">
            <text:p>,189.00,1,1</text:p>
          </table:table-cell>
          <table:table-cell table:number-columns-repeated="2"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P?YTA MERCURY KOBPVM266AM-L S478B VGA/D?/SIE?</text:p>
          </table:table-cell>
          <table:table-cell office:value-type="string" calcext:value-type="string">
            <text:p>,155.00,1,1</text:p>
          </table:table-cell>
          <table:table-cell table:number-columns-repeated="2"/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string" calcext:value-type="string">
            <text:p>P?YTA MERCURY KOBPVT800X-L PT800 S478 D?SIE?</text:p>
          </table:table-cell>
          <table:table-cell office:value-type="string" calcext:value-type="string">
            <text:p>,179.00,1,1</text:p>
          </table:table-cell>
          <table:table-cell table:number-columns-repeated="2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P?YTA VIA EPIA M10000 CLE266 CPU/VGA/D?/SIE?/FI</text:p>
          </table:table-cell>
          <table:table-cell office:value-type="string" calcext:value-type="string">
            <text:p>,539.00,0,1</text:p>
          </table:table-cell>
          <table:table-cell table:number-columns-repeated="2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SIE? ADAPTER MICRONET RJ45/RJ45 SP1121</text:p>
          </table:table-cell>
          <table:table-cell office:value-type="string" calcext:value-type="string">
            <text:p>,7.90,1,1</text:p>
          </table:table-cell>
          <table:table-cell table:number-columns-repeated="2"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string" calcext:value-type="string">
            <text:p>SIE? ADAPTER MICRONET USB/RJ45 10/100 SP128AR</text:p>
          </table:table-cell>
          <table:table-cell office:value-type="string" calcext:value-type="string">
            <text:p>,69.50,1,0</text:p>
          </table:table-cell>
          <table:table-cell table:number-columns-repeated="2"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SIE? ADAPTER MICRONET USB2,0/RJ45 10/100 SP128B</text:p>
          </table:table-cell>
          <table:table-cell office:value-type="string" calcext:value-type="string">
            <text:p>,139.00,1,0</text:p>
          </table:table-cell>
          <table:table-cell table:number-columns-repeated="2"/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SIE? ADAPTER RJ45/RJ45</text:p>
          </table:table-cell>
          <table:table-cell office:value-type="string" calcext:value-type="string">
            <text:p>,3.40,1,1</text:p>
          </table:table-cell>
          <table:table-cell table:number-columns-repeated="2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SIE? BEZPRZ, ANTENA E3 KIER,12DBI SIATKA</text:p>
          </table:table-cell>
          <table:table-cell office:value-type="string" calcext:value-type="string">
            <text:p>,139.90,1,0</text:p>
          </table:table-cell>
          <table:table-cell table:number-columns-repeated="2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SIE? BEZPRZ, ANTENA E3 KIER,15DBI KABEL 2M</text:p>
          </table:table-cell>
          <table:table-cell office:value-type="string" calcext:value-type="string">
            <text:p>,149.00,0,1</text:p>
          </table:table-cell>
          <table:table-cell table:number-columns-repeated="2"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IE? BEZPRZ, ANTENA E3 KIER,15DBI TUBA</text:p>
          </table:table-cell>
          <table:table-cell office:value-type="string" calcext:value-type="string">
            <text:p>,139.00,1,1</text:p>
          </table:table-cell>
          <table:table-cell table:number-columns-repeated="2"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SIE? BEZPRZ, ANTENA E3 KIER,27DBI PARABOLA</text:p>
          </table:table-cell>
          <table:table-cell office:value-type="string" calcext:value-type="string">
            <text:p>,339.00,1,1</text:p>
          </table:table-cell>
          <table:table-cell table:number-columns-repeated="2"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SIE? BEZPRZ, ANTENA KIER, ATK- 8 11DBI</text:p>
          </table:table-cell>
          <table:table-cell office:value-type="string" calcext:value-type="string">
            <text:p>,78.90,1,1</text:p>
          </table:table-cell>
          <table:table-cell table:number-columns-repeated="2"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SIE? BEZPRZ, ANTENA KIER, ATK- 8 11DBI+3M KABEL</text:p>
          </table:table-cell>
          <table:table-cell office:value-type="string" calcext:value-type="string">
            <text:p>,81.90,1,1</text:p>
          </table:table-cell>
          <table:table-cell table:number-columns-repeated="2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SIE? BEZPRZ, ANTENA KIER, ATK- 8 11DBI+5M KABEL</text:p>
          </table:table-cell>
          <table:table-cell office:value-type="string" calcext:value-type="string">
            <text:p>,85.90,1,0</text:p>
          </table:table-cell>
          <table:table-cell table:number-columns-repeated="2"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SIE? BEZPRZ, ANTENA KIER, ATK-16 13DBI</text:p>
          </table:table-cell>
          <table:table-cell office:value-type="string" calcext:value-type="string">
            <text:p>,88.90,1,1</text:p>
          </table:table-cell>
          <table:table-cell table:number-columns-repeated="2"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SIE? BEZPRZ, ANTENA KIER, ATK-16 13DBI+5M KABEL</text:p>
          </table:table-cell>
          <table:table-cell office:value-type="string" calcext:value-type="string">
            <text:p>,96.90,0,1</text:p>
          </table:table-cell>
          <table:table-cell table:number-columns-repeated="2"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SIE? BEZPRZ, ANTENA KIER, ATK-16 13DBI+7M KABEL</text:p>
          </table:table-cell>
          <table:table-cell office:value-type="string" calcext:value-type="string">
            <text:p>,99.90,1,0</text:p>
          </table:table-cell>
          <table:table-cell table:number-columns-repeated="2"/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SIE? BEZPRZ, ANTENA KIER,12DBI YAGI-TUBA</text:p>
          </table:table-cell>
          <table:table-cell office:value-type="string" calcext:value-type="string">
            <text:p>,74.90,1,1</text:p>
          </table:table-cell>
          <table:table-cell table:number-columns-repeated="2"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SIE? BEZPRZ, ANTENA KIER,16DBI YAGI-TUBA</text:p>
          </table:table-cell>
          <table:table-cell office:value-type="string" calcext:value-type="string">
            <text:p>,99.50,1,1</text:p>
          </table:table-cell>
          <table:table-cell table:number-columns-repeated="2"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SIE? BEZPRZ, ANTENA KIER,MAXI CZASZA 23,5</text:p>
          </table:table-cell>
          <table:table-cell office:value-type="string" calcext:value-type="string">
            <text:p>,225.60,1,1</text:p>
          </table:table-cell>
          <table:table-cell table:number-columns-repeated="2"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SIE? BEZPRZ, ANTENA KIER,MINI CZASZA 19DBI</text:p>
          </table:table-cell>
          <table:table-cell office:value-type="string" calcext:value-type="string">
            <text:p>,119.00,1,1</text:p>
          </table:table-cell>
          <table:table-cell table:number-columns-repeated="2"/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SIE? BEZPRZ, ANTENA SEKTOR,MICRO <text:s text:c="4"/>14DBI</text:p>
          </table:table-cell>
          <table:table-cell office:value-type="string" calcext:value-type="string">
            <text:p>,79.90,1,1</text:p>
          </table:table-cell>
          <table:table-cell table:number-columns-repeated="2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string" calcext:value-type="string">
            <text:p>SIE? BEZPRZ, ANTENA SEKTOR,MIDI <text:s text:c="5"/>22DBI</text:p>
          </table:table-cell>
          <table:table-cell office:value-type="string" calcext:value-type="string">
            <text:p>,339.00,0,1</text:p>
          </table:table-cell>
          <table:table-cell table:number-columns-repeated="2"/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SIE? BEZPRZ, CNET 54M PCI <text:s text:c="8"/>CWP-854</text:p>
          </table:table-cell>
          <table:table-cell office:value-type="string" calcext:value-type="string">
            <text:p>,167.90,0,1</text:p>
          </table:table-cell>
          <table:table-cell table:number-columns-repeated="2"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string" calcext:value-type="string">
            <text:p>SIE? BEZPRZ, GNIAZDO ZACISK, N-M?SKA <text:s/>NA H-1000</text:p>
          </table:table-cell>
          <table:table-cell office:value-type="string" calcext:value-type="string">
            <text:p>,9.90,1,1</text:p>
          </table:table-cell>
          <table:table-cell table:number-columns-repeated="2"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SIE? BEZPRZ, GNIAZDO ZACISK, N-?E?SKA NA H-1000</text:p>
          </table:table-cell>
          <table:table-cell office:value-type="string" calcext:value-type="string">
            <text:p>,9.90,1,1</text:p>
          </table:table-cell>
          <table:table-cell table:number-columns-repeated="2"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SIE? BEZPRZ, KABEL ANTENOWY H-1000 <text:s/>5M</text:p>
          </table:table-cell>
          <table:table-cell office:value-type="string" calcext:value-type="string">
            <text:p>,59.90,1,1</text:p>
          </table:table-cell>
          <table:table-cell table:number-columns-repeated="2"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SIE? BEZPRZ, KABEL ANTENOWY H-1000 10M</text:p>
          </table:table-cell>
          <table:table-cell office:value-type="string" calcext:value-type="string">
            <text:p>,79.00,1,1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SIE? BEZPRZ, KABEL ANTENOWY H-1000 15M</text:p>
          </table:table-cell>
          <table:table-cell office:value-type="string" calcext:value-type="string">
            <text:p>,119.90,1,1</text:p>
          </table:table-cell>
          <table:table-cell table:number-columns-repeated="2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SIE? BEZPRZ, KON,ANTENOWY <text:s/>R-SMA/N(M) 30CM</text:p>
          </table:table-cell>
          <table:table-cell office:value-type="string" calcext:value-type="string">
            <text:p>,29.90,1,1</text:p>
          </table:table-cell>
          <table:table-cell table:number-columns-repeated="2"/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SIE? BEZPRZ, KON,ANTENOWY <text:s/>R-SMA/N(?)</text:p>
          </table:table-cell>
          <table:table-cell office:value-type="string" calcext:value-type="string">
            <text:p>,24.90,1,1</text:p>
          </table:table-cell>
          <table:table-cell table:number-columns-repeated="2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string" calcext:value-type="string">
            <text:p>SIE? BEZPRZ, KON,ANTENOWY <text:s/>R-SMA/N(?) 30CM</text:p>
          </table:table-cell>
          <table:table-cell office:value-type="string" calcext:value-type="string">
            <text:p>,39.90,0,1</text:p>
          </table:table-cell>
          <table:table-cell table:number-columns-repeated="2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SIE? BEZPRZ, MERCURY AP ROUTER <text:s text:c="5"/>WL-470</text:p>
          </table:table-cell>
          <table:table-cell office:value-type="string" calcext:value-type="string">
            <text:p>,269.00,1,1</text:p>
          </table:table-cell>
          <table:table-cell table:number-columns-repeated="2"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SIE? BEZPRZ, MICRONET AC,POINT 54M SP918GL</text:p>
          </table:table-cell>
          <table:table-cell office:value-type="string" calcext:value-type="string">
            <text:p>,449.00,0,1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SIE? BEZPRZ, PRZEJ?I?WKA TYPU N/N M?SKA</text:p>
          </table:table-cell>
          <table:table-cell office:value-type="string" calcext:value-type="string">
            <text:p>,8.90,1,1</text:p>
          </table:table-cell>
          <table:table-cell table:number-columns-repeated="2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SIE? BEZPRZ, PRZEJ?I?WKA TYPU N/N ?E?SKA</text:p>
          </table:table-cell>
          <table:table-cell office:value-type="string" calcext:value-type="string">
            <text:p>,9.95,1,1</text:p>
          </table:table-cell>
          <table:table-cell table:number-columns-repeated="2"/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SIE? BEZPRZ, REQUEST KARTA PCI 54MB/S</text:p>
          </table:table-cell>
          <table:table-cell office:value-type="string" calcext:value-type="string">
            <text:p>,169.00,1,1</text:p>
          </table:table-cell>
          <table:table-cell table:number-columns-repeated="2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SIE? BEZPRZ, SPLITER ANTENOWY 2,4GHZ</text:p>
          </table:table-cell>
          <table:table-cell office:value-type="string" calcext:value-type="string">
            <text:p>,62.00,1,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E? BNC TR?JNIK</text:p>
          </table:table-cell>
          <table:table-cell office:value-type="string" calcext:value-type="string">
            <text:p>,1.16,1,0</text:p>
          </table:table-cell>
          <table:table-cell table:number-columns-repeated="2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SIE? ELEMENTY MOCUJ?CE DO SZAFY</text:p>
          </table:table-cell>
          <table:table-cell office:value-type="string" calcext:value-type="string">
            <text:p>,0.99,0,1</text:p>
          </table:table-cell>
          <table:table-cell table:number-columns-repeated="2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SIE? GNIAZDKO MICRONET NATYNKOWE 1XRJ45 SP1162-1</text:p>
          </table:table-cell>
          <table:table-cell office:value-type="string" calcext:value-type="string">
            <text:p>,15.99,0,1</text:p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IE? GNIAZDKO MICRONET NATYNKOWE 2XRJ45 SP1162-2</text:p>
          </table:table-cell>
          <table:table-cell office:value-type="string" calcext:value-type="string">
            <text:p>,19.90,0,1</text:p>
          </table:table-cell>
          <table:table-cell table:number-columns-repeated="2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SIE? GNIAZDKO NATYNKOWE 1XRJ45 KAT,5 KREMOWE</text:p>
          </table:table-cell>
          <table:table-cell office:value-type="string" calcext:value-type="string">
            <text:p>,7.90,0,1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SIE? KABEL BELDEN FTP24AWG DRUT <text:s/>KT-5 305M</text:p>
          </table:table-cell>
          <table:table-cell office:value-type="string" calcext:value-type="string">
            <text:p>,292.00,1,1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IE? KABEL BELDEN UTP24AWG DRUT <text:s/>KT-5 305M</text:p>
          </table:table-cell>
          <table:table-cell office:value-type="string" calcext:value-type="string">
            <text:p>,169.00,0,1</text:p>
          </table:table-cell>
          <table:table-cell table:number-columns-repeated="2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string" calcext:value-type="string">
            <text:p>SIE? KABEL DIGITUS FTP24AWG LINKA KT-5E 100M</text:p>
          </table:table-cell>
          <table:table-cell office:value-type="string" calcext:value-type="string">
            <text:p>,99.90,0,1</text:p>
          </table:table-cell>
          <table:table-cell table:number-columns-repeated="2"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string" calcext:value-type="string">
            <text:p>SIE? KABEL DIGITUS UTP24AWG LINKA KT-5E 100M</text:p>
          </table:table-cell>
          <table:table-cell office:value-type="string" calcext:value-type="string">
            <text:p>,69.90,0,1</text:p>
          </table:table-cell>
          <table:table-cell table:number-columns-repeated="2"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SIE? KABEL MICRONET UTP <text:s/>1M 2XRJ45 SP1102E-1</text:p>
          </table:table-cell>
          <table:table-cell office:value-type="string" calcext:value-type="string">
            <text:p>,4.59,1,1</text:p>
          </table:table-cell>
          <table:table-cell table:number-columns-repeated="2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SIE? KABEL MICRONET UTP 10M 2XRJ45 SP1102E-10</text:p>
          </table:table-cell>
          <table:table-cell office:value-type="string" calcext:value-type="string">
            <text:p>,11.99,0,1</text:p>
          </table:table-cell>
          <table:table-cell table:number-columns-repeated="2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SIE? KABEL MICRONET UTP DRUT 305M 5E SP1101E-305</text:p>
          </table:table-cell>
          <table:table-cell office:value-type="string" calcext:value-type="string">
            <text:p>,149.00,1,1</text:p>
          </table:table-cell>
          <table:table-cell table:number-columns-repeated="2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IE? KABEL PATCH CORD UTP KAT 5 2,0M GREY</text:p>
          </table:table-cell>
          <table:table-cell office:value-type="string" calcext:value-type="string">
            <text:p>,2.89,0,1</text:p>
          </table:table-cell>
          <table:table-cell table:number-columns-repeated="2"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SIE? KABEL PATCH CORD UTP KAT 5 3,0M GREY</text:p>
          </table:table-cell>
          <table:table-cell office:value-type="string" calcext:value-type="string">
            <text:p>,3.49,0,1</text:p>
          </table:table-cell>
          <table:table-cell table:number-columns-repeated="2"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SIE? KABEL REQUEST PATCH CORD UTP DRUT 5E <text:s text:c="2"/>0,5M</text:p>
          </table:table-cell>
          <table:table-cell office:value-type="string" calcext:value-type="string">
            <text:p>,1.49,1,1</text:p>
          </table:table-cell>
          <table:table-cell table:number-columns-repeated="2"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string" calcext:value-type="string">
            <text:p>SIE? KABEL REQUEST PATCH CORD UTP DRUT 5E <text:s text:c="2"/>1,0M</text:p>
          </table:table-cell>
          <table:table-cell office:value-type="string" calcext:value-type="string">
            <text:p>,1.85,1,1</text:p>
          </table:table-cell>
          <table:table-cell table:number-columns-repeated="2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string" calcext:value-type="string">
            <text:p>SIE? KABEL REQUEST PATCH CORD UTP DRUT 5E <text:s text:c="2"/>2,0M</text:p>
          </table:table-cell>
          <table:table-cell office:value-type="string" calcext:value-type="string">
            <text:p>,2.39,1,1</text:p>
          </table:table-cell>
          <table:table-cell table:number-columns-repeated="2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string" calcext:value-type="string">
            <text:p>SIE? KABEL REQUEST PATCH CORD UTP DRUT 5E <text:s text:c="2"/>3,0M</text:p>
          </table:table-cell>
          <table:table-cell office:value-type="string" calcext:value-type="string">
            <text:p>,2.89,1,1</text:p>
          </table:table-cell>
          <table:table-cell table:number-columns-repeated="2"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string" calcext:value-type="string">
            <text:p>SIE? KABEL REQUEST PATCH CORD UTP DRUT 5E <text:s text:c="2"/>5,0M</text:p>
          </table:table-cell>
          <table:table-cell office:value-type="string" calcext:value-type="string">
            <text:p>,4.39,0,1</text:p>
          </table:table-cell>
          <table:table-cell table:number-columns-repeated="2"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string" calcext:value-type="string">
            <text:p>SIE? KABEL REQUEST UTP DRUT KAT,5E 305M</text:p>
          </table:table-cell>
          <table:table-cell office:value-type="string" calcext:value-type="string">
            <text:p>,136.90,0,1</text:p>
          </table:table-cell>
          <table:table-cell table:number-columns-repeated="2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SIE? KABEL REQUEST UTP DRUT KAT,5E 500M</text:p>
          </table:table-cell>
          <table:table-cell office:value-type="string" calcext:value-type="string">
            <text:p>,224.90,1,1</text:p>
          </table:table-cell>
          <table:table-cell table:number-columns-repeated="2"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SIE? KARTA 3COM 3C905-TX 10/100 TPO PCI OEM</text:p>
          </table:table-cell>
          <table:table-cell office:value-type="string" calcext:value-type="string">
            <text:p>,74.95,1,1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IE? KARTA 3COM 3C905C-TX-M 10/100 TPO PCI OEM</text:p>
          </table:table-cell>
          <table:table-cell office:value-type="string" calcext:value-type="string">
            <text:p>,84.95,1,1</text:p>
          </table:table-cell>
          <table:table-cell table:number-columns-repeated="2"/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SIE? KARTA 3COM 3C905CX-TX-M 10/100 TPO PCI OEM</text:p>
          </table:table-cell>
          <table:table-cell office:value-type="string" calcext:value-type="string">
            <text:p>,99.00,0,1</text:p>
          </table:table-cell>
          <table:table-cell table:number-columns-repeated="2"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string" calcext:value-type="string">
            <text:p>SIE? KARTA CNET 10/100 PCMCIA CARDBUS 32BIT</text:p>
          </table:table-cell>
          <table:table-cell office:value-type="string" calcext:value-type="string">
            <text:p>,85.00,1,1</text:p>
          </table:table-cell>
          <table:table-cell table:number-columns-repeated="2"/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SIE? KARTA CNET 10/100/1000 PROG-2000S 32BIT</text:p>
          </table:table-cell>
          <table:table-cell office:value-type="string" calcext:value-type="string">
            <text:p>,73.90,1,1</text:p>
          </table:table-cell>
          <table:table-cell table:number-columns-repeated="2"/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SIE? KARTA GIGABYTE GN-WLBZ201 COMPACT FLASH</text:p>
          </table:table-cell>
          <table:table-cell office:value-type="string" calcext:value-type="string">
            <text:p>,189.00,1,0</text:p>
          </table:table-cell>
          <table:table-cell table:number-columns-repeated="2"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SIE? KARTA MERCURY RTL8139 10/100 PCI</text:p>
          </table:table-cell>
          <table:table-cell office:value-type="string" calcext:value-type="string">
            <text:p>,16.29,1,1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SIE? KARTA MICRONET SP160T PCMCIA 10/100 CARDBUS</text:p>
          </table:table-cell>
          <table:table-cell office:value-type="string" calcext:value-type="string">
            <text:p>,109.90,1,1</text:p>
          </table:table-cell>
          <table:table-cell table:number-columns-repeated="2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IE? KARTA MICRONET SP162T PCMCIA 10/100</text:p>
          </table:table-cell>
          <table:table-cell office:value-type="string" calcext:value-type="string">
            <text:p>,124.00,1,1</text:p>
          </table:table-cell>
          <table:table-cell table:number-columns-repeated="2"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SIE? KARTA MICRONET SP2082A <text:s/>10MBPS COMBO</text:p>
          </table:table-cell>
          <table:table-cell office:value-type="string" calcext:value-type="string">
            <text:p>,39.90,1,1</text:p>
          </table:table-cell>
          <table:table-cell table:number-columns-repeated="2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SIE? KARTA MICRONET SP2500R <text:s/>10/100MBPS</text:p>
          </table:table-cell>
          <table:table-cell office:value-type="string" calcext:value-type="string">
            <text:p>,19.90,1,1</text:p>
          </table:table-cell>
          <table:table-cell table:number-columns-repeated="2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SIE? KARTA MICRONET SP2500RW 10/100MBPS</text:p>
          </table:table-cell>
          <table:table-cell office:value-type="string" calcext:value-type="string">
            <text:p>,25.49,1,1</text:p>
          </table:table-cell>
          <table:table-cell table:number-columns-repeated="2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SIE? KARTA MICRONET SP2612 <text:s text:c="2"/>10/100/1000MBPS</text:p>
          </table:table-cell>
          <table:table-cell office:value-type="string" calcext:value-type="string">
            <text:p>,89.00,0,1</text:p>
          </table:table-cell>
          <table:table-cell table:number-columns-repeated="2"/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IE? KARTA MICRONET SP2612R <text:s/>10/100/1000MBPS</text:p>
          </table:table-cell>
          <table:table-cell office:value-type="string" calcext:value-type="string">
            <text:p>,89.00,0,1</text:p>
          </table:table-cell>
          <table:table-cell table:number-columns-repeated="2"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SIE? KARTA REQUEST PCMCIA <text:s/>10/100 CARDBUS 32BIT</text:p>
          </table:table-cell>
          <table:table-cell office:value-type="string" calcext:value-type="string">
            <text:p>,79.00,1,1</text:p>
          </table:table-cell>
          <table:table-cell table:number-columns-repeated="2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IE? KARTA REQUEST RTL8139 10/100 PCI</text:p>
          </table:table-cell>
          <table:table-cell office:value-type="string" calcext:value-type="string">
            <text:p>,15.99,1,1</text:p>
          </table:table-cell>
          <table:table-cell table:number-columns-repeated="2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SIE? KARTA REQUEST SIS900 <text:s/>10/100 PCI</text:p>
          </table:table-cell>
          <table:table-cell office:value-type="string" calcext:value-type="string">
            <text:p>,14.99,0,1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SIE? KONC,CNET HUB USB CNUSB-07 7*USB1,1</text:p>
          </table:table-cell>
          <table:table-cell office:value-type="string" calcext:value-type="string">
            <text:p>,79.16,1,1</text:p>
          </table:table-cell>
          <table:table-cell table:number-columns-repeated="2"/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SIE? KONC,CNET HUB USB CNUSB-24 4*USB2,0</text:p>
          </table:table-cell>
          <table:table-cell office:value-type="string" calcext:value-type="string">
            <text:p>,74.90,1,1</text:p>
          </table:table-cell>
          <table:table-cell table:number-columns-repeated="2"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string" calcext:value-type="string">
            <text:p>SIE? KONC,CNET SWITCH CNSH-2400 24*UTP</text:p>
          </table:table-cell>
          <table:table-cell office:value-type="string" calcext:value-type="string">
            <text:p>,389.90,1,1</text:p>
          </table:table-cell>
          <table:table-cell table:number-columns-repeated="2"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SIE? KONC,CNET SWITCH CNSH-2402G 24*UTP+2*GBIT</text:p>
          </table:table-cell>
          <table:table-cell office:value-type="string" calcext:value-type="string">
            <text:p>,799.00,1,1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SIE? KONC,CNET SWITCH CNSH-800 <text:s text:c="2"/>8*UTP</text:p>
          </table:table-cell>
          <table:table-cell office:value-type="string" calcext:value-type="string">
            <text:p>,79.95,1,1</text:p>
          </table:table-cell>
          <table:table-cell table:number-columns-repeated="2"/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SIE? KONC,CNET SWITCH CNSH-801G <text:s/>8*UTP+1GBPS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SIE? KONC,MICRONET HUB SP243B <text:s/>8UTP1BNC</text:p>
          </table:table-cell>
          <table:table-cell office:value-type="string" calcext:value-type="string">
            <text:p>,89.90,1,1</text:p>
          </table:table-cell>
          <table:table-cell table:number-columns-repeated="2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SIE? KONC,MICRONET HUB SP250B <text:s/>5UTP</text:p>
          </table:table-cell>
          <table:table-cell office:value-type="string" calcext:value-type="string">
            <text:p>,74.90,1,1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IE? KONC,MICRONET SWITCH SP605B <text:s text:c="2"/>5*UTP</text:p>
          </table:table-cell>
          <table:table-cell office:value-type="string" calcext:value-type="string">
            <text:p>,139.90,1,1</text:p>
          </table:table-cell>
          <table:table-cell table:number-columns-repeated="2"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string" calcext:value-type="string">
            <text:p>SIE? KONC,MICRONET SWITCH SP605K <text:s text:c="2"/>5*UTP ZAS,ZEW</text:p>
          </table:table-cell>
          <table:table-cell office:value-type="string" calcext:value-type="string">
            <text:p>,89.00,1,1</text:p>
          </table:table-cell>
          <table:table-cell table:number-columns-repeated="2"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SIE? KONC,MICRONET SWITCH SP608B <text:s text:c="2"/>8*UTP</text:p>
          </table:table-cell>
          <table:table-cell office:value-type="string" calcext:value-type="string">
            <text:p>,159.00,1,1</text:p>
          </table:table-cell>
          <table:table-cell table:number-columns-repeated="2"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SIE? KONC,MICRONET SWITCH SP608K <text:s text:c="2"/>8*UTP ZAS,ZEW</text:p>
          </table:table-cell>
          <table:table-cell office:value-type="string" calcext:value-type="string">
            <text:p>,99.00,1,1</text:p>
          </table:table-cell>
          <table:table-cell table:number-columns-repeated="2"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SIE? KONC,MICRONET SWITCH SP608SF <text:s/>8*UTP</text:p>
          </table:table-cell>
          <table:table-cell office:value-type="string" calcext:value-type="string">
            <text:p>,224.00,1,1</text:p>
          </table:table-cell>
          <table:table-cell table:number-columns-repeated="2"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SIE? KONC,MICRONET SWITCH SP616DB 16*UTP RACK 19</text:p>
          </table:table-cell>
          <table:table-cell office:value-type="string" calcext:value-type="string">
            <text:p>,479.00,0,1</text:p>
          </table:table-cell>
          <table:table-cell table:number-columns-repeated="2"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SIE? KONC,MICRONET SWITCH SP616EA 16*UTP</text:p>
          </table:table-cell>
          <table:table-cell office:value-type="string" calcext:value-type="string">
            <text:p>,249.00,0,1</text:p>
          </table:table-cell>
          <table:table-cell table:number-columns-repeated="2"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SIE? KONC,MICRONET SWITCH SP616R <text:s/>16*UTP RACK 19</text:p>
          </table:table-cell>
          <table:table-cell office:value-type="string" calcext:value-type="string">
            <text:p>,269.00,1,1</text:p>
          </table:table-cell>
          <table:table-cell table:number-columns-repeated="2"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SIE? KONC,MICRONET SWITCH SP624DB 24*UTP RACK 19</text:p>
          </table:table-cell>
          <table:table-cell office:value-type="string" calcext:value-type="string">
            <text:p>,629.00,1,1</text:p>
          </table:table-cell>
          <table:table-cell table:number-columns-repeated="2"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SIE? KONC,MICRONET SWITCH SP624E <text:s/>24*UTP</text:p>
          </table:table-cell>
          <table:table-cell office:value-type="string" calcext:value-type="string">
            <text:p>,449.00,1,1</text:p>
          </table:table-cell>
          <table:table-cell table:number-columns-repeated="2"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SIE? KONC,MICRONET SWITCH SP624R <text:s/>24*UTP RACK 19</text:p>
          </table:table-cell>
          <table:table-cell office:value-type="string" calcext:value-type="string">
            <text:p>,459.00,1,1</text:p>
          </table:table-cell>
          <table:table-cell table:number-columns-repeated="2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SIE? KONC,MICRONET SWITCH SP632 <text:s text:c="2"/>32*UTP RACK 19</text:p>
          </table:table-cell>
          <table:table-cell office:value-type="string" calcext:value-type="string">
            <text:p>,1149.00,1,1</text:p>
          </table:table-cell>
          <table:table-cell table:number-columns-repeated="2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SIE? KONC,MICRONET SWITCH SP658 <text:s text:c="3"/>8*UTP+1GBPS</text:p>
          </table:table-cell>
          <table:table-cell office:value-type="string" calcext:value-type="string">
            <text:p>,469.00,1,0</text:p>
          </table:table-cell>
          <table:table-cell table:number-columns-repeated="2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SIE? KONC,MICRONET SWITCH SP659B <text:s/>24*UTP+2GBPS</text:p>
          </table:table-cell>
          <table:table-cell office:value-type="string" calcext:value-type="string">
            <text:p>,979.00,1,1</text:p>
          </table:table-cell>
          <table:table-cell table:number-columns-repeated="2"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SIE? KONC,MICRONET SWITCH SP676B 16*GIGABIT</text:p>
          </table:table-cell>
          <table:table-cell office:value-type="string" calcext:value-type="string">
            <text:p>,2399.00,0,1</text:p>
          </table:table-cell>
          <table:table-cell table:number-columns-repeated="2"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SIE? KONC,REQUEST SWITCH 16*UTP 19</text:p>
          </table:table-cell>
          <table:table-cell/>
          <table:table-cell office:value-type="string" calcext:value-type="string">
            <text:p>,189.00,1,1</text:p>
          </table:table-cell>
          <table:table-cell/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string" calcext:value-type="string">
            <text:p>SIE? KONWERTER MICRONET FO RJ45-&gt;ST SP373A</text:p>
          </table:table-cell>
          <table:table-cell office:value-type="string" calcext:value-type="string">
            <text:p>,299.00,1,1</text:p>
          </table:table-cell>
          <table:table-cell table:number-columns-repeated="2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SIE? KONWERTER MICRONET VDSL SP3501M (MASTER)</text:p>
          </table:table-cell>
          <table:table-cell office:value-type="string" calcext:value-type="string">
            <text:p>,439.00,1,1</text:p>
          </table:table-cell>
          <table:table-cell table:number-columns-repeated="2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SIE? KONWERTER MICRONET VDSL SP3501S (SLAVE)</text:p>
          </table:table-cell>
          <table:table-cell office:value-type="string" calcext:value-type="string">
            <text:p>,439.00,1,1</text:p>
          </table:table-cell>
          <table:table-cell table:number-columns-repeated="2"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string" calcext:value-type="string">
            <text:p>SIE? MODEM ADSL+ROUTER <text:s text:c="8"/>MICRONET SP3351/A</text:p>
          </table:table-cell>
          <table:table-cell office:value-type="string" calcext:value-type="string">
            <text:p>,269.00,1,1</text:p>
          </table:table-cell>
          <table:table-cell table:number-columns-repeated="2"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SIE? MODEM ADSL+ROUTER <text:s text:c="8"/>REQUEST <text:s/>ART18CX</text:p>
          </table:table-cell>
          <table:table-cell office:value-type="string" calcext:value-type="string">
            <text:p>,188.90,1,1</text:p>
          </table:table-cell>
          <table:table-cell table:number-columns-repeated="2"/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SIE? MODEM ADSL+ROUTER+SWITCH4 CNET <text:s text:c="2"/>CNAD804-NF</text:p>
          </table:table-cell>
          <table:table-cell office:value-type="string" calcext:value-type="string">
            <text:p>,269.90,1,1</text:p>
          </table:table-cell>
          <table:table-cell table:number-columns-repeated="2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SIE? MODEM ADSL+ROUTER+SWITCH4 MICRONET SP3354/A</text:p>
          </table:table-cell>
          <table:table-cell office:value-type="string" calcext:value-type="string">
            <text:p>,299.00,1,1</text:p>
          </table:table-cell>
          <table:table-cell table:number-columns-repeated="2"/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SIE? MODU? MICRONET ?IAT?OW?D M318A DO SP608SF</text:p>
          </table:table-cell>
          <table:table-cell office:value-type="string" calcext:value-type="string">
            <text:p>,219.95,0,1</text:p>
          </table:table-cell>
          <table:table-cell table:number-columns-repeated="2"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string" calcext:value-type="string">
            <text:p>SIE? MODU? MICRONET ?IAT?OW?D M318B DO SP608SF</text:p>
          </table:table-cell>
          <table:table-cell office:value-type="string" calcext:value-type="string">
            <text:p>,219.95,0,1</text:p>
          </table:table-cell>
          <table:table-cell table:number-columns-repeated="2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SIE? NARZ?DZIE MICRONET WCISK/IZOLACJA SP1132</text:p>
          </table:table-cell>
          <table:table-cell office:value-type="string" calcext:value-type="string">
            <text:p>,11.90,1,1</text:p>
          </table:table-cell>
          <table:table-cell table:number-columns-repeated="2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SIE? NARZ?DZIE MICRONET ZACISKARKA SP1131</text:p>
          </table:table-cell>
          <table:table-cell office:value-type="string" calcext:value-type="string">
            <text:p>,69.90,1,1</text:p>
          </table:table-cell>
          <table:table-cell table:number-columns-repeated="2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SIE? NARZ?DZIE ZACISKARKA RJ45/RJ12</text:p>
          </table:table-cell>
          <table:table-cell office:value-type="string" calcext:value-type="string">
            <text:p>,59.00,0,1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IE? OS?ONA WTYKU MODULARNEGO (RJ-45)BLACK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SIE? OS?ONA WTYKU MODULARNEGO (RJ-45)BLUE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SIE? OS?ONA WTYKU MODULARNEGO (RJ-45)GREEN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SIE? OS?ONA WTYKU MODULARNEGO (RJ-45)GREY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SIE? OS?ONA WTYKU MODULARNEGO (RJ-45)RED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SIE? OS?ONA WTYKU MODULARNEGO (RJ-45)YELLOW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SIE? PANDUIT MODU? MINI-JACK KAT 5 EKRANOWANY</text:p>
          </table:table-cell>
          <table:table-cell office:value-type="string" calcext:value-type="string">
            <text:p>,21.00,0,1</text:p>
          </table:table-cell>
          <table:table-cell table:number-columns-repeated="2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SIE? PATCHPANEL FTP 24XRJ45 KAT5E</text:p>
          </table:table-cell>
          <table:table-cell office:value-type="string" calcext:value-type="string">
            <text:p>,269.99,0,1</text:p>
          </table:table-cell>
          <table:table-cell table:number-columns-repeated="2"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SIE? PATCHPANEL MICRONET 24XRJ45 KAT5 UTP SP1161</text:p>
          </table:table-cell>
          <table:table-cell office:value-type="string" calcext:value-type="string">
            <text:p>,154.00,1,1</text:p>
          </table:table-cell>
          <table:table-cell table:number-columns-repeated="2"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string" calcext:value-type="string">
            <text:p>SIE? P??KA 1U/250MM Z PERFORACJ?</text:p>
          </table:table-cell>
          <table:table-cell office:value-type="string" calcext:value-type="string">
            <text:p>,39.99,0,1</text:p>
          </table:table-cell>
          <table:table-cell table:number-columns-repeated="2"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string" calcext:value-type="string">
            <text:p>SIE? PRINT SERVER CNET 3PORT CNP-430</text:p>
          </table:table-cell>
          <table:table-cell office:value-type="string" calcext:value-type="string">
            <text:p>,369.00,1,1</text:p>
          </table:table-cell>
          <table:table-cell table:number-columns-repeated="2"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SIE? PRINT SERVER MERCURY DIRECT 10/100MB PSH1P</text:p>
          </table:table-cell>
          <table:table-cell office:value-type="string" calcext:value-type="string">
            <text:p>,299.00,1,1</text:p>
          </table:table-cell>
          <table:table-cell table:number-columns-repeated="2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SIE? PRINT SERVER MICRONET 3PORT 10/100MB SP760</text:p>
          </table:table-cell>
          <table:table-cell office:value-type="string" calcext:value-type="string">
            <text:p>,439.00,1,1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SIE? PRINT SERVER MICRONET DIRECT 10/100MB SP755</text:p>
          </table:table-cell>
          <table:table-cell office:value-type="string" calcext:value-type="string">
            <text:p>,329.00,1,1</text:p>
          </table:table-cell>
          <table:table-cell table:number-columns-repeated="2"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string" calcext:value-type="string">
            <text:p>SIE? PRINT SERVER REQUEST 1PORT LPT 10/100MB</text:p>
          </table:table-cell>
          <table:table-cell office:value-type="string" calcext:value-type="string">
            <text:p>,249.00,1,1</text:p>
          </table:table-cell>
          <table:table-cell table:number-columns-repeated="2"/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IE? PRINT SERVER REQUEST 1PORT USB1,1 10/100MB</text:p>
          </table:table-cell>
          <table:table-cell office:value-type="string" calcext:value-type="string">
            <text:p>,279.00,1,1</text:p>
          </table:table-cell>
          <table:table-cell table:number-columns-repeated="2"/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IE? PRINT SERVER REQUEST 3PORT 1USB+2LPT 10/100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SIE? PRINT SERVER REQUEST 3PORT 3LPT 10/100</text:p>
          </table:table-cell>
          <table:table-cell office:value-type="string" calcext:value-type="string">
            <text:p>,319.00,1,1</text:p>
          </table:table-cell>
          <table:table-cell table:number-columns-repeated="2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SIE? PUSZKA MICRONET DO GNIAZDKA SP1163</text:p>
          </table:table-cell>
          <table:table-cell office:value-type="string" calcext:value-type="string">
            <text:p>,4.95,1,1</text:p>
          </table:table-cell>
          <table:table-cell table:number-columns-repeated="2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IE? RJ-12 4-STYKOWY WTYK ZACISKANY</text:p>
          </table:table-cell>
          <table:table-cell office:value-type="string" calcext:value-type="string">
            <text:p>,0.17,1,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IE? RJ-45 WTYK ZACISKANY</text:p>
          </table:table-cell>
          <table:table-cell office:value-type="string" calcext:value-type="string">
            <text:p>,0.24,1,1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SIE? RJ-45 WTYK ZACISKANY EKRANOWANY</text:p>
          </table:table-cell>
          <table:table-cell office:value-type="string" calcext:value-type="string">
            <text:p>,1.18,1,1</text:p>
          </table:table-cell>
          <table:table-cell table:number-columns-repeated="2"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SIE? ROUTER CNET <text:s text:c="4"/>DSL 8*UTP+QOS <text:s/>CNIG-918Q(A)</text:p>
          </table:table-cell>
          <table:table-cell office:value-type="string" calcext:value-type="string">
            <text:p>,899.00,1,1</text:p>
          </table:table-cell>
          <table:table-cell table:number-columns-repeated="2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SIE? ROUTER CNET <text:s text:c="3"/>ADSL 4*UTP <text:s text:c="6"/>CNIG-914(A)</text:p>
          </table:table-cell>
          <table:table-cell office:value-type="string" calcext:value-type="string">
            <text:p>,169.00,0,1</text:p>
          </table:table-cell>
          <table:table-cell table:number-columns-repeated="2"/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string" calcext:value-type="string">
            <text:p>SIE? ROUTER MICRONET DSL 4*UTP <text:s text:c="11"/>SP888B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string" calcext:value-type="string">
            <text:p>SIE? SZAFA ROZDZIELCZA 19</text:p>
          </table:table-cell>
          <table:table-cell office:value-type="string" calcext:value-type="string">
            <text:p><text:s/>4U/350MM</text:p>
          </table:table-cell>
          <table:table-cell office:value-type="string" calcext:value-type="string">
            <text:p>,119.00,0,1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SIE? SZAFA ROZDZIELCZA 19</text:p>
          </table:table-cell>
          <table:table-cell office:value-type="string" calcext:value-type="string">
            <text:p><text:s/>6U REGUL, RACK</text:p>
          </table:table-cell>
          <table:table-cell office:value-type="string" calcext:value-type="string">
            <text:p>,189.00,1,1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SIE? TERMINAL MICRONET VOIP GATEWAY SP5002 FXS</text:p>
          </table:table-cell>
          <table:table-cell office:value-type="string" calcext:value-type="string">
            <text:p>,799.00,0,1</text:p>
          </table:table-cell>
          <table:table-cell table:number-columns-repeated="2"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SIE? TERMINAL MICRONET VOIP GATEWAY SP5004 FXS</text:p>
          </table:table-cell>
          <table:table-cell office:value-type="string" calcext:value-type="string">
            <text:p>,1284.48,0,1</text:p>
          </table:table-cell>
          <table:table-cell table:number-columns-repeated="2"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SIE? ZABEZPIECZENIE NET PROTECT 1*UTP</text:p>
          </table:table-cell>
          <table:table-cell office:value-type="string" calcext:value-type="string">
            <text:p>,49.99,1,1</text:p>
          </table:table-cell>
          <table:table-cell table:number-columns-repeated="2"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SKANER BENQ 5000U 2400*1200DPI <text:s text:c="11"/>USB</text:p>
          </table:table-cell>
          <table:table-cell office:value-type="string" calcext:value-type="string">
            <text:p>,157.78,1,1</text:p>
          </table:table-cell>
          <table:table-cell table:number-columns-repeated="2"/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SKANER BENQ 5250C 2400*1200DPI <text:s text:c="11"/>USB2,0</text:p>
          </table:table-cell>
          <table:table-cell office:value-type="string" calcext:value-type="string">
            <text:p>,267.36,1,1</text:p>
          </table:table-cell>
          <table:table-cell table:number-columns-repeated="2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SKANER CANON LIDE 20 <text:s/>600*1200DPI A4 USB 2,0</text:p>
          </table:table-cell>
          <table:table-cell office:value-type="string" calcext:value-type="string">
            <text:p>,219.99,1,0</text:p>
          </table:table-cell>
          <table:table-cell table:number-columns-repeated="2"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SKANER CANON LIDE 30 1200*2400DPI A4 USB 2,0</text:p>
          </table:table-cell>
          <table:table-cell office:value-type="string" calcext:value-type="string">
            <text:p>,259.89,1,1</text:p>
          </table:table-cell>
          <table:table-cell table:number-columns-repeated="2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SKANER HP SCANJET 2400 <text:s/>600*1200DPI USB</text:p>
          </table:table-cell>
          <table:table-cell office:value-type="string" calcext:value-type="string">
            <text:p>,241.80,1,1</text:p>
          </table:table-cell>
          <table:table-cell table:number-columns-repeated="2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KANER HP SCANJET 3970 2400*2400DPI USB2,0+PRZYS</text:p>
          </table:table-cell>
          <table:table-cell office:value-type="string" calcext:value-type="string">
            <text:p>,479.98,0,1</text:p>
          </table:table-cell>
          <table:table-cell table:number-columns-repeated="2"/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SKANER MICROTEK SKANMAKER 4800 <text:s/>1200*2400 <text:s text:c="3"/>USB</text:p>
          </table:table-cell>
          <table:table-cell office:value-type="string" calcext:value-type="string">
            <text:p>,269.99,0,1</text:p>
          </table:table-cell>
          <table:table-cell table:number-columns-repeated="2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SKANER MICROTEK SKANMAKER 5900 <text:s/>2400*4800 USB2,0</text:p>
          </table:table-cell>
          <table:table-cell office:value-type="string" calcext:value-type="string">
            <text:p>,759.00,0,1</text:p>
          </table:table-cell>
          <table:table-cell table:number-columns-repeated="2"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SKANER MUSTEK BEARPAW 1200CU+ <text:s text:c="15"/>USB</text:p>
          </table:table-cell>
          <table:table-cell office:value-type="string" calcext:value-type="string">
            <text:p>,164.99,1,1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SKANER MUSTEK BEARPAW 2400CU+ <text:s text:c="15"/>USB</text:p>
          </table:table-cell>
          <table:table-cell office:value-type="string" calcext:value-type="string">
            <text:p>,204.99,1,1</text:p>
          </table:table-cell>
          <table:table-cell table:number-columns-repeated="2"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SKANER MUSTEK BEARPAW 2448TA+PRZYSTAWKA <text:s text:c="5"/>USB</text:p>
          </table:table-cell>
          <table:table-cell office:value-type="string" calcext:value-type="string">
            <text:p>,250.99,1,1</text:p>
          </table:table-cell>
          <table:table-cell table:number-columns-repeated="2"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string" calcext:value-type="string">
            <text:p>SKANER MUSTEK BEARPAW 4800TA PROII + PRZYST, USB</text:p>
          </table:table-cell>
          <table:table-cell office:value-type="string" calcext:value-type="string">
            <text:p>,395.89,0,1</text:p>
          </table:table-cell>
          <table:table-cell table:number-columns-repeated="2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SKANER MUSTEK SCANEXPRESS 1200UB+ <text:s text:c="11"/>USB</text:p>
          </table:table-cell>
          <table:table-cell office:value-type="string" calcext:value-type="string">
            <text:p>,147.99,1,1</text:p>
          </table:table-cell>
          <table:table-cell table:number-columns-repeated="2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SKANER MUSTEK SCANEXPRESS A-3 <text:s text:c="15"/>USB</text:p>
          </table:table-cell>
          <table:table-cell office:value-type="string" calcext:value-type="string">
            <text:p>,522.99,0,1</text:p>
          </table:table-cell>
          <table:table-cell table:number-columns-repeated="2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STOJAK EASYTOUCH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STOJAK INK-MATE 1</text:p>
          </table:table-cell>
          <table:table-cell office:value-type="string" calcext:value-type="string">
            <text:p>,99.99,1,1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string" calcext:value-type="string">
            <text:p>STOJAK INK-MATE 2</text:p>
          </table:table-cell>
          <table:table-cell office:value-type="string" calcext:value-type="string">
            <text:p>,239.99,1,1</text:p>
          </table:table-cell>
          <table:table-cell table:number-columns-repeated="2"/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string" calcext:value-type="string">
            <text:p>STOJAK MYCOLOR</text:p>
          </table:table-cell>
          <table:table-cell office:value-type="string" calcext:value-type="string">
            <text:p>,239.99,1,1</text:p>
          </table:table-cell>
          <table:table-cell table:number-columns-repeated="2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S?UCHAWKI EASYTOUCH CD-890MV + MIKROFON</text:p>
          </table:table-cell>
          <table:table-cell office:value-type="string" calcext:value-type="string">
            <text:p>,13.90,1,1</text:p>
          </table:table-cell>
          <table:table-cell table:number-columns-repeated="2"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S?UCHAWKI EASYTOUCH CDX-112MV + MIKROFON</text:p>
          </table:table-cell>
          <table:table-cell office:value-type="string" calcext:value-type="string">
            <text:p>,15.26,1,1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S?UCHAWKI EASYTOUCH CMK-A34 PRESTIGE + MIKROFON</text:p>
          </table:table-cell>
          <table:table-cell office:value-type="string" calcext:value-type="string">
            <text:p>,9.79,1,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?UCHAWKI EASYTOUCH MD-658MIC + MIKROFON</text:p>
          </table:table-cell>
          <table:table-cell office:value-type="string" calcext:value-type="string">
            <text:p>,7.99,1,1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S?UCHAWKI EASYTOUCH VA-066MV + MIKROFON</text:p>
          </table:table-cell>
          <table:table-cell office:value-type="string" calcext:value-type="string">
            <text:p>,13.50,1,1</text:p>
          </table:table-cell>
          <table:table-cell table:number-columns-repeated="2"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string" calcext:value-type="string">
            <text:p>S?UCHAWKI EASYTOUCH VA-878MV + MIKROFON</text:p>
          </table:table-cell>
          <table:table-cell office:value-type="string" calcext:value-type="string">
            <text:p>,19.98,0,1</text:p>
          </table:table-cell>
          <table:table-cell table:number-columns-repeated="2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S?UCHAWKI EASYTOUCH VA-879MV + MIKROFON</text:p>
          </table:table-cell>
          <table:table-cell office:value-type="string" calcext:value-type="string">
            <text:p>,11.79,1,1</text:p>
          </table:table-cell>
          <table:table-cell table:number-columns-repeated="2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string" calcext:value-type="string">
            <text:p>S?UCHAWKI EASYTOUCH VA-972MV + MIKROFON</text:p>
          </table:table-cell>
          <table:table-cell office:value-type="string" calcext:value-type="string">
            <text:p>,20.50,0,1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A?A DO DRUK, FULLMARK EPSON LQ1000/1050/1070</text:p>
          </table:table-cell>
          <table:table-cell office:value-type="string" calcext:value-type="string">
            <text:p>,9.11,1,1</text:p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TA?A DO DRUK, FULLMARK EPSON LX800/RX70/RX80</text:p>
          </table:table-cell>
          <table:table-cell office:value-type="string" calcext:value-type="string">
            <text:p>,7.85,1,1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A?A DO DRUK, FULLMARK OKI 280/32XX/332XX</text:p>
          </table:table-cell>
          <table:table-cell office:value-type="string" calcext:value-type="string">
            <text:p>,7.06,1,1</text:p>
          </table:table-cell>
          <table:table-cell table:number-columns-repeated="2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TA?A DO DRUK, FULLMARK OKI 520/590/591</text:p>
          </table:table-cell>
          <table:table-cell office:value-type="string" calcext:value-type="string">
            <text:p>,8.32,1,0</text:p>
          </table:table-cell>
          <table:table-cell table:number-columns-repeated="2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TA?A DO DRUK, FULLMARK PANASONIC 1150 KX-P 115</text:p>
          </table:table-cell>
          <table:table-cell office:value-type="string" calcext:value-type="string">
            <text:p>,7.85,1,0</text:p>
          </table:table-cell>
          <table:table-cell table:number-columns-repeated="2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TA?A DO DRUK, FULLMARK PANASONIC 2130 KX-P 160</text:p>
          </table:table-cell>
          <table:table-cell office:value-type="string" calcext:value-type="string">
            <text:p>,9.22,1,0</text:p>
          </table:table-cell>
          <table:table-cell table:number-columns-repeated="2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TA?A DO DRUK, FULLMARK PANASONIC 3696 KX-P 170</text:p>
          </table:table-cell>
          <table:table-cell office:value-type="string" calcext:value-type="string">
            <text:p>,20.15,1,1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A?A DO DRUK, FULLMARK SEIKO SP-1900/2400</text:p>
          </table:table-cell>
          <table:table-cell office:value-type="string" calcext:value-type="string">
            <text:p>,8.76,1,1</text:p>
          </table:table-cell>
          <table:table-cell table:number-columns-repeated="2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TA?A DO DRUK, FULLMARK SEIKO SP-2415</text:p>
          </table:table-cell>
          <table:table-cell office:value-type="string" calcext:value-type="string">
            <text:p>,17.08,1,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A?A DO DRUK, OKI 09002303 280/32X/332X CZARNA</text:p>
          </table:table-cell>
          <table:table-cell office:value-type="string" calcext:value-type="string">
            <text:p>,26.67,0,1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TA?A DO STREAMERA HP DDS C5706A 90M/4MM 2/4GB</text:p>
          </table:table-cell>
          <table:table-cell office:value-type="string" calcext:value-type="string">
            <text:p>,11.15,0,1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TA?A DO STREAMERA HP DDS-2 C5707A 120M/4MM</text:p>
          </table:table-cell>
          <table:table-cell office:value-type="string" calcext:value-type="string">
            <text:p>,18.00,1,1</text:p>
          </table:table-cell>
          <table:table-cell table:number-columns-repeated="2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A?A DO STREAMERA HP DDS-4 C5718A 150M/4MM</text:p>
          </table:table-cell>
          <table:table-cell office:value-type="string" calcext:value-type="string">
            <text:p>,40.68,0,1</text:p>
          </table:table-cell>
          <table:table-cell table:number-columns-repeated="2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TA?A DO STREAMERA TANDBERG 4GB QIC5GB SLR-5</text:p>
          </table:table-cell>
          <table:table-cell office:value-type="string" calcext:value-type="string">
            <text:p>,138.99,0,1</text:p>
          </table:table-cell>
          <table:table-cell table:number-columns-repeated="2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TONER EPSON 5000SH 5600/5500</text:p>
          </table:table-cell>
          <table:table-cell office:value-type="string" calcext:value-type="string">
            <text:p>,651.99,0,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ONER HP-92274A LJ 4L/4P/M 3000STR</text:p>
          </table:table-cell>
          <table:table-cell office:value-type="string" calcext:value-type="string">
            <text:p>,277.49,1,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ONER HP-92295A LJ 2/2D/3/3D 4000STR</text:p>
          </table:table-cell>
          <table:table-cell office:value-type="string" calcext:value-type="string">
            <text:p>,319.99,1,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NER HP-92298A LJ 4(+)/M/5/5N/5M 6800STR</text:p>
          </table:table-cell>
          <table:table-cell office:value-type="string" calcext:value-type="string">
            <text:p>,295.59,0,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NER HP-C3906A LJ 5L/6L</text:p>
          </table:table-cell>
          <table:table-cell office:value-type="string" calcext:value-type="string">
            <text:p>,186.68,1,1</text:p>
          </table:table-cell>
          <table:table-cell table:number-columns-repeated="2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TONER HP-C3909A LJ 5SI</text:p>
          </table:table-cell>
          <table:table-cell office:value-type="string" calcext:value-type="string">
            <text:p>,569.99,0,1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ONER HP-C4092A LJ 1100(A)/3200</text:p>
          </table:table-cell>
          <table:table-cell office:value-type="string" calcext:value-type="string">
            <text:p>,179.50,1,1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ONER HP-C4096A LJ 2100/2200</text:p>
          </table:table-cell>
          <table:table-cell office:value-type="string" calcext:value-type="string">
            <text:p>,304.10,1,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ONER HP-C4127X LJ 4000 10000STR</text:p>
          </table:table-cell>
          <table:table-cell office:value-type="string" calcext:value-type="string">
            <text:p>,418.66,1,0</text:p>
          </table:table-cell>
          <table:table-cell table:number-columns-repeated="2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TONER HP-C7115A LJ 1000W/1005W/1200/1220/33X0MFP</text:p>
          </table:table-cell>
          <table:table-cell office:value-type="string" calcext:value-type="string">
            <text:p>,187.62,1,1</text:p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TONER HP-C7115X LJ 1000W/1005W/1200/1220/33X0MFP</text:p>
          </table:table-cell>
          <table:table-cell office:value-type="string" calcext:value-type="string">
            <text:p>,230.88,0,1</text:p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TONER HP-C8061X LJ 4100</text:p>
          </table:table-cell>
          <table:table-cell office:value-type="string" calcext:value-type="string">
            <text:p>,392.11,0,1</text:p>
          </table:table-cell>
          <table:table-cell table:number-columns-repeated="2"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TONER HP-C9700A LJ 1500/2500 CZARNY</text:p>
          </table:table-cell>
          <table:table-cell office:value-type="string" calcext:value-type="string">
            <text:p>,254.18,0,1</text:p>
          </table:table-cell>
          <table:table-cell table:number-columns-repeated="2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ONER HP-C9701A LJ 1500/2500 CYAN</text:p>
          </table:table-cell>
          <table:table-cell office:value-type="string" calcext:value-type="string">
            <text:p>,306.49,0,1</text:p>
          </table:table-cell>
          <table:table-cell table:number-columns-repeated="2"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TONER HP-C9702A LJ 1500/2500 YELLOW</text:p>
          </table:table-cell>
          <table:table-cell office:value-type="string" calcext:value-type="string">
            <text:p>,306.49,0,1</text:p>
          </table:table-cell>
          <table:table-cell table:number-columns-repeated="2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TONER HP-C9703A LJ 1500/2500 MAGENTA</text:p>
          </table:table-cell>
          <table:table-cell office:value-type="string" calcext:value-type="string">
            <text:p>,306.49,0,1</text:p>
          </table:table-cell>
          <table:table-cell table:number-columns-repeated="2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TONER HP-Q1338A LJ 4200(D/N/DN/DTN) 12000STR</text:p>
          </table:table-cell>
          <table:table-cell office:value-type="string" calcext:value-type="string">
            <text:p>,484.64,0,1</text:p>
          </table:table-cell>
          <table:table-cell table:number-columns-repeated="2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TONER HP-Q2610A LJ 2300(D/N/DN/DTN/L) 6000STR</text:p>
          </table:table-cell>
          <table:table-cell office:value-type="string" calcext:value-type="string">
            <text:p>,361.71,1,1</text:p>
          </table:table-cell>
          <table:table-cell table:number-columns-repeated="2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TONER HP-Q2612A LJ 1010/1012/1015 2000STR</text:p>
          </table:table-cell>
          <table:table-cell office:value-type="string" calcext:value-type="string">
            <text:p>,211.81,1,1</text:p>
          </table:table-cell>
          <table:table-cell table:number-columns-repeated="2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TONER HP-Q2613A LJ 1300(N) 2500STR</text:p>
          </table:table-cell>
          <table:table-cell office:value-type="string" calcext:value-type="string">
            <text:p>,213.93,1,0</text:p>
          </table:table-cell>
          <table:table-cell table:number-columns-repeated="2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TONER HP-Q2613X LJ 1300(N) 4000STR</text:p>
          </table:table-cell>
          <table:table-cell office:value-type="string" calcext:value-type="string">
            <text:p>,268.85,1,0</text:p>
          </table:table-cell>
          <table:table-cell table:number-columns-repeated="2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TONER HP-Q2624A LJ 1150 2500STR</text:p>
          </table:table-cell>
          <table:table-cell office:value-type="string" calcext:value-type="string">
            <text:p>,215.07,1,1</text:p>
          </table:table-cell>
          <table:table-cell table:number-columns-repeated="2"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TONER HP-Q2670A LJ 3700 6000STR CZARNY</text:p>
          </table:table-cell>
          <table:table-cell office:value-type="string" calcext:value-type="string">
            <text:p>,401.01,1,0</text:p>
          </table:table-cell>
          <table:table-cell table:number-columns-repeated="2"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TONER HP-Q2681A LJ 3700 6000STR CYAN</text:p>
          </table:table-cell>
          <table:table-cell office:value-type="string" calcext:value-type="string">
            <text:p>,529.36,1,0</text:p>
          </table:table-cell>
          <table:table-cell table:number-columns-repeated="2"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TONER HP-Q2682A LJ 3700 6000STR YELLOW</text:p>
          </table:table-cell>
          <table:table-cell office:value-type="string" calcext:value-type="string">
            <text:p>,529.36,1,0</text:p>
          </table:table-cell>
          <table:table-cell table:number-columns-repeated="2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TONER HP-Q2683A LJ 3700 6000STR MAGENTA</text:p>
          </table:table-cell>
          <table:table-cell office:value-type="string" calcext:value-type="string">
            <text:p>,529.36,1,0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TONER INK-MATE EP-A 5L/6L (C3906A) /REFABRYKOW,</text:p>
          </table:table-cell>
          <table:table-cell office:value-type="string" calcext:value-type="string">
            <text:p>,129.99,0,1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ONER INK-MATE EP-B 4V/4MV (C3900A) /REFABRYKOW,</text:p>
          </table:table-cell>
          <table:table-cell office:value-type="string" calcext:value-type="string">
            <text:p>,149.99,1,1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TONER OKI 00079801 6W/8W/8P/8P+/8IM OF-4500/4550</text:p>
          </table:table-cell>
          <table:table-cell office:value-type="string" calcext:value-type="string">
            <text:p>,82.01,1,1</text:p>
          </table:table-cell>
          <table:table-cell table:number-columns-repeated="2"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string" calcext:value-type="string">
            <text:p>TONER OKI 01101202 B4200/B4300 6000STR</text:p>
          </table:table-cell>
          <table:table-cell office:value-type="string" calcext:value-type="string">
            <text:p>,254.24,1,0</text:p>
          </table:table-cell>
          <table:table-cell table:number-columns-repeated="2"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string" calcext:value-type="string">
            <text:p>TONER OKI 01103402 B4200/B4300 2500STR</text:p>
          </table:table-cell>
          <table:table-cell office:value-type="string" calcext:value-type="string">
            <text:p>,125.30,1,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ONER OKI 09002390 4M/4W/4W+ OF-4100</text:p>
          </table:table-cell>
          <table:table-cell office:value-type="string" calcext:value-type="string">
            <text:p>,99.62,1,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ONER OKI 09002395 6E/6EX/400EX/600EX/610EX/810E</text:p>
          </table:table-cell>
          <table:table-cell office:value-type="string" calcext:value-type="string">
            <text:p>,98.22,0,1</text:p>
          </table:table-cell>
          <table:table-cell table:number-columns-repeated="2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ONER OKI 41331702 14EX/14I/14IN</text:p>
          </table:table-cell>
          <table:table-cell office:value-type="string" calcext:value-type="string">
            <text:p>,168.59,1,0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USZ CANON BC-01 10/20/FAX-B190/B200/B220 CZARNY</text:p>
          </table:table-cell>
          <table:table-cell office:value-type="string" calcext:value-type="string">
            <text:p>,93.72,0,1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USZ CANON BC-02 2X0/1000 CZARNY</text:p>
          </table:table-cell>
          <table:table-cell office:value-type="string" calcext:value-type="string">
            <text:p>,87.88,1,1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USZ CANON BC-05 2X0/1000 KOLOR</text:p>
          </table:table-cell>
          <table:table-cell office:value-type="string" calcext:value-type="string">
            <text:p>,117.54,1,1</text:p>
          </table:table-cell>
          <table:table-cell table:number-columns-repeated="2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TUSZ CANON BC-06 2X0/1000 FOTO</text:p>
          </table:table-cell>
          <table:table-cell office:value-type="string" calcext:value-type="string">
            <text:p>,39.00,0,1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USZ CANON BC-10 30/5X/70/8X CZARNY</text:p>
          </table:table-cell>
          <table:table-cell office:value-type="string" calcext:value-type="string">
            <text:p>,128.96,0,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USZ CANON BC-20 S100/2X00/4400/4X50/5X00 CZARNY</text:p>
          </table:table-cell>
          <table:table-cell office:value-type="string" calcext:value-type="string">
            <text:p>,117.52,1,0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TUSZ CANON BC-21E S100/2X00/4400/4X50/5X00 CZ+KO</text:p>
          </table:table-cell>
          <table:table-cell office:value-type="string" calcext:value-type="string">
            <text:p>,175.34,0,1</text:p>
          </table:table-cell>
          <table:table-cell table:number-columns-repeated="2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USZ CANON BCI-11 5X/70/8X KOLOR <text:s/>3 SZTUKI</text:p>
          </table:table-cell>
          <table:table-cell office:value-type="string" calcext:value-type="string">
            <text:p>,70.29,0,1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USZ CANON BCI-21 S100/2X00/4400/4X50/5X00 CZARN</text:p>
          </table:table-cell>
          <table:table-cell office:value-type="string" calcext:value-type="string">
            <text:p>,27.48,1,0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USZ CANON BCI-21 S100/2X00/4400/4X50/5X00 KOLOR</text:p>
          </table:table-cell>
          <table:table-cell office:value-type="string" calcext:value-type="string">
            <text:p>,69.21,1,1</text:p>
          </table:table-cell>
          <table:table-cell table:number-columns-repeated="2"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TUSZ CANON BCI-24 S200/S300 CZARNY</text:p>
          </table:table-cell>
          <table:table-cell office:value-type="string" calcext:value-type="string">
            <text:p>,24.49,1,0</text:p>
          </table:table-cell>
          <table:table-cell table:number-columns-repeated="2"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TUSZ CANON BCI-24 S200/S300 KOLOR</text:p>
          </table:table-cell>
          <table:table-cell office:value-type="string" calcext:value-type="string">
            <text:p>,65.00,1,1</text:p>
          </table:table-cell>
          <table:table-cell table:number-columns-repeated="2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USZ CANON BCI-3BK S4XXX/S6XXX/3000/6X00 CZARNY</text:p>
          </table:table-cell>
          <table:table-cell office:value-type="string" calcext:value-type="string">
            <text:p>,39.73,1,0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USZ CANON BCI-3C S4XXX/S6XXX/3000/6X00 NIEBIESK</text:p>
          </table:table-cell>
          <table:table-cell office:value-type="string" calcext:value-type="string">
            <text:p>,36.56,1,0</text:p>
          </table:table-cell>
          <table:table-cell table:number-columns-repeated="2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USZ CANON BCI-3M S4XXX/S6XXX/3000/6X00 PURPURA</text:p>
          </table:table-cell>
          <table:table-cell office:value-type="string" calcext:value-type="string">
            <text:p>,34.32,1,0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TUSZ CANON BCI-3Y S4XXX/S6XXX/3000/6X00 ???TY</text:p>
          </table:table-cell>
          <table:table-cell office:value-type="string" calcext:value-type="string">
            <text:p>,36.84,1,0</text:p>
          </table:table-cell>
          <table:table-cell table:number-columns-repeated="2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TUSZ CANON BCI-6B S800 BLACK</text:p>
          </table:table-cell>
          <table:table-cell office:value-type="string" calcext:value-type="string">
            <text:p>,43.26,0,1</text:p>
          </table:table-cell>
          <table:table-cell table:number-columns-repeated="2"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string" calcext:value-type="string">
            <text:p>TUSZ CANON BCI-6C S800 CYAN</text:p>
          </table:table-cell>
          <table:table-cell office:value-type="string" calcext:value-type="string">
            <text:p>,44.25,0,1</text:p>
          </table:table-cell>
          <table:table-cell table:number-columns-repeated="2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TUSZ CANON BCI-6M S800 MAGENTA</text:p>
          </table:table-cell>
          <table:table-cell office:value-type="string" calcext:value-type="string">
            <text:p>,44.16,0,1</text:p>
          </table:table-cell>
          <table:table-cell table:number-columns-repeated="2"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string" calcext:value-type="string">
            <text:p>TUSZ CANON BCI-6Y S800 YELLOW</text:p>
          </table:table-cell>
          <table:table-cell office:value-type="string" calcext:value-type="string">
            <text:p>,43.82,0,1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USZ CANON BX-2 FAX-B3X0/B400 CZARNY</text:p>
          </table:table-cell>
          <table:table-cell office:value-type="string" calcext:value-type="string">
            <text:p>,77.46,1,0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USZ CANON BX-3 FAX-B1X0/MULTIPASS 10 CZARNY</text:p>
          </table:table-cell>
          <table:table-cell office:value-type="string" calcext:value-type="string">
            <text:p>,82.78,1,0</text:p>
          </table:table-cell>
          <table:table-cell table:number-columns-repeated="2"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TUSZ GREEN HP GR-1823 (C1823) KOLOR</text:p>
          </table:table-cell>
          <table:table-cell office:value-type="string" calcext:value-type="string">
            <text:p>,51.66,1,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USZ HP-51625AE DJ 3XX/4XX/5XX <text:s text:c="7"/>KOLOR (25)</text:p>
          </table:table-cell>
          <table:table-cell office:value-type="string" calcext:value-type="string">
            <text:p>,93.50,1,1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USZ HP-51626AE DJ 4XX/5XX <text:s text:c="10"/>CZARNY (26)</text:p>
          </table:table-cell>
          <table:table-cell office:value-type="string" calcext:value-type="string">
            <text:p>,90.90,1,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SZ HP-51629AE DJ 600/660/670/69X <text:s text:c="2"/>CZARNY (29)</text:p>
          </table:table-cell>
          <table:table-cell office:value-type="string" calcext:value-type="string">
            <text:p>,90.90,1,1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USZ HP-51633ME DJ 310/320/340 <text:s text:c="6"/>CZARNY (33)</text:p>
          </table:table-cell>
          <table:table-cell office:value-type="string" calcext:value-type="string">
            <text:p>,80.91,1,1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TUSZ HP-51640YE DJ 1200/1600 <text:s text:c="8"/>YELLOW (40)</text:p>
          </table:table-cell>
          <table:table-cell office:value-type="string" calcext:value-type="string">
            <text:p>,94.99,1,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SZ HP-51644CE PLOTER 350/450/75X NIEBIESKI(44)</text:p>
          </table:table-cell>
          <table:table-cell office:value-type="string" calcext:value-type="string">
            <text:p>,80.00,0,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USZ HP-51645AE DJ 7XX/9XX/1XXX <text:s text:c="5"/>CZARNY (45)</text:p>
          </table:table-cell>
          <table:table-cell office:value-type="string" calcext:value-type="string">
            <text:p>,90.90,1,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SZ HP-51649AE DJ 350/6XX <text:s text:c="11"/>KOLOR (49)</text:p>
          </table:table-cell>
          <table:table-cell office:value-type="string" calcext:value-type="string">
            <text:p>,93.39,1,1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TUSZ HP-C1823DE DJ 7XX/810/89X/112X <text:s text:c="2"/>KOLOR (23)</text:p>
          </table:table-cell>
          <table:table-cell office:value-type="string" calcext:value-type="string">
            <text:p>,100.44,1,1</text:p>
          </table:table-cell>
          <table:table-cell table:number-columns-repeated="2"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TUSZ HP-C4810A CP1700/BIJ22XX G?OWICA CZARNY(11)</text:p>
          </table:table-cell>
          <table:table-cell office:value-type="string" calcext:value-type="string">
            <text:p>,109.97,1,1</text:p>
          </table:table-cell>
          <table:table-cell table:number-columns-repeated="2"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TUSZ HP-C4836AE 1100D/22XX DJ 10/20 <text:s text:c="3"/>CYAN (11)</text:p>
          </table:table-cell>
          <table:table-cell office:value-type="string" calcext:value-type="string">
            <text:p>,98.87,1,1</text:p>
          </table:table-cell>
          <table:table-cell table:number-columns-repeated="2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TUSZ HP-C4837AE 1100D/22XX DJ 10/20 MAGENTA (11)</text:p>
          </table:table-cell>
          <table:table-cell office:value-type="string" calcext:value-type="string">
            <text:p>,98.87,1,1</text:p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TUSZ HP-C4838AE 1100D/22XX DJ 10/20 <text:s/>YELLOW (11)</text:p>
          </table:table-cell>
          <table:table-cell office:value-type="string" calcext:value-type="string">
            <text:p>,98.87,1,1</text:p>
          </table:table-cell>
          <table:table-cell table:number-columns-repeated="2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TUSZ HP-C4844AE 1100D/22XX/2600/3000 CZARNY (10)</text:p>
          </table:table-cell>
          <table:table-cell office:value-type="string" calcext:value-type="string">
            <text:p>,99.63,1,1</text:p>
          </table:table-cell>
          <table:table-cell table:number-columns-repeated="2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TUSZ HP-C5010DE DJ CP1160 OJ1X5/15X <text:s text:c="2"/>KOLOR (14)</text:p>
          </table:table-cell>
          <table:table-cell office:value-type="string" calcext:value-type="string">
            <text:p>,86.91,1,1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string" calcext:value-type="string">
            <text:p>TUSZ HP-C5011DE DJ CP1160 OJ1X5/15X <text:s/>CZARNY (14)</text:p>
          </table:table-cell>
          <table:table-cell office:value-type="string" calcext:value-type="string">
            <text:p>,65.49,1,1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USZ HP-C5017A DJ 10/20/50/120PS <text:s/>L,CYAN <text:s text:c="3"/>(84)</text:p>
          </table:table-cell>
          <table:table-cell office:value-type="string" calcext:value-type="string">
            <text:p>,119.90,0,1</text:p>
          </table:table-cell>
          <table:table-cell table:number-columns-repeated="2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TUSZ HP-C6578AE DJ 9XX/1220 <text:s text:c="10"/>KOLOR (78)</text:p>
          </table:table-cell>
          <table:table-cell office:value-type="string" calcext:value-type="string">
            <text:p>,189.99,1,1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USZ HP-C6578DE DJ 9XX/1220 <text:s text:c="10"/>KOLOR (78)</text:p>
          </table:table-cell>
          <table:table-cell office:value-type="string" calcext:value-type="string">
            <text:p>,100.88,1,1</text:p>
          </table:table-cell>
          <table:table-cell table:number-columns-repeated="2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TUSZ HP-C6614DE DJ 610/615/640/656 <text:s text:c="2"/>CZARNY (20)</text:p>
          </table:table-cell>
          <table:table-cell office:value-type="string" calcext:value-type="string">
            <text:p>,85.83,1,1</text:p>
          </table:table-cell>
          <table:table-cell table:number-columns-repeated="2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TUSZ HP-C6615DE DJ 81X/84X/920/940 <text:s text:c="2"/>CZARNY (15)</text:p>
          </table:table-cell>
          <table:table-cell office:value-type="string" calcext:value-type="string">
            <text:p>,85.90,1,1</text:p>
          </table:table-cell>
          <table:table-cell table:number-columns-repeated="2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TUSZ HP-C6625AE DJ 816/825/84XC <text:s text:c="6"/>KOLOR (17)</text:p>
          </table:table-cell>
          <table:table-cell office:value-type="string" calcext:value-type="string">
            <text:p>,93.40,1,1</text:p>
          </table:table-cell>
          <table:table-cell table:number-columns-repeated="2"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TUSZ HP-C6656AE 5XXX PS7XXX PSC2X10 <text:s/>CZARNY (56)</text:p>
          </table:table-cell>
          <table:table-cell office:value-type="string" calcext:value-type="string">
            <text:p>,60.76,1,1</text:p>
          </table:table-cell>
          <table:table-cell table:number-columns-repeated="2"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TUSZ HP-C6657AE 5XXX PS100/130/7XXX <text:s text:c="2"/>KOLOR (57)</text:p>
          </table:table-cell>
          <table:table-cell office:value-type="string" calcext:value-type="string">
            <text:p>,102.44,1,1</text:p>
          </table:table-cell>
          <table:table-cell table:number-columns-repeated="2"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TUSZ HP-C6658AE 5550/450 PSC2110 <text:s text:c="6"/>FOTO (58)</text:p>
          </table:table-cell>
          <table:table-cell office:value-type="string" calcext:value-type="string">
            <text:p>,73.84,0,1</text:p>
          </table:table-cell>
          <table:table-cell table:number-columns-repeated="2"/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TUSZ HP-C8727AE 332X/342X/35XX/3650 <text:s/>CZARNY (27)</text:p>
          </table:table-cell>
          <table:table-cell office:value-type="string" calcext:value-type="string">
            <text:p>,55.71,1,1</text:p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>
            <text:p>TUSZ HP-C8728AE 332X/3420/3425 <text:s text:c="7"/>KOLOR (28)</text:p>
          </table:table-cell>
          <table:table-cell office:value-type="string" calcext:value-type="string">
            <text:p>,65.21,1,1</text:p>
          </table:table-cell>
          <table:table-cell table:number-columns-repeated="2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TUSZ INK-MATE 1LITR HP HIM40CL <text:s/>CYAN 1200/1600</text:p>
          </table:table-cell>
          <table:table-cell office:value-type="string" calcext:value-type="string">
            <text:p>,117.56,0,1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TUSZ INK-MATE 1LITR HP HIM600CL CYAN 6XX</text:p>
          </table:table-cell>
          <table:table-cell office:value-type="string" calcext:value-type="string">
            <text:p>,109.00,0,1</text:p>
          </table:table-cell>
          <table:table-cell table:number-columns-repeated="2"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TUSZ INK-MATE 1LITR HP HIM600ML MAGENTA 6XX</text:p>
          </table:table-cell>
          <table:table-cell office:value-type="string" calcext:value-type="string">
            <text:p>,109.00,0,1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TUSZ INK-MATE 1LITR HP HIM600YL YELLOW 6XX</text:p>
          </table:table-cell>
          <table:table-cell office:value-type="string" calcext:value-type="string">
            <text:p>,109.00,0,1</text:p>
          </table:table-cell>
          <table:table-cell table:number-columns-repeated="2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TUSZ INK-MATE 1LITR HP HIM800CL CYAN 8XX</text:p>
          </table:table-cell>
          <table:table-cell office:value-type="string" calcext:value-type="string">
            <text:p>,189.05,1,1</text:p>
          </table:table-cell>
          <table:table-cell table:number-columns-repeated="2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TUSZ INK-MATE 1LITR HP HIM800ML MAGENTA 8XX</text:p>
          </table:table-cell>
          <table:table-cell office:value-type="string" calcext:value-type="string">
            <text:p>,189.05,1,1</text:p>
          </table:table-cell>
          <table:table-cell table:number-columns-repeated="2"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TUSZ INK-MATE 1LITR HP HIM800YL YELLOW 8XX</text:p>
          </table:table-cell>
          <table:table-cell office:value-type="string" calcext:value-type="string">
            <text:p>,189.05,1,1</text:p>
          </table:table-cell>
          <table:table-cell table:number-columns-repeated="2"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TUSZ INK-MATE 1LITR LEX, SIM10CL CYAN 1X/2X/3X</text:p>
          </table:table-cell>
          <table:table-cell office:value-type="string" calcext:value-type="string">
            <text:p>,129.44,1,1</text:p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TUSZ INK-MATE 1LITR LEX, SIM10ML MAGEN, 1X/2X/3X</text:p>
          </table:table-cell>
          <table:table-cell office:value-type="string" calcext:value-type="string">
            <text:p>,129.44,1,1</text:p>
          </table:table-cell>
          <table:table-cell table:number-columns-repeated="2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TUSZ INK-MATE 1LITR LEX, SIM10YL YELLOW 1X/2X/3X</text:p>
          </table:table-cell>
          <table:table-cell office:value-type="string" calcext:value-type="string">
            <text:p>,129.44,1,1</text:p>
          </table:table-cell>
          <table:table-cell table:number-columns-repeated="2"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TUSZ INK-MATE 1LITR LEX, SIM50CL CYAN 11/31/42</text:p>
          </table:table-cell>
          <table:table-cell office:value-type="string" calcext:value-type="string">
            <text:p>,189.05,0,1</text:p>
          </table:table-cell>
          <table:table-cell table:number-columns-repeated="2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TUSZ INK-MATE 1LITR LEX, SIM50ML MAGEN, 11/31/42</text:p>
          </table:table-cell>
          <table:table-cell office:value-type="string" calcext:value-type="string">
            <text:p>,189.05,0,1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TUSZ INK-MATE 1LITR LEX, SIM50YL YELLOW 11/31/42</text:p>
          </table:table-cell>
          <table:table-cell office:value-type="string" calcext:value-type="string">
            <text:p>,189.05,0,1</text:p>
          </table:table-cell>
          <table:table-cell table:number-columns-repeated="2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USZ INK-MATE CANON <text:s/>CIM021A S100/2XXX/4XXX CZAR</text:p>
          </table:table-cell>
          <table:table-cell office:value-type="string" calcext:value-type="string">
            <text:p>,5.49,0,1</text:p>
          </table:table-cell>
          <table:table-cell table:number-columns-repeated="2"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USZ INK-MATE CANON <text:s/>CIM021C S100/2XXX/4XXX KOLO</text:p>
          </table:table-cell>
          <table:table-cell office:value-type="string" calcext:value-type="string">
            <text:p>,8.99,1,1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TUSZ INK-MATE CANON CIM003C <text:s/>S4XX/BJC6000 CYAN</text:p>
          </table:table-cell>
          <table:table-cell office:value-type="string" calcext:value-type="string">
            <text:p>,11.41,1,1</text:p>
          </table:table-cell>
          <table:table-cell table:number-columns-repeated="2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USZ INK-MATE CANON CIM003LC S4XX/BJC6000 CYAN</text:p>
          </table:table-cell>
          <table:table-cell office:value-type="string" calcext:value-type="string">
            <text:p>,11.41,0,1</text:p>
          </table:table-cell>
          <table:table-cell table:number-columns-repeated="2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TUSZ INK-MATE CANON CIM003LM S4XX/BJC6000 MAGENT</text:p>
          </table:table-cell>
          <table:table-cell office:value-type="string" calcext:value-type="string">
            <text:p>,11.41,0,1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TUSZ INK-MATE CANON CIM003M <text:s/>S4XX/BJC6000 MAGENT</text:p>
          </table:table-cell>
          <table:table-cell office:value-type="string" calcext:value-type="string">
            <text:p>,11.41,1,0</text:p>
          </table:table-cell>
          <table:table-cell table:number-columns-repeated="2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TUSZ INK-MATE CANON CIM005A <text:s/>8200/8500 CZARNY</text:p>
          </table:table-cell>
          <table:table-cell office:value-type="string" calcext:value-type="string">
            <text:p>,12.19,1,1</text:p>
          </table:table-cell>
          <table:table-cell table:number-columns-repeated="2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TUSZ INK-MATE CANON CIM201A <text:s/>600/610/620 CZARNY</text:p>
          </table:table-cell>
          <table:table-cell office:value-type="string" calcext:value-type="string">
            <text:p>,6.95,1,1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TUSZ INK-MATE CANON CIM201C <text:s/>600/610/620 CYAN</text:p>
          </table:table-cell>
          <table:table-cell office:value-type="string" calcext:value-type="string">
            <text:p>,7.81,1,1</text:p>
          </table:table-cell>
          <table:table-cell table:number-columns-repeated="2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TUSZ INK-MATE CANON CIM201M <text:s/>600/610/620 MAGENTA</text:p>
          </table:table-cell>
          <table:table-cell office:value-type="string" calcext:value-type="string">
            <text:p>,7.81,0,1</text:p>
          </table:table-cell>
          <table:table-cell table:number-columns-repeated="2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TUSZ INK-MATE CANON CIM201Y <text:s/>600/610/620 YELLOW</text:p>
          </table:table-cell>
          <table:table-cell office:value-type="string" calcext:value-type="string">
            <text:p>,7.81,0,1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USZ INK-MATE EPSON EIM007A 870/890 CZARNY</text:p>
          </table:table-cell>
          <table:table-cell office:value-type="string" calcext:value-type="string">
            <text:p>,19.43,1,1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USZ INK-MATE EPSON EIM010A 870/1170 CZARNY</text:p>
          </table:table-cell>
          <table:table-cell office:value-type="string" calcext:value-type="string">
            <text:p>,27.17,1,1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TUSZ INK-MATE EPSON EIM014C 480/580/C20/40 KOLOR</text:p>
          </table:table-cell>
          <table:table-cell office:value-type="string" calcext:value-type="string">
            <text:p>,15.80,1,1</text:p>
          </table:table-cell>
          <table:table-cell table:number-columns-repeated="2"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TUSZ INK-MATE EPSON EIM019A 880 CZARNY</text:p>
          </table:table-cell>
          <table:table-cell office:value-type="string" calcext:value-type="string">
            <text:p>,7.50,1,0</text:p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TUSZ INK-MATE EPSON EIM020C 880 KOLOR</text:p>
          </table:table-cell>
          <table:table-cell office:value-type="string" calcext:value-type="string">
            <text:p>,14.65,1,0</text:p>
          </table:table-cell>
          <table:table-cell table:number-columns-repeated="2"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TUSZ INK-MATE EPSON EIM029C C60 KOLOR</text:p>
          </table:table-cell>
          <table:table-cell office:value-type="string" calcext:value-type="string">
            <text:p>,30.30,1,1</text:p>
          </table:table-cell>
          <table:table-cell table:number-columns-repeated="2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USZ INK-MATE EPSON EIM036C SC/PRO/PRO XL KOLOR</text:p>
          </table:table-cell>
          <table:table-cell office:value-type="string" calcext:value-type="string">
            <text:p>,23.59,1,0</text:p>
          </table:table-cell>
          <table:table-cell table:number-columns-repeated="2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TUSZ INK-MATE EPSON EIM037C C42/44SX/UX KOLOR</text:p>
          </table:table-cell>
          <table:table-cell office:value-type="string" calcext:value-type="string">
            <text:p>,23.29,1,1</text:p>
          </table:table-cell>
          <table:table-cell table:number-columns-repeated="2"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TUSZ INK-MATE EPSON EIM039C SC41/43 KOLOR</text:p>
          </table:table-cell>
          <table:table-cell office:value-type="string" calcext:value-type="string">
            <text:p>,33.90,0,1</text:p>
          </table:table-cell>
          <table:table-cell table:number-columns-repeated="2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TUSZ INK-MATE EPSON EIM040A C62 CZARNY</text:p>
          </table:table-cell>
          <table:table-cell office:value-type="string" calcext:value-type="string">
            <text:p>,21.90,1,1</text:p>
          </table:table-cell>
          <table:table-cell table:number-columns-repeated="2"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TUSZ INK-MATE EPSON EIM041C C62 KOLOR</text:p>
          </table:table-cell>
          <table:table-cell office:value-type="string" calcext:value-type="string">
            <text:p>,29.99,1,0</text:p>
          </table:table-cell>
          <table:table-cell table:number-columns-repeated="2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USZ INK-MATE EPSON EIM047A 200/820/II(S) CZARNY</text:p>
          </table:table-cell>
          <table:table-cell office:value-type="string" calcext:value-type="string">
            <text:p>,13.25,1,1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USZ INK-MATE EPSON EIM089C 400/600/800 KOLOR</text:p>
          </table:table-cell>
          <table:table-cell office:value-type="string" calcext:value-type="string">
            <text:p>,14.90,1,1</text:p>
          </table:table-cell>
          <table:table-cell table:number-columns-repeated="2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USZ INK-MATE EPSON EIM097C 200/500 KOLOR</text:p>
          </table:table-cell>
          <table:table-cell office:value-type="string" calcext:value-type="string">
            <text:p>,16.99,1,1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TUSZ INK-MATE EPSON EIM110C 700/710/EX2 FOTO</text:p>
          </table:table-cell>
          <table:table-cell office:value-type="string" calcext:value-type="string">
            <text:p>,15.69,1,1</text:p>
          </table:table-cell>
          <table:table-cell table:number-columns-repeated="2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USZ INK-MATE EPSON EIM138AC 300 KOLOR+CZARNY</text:p>
          </table:table-cell>
          <table:table-cell office:value-type="string" calcext:value-type="string">
            <text:p>,26.32,1,1</text:p>
          </table:table-cell>
          <table:table-cell table:number-columns-repeated="2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USZ INK-MATE EPSON EIM189A 760/860/1160 CZARNY</text:p>
          </table:table-cell>
          <table:table-cell office:value-type="string" calcext:value-type="string">
            <text:p>,8.50,1,0</text:p>
          </table:table-cell>
          <table:table-cell table:number-columns-repeated="2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USZ INK-MATE EPSON EIM193C 750 FOTO</text:p>
          </table:table-cell>
          <table:table-cell office:value-type="string" calcext:value-type="string">
            <text:p>,15.68,1,1</text:p>
          </table:table-cell>
          <table:table-cell table:number-columns-repeated="2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string" calcext:value-type="string">
            <text:p>TUSZ INK-MATE EPSON EIM307A 900/980 CZARNY</text:p>
          </table:table-cell>
          <table:table-cell office:value-type="string" calcext:value-type="string">
            <text:p>,21.50,1,1</text:p>
          </table:table-cell>
          <table:table-cell table:number-columns-repeated="2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string" calcext:value-type="string">
            <text:p>TUSZ INK-MATE EPSON EIM507C 900/980 KOLOR</text:p>
          </table:table-cell>
          <table:table-cell office:value-type="string" calcext:value-type="string">
            <text:p>,33.90,1,1</text:p>
          </table:table-cell>
          <table:table-cell table:number-columns-repeated="2"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TUSZ INK-MATE EPSON TIM007A 78X/790 CZARNY SUBL,</text:p>
          </table:table-cell>
          <table:table-cell office:value-type="string" calcext:value-type="string">
            <text:p>,119.47,0,1</text:p>
          </table:table-cell>
          <table:table-cell table:number-columns-repeated="2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TUSZ INK-MATE EPSON TIM017A 680/777 CZARNY SUBL,</text:p>
          </table:table-cell>
          <table:table-cell office:value-type="string" calcext:value-type="string">
            <text:p>,119.47,1,1</text:p>
          </table:table-cell>
          <table:table-cell table:number-columns-repeated="2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TUSZ INK-MATE EPSON TIM018C 680/777 KOLOR <text:s/>SUBL,</text:p>
          </table:table-cell>
          <table:table-cell office:value-type="string" calcext:value-type="string">
            <text:p>,149.35,1,1</text:p>
          </table:table-cell>
          <table:table-cell table:number-columns-repeated="2"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TUSZ INK-MATE EPSON TIM089C 400/600/800 CYA SUBL</text:p>
          </table:table-cell>
          <table:table-cell office:value-type="string" calcext:value-type="string">
            <text:p>,99.58,0,1</text:p>
          </table:table-cell>
          <table:table-cell table:number-columns-repeated="2"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TUSZ INK-MATE EPSON TIM093A 400/500/600 CZA SUBL</text:p>
          </table:table-cell>
          <table:table-cell office:value-type="string" calcext:value-type="string">
            <text:p>,69.72,1,1</text:p>
          </table:table-cell>
          <table:table-cell table:number-columns-repeated="2"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TUSZ INK-MATE EPSON TIM108A 800/850 CZARNY SUBL,</text:p>
          </table:table-cell>
          <table:table-cell office:value-type="string" calcext:value-type="string">
            <text:p>,79.66,0,1</text:p>
          </table:table-cell>
          <table:table-cell table:number-columns-repeated="2"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TUSZ INK-MATE EPSON TIM110C 700/710/EX CZAR SUBL</text:p>
          </table:table-cell>
          <table:table-cell office:value-type="string" calcext:value-type="string">
            <text:p>,98.80,0,1</text:p>
          </table:table-cell>
          <table:table-cell table:number-columns-repeated="2"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TUSZ INK-MATE EPSON TIM407A 7000/9000 CZAR SUBL,</text:p>
          </table:table-cell>
          <table:table-cell office:value-type="string" calcext:value-type="string">
            <text:p>,174.25,0,1</text:p>
          </table:table-cell>
          <table:table-cell table:number-columns-repeated="2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TUSZ INK-MATE EPSON TIM408Y 7000/9000 YELL SUBL,</text:p>
          </table:table-cell>
          <table:table-cell office:value-type="string" calcext:value-type="string">
            <text:p>,174.25,0,1</text:p>
          </table:table-cell>
          <table:table-cell table:number-columns-repeated="2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TUSZ INK-MATE EPSON TIM409M 7000/9000 MAGE SUBL,</text:p>
          </table:table-cell>
          <table:table-cell office:value-type="string" calcext:value-type="string">
            <text:p>,174.25,0,1</text:p>
          </table:table-cell>
          <table:table-cell table:number-columns-repeated="2"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TUSZ INK-MATE EPSON TIM410C 7000/9000 CYAN SUBL,</text:p>
          </table:table-cell>
          <table:table-cell office:value-type="string" calcext:value-type="string">
            <text:p>,174.25,0,1</text:p>
          </table:table-cell>
          <table:table-cell table:number-columns-repeated="2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TUSZ INK-MATE EPSON TIM411LM 7000/9000 MAGE SUBL</text:p>
          </table:table-cell>
          <table:table-cell office:value-type="string" calcext:value-type="string">
            <text:p>,174.25,0,1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TUSZ INK-MATE EPSON TIM412LC 7000/9000 CYAN SUBL</text:p>
          </table:table-cell>
          <table:table-cell office:value-type="string" calcext:value-type="string">
            <text:p>,174.25,0,1</text:p>
          </table:table-cell>
          <table:table-cell table:number-columns-repeated="2"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string" calcext:value-type="string">
            <text:p>TUSZ INK-MATE PLOTER MOUTH RJ4/6K PIGM, CZARNY K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TUSZ INK-MATE PLOTER MOUTH RJ4/6K PIGM, CZE/J,LM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string" calcext:value-type="string">
            <text:p>TUSZ INK-MATE PLOTER MOUTH RJ4/6K PIGM, CZERW, M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TUSZ INK-MATE PLOTER MOUTH RJ4/6K PIGM, NIE/J LC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TUSZ INK-MATE PLOTER MOUTH RJ4/6K PIGM, NIEB, <text:s/>C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TUSZ INK-MATE PLOTER MOUTH RJ4/6K PIGM, ???TY <text:s/>Y</text:p>
          </table:table-cell>
          <table:table-cell office:value-type="string" calcext:value-type="string">
            <text:p>,130.00,0,1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USZ LEXMARK 10N0016 Z13/23E/33 CZARNY</text:p>
          </table:table-cell>
          <table:table-cell office:value-type="string" calcext:value-type="string">
            <text:p>,90.17,1,1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TUSZ LEXMARK 10N0026 Z13/23E/33 KOLOR</text:p>
          </table:table-cell>
          <table:table-cell office:value-type="string" calcext:value-type="string">
            <text:p>,98.28,1,1</text:p>
          </table:table-cell>
          <table:table-cell table:number-columns-repeated="2"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TUSZ LEXMARK 10N0227 Z13/23E/25/33/35 KOLOR</text:p>
          </table:table-cell>
          <table:table-cell office:value-type="string" calcext:value-type="string">
            <text:p>,64.17,1,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SZ LEXMARK 12A1970 Z11/31/4X/5X 3200-7200 CZAR</text:p>
          </table:table-cell>
          <table:table-cell office:value-type="string" calcext:value-type="string">
            <text:p>,96.20,1,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USZ LEXMARK 12A1980 Z11/31 3200-7200 KOLOR</text:p>
          </table:table-cell>
          <table:table-cell office:value-type="string" calcext:value-type="string">
            <text:p>,117.73,1,0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TUSZ LEXMARK 13400HC 1XXX/2XXX/3000 CZARNY</text:p>
          </table:table-cell>
          <table:table-cell office:value-type="string" calcext:value-type="string">
            <text:p>,107.22,1,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USZ LEXMARK 13619HC 1XXX/2XXX/3000 KOLOR</text:p>
          </table:table-cell>
          <table:table-cell office:value-type="string" calcext:value-type="string">
            <text:p>,111.07,0,1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TUSZ LEXMARK 15M0120 Z4X/5X KOLOR</text:p>
          </table:table-cell>
          <table:table-cell office:value-type="string" calcext:value-type="string">
            <text:p>,114.30,1,0</text:p>
          </table:table-cell>
          <table:table-cell table:number-columns-repeated="2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USZ LEXMARK 17G0050 Z12/22/32 CZARNY</text:p>
          </table:table-cell>
          <table:table-cell office:value-type="string" calcext:value-type="string">
            <text:p>,90.27,1,1</text:p>
          </table:table-cell>
          <table:table-cell table:number-columns-repeated="2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USZ LEXMARK 17G0060 Z12/22/32 KOLOR</text:p>
          </table:table-cell>
          <table:table-cell office:value-type="string" calcext:value-type="string">
            <text:p>,106.39,1,1</text:p>
          </table:table-cell>
          <table:table-cell table:number-columns-repeated="2"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TUSZ LEXMARK 18L0032 CJZ55/Z65/Z65N CZARNY</text:p>
          </table:table-cell>
          <table:table-cell office:value-type="string" calcext:value-type="string">
            <text:p>,92.40,1,1</text:p>
          </table:table-cell>
          <table:table-cell table:number-columns-repeated="2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TUSZ LEXMARK 18L0042 CJZ55/Z65/Z65N KOLOR</text:p>
          </table:table-cell>
          <table:table-cell office:value-type="string" calcext:value-type="string">
            <text:p>,107.95,1,0</text:p>
          </table:table-cell>
          <table:table-cell table:number-columns-repeated="2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TUSZ MYCOLOR CANON CM21B (BCI-21B) CZARNY</text:p>
          </table:table-cell>
          <table:table-cell office:value-type="string" calcext:value-type="string">
            <text:p>,4.49,1,1</text:p>
          </table:table-cell>
          <table:table-cell table:number-columns-repeated="2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TUSZ MYCOLOR CANON CM21C (BCI-21C) KOLOR</text:p>
          </table:table-cell>
          <table:table-cell office:value-type="string" calcext:value-type="string">
            <text:p>,8.99,1,1</text:p>
          </table:table-cell>
          <table:table-cell table:number-columns-repeated="2"/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string" calcext:value-type="string">
            <text:p>TUSZ MYCOLOR CANON CM24C (BCI-24C) KOLOR</text:p>
          </table:table-cell>
          <table:table-cell office:value-type="string" calcext:value-type="string">
            <text:p>,10.49,1,1</text:p>
          </table:table-cell>
          <table:table-cell table:number-columns-repeated="2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string" calcext:value-type="string">
            <text:p>TUSZ MYCOLOR HP HM14B (C6614) CZARNY</text:p>
          </table:table-cell>
          <table:table-cell office:value-type="string" calcext:value-type="string">
            <text:p>,46.96,1,1</text:p>
          </table:table-cell>
          <table:table-cell table:number-columns-repeated="2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TUSZ MYCOLOR HP HM15B (C6615) CZARNY</text:p>
          </table:table-cell>
          <table:table-cell office:value-type="string" calcext:value-type="string">
            <text:p>,43.92,0,1</text:p>
          </table:table-cell>
          <table:table-cell table:number-columns-repeated="2"/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string" calcext:value-type="string">
            <text:p>TUSZ MYCOLOR HP HM27B (C8727) CZARNY</text:p>
          </table:table-cell>
          <table:table-cell office:value-type="string" calcext:value-type="string">
            <text:p>,49.98,1,1</text:p>
          </table:table-cell>
          <table:table-cell table:number-columns-repeated="2"/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TUSZ MYCOLOR HP HM28C (C8728) KOLOR</text:p>
          </table:table-cell>
          <table:table-cell office:value-type="string" calcext:value-type="string">
            <text:p>,56.99,1,1</text:p>
          </table:table-cell>
          <table:table-cell table:number-columns-repeated="2"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TUSZ MYCOLOR HP HM29B (51629) CZARNY</text:p>
          </table:table-cell>
          <table:table-cell office:value-type="string" calcext:value-type="string">
            <text:p>,43.93,1,1</text:p>
          </table:table-cell>
          <table:table-cell table:number-columns-repeated="2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TUSZ MYCOLOR HP HM45B (51645) CZARNY</text:p>
          </table:table-cell>
          <table:table-cell office:value-type="string" calcext:value-type="string">
            <text:p>,44.68,1,1</text:p>
          </table:table-cell>
          <table:table-cell table:number-columns-repeated="2"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TUSZ MYCOLOR HP HM49C (51649) KOLOR</text:p>
          </table:table-cell>
          <table:table-cell office:value-type="string" calcext:value-type="string">
            <text:p>,47.89,1,1</text:p>
          </table:table-cell>
          <table:table-cell table:number-columns-repeated="2"/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string" calcext:value-type="string">
            <text:p>TUSZ MYCOLOR HP HM56B (C6656) CZARNY</text:p>
          </table:table-cell>
          <table:table-cell office:value-type="string" calcext:value-type="string">
            <text:p>,46.98,1,1</text:p>
          </table:table-cell>
          <table:table-cell table:number-columns-repeated="2"/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TUSZ MYCOLOR HP HM57C (C6657) KOLOR</text:p>
          </table:table-cell>
          <table:table-cell office:value-type="string" calcext:value-type="string">
            <text:p>,53.26,0,1</text:p>
          </table:table-cell>
          <table:table-cell table:number-columns-repeated="2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TUSZ MYCOLOR HP HM78C (C6578) KOLOR</text:p>
          </table:table-cell>
          <table:table-cell office:value-type="string" calcext:value-type="string">
            <text:p>,46.96,1,1</text:p>
          </table:table-cell>
          <table:table-cell table:number-columns-repeated="2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TUSZ MYCOLOR REFILL CM2B CAN 1/2/4/5XXX 40ML CZA</text:p>
          </table:table-cell>
          <table:table-cell office:value-type="string" calcext:value-type="string">
            <text:p>,19.89,1,1</text:p>
          </table:table-cell>
          <table:table-cell table:number-columns-repeated="2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TUSZ MYCOLOR REFILL CM5C CAN 1/2/4/5XXX 3*20 KOL</text:p>
          </table:table-cell>
          <table:table-cell office:value-type="string" calcext:value-type="string">
            <text:p>,16.49,1,1</text:p>
          </table:table-cell>
          <table:table-cell table:number-columns-repeated="2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TUSZ MYCOLOR REFILL HM6BB HP 6XX 80ML CZARNY</text:p>
          </table:table-cell>
          <table:table-cell office:value-type="string" calcext:value-type="string">
            <text:p>,18.87,1,1</text:p>
          </table:table-cell>
          <table:table-cell table:number-columns-repeated="2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TUSZ MYCOLOR REFILL HM6BS HP 6XX 40ML CZARNY</text:p>
          </table:table-cell>
          <table:table-cell office:value-type="string" calcext:value-type="string">
            <text:p>,12.59,1,1</text:p>
          </table:table-cell>
          <table:table-cell table:number-columns-repeated="2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TUSZ MYCOLOR REFILL HM6C <text:s/>HP 6XX 3*20ML KOLOR</text:p>
          </table:table-cell>
          <table:table-cell office:value-type="string" calcext:value-type="string">
            <text:p>,18.89,1,1</text:p>
          </table:table-cell>
          <table:table-cell table:number-columns-repeated="2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TUSZ MYCOLOR REFILL HM8BB HP 7/8/9XX 80ML CZARNY</text:p>
          </table:table-cell>
          <table:table-cell office:value-type="string" calcext:value-type="string">
            <text:p>,28.86,1,1</text:p>
          </table:table-cell>
          <table:table-cell table:number-columns-repeated="2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TUSZ MYCOLOR REFILL HM8BS HP 7/8/9XX 40ML CZARNY</text:p>
          </table:table-cell>
          <table:table-cell office:value-type="string" calcext:value-type="string">
            <text:p>,23.82,1,1</text:p>
          </table:table-cell>
          <table:table-cell table:number-columns-repeated="2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TUSZ MYCOLOR REFILL HM8CW HP 7/8/9XX 3*20 KOLOR</text:p>
          </table:table-cell>
          <table:table-cell office:value-type="string" calcext:value-type="string">
            <text:p>,33.86,1,1</text:p>
          </table:table-cell>
          <table:table-cell table:number-columns-repeated="2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TUSZ MYCOLOR REFILL HM9B HP 3320/3420/5550 CZARN</text:p>
          </table:table-cell>
          <table:table-cell office:value-type="string" calcext:value-type="string">
            <text:p>,27.30,1,1</text:p>
          </table:table-cell>
          <table:table-cell table:number-columns-repeated="2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TUSZ MYCOLOR REFILL HM9C HP 3320/3420/5550 KOLOR</text:p>
          </table:table-cell>
          <table:table-cell office:value-type="string" calcext:value-type="string">
            <text:p>,35.70,1,1</text:p>
          </table:table-cell>
          <table:table-cell table:number-columns-repeated="2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TUSZ MYCOLOR REFILL LM3C LEX Z13/23/25/33/35 KOL</text:p>
          </table:table-cell>
          <table:table-cell office:value-type="string" calcext:value-type="string">
            <text:p>,37.80,1,0</text:p>
          </table:table-cell>
          <table:table-cell table:number-columns-repeated="2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TUSZ MYCOLOR REFILL LM5B LEX ZXX/3/5/7XXX 40 CZA</text:p>
          </table:table-cell>
          <table:table-cell office:value-type="string" calcext:value-type="string">
            <text:p>,25.09,1,1</text:p>
          </table:table-cell>
          <table:table-cell table:number-columns-repeated="2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TUSZ MYCOLOR REFILL LM5C LEX ZXX/3/5/7XXX 3*20 K</text:p>
          </table:table-cell>
          <table:table-cell office:value-type="string" calcext:value-type="string">
            <text:p>,22.56,0,1</text:p>
          </table:table-cell>
          <table:table-cell table:number-columns-repeated="2"/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string" calcext:value-type="string">
            <text:p>TUSZ REFILL APLIKATOR 40ML HIM900A CZARNY</text:p>
          </table:table-cell>
          <table:table-cell office:value-type="string" calcext:value-type="string">
            <text:p>,7.90,1,1</text:p>
          </table:table-cell>
          <table:table-cell table:number-columns-repeated="2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USZ REFILL CANON CIM02A BCI21/BC20 40ML CZARNY</text:p>
          </table:table-cell>
          <table:table-cell office:value-type="string" calcext:value-type="string">
            <text:p>,18.95,1,1</text:p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USZ REFILL CANON CIM05C BC05/BCI10/21 KOLOR</text:p>
          </table:table-cell>
          <table:table-cell office:value-type="string" calcext:value-type="string">
            <text:p>,15.59,1,1</text:p>
          </table:table-cell>
          <table:table-cell table:number-columns-repeated="2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USZ REFILL CANON CIM06C BC06/IH065 FOTO</text:p>
          </table:table-cell>
          <table:table-cell office:value-type="string" calcext:value-type="string">
            <text:p>,27.50,1,1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USZ REFILL HP HIM500CN 300/400/500 KOLOR</text:p>
          </table:table-cell>
          <table:table-cell office:value-type="string" calcext:value-type="string">
            <text:p>,14.99,1,1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USZ REFILL HP HIM500D 300/400/500 80ML CZARNY</text:p>
          </table:table-cell>
          <table:table-cell office:value-type="string" calcext:value-type="string">
            <text:p>,13.99,1,1</text:p>
          </table:table-cell>
          <table:table-cell table:number-columns-repeated="2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USZ REFILL HP HIM500N 300/400/500 40ML CZARNY</text:p>
          </table:table-cell>
          <table:table-cell office:value-type="string" calcext:value-type="string">
            <text:p>,12.99,0,1</text:p>
          </table:table-cell>
          <table:table-cell table:number-columns-repeated="2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USZ REFILL HP HIM600C 6XX KOLOR</text:p>
          </table:table-cell>
          <table:table-cell office:value-type="string" calcext:value-type="string">
            <text:p>,17.98,1,1</text:p>
          </table:table-cell>
          <table:table-cell table:number-columns-repeated="2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USZ REFILL HP HIM600D 6XX 80ML CZARNY</text:p>
          </table:table-cell>
          <table:table-cell office:value-type="string" calcext:value-type="string">
            <text:p>,17.98,1,1</text:p>
          </table:table-cell>
          <table:table-cell table:number-columns-repeated="2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USZ REFILL HP HIM600PN 6XX FOTO</text:p>
          </table:table-cell>
          <table:table-cell office:value-type="string" calcext:value-type="string">
            <text:p>,31.89,1,1</text:p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USZ REFILL HP HIM800A 7XX/8XX/9XX 40ML CZARNY</text:p>
          </table:table-cell>
          <table:table-cell office:value-type="string" calcext:value-type="string">
            <text:p>,22.69,1,1</text:p>
          </table:table-cell>
          <table:table-cell table:number-columns-repeated="2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USZ REFILL HP HIM800C 820/850/870/1000 KOLOR</text:p>
          </table:table-cell>
          <table:table-cell office:value-type="string" calcext:value-type="string">
            <text:p>,13.99,1,1</text:p>
          </table:table-cell>
          <table:table-cell table:number-columns-repeated="2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USZ REFILL HP HIM800D 7XX/8XX/9XX 80ML CZARNY</text:p>
          </table:table-cell>
          <table:table-cell office:value-type="string" calcext:value-type="string">
            <text:p>,27.49,1,1</text:p>
          </table:table-cell>
          <table:table-cell table:number-columns-repeated="2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USZ REFILL HP HIM800P 7XX/8XX/9XX/1XXX KOLOR</text:p>
          </table:table-cell>
          <table:table-cell office:value-type="string" calcext:value-type="string">
            <text:p>,32.25,1,1</text:p>
          </table:table-cell>
          <table:table-cell table:number-columns-repeated="2"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string" calcext:value-type="string">
            <text:p>TUSZ REFILL HP HIM900A 3325/3420/5550 40ML CZARN</text:p>
          </table:table-cell>
          <table:table-cell office:value-type="string" calcext:value-type="string">
            <text:p>,26.00,1,1</text:p>
          </table:table-cell>
          <table:table-cell table:number-columns-repeated="2"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TUSZ REFILL HP HIM900C 3325/3420/5550 KOLOR</text:p>
          </table:table-cell>
          <table:table-cell office:value-type="string" calcext:value-type="string">
            <text:p>,34.00,1,1</text:p>
          </table:table-cell>
          <table:table-cell table:number-columns-repeated="2"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TUSZ REFILL HP OEM HIM500N 300/400/500 40ML CZAR</text:p>
          </table:table-cell>
          <table:table-cell office:value-type="string" calcext:value-type="string">
            <text:p>,11.56,0,1</text:p>
          </table:table-cell>
          <table:table-cell table:number-columns-repeated="2"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TUSZ REFILL HP OEM HIM600C 6XX KOLOR</text:p>
          </table:table-cell>
          <table:table-cell office:value-type="string" calcext:value-type="string">
            <text:p>,16.49,1,1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TUSZ REFILL HP ZATYCZKA GUMOWA DO 8XX CZARNY</text:p>
          </table:table-cell>
          <table:table-cell office:value-type="string" calcext:value-type="string">
            <text:p>,0.94,1,1</text:p>
          </table:table-cell>
          <table:table-cell table:number-columns-repeated="2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string" calcext:value-type="string">
            <text:p>TUSZ REFILL HP ZATYCZKA PLASTIKOWA DO 8XX KOLOR</text:p>
          </table:table-cell>
          <table:table-cell office:value-type="string" calcext:value-type="string">
            <text:p>,0.94,1,1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USZ REFILL LEXMARK SIM10C 1XXX/2XXX KOLOR</text:p>
          </table:table-cell>
          <table:table-cell office:value-type="string" calcext:value-type="string">
            <text:p>,19.99,1,1</text:p>
          </table:table-cell>
          <table:table-cell table:number-columns-repeated="2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TUSZ REFILL LEXMARK SIM20A 1XXX/2XXX CZARNY</text:p>
          </table:table-cell>
          <table:table-cell office:value-type="string" calcext:value-type="string">
            <text:p>,17.98,1,1</text:p>
          </table:table-cell>
          <table:table-cell table:number-columns-repeated="2"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TUSZ REFILL LEXMARK SIM30A Z13/23/25/33/35 CZARN</text:p>
          </table:table-cell>
          <table:table-cell office:value-type="string" calcext:value-type="string">
            <text:p>,26.00,1,1</text:p>
          </table:table-cell>
          <table:table-cell table:number-columns-repeated="2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TUSZ REFILL LEXMARK SIM30C Z13/23/25/33/35 KOLOR</text:p>
          </table:table-cell>
          <table:table-cell office:value-type="string" calcext:value-type="string">
            <text:p>,36.00,1,1</text:p>
          </table:table-cell>
          <table:table-cell table:number-columns-repeated="2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USZ REFILL LEXMARK SIM50A ZXX 3/5/7XXX CZARNY</text:p>
          </table:table-cell>
          <table:table-cell office:value-type="string" calcext:value-type="string">
            <text:p>,23.89,1,1</text:p>
          </table:table-cell>
          <table:table-cell table:number-columns-repeated="2"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USZ REFILL LEXMARK SIM50C ZXX 3/5/7XXX KOLOR</text:p>
          </table:table-cell>
          <table:table-cell office:value-type="string" calcext:value-type="string">
            <text:p>,21.49,1,1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USZ REFILL XEROX LIM60A GP6000/600 CZARNY</text:p>
          </table:table-cell>
          <table:table-cell office:value-type="string" calcext:value-type="string">
            <text:p>,24.70,1,1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USZ REFILL XEROX LIM60C GP6000/600 KOLOR</text:p>
          </table:table-cell>
          <table:table-cell office:value-type="string" calcext:value-type="string">
            <text:p>,29.00,1,1</text:p>
          </table:table-cell>
          <table:table-cell table:number-columns-repeated="2"/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TUSZ REFILL-NARZ?DZIE - MULTIODCI?G DU?Y LEXMARK</text:p>
          </table:table-cell>
          <table:table-cell office:value-type="string" calcext:value-type="string">
            <text:p>,3.90,1,0</text:p>
          </table:table-cell>
          <table:table-cell table:number-columns-repeated="2"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TUSZ REFILL-NARZ?DZIE - MULTIODCI?G HP6XX CZARNY</text:p>
          </table:table-cell>
          <table:table-cell office:value-type="string" calcext:value-type="string">
            <text:p>,3.90,1,1</text:p>
          </table:table-cell>
          <table:table-cell table:number-columns-repeated="2"/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string" calcext:value-type="string">
            <text:p>TUSZ REFILL-NARZ?DZIE - MULTIODCI?G HP6XX KOLOR</text:p>
          </table:table-cell>
          <table:table-cell office:value-type="string" calcext:value-type="string">
            <text:p>,3.90,1,1</text:p>
          </table:table-cell>
          <table:table-cell table:number-columns-repeated="2"/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TUSZ REFILL-NARZ?DZIE - OTWIERACZ HP6XX KOLOR</text:p>
          </table:table-cell>
          <table:table-cell office:value-type="string" calcext:value-type="string">
            <text:p>,4.90,1,1</text:p>
          </table:table-cell>
          <table:table-cell table:number-columns-repeated="2"/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string" calcext:value-type="string">
            <text:p>TUSZ REFILL-NARZ?DZIE - POKRYWA KARTR HP6XX KOLO</text:p>
          </table:table-cell>
          <table:table-cell office:value-type="string" calcext:value-type="string">
            <text:p>,2.90,1,1</text:p>
          </table:table-cell>
          <table:table-cell table:number-columns-repeated="2"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TUSZ ZAM,(OEM) EPSON (S020093)400/500/600 CZARNY</text:p>
          </table:table-cell>
          <table:table-cell office:value-type="string" calcext:value-type="string">
            <text:p>,6.59,1,1</text:p>
          </table:table-cell>
          <table:table-cell table:number-columns-repeated="2"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TUSZ ZAM,(OEM) EPSON (S020108)8XX/1520 CZARNY</text:p>
          </table:table-cell>
          <table:table-cell office:value-type="string" calcext:value-type="string">
            <text:p>,7.59,1,1</text:p>
          </table:table-cell>
          <table:table-cell table:number-columns-repeated="2"/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TUSZ ZAM,(OEM) EPSON (S020187)440/640/750 CZARNY</text:p>
          </table:table-cell>
          <table:table-cell office:value-type="string" calcext:value-type="string">
            <text:p>,6.59,1,1</text:p>
          </table:table-cell>
          <table:table-cell table:number-columns-repeated="2"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string" calcext:value-type="string">
            <text:p>TUSZ ZAM,(OEM) EPSON (S020189)760/860/1160 CZARN</text:p>
          </table:table-cell>
          <table:table-cell office:value-type="string" calcext:value-type="string">
            <text:p>,7.99,1,1</text:p>
          </table:table-cell>
          <table:table-cell table:number-columns-repeated="2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string" calcext:value-type="string">
            <text:p>TUSZ ZAM,(OEM) EPSON (S020191)440/640/740 KOLOR</text:p>
          </table:table-cell>
          <table:table-cell office:value-type="string" calcext:value-type="string">
            <text:p>,13.20,1,1</text:p>
          </table:table-cell>
          <table:table-cell table:number-columns-repeated="2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TUSZ ZAM,(OEM) EPSON (T013)480/580/C20/40 CZARNY</text:p>
          </table:table-cell>
          <table:table-cell office:value-type="string" calcext:value-type="string">
            <text:p>,6.59,1,1</text:p>
          </table:table-cell>
          <table:table-cell table:number-columns-repeated="2"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TUSZ ZAM,(OEM) EPSON (T014)480/580/C20/40 KOLOR</text:p>
          </table:table-cell>
          <table:table-cell office:value-type="string" calcext:value-type="string">
            <text:p>,12.99,1,1</text:p>
          </table:table-cell>
          <table:table-cell table:number-columns-repeated="2"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string" calcext:value-type="string">
            <text:p>TUSZ ZAM,(OEM) EPSON (T036)C42/44 SX/UX CZARNY</text:p>
          </table:table-cell>
          <table:table-cell office:value-type="string" calcext:value-type="string">
            <text:p>,15.79,1,1</text:p>
          </table:table-cell>
          <table:table-cell table:number-columns-repeated="2"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TUSZ ZAM,(OEM) EPSON (T038)C41/43 SX/UX CZARNY</text:p>
          </table:table-cell>
          <table:table-cell office:value-type="string" calcext:value-type="string">
            <text:p>,18.49,1,0</text:p>
          </table:table-cell>
          <table:table-cell table:number-columns-repeated="2"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TUSZ ZAM,(OEM) EPSON (T039)C41/43 SX/UX KOLOR</text:p>
          </table:table-cell>
          <table:table-cell office:value-type="string" calcext:value-type="string">
            <text:p>,21.99,1,1</text:p>
          </table:table-cell>
          <table:table-cell table:number-columns-repeated="2"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TV KARTA KWORLD 7134RF-PRO PHILIPS NICAM/TXT/FM</text:p>
          </table:table-cell>
          <table:table-cell office:value-type="string" calcext:value-type="string">
            <text:p>,139.99,1,1</text:p>
          </table:table-cell>
          <table:table-cell table:number-columns-repeated="2"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string" calcext:value-type="string">
            <text:p>TV KARTA KWORLD LTV883 NICAM/MPEG/PILOT/TXT BOX</text:p>
          </table:table-cell>
          <table:table-cell office:value-type="string" calcext:value-type="string">
            <text:p>,155.99,1,1</text:p>
          </table:table-cell>
          <table:table-cell table:number-columns-repeated="2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string" calcext:value-type="string">
            <text:p>TV KARTA KWORLD SECURITY KW-SEC800B</text:p>
          </table:table-cell>
          <table:table-cell office:value-type="string" calcext:value-type="string">
            <text:p>,549.99,1,1</text:p>
          </table:table-cell>
          <table:table-cell table:number-columns-repeated="2"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string" calcext:value-type="string">
            <text:p>TV KARTA WINFAST TV2000XP DELUXE FM BOX</text:p>
          </table:table-cell>
          <table:table-cell office:value-type="string" calcext:value-type="string">
            <text:p>,199.99,1,1</text:p>
          </table:table-cell>
          <table:table-cell table:number-columns-repeated="2"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TV KARTA WINFAST TV2000XP EXPERT FM/NI/TXT W-BOX</text:p>
          </table:table-cell>
          <table:table-cell office:value-type="string" calcext:value-type="string">
            <text:p>,205.00,1,1</text:p>
          </table:table-cell>
          <table:table-cell table:number-columns-repeated="2"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TV KARTA WINFAST TV2000XP EXPERT FM/NICA/TXT BOX</text:p>
          </table:table-cell>
          <table:table-cell office:value-type="string" calcext:value-type="string">
            <text:p>,219.00,1,1</text:p>
          </table:table-cell>
          <table:table-cell table:number-columns-repeated="2"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VIDEO KAMERA EASYTOUCH CP-06 USB 640*480 CZARNA</text:p>
          </table:table-cell>
          <table:table-cell office:value-type="string" calcext:value-type="string">
            <text:p>,49.00,0,1</text:p>
          </table:table-cell>
          <table:table-cell table:number-columns-repeated="2"/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VIDEO KAMERA EASYTOUCH CP-06 USB 640*480 GRAFIT</text:p>
          </table:table-cell>
          <table:table-cell office:value-type="string" calcext:value-type="string">
            <text:p>,49.00,0,1</text:p>
          </table:table-cell>
          <table:table-cell table:number-columns-repeated="2"/>
        </table:table-row>
        <table:table-row table:style-name="ro1">
          <table:table-cell office:value-type="float" office:value="10985" calcext:value-type="float">
            <text:p>10985</text:p>
          </table:table-cell>
          <table:table-cell office:value-type="string" calcext:value-type="string">
            <text:p>VIDEO KAMERA EASYTOUCH CP-06 USB 640*480 SZARA</text:p>
          </table:table-cell>
          <table:table-cell office:value-type="string" calcext:value-type="string">
            <text:p>,49.00,0,1</text:p>
          </table:table-cell>
          <table:table-cell table:number-columns-repeated="2"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string" calcext:value-type="string">
            <text:p>VIDEO KAMERA MERCURY POCKET DV CAM USB (APARAT)</text:p>
          </table:table-cell>
          <table:table-cell office:value-type="string" calcext:value-type="string">
            <text:p>,89.00,0,1</text:p>
          </table:table-cell>
          <table:table-cell table:number-columns-repeated="2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WENTYLATOR ARCTIC DO HDD 1*WENT <text:s text:c="10"/>LH-995</text:p>
          </table:table-cell>
          <table:table-cell office:value-type="string" calcext:value-type="string">
            <text:p>,17.99,1,1</text:p>
          </table:table-cell>
          <table:table-cell table:number-columns-repeated="2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WENTYLATOR ARCTIC DO HDD 2*WENT <text:s text:c="10"/>LH-996</text:p>
          </table:table-cell>
          <table:table-cell office:value-type="string" calcext:value-type="string">
            <text:p>,19.99,1,1</text:p>
          </table:table-cell>
          <table:table-cell table:number-columns-repeated="2"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ENTYLATOR ARCTIC MIED?SOCA/ATH3000+ DFC4017-BT</text:p>
          </table:table-cell>
          <table:table-cell office:value-type="string" calcext:value-type="string">
            <text:p>,35.00,1,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ENTYLATOR DO KARTY GRAFIKI</text:p>
          </table:table-cell>
          <table:table-cell office:value-type="string" calcext:value-type="string">
            <text:p>,14.99,1,1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WENTYLATOR DO ZASILACZA 80*80*25</text:p>
          </table:table-cell>
          <table:table-cell office:value-type="string" calcext:value-type="string">
            <text:p>,17.24,1,1</text:p>
          </table:table-cell>
          <table:table-cell table:number-columns-repeated="2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WENTYLATOR GIGABYTE GH-PCU21 UNIWERSALNY</text:p>
          </table:table-cell>
          <table:table-cell office:value-type="string" calcext:value-type="string">
            <text:p>,139.00,1,1</text:p>
          </table:table-cell>
          <table:table-cell table:number-columns-repeated="2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WENTYLATOR SPIRE CFA01B2 HAWKSTREAM SOCA</text:p>
          </table:table-cell>
          <table:table-cell office:value-type="string" calcext:value-type="string">
            <text:p>,19.99,0,1</text:p>
          </table:table-cell>
          <table:table-cell table:number-columns-repeated="2"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WENTYLATOR SPIRE LION STREAM S478</text:p>
          </table:table-cell>
          <table:table-cell office:value-type="string" calcext:value-type="string">
            <text:p>,18.99,1,1</text:p>
          </table:table-cell>
          <table:table-cell table:number-columns-repeated="2"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WENTYLATOR SPIRE MICRO FLOW II SOCA 3000+</text:p>
          </table:table-cell>
          <table:table-cell office:value-type="string" calcext:value-type="string">
            <text:p>,30.99,1,0</text:p>
          </table:table-cell>
          <table:table-cell table:number-columns-repeated="2"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WENTYLATOR SPIRE WHISPER ROCK III SOCA 3200+</text:p>
          </table:table-cell>
          <table:table-cell office:value-type="string" calcext:value-type="string">
            <text:p>,26.99,1,1</text:p>
          </table:table-cell>
          <table:table-cell table:number-columns-repeated="2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WENTYLATOR SPIRE WHISPER ROCK IV SOCA</text:p>
          </table:table-cell>
          <table:table-cell office:value-type="string" calcext:value-type="string">
            <text:p>,34.49,1,1</text:p>
          </table:table-cell>
          <table:table-cell table:number-columns-repeated="2"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ZASILACZ AWAR, POWERCOM <text:s/>- KABEL COM-&gt;USB</text:p>
          </table:table-cell>
          <table:table-cell office:value-type="string" calcext:value-type="string">
            <text:p>,39.99,1,1</text:p>
          </table:table-cell>
          <table:table-cell table:number-columns-repeated="2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ZASILACZ AWAR, POWERCOM 3000AP AVR/RST/RS/SOFT</text:p>
          </table:table-cell>
          <table:table-cell office:value-type="string" calcext:value-type="string">
            <text:p>,1999.00,0,1</text:p>
          </table:table-cell>
          <table:table-cell table:number-columns-repeated="2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ZASILACZ AWAR, POWERCOM 3000APRM AV/RT/RS/S/RACK</text:p>
          </table:table-cell>
          <table:table-cell office:value-type="string" calcext:value-type="string">
            <text:p>,2199.00,0,1</text:p>
          </table:table-cell>
          <table:table-cell table:number-columns-repeated="2"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ZASILACZ AWAR, POWERCOM BNT 400A AVR/RST CZARNY</text:p>
          </table:table-cell>
          <table:table-cell office:value-type="string" calcext:value-type="string">
            <text:p>,134.00,1,0</text:p>
          </table:table-cell>
          <table:table-cell table:number-columns-repeated="2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SILACZ AWAR, POWERCOM BNT 500AP AVR/RS/RJ CZAR</text:p>
          </table:table-cell>
          <table:table-cell office:value-type="string" calcext:value-type="string">
            <text:p>,155.00,1,1</text:p>
          </table:table-cell>
          <table:table-cell table:number-columns-repeated="2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ZASILACZ AWAR, POWERCOM BNT 600AP AVR/RS/RJ CZAR</text:p>
          </table:table-cell>
          <table:table-cell office:value-type="string" calcext:value-type="string">
            <text:p>,169.00,1,1</text:p>
          </table:table-cell>
          <table:table-cell table:number-columns-repeated="2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string" calcext:value-type="string">
            <text:p>ZASILACZ AWAR, POWERCOM BNT 800AP AVR/RS/RJ</text:p>
          </table:table-cell>
          <table:table-cell office:value-type="string" calcext:value-type="string">
            <text:p>,309.99,1,1</text:p>
          </table:table-cell>
          <table:table-cell table:number-columns-repeated="2"/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ZASILACZ AWAR, POWERCOM BNT 800AP AVR/RS/RJ CZAR</text:p>
          </table:table-cell>
          <table:table-cell office:value-type="string" calcext:value-type="string">
            <text:p>,309.99,1,1</text:p>
          </table:table-cell>
          <table:table-cell table:number-columns-repeated="2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ZASILACZ AWAR, POWERCOM BNT 800AP AVR/RS/RJ SREB</text:p>
          </table:table-cell>
          <table:table-cell office:value-type="string" calcext:value-type="string">
            <text:p>,319.99,1,1</text:p>
          </table:table-cell>
          <table:table-cell table:number-columns-repeated="2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ZASILACZ AWAR, POWERCOM BNT-1000AP AVR/RS/RJ</text:p>
          </table:table-cell>
          <table:table-cell office:value-type="string" calcext:value-type="string">
            <text:p>,419.00,1,1</text:p>
          </table:table-cell>
          <table:table-cell table:number-columns-repeated="2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ZASILACZ AWAR, POWERCOM BNT-1200AP AVR/RS/RJ</text:p>
          </table:table-cell>
          <table:table-cell office:value-type="string" calcext:value-type="string">
            <text:p>,499.99,1,1</text:p>
          </table:table-cell>
          <table:table-cell table:number-columns-repeated="2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ZASILACZ AWAR, POWERCOM BNT-1500AP AVR/RS/RJ</text:p>
          </table:table-cell>
          <table:table-cell office:value-type="string" calcext:value-type="string">
            <text:p>,599.99,1,1</text:p>
          </table:table-cell>
          <table:table-cell table:number-columns-repeated="2"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ZASILACZ AWARYJNY APC - BATERIA RBC11 DO 2200VA</text:p>
          </table:table-cell>
          <table:table-cell office:value-type="string" calcext:value-type="string">
            <text:p>,899.00,0,1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ZASILACZ AWARYJNY APC BACK 350EI</text:p>
          </table:table-cell>
          <table:table-cell office:value-type="string" calcext:value-type="string">
            <text:p>,239.99,1,1</text:p>
          </table:table-cell>
          <table:table-cell table:number-columns-repeated="2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ZASILACZ AWARYJNY APC BACK 500EI</text:p>
          </table:table-cell>
          <table:table-cell office:value-type="string" calcext:value-type="string">
            <text:p>,279.99,0,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ASILACZ AWARYJNY APC BACK 650MI</text:p>
          </table:table-cell>
          <table:table-cell office:value-type="string" calcext:value-type="string">
            <text:p>,439.99,1,1</text:p>
          </table:table-cell>
          <table:table-cell table:number-columns-repeated="2"/>
        </table:table-row>
        <table:table-row table:style-name="ro1">
          <table:table-cell office:value-type="float" office:value="10591" calcext:value-type="float">
            <text:p>10591</text:p>
          </table:table-cell>
          <table:table-cell office:value-type="string" calcext:value-type="string">
            <text:p>ZASILACZ DO OBUDOWY ATX <text:s/>PROCOMP /P4 (300W) BOX</text:p>
          </table:table-cell>
          <table:table-cell office:value-type="string" calcext:value-type="string">
            <text:p>,33.99,1,1</text:p>
          </table:table-cell>
          <table:table-cell table:number-columns-repeated="2"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string" calcext:value-type="string">
            <text:p>ZASILACZ DO OBUDOWY ATX <text:s/>PROCOMP /P4 (350W) BOX</text:p>
          </table:table-cell>
          <table:table-cell office:value-type="string" calcext:value-type="string">
            <text:p>,37.99,1,1</text:p>
          </table:table-cell>
          <table:table-cell table:number-columns-repeated="2"/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ZASILACZ DO OBUDOWY ATX <text:s/>PROCOMP /P4 (430W) BOX</text:p>
          </table:table-cell>
          <table:table-cell office:value-type="string" calcext:value-type="string">
            <text:p>,49.99,1,1</text:p>
          </table:table-cell>
          <table:table-cell table:number-columns-repeated="2"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ZESTAW-P?YTA EPOX 4PGF+ W OBUD,MINI-ME BEZ ZASIL</text:p>
          </table:table-cell>
          <table:table-cell office:value-type="string" calcext:value-type="string">
            <text:p>,1049.00,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20:28:07.72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5:49.601389988</meta:creation-date>
    <dc:date>2017-12-10T20:33:24.401000000</dc:date>
    <meta:editing-duration>PT19M39S</meta:editing-duration>
    <meta:editing-cycles>4</meta:editing-cycles>
    <meta:generator>LibreOffice/5.4.2.2$Windows_x86 LibreOffice_project/22b09f6418e8c2d508a9eaf86b2399209b0990f4</meta:generator>
    <meta:document-statistic meta:table-count="3" meta:cell-count="4771" meta:object-count="0"/>
  </office:meta>
</office:document-meta>
</file>